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4:53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1.37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9">
            <text:p>0,0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1.37">
            <text:p>1,3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3">
            <text:p>-0,003243</text:p>
          </table:table-cell>
          <table:table-cell office:value-type="float" office:value="-0.003204">
            <text:p>-0,003204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748">
            <text:p>0,00374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748">
            <text:p>0,00374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748">
            <text:p>0,00374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748">
            <text:p>0,00374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003748">
            <text:p>0,00374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3748">
            <text:p>0,003748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001874">
            <text:p>0,001874</text:p>
          </table:table-cell>
          <table:table-cell office:value-type="float" office:value="-0.001765">
            <text:p>-0,001765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3">
            <text:p>-0,003243</text:p>
          </table:table-cell>
          <table:table-cell office:value-type="float" office:value="-0.003212">
            <text:p>-0,003212</text:p>
          </table:table-cell>
          <table:table-cell office:value-type="float" office:value="0.001874">
            <text:p>0,001874</text:p>
          </table:table-cell>
          <table:table-cell office:value-type="float" office:value="-0.006176">
            <text:p>-0,006176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03123">
            <text:p>0,003123</text:p>
          </table:table-cell>
          <table:table-cell office:value-type="float" office:value="-0.006176">
            <text:p>-0,006176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03123">
            <text:p>0,003123</text:p>
          </table:table-cell>
          <table:table-cell office:value-type="float" office:value="-0.031471">
            <text:p>-0,031471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05622">
            <text:p>0,005622</text:p>
          </table:table-cell>
          <table:table-cell office:value-type="float" office:value="-0.031471">
            <text:p>-0,031471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05622">
            <text:p>0,005622</text:p>
          </table:table-cell>
          <table:table-cell office:value-type="float" office:value="-0.052059">
            <text:p>-0,052059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05622">
            <text:p>0,005622</text:p>
          </table:table-cell>
          <table:table-cell office:value-type="float" office:value="-0.052059">
            <text:p>-0,052059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006871">
            <text:p>0,006871</text:p>
          </table:table-cell>
          <table:table-cell office:value-type="float" office:value="-0.072353">
            <text:p>-0,072353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06871">
            <text:p>0,006871</text:p>
          </table:table-cell>
          <table:table-cell office:value-type="float" office:value="-0.072353">
            <text:p>-0,072353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0812">
            <text:p>0,00812</text:p>
          </table:table-cell>
          <table:table-cell office:value-type="float" office:value="-0.092059">
            <text:p>-0,092059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00812">
            <text:p>0,00812</text:p>
          </table:table-cell>
          <table:table-cell office:value-type="float" office:value="-0.092059">
            <text:p>-0,092059</text:p>
          </table:table-cell>
          <table:table-cell table:number-columns-repeated="1019"/>
        </table:table-row>
        <table:table-row table:style-name="ro1">
          <table:table-cell office:value-type="float" office:value="6.383111">
            <text:p>6,383111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008745">
            <text:p>0,008745</text:p>
          </table:table-cell>
          <table:table-cell office:value-type="float" office:value="-0.111176">
            <text:p>-0,111176</text:p>
          </table:table-cell>
          <table:table-cell table:number-columns-repeated="1019"/>
        </table:table-row>
        <table:table-row table:style-name="ro1">
          <table:table-cell office:value-type="float" office:value="6.383111">
            <text:p>6,383111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008745">
            <text:p>0,008745</text:p>
          </table:table-cell>
          <table:table-cell office:value-type="float" office:value="-0.111176">
            <text:p>-0,111176</text:p>
          </table:table-cell>
          <table:table-cell table:number-columns-repeated="1019"/>
        </table:table-row>
        <table:table-row table:style-name="ro1">
          <table:table-cell office:value-type="float" office:value="7.750921">
            <text:p>7,750921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010619">
            <text:p>0,010619</text:p>
          </table:table-cell>
          <table:table-cell office:value-type="float" office:value="-0.13">
            <text:p>-0,13</text:p>
          </table:table-cell>
          <table:table-cell table:number-columns-repeated="1019"/>
        </table:table-row>
        <table:table-row table:style-name="ro1">
          <table:table-cell office:value-type="float" office:value="7.750921">
            <text:p>7,750921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10619">
            <text:p>0,010619</text:p>
          </table:table-cell>
          <table:table-cell office:value-type="float" office:value="-0.13">
            <text:p>-0,13</text:p>
          </table:table-cell>
          <table:table-cell table:number-columns-repeated="1019"/>
        </table:table-row>
        <table:table-row table:style-name="ro1">
          <table:table-cell office:value-type="float" office:value="7.750921">
            <text:p>7,750921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010619">
            <text:p>0,010619</text:p>
          </table:table-cell>
          <table:table-cell office:value-type="float" office:value="-0.151176">
            <text:p>-0,151176</text:p>
          </table:table-cell>
          <table:table-cell table:number-columns-repeated="1019"/>
        </table:table-row>
        <table:table-row table:style-name="ro1">
          <table:table-cell office:value-type="float" office:value="7.750921">
            <text:p>7,750921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10619">
            <text:p>0,010619</text:p>
          </table:table-cell>
          <table:table-cell office:value-type="float" office:value="-0.151176">
            <text:p>-0,151176</text:p>
          </table:table-cell>
          <table:table-cell table:number-columns-repeated="1019"/>
        </table:table-row>
        <table:table-row table:style-name="ro1">
          <table:table-cell office:value-type="float" office:value="10.030603">
            <text:p>10,030603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13742">
            <text:p>0,013742</text:p>
          </table:table-cell>
          <table:table-cell office:value-type="float" office:value="-0.170294">
            <text:p>-0,170294</text:p>
          </table:table-cell>
          <table:table-cell table:number-columns-repeated="1019"/>
        </table:table-row>
        <table:table-row table:style-name="ro1">
          <table:table-cell office:value-type="float" office:value="10.030603">
            <text:p>10,03060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13742">
            <text:p>0,013742</text:p>
          </table:table-cell>
          <table:table-cell office:value-type="float" office:value="-0.170294">
            <text:p>-0,170294</text:p>
          </table:table-cell>
          <table:table-cell table:number-columns-repeated="1019"/>
        </table:table-row>
        <table:table-row table:style-name="ro1">
          <table:table-cell office:value-type="float" office:value="10.942476">
            <text:p>10,94247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14991">
            <text:p>0,014991</text:p>
          </table:table-cell>
          <table:table-cell office:value-type="float" office:value="-0.192647">
            <text:p>-0,192647</text:p>
          </table:table-cell>
          <table:table-cell table:number-columns-repeated="1019"/>
        </table:table-row>
        <table:table-row table:style-name="ro1">
          <table:table-cell office:value-type="float" office:value="10.942476">
            <text:p>10,942476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14991">
            <text:p>0,014991</text:p>
          </table:table-cell>
          <table:table-cell office:value-type="float" office:value="-0.192647">
            <text:p>-0,192647</text:p>
          </table:table-cell>
          <table:table-cell table:number-columns-repeated="1019"/>
        </table:table-row>
        <table:table-row table:style-name="ro1">
          <table:table-cell office:value-type="float" office:value="12.766222">
            <text:p>12,766222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1749">
            <text:p>0,01749</text:p>
          </table:table-cell>
          <table:table-cell office:value-type="float" office:value="-0.212647">
            <text:p>-0,212647</text:p>
          </table:table-cell>
          <table:table-cell table:number-columns-repeated="1019"/>
        </table:table-row>
        <table:table-row table:style-name="ro1">
          <table:table-cell office:value-type="float" office:value="12.766222">
            <text:p>12,766222</text:p>
          </table:table-cell>
          <table:table-cell office:value-type="float" office:value="-0.003245">
            <text:p>-0,003245</text:p>
          </table:table-cell>
          <table:table-cell office:value-type="float" office:value="-0.003208">
            <text:p>-0,003208</text:p>
          </table:table-cell>
          <table:table-cell office:value-type="float" office:value="0.01749">
            <text:p>0,01749</text:p>
          </table:table-cell>
          <table:table-cell office:value-type="float" office:value="-0.212647">
            <text:p>-0,212647</text:p>
          </table:table-cell>
          <table:table-cell table:number-columns-repeated="1019"/>
        </table:table-row>
        <table:table-row table:style-name="ro1">
          <table:table-cell office:value-type="float" office:value="12.766222">
            <text:p>12,766222</text:p>
          </table:table-cell>
          <table:table-cell office:value-type="float" office:value="-0.003245">
            <text:p>-0,003245</text:p>
          </table:table-cell>
          <table:table-cell office:value-type="float" office:value="-0.003208">
            <text:p>-0,003208</text:p>
          </table:table-cell>
          <table:table-cell office:value-type="float" office:value="0.01749">
            <text:p>0,01749</text:p>
          </table:table-cell>
          <table:table-cell office:value-type="float" office:value="-0.231765">
            <text:p>-0,231765</text:p>
          </table:table-cell>
          <table:table-cell table:number-columns-repeated="1019"/>
        </table:table-row>
        <table:table-row table:style-name="ro1">
          <table:table-cell office:value-type="float" office:value="12.766222">
            <text:p>12,766222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01749">
            <text:p>0,01749</text:p>
          </table:table-cell>
          <table:table-cell office:value-type="float" office:value="-0.231765">
            <text:p>-0,231765</text:p>
          </table:table-cell>
          <table:table-cell table:number-columns-repeated="1019"/>
        </table:table-row>
        <table:table-row table:style-name="ro1">
          <table:table-cell office:value-type="float" office:value="13.678096">
            <text:p>13,678096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018739">
            <text:p>0,018739</text:p>
          </table:table-cell>
          <table:table-cell office:value-type="float" office:value="-0.251471">
            <text:p>-0,251471</text:p>
          </table:table-cell>
          <table:table-cell table:number-columns-repeated="1019"/>
        </table:table-row>
        <table:table-row table:style-name="ro1">
          <table:table-cell office:value-type="float" office:value="13.678096">
            <text:p>13,678096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018739">
            <text:p>0,018739</text:p>
          </table:table-cell>
          <table:table-cell office:value-type="float" office:value="-0.251471">
            <text:p>-0,251471</text:p>
          </table:table-cell>
          <table:table-cell table:number-columns-repeated="1019"/>
        </table:table-row>
        <table:table-row table:style-name="ro1">
          <table:table-cell office:value-type="float" office:value="14.134032">
            <text:p>14,134032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19364">
            <text:p>0,019364</text:p>
          </table:table-cell>
          <table:table-cell office:value-type="float" office:value="-0.271176">
            <text:p>-0,271176</text:p>
          </table:table-cell>
          <table:table-cell table:number-columns-repeated="1019"/>
        </table:table-row>
        <table:table-row table:style-name="ro1">
          <table:table-cell office:value-type="float" office:value="14.134032">
            <text:p>14,13403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19364">
            <text:p>0,019364</text:p>
          </table:table-cell>
          <table:table-cell office:value-type="float" office:value="-0.271176">
            <text:p>-0,271176</text:p>
          </table:table-cell>
          <table:table-cell table:number-columns-repeated="1019"/>
        </table:table-row>
        <table:table-row table:style-name="ro1">
          <table:table-cell office:value-type="float" office:value="15.501842">
            <text:p>15,50184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21238">
            <text:p>0,021238</text:p>
          </table:table-cell>
          <table:table-cell office:value-type="float" office:value="-0.290588">
            <text:p>-0,290588</text:p>
          </table:table-cell>
          <table:table-cell table:number-columns-repeated="1019"/>
        </table:table-row>
        <table:table-row table:style-name="ro1">
          <table:table-cell office:value-type="float" office:value="15.501842">
            <text:p>15,501842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21238">
            <text:p>0,021238</text:p>
          </table:table-cell>
          <table:table-cell office:value-type="float" office:value="-0.290588">
            <text:p>-0,290588</text:p>
          </table:table-cell>
          <table:table-cell table:number-columns-repeated="1019"/>
        </table:table-row>
        <table:table-row table:style-name="ro1">
          <table:table-cell office:value-type="float" office:value="16.413715">
            <text:p>16,413715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22487">
            <text:p>0,022487</text:p>
          </table:table-cell>
          <table:table-cell office:value-type="float" office:value="-0.310882">
            <text:p>-0,310882</text:p>
          </table:table-cell>
          <table:table-cell table:number-columns-repeated="1019"/>
        </table:table-row>
        <table:table-row table:style-name="ro1">
          <table:table-cell office:value-type="float" office:value="16.413715">
            <text:p>16,413715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022487">
            <text:p>0,022487</text:p>
          </table:table-cell>
          <table:table-cell office:value-type="float" office:value="-0.310882">
            <text:p>-0,310882</text:p>
          </table:table-cell>
          <table:table-cell table:number-columns-repeated="1019"/>
        </table:table-row>
        <table:table-row table:style-name="ro1">
          <table:table-cell office:value-type="float" office:value="18.237461">
            <text:p>18,237461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024985">
            <text:p>0,024985</text:p>
          </table:table-cell>
          <table:table-cell office:value-type="float" office:value="-0.330588">
            <text:p>-0,330588</text:p>
          </table:table-cell>
          <table:table-cell table:number-columns-repeated="1019"/>
        </table:table-row>
        <table:table-row table:style-name="ro1">
          <table:table-cell office:value-type="float" office:value="18.237461">
            <text:p>18,237461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24985">
            <text:p>0,024985</text:p>
          </table:table-cell>
          <table:table-cell office:value-type="float" office:value="-0.330588">
            <text:p>-0,330588</text:p>
          </table:table-cell>
          <table:table-cell table:number-columns-repeated="1019"/>
        </table:table-row>
        <table:table-row table:style-name="ro1">
          <table:table-cell office:value-type="float" office:value="19.149334">
            <text:p>19,149334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26235">
            <text:p>0,026235</text:p>
          </table:table-cell>
          <table:table-cell office:value-type="float" office:value="-0.351471">
            <text:p>-0,351471</text:p>
          </table:table-cell>
          <table:table-cell table:number-columns-repeated="1019"/>
        </table:table-row>
        <table:table-row table:style-name="ro1">
          <table:table-cell office:value-type="float" office:value="19.149334">
            <text:p>19,149334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26235">
            <text:p>0,026235</text:p>
          </table:table-cell>
          <table:table-cell office:value-type="float" office:value="-0.351471">
            <text:p>-0,351471</text:p>
          </table:table-cell>
          <table:table-cell table:number-columns-repeated="1019"/>
        </table:table-row>
        <table:table-row table:style-name="ro1">
          <table:table-cell office:value-type="float" office:value="20.061207">
            <text:p>20,06120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27484">
            <text:p>0,027484</text:p>
          </table:table-cell>
          <table:table-cell office:value-type="float" office:value="-0.370294">
            <text:p>-0,370294</text:p>
          </table:table-cell>
          <table:table-cell table:number-columns-repeated="1019"/>
        </table:table-row>
        <table:table-row table:style-name="ro1">
          <table:table-cell office:value-type="float" office:value="20.061207">
            <text:p>20,06120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27484">
            <text:p>0,027484</text:p>
          </table:table-cell>
          <table:table-cell office:value-type="float" office:value="-0.370294">
            <text:p>-0,370294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28733">
            <text:p>0,028733</text:p>
          </table:table-cell>
          <table:table-cell office:value-type="float" office:value="-0.391471">
            <text:p>-0,391471</text:p>
          </table:table-cell>
          <table:table-cell table:number-columns-repeated="1019"/>
        </table:table-row>
        <table:table-row table:style-name="ro1">
          <table:table-cell office:value-type="float" office:value="20.97308">
            <text:p>20,97308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28733">
            <text:p>0,028733</text:p>
          </table:table-cell>
          <table:table-cell office:value-type="float" office:value="-0.391471">
            <text:p>-0,391471</text:p>
          </table:table-cell>
          <table:table-cell table:number-columns-repeated="1019"/>
        </table:table-row>
        <table:table-row table:style-name="ro1">
          <table:table-cell office:value-type="float" office:value="22.796825">
            <text:p>22,796825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031232">
            <text:p>0,031232</text:p>
          </table:table-cell>
          <table:table-cell office:value-type="float" office:value="-0.410588">
            <text:p>-0,410588</text:p>
          </table:table-cell>
          <table:table-cell table:number-columns-repeated="1019"/>
        </table:table-row>
        <table:table-row table:style-name="ro1">
          <table:table-cell office:value-type="float" office:value="22.796825">
            <text:p>22,79682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31232">
            <text:p>0,031232</text:p>
          </table:table-cell>
          <table:table-cell office:value-type="float" office:value="-0.410588">
            <text:p>-0,410588</text:p>
          </table:table-cell>
          <table:table-cell table:number-columns-repeated="1019"/>
        </table:table-row>
        <table:table-row table:style-name="ro1">
          <table:table-cell office:value-type="float" office:value="23.252762">
            <text:p>23,25276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31856">
            <text:p>0,031856</text:p>
          </table:table-cell>
          <table:table-cell office:value-type="float" office:value="-0.432353">
            <text:p>-0,432353</text:p>
          </table:table-cell>
          <table:table-cell table:number-columns-repeated="1019"/>
        </table:table-row>
        <table:table-row table:style-name="ro1">
          <table:table-cell office:value-type="float" office:value="23.252762">
            <text:p>23,252762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31856">
            <text:p>0,031856</text:p>
          </table:table-cell>
          <table:table-cell office:value-type="float" office:value="-0.432353">
            <text:p>-0,432353</text:p>
          </table:table-cell>
          <table:table-cell table:number-columns-repeated="1019"/>
        </table:table-row>
        <table:table-row table:style-name="ro1">
          <table:table-cell office:value-type="float" office:value="25.076508">
            <text:p>25,076508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34355">
            <text:p>0,034355</text:p>
          </table:table-cell>
          <table:table-cell office:value-type="float" office:value="-0.451176">
            <text:p>-0,451176</text:p>
          </table:table-cell>
          <table:table-cell table:number-columns-repeated="1019"/>
        </table:table-row>
        <table:table-row table:style-name="ro1">
          <table:table-cell office:value-type="float" office:value="25.076508">
            <text:p>25,076508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034355">
            <text:p>0,034355</text:p>
          </table:table-cell>
          <table:table-cell office:value-type="float" office:value="-0.451176">
            <text:p>-0,451176</text:p>
          </table:table-cell>
          <table:table-cell table:number-columns-repeated="1019"/>
        </table:table-row>
        <table:table-row table:style-name="ro1">
          <table:table-cell office:value-type="float" office:value="25.532444">
            <text:p>25,53244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34979">
            <text:p>0,034979</text:p>
          </table:table-cell>
          <table:table-cell office:value-type="float" office:value="-0.471765">
            <text:p>-0,471765</text:p>
          </table:table-cell>
          <table:table-cell table:number-columns-repeated="1019"/>
        </table:table-row>
        <table:table-row table:style-name="ro1">
          <table:table-cell office:value-type="float" office:value="25.532444">
            <text:p>25,53244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34979">
            <text:p>0,034979</text:p>
          </table:table-cell>
          <table:table-cell office:value-type="float" office:value="-0.471765">
            <text:p>-0,471765</text:p>
          </table:table-cell>
          <table:table-cell table:number-columns-repeated="1019"/>
        </table:table-row>
        <table:table-row table:style-name="ro1">
          <table:table-cell office:value-type="float" office:value="26.444319">
            <text:p>26,444319</text:p>
          </table:table-cell>
          <table:table-cell office:value-type="float" office:value="-0.00324">
            <text:p>-0,00324</text:p>
          </table:table-cell>
          <table:table-cell office:value-type="float" office:value="-0.003212">
            <text:p>-0,003212</text:p>
          </table:table-cell>
          <table:table-cell office:value-type="float" office:value="0.036229">
            <text:p>0,036229</text:p>
          </table:table-cell>
          <table:table-cell office:value-type="float" office:value="-0.491176">
            <text:p>-0,491176</text:p>
          </table:table-cell>
          <table:table-cell table:number-columns-repeated="1019"/>
        </table:table-row>
        <table:table-row table:style-name="ro1">
          <table:table-cell office:value-type="float" office:value="26.444319">
            <text:p>26,444319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036229">
            <text:p>0,036229</text:p>
          </table:table-cell>
          <table:table-cell office:value-type="float" office:value="-0.491176">
            <text:p>-0,491176</text:p>
          </table:table-cell>
          <table:table-cell table:number-columns-repeated="1019"/>
        </table:table-row>
        <table:table-row table:style-name="ro1">
          <table:table-cell office:value-type="float" office:value="27.812128">
            <text:p>27,812128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038103">
            <text:p>0,038103</text:p>
          </table:table-cell>
          <table:table-cell office:value-type="float" office:value="-0.511176">
            <text:p>-0,511176</text:p>
          </table:table-cell>
          <table:table-cell table:number-columns-repeated="1019"/>
        </table:table-row>
        <table:table-row table:style-name="ro1">
          <table:table-cell office:value-type="float" office:value="27.812128">
            <text:p>27,812128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38103">
            <text:p>0,038103</text:p>
          </table:table-cell>
          <table:table-cell office:value-type="float" office:value="-0.511176">
            <text:p>-0,511176</text:p>
          </table:table-cell>
          <table:table-cell table:number-columns-repeated="1019"/>
        </table:table-row>
        <table:table-row table:style-name="ro1">
          <table:table-cell office:value-type="float" office:value="28.268064">
            <text:p>28,268064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38727">
            <text:p>0,038727</text:p>
          </table:table-cell>
          <table:table-cell office:value-type="float" office:value="-0.530588">
            <text:p>-0,530588</text:p>
          </table:table-cell>
          <table:table-cell table:number-columns-repeated="1019"/>
        </table:table-row>
        <table:table-row table:style-name="ro1">
          <table:table-cell office:value-type="float" office:value="28.268064">
            <text:p>28,268064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038727">
            <text:p>0,038727</text:p>
          </table:table-cell>
          <table:table-cell office:value-type="float" office:value="-0.530588">
            <text:p>-0,530588</text:p>
          </table:table-cell>
          <table:table-cell table:number-columns-repeated="1019"/>
        </table:table-row>
        <table:table-row table:style-name="ro1">
          <table:table-cell office:value-type="float" office:value="30.547747">
            <text:p>30,547747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4185">
            <text:p>0,04185</text:p>
          </table:table-cell>
          <table:table-cell office:value-type="float" office:value="-0.549412">
            <text:p>-0,549412</text:p>
          </table:table-cell>
          <table:table-cell table:number-columns-repeated="1019"/>
        </table:table-row>
        <table:table-row table:style-name="ro1">
          <table:table-cell office:value-type="float" office:value="30.547747">
            <text:p>30,547747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04185">
            <text:p>0,04185</text:p>
          </table:table-cell>
          <table:table-cell office:value-type="float" office:value="-0.549412">
            <text:p>-0,549412</text:p>
          </table:table-cell>
          <table:table-cell table:number-columns-repeated="1019"/>
        </table:table-row>
        <table:table-row table:style-name="ro1">
          <table:table-cell office:value-type="float" office:value="30.547747">
            <text:p>30,547747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04185">
            <text:p>0,04185</text:p>
          </table:table-cell>
          <table:table-cell office:value-type="float" office:value="-0.571765">
            <text:p>-0,571765</text:p>
          </table:table-cell>
          <table:table-cell table:number-columns-repeated="1019"/>
        </table:table-row>
        <table:table-row table:style-name="ro1">
          <table:table-cell office:value-type="float" office:value="30.547747">
            <text:p>30,547747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04185">
            <text:p>0,04185</text:p>
          </table:table-cell>
          <table:table-cell office:value-type="float" office:value="-0.571765">
            <text:p>-0,571765</text:p>
          </table:table-cell>
          <table:table-cell table:number-columns-repeated="1019"/>
        </table:table-row>
        <table:table-row table:style-name="ro1">
          <table:table-cell office:value-type="float" office:value="32.371494">
            <text:p>32,371494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044349">
            <text:p>0,044349</text:p>
          </table:table-cell>
          <table:table-cell office:value-type="float" office:value="-0.591471">
            <text:p>-0,591471</text:p>
          </table:table-cell>
          <table:table-cell table:number-columns-repeated="1019"/>
        </table:table-row>
        <table:table-row table:style-name="ro1">
          <table:table-cell office:value-type="float" office:value="32.371494">
            <text:p>32,37149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044349">
            <text:p>0,044349</text:p>
          </table:table-cell>
          <table:table-cell office:value-type="float" office:value="-0.591471">
            <text:p>-0,591471</text:p>
          </table:table-cell>
          <table:table-cell table:number-columns-repeated="1019"/>
        </table:table-row>
        <table:table-row table:style-name="ro1">
          <table:table-cell office:value-type="float" office:value="32.827431">
            <text:p>32,827431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044974">
            <text:p>0,044974</text:p>
          </table:table-cell>
          <table:table-cell office:value-type="float" office:value="-0.610294">
            <text:p>-0,610294</text:p>
          </table:table-cell>
          <table:table-cell table:number-columns-repeated="1019"/>
        </table:table-row>
        <table:table-row table:style-name="ro1">
          <table:table-cell office:value-type="float" office:value="32.827431">
            <text:p>32,82743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044974">
            <text:p>0,044974</text:p>
          </table:table-cell>
          <table:table-cell office:value-type="float" office:value="-0.610294">
            <text:p>-0,610294</text:p>
          </table:table-cell>
          <table:table-cell table:number-columns-repeated="1019"/>
        </table:table-row>
        <table:table-row table:style-name="ro1">
          <table:table-cell office:value-type="float" office:value="32.827431">
            <text:p>32,82743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044974">
            <text:p>0,044974</text:p>
          </table:table-cell>
          <table:table-cell office:value-type="float" office:value="-0.629118">
            <text:p>-0,629118</text:p>
          </table:table-cell>
          <table:table-cell table:number-columns-repeated="1019"/>
        </table:table-row>
        <table:table-row table:style-name="ro1">
          <table:table-cell office:value-type="float" office:value="32.827431">
            <text:p>32,827431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44974">
            <text:p>0,044974</text:p>
          </table:table-cell>
          <table:table-cell office:value-type="float" office:value="-0.629118">
            <text:p>-0,629118</text:p>
          </table:table-cell>
          <table:table-cell table:number-columns-repeated="1019"/>
        </table:table-row>
        <table:table-row table:style-name="ro1">
          <table:table-cell office:value-type="float" office:value="34.651176">
            <text:p>34,651176</text:p>
          </table:table-cell>
          <table:table-cell office:value-type="float" office:value="-0.003236">
            <text:p>-0,003236</text:p>
          </table:table-cell>
          <table:table-cell office:value-type="float" office:value="-0.003207">
            <text:p>-0,003207</text:p>
          </table:table-cell>
          <table:table-cell office:value-type="float" office:value="0.047472">
            <text:p>0,047472</text:p>
          </table:table-cell>
          <table:table-cell office:value-type="float" office:value="-0.648235">
            <text:p>-0,648235</text:p>
          </table:table-cell>
          <table:table-cell table:number-columns-repeated="1019"/>
        </table:table-row>
        <table:table-row table:style-name="ro1">
          <table:table-cell office:value-type="float" office:value="34.651176">
            <text:p>34,651176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47472">
            <text:p>0,047472</text:p>
          </table:table-cell>
          <table:table-cell office:value-type="float" office:value="-0.648235">
            <text:p>-0,648235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48721">
            <text:p>0,048721</text:p>
          </table:table-cell>
          <table:table-cell office:value-type="float" office:value="-0.671471">
            <text:p>-0,671471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48721">
            <text:p>0,048721</text:p>
          </table:table-cell>
          <table:table-cell office:value-type="float" office:value="-0.671471">
            <text:p>-0,671471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45">
            <text:p>-0,003245</text:p>
          </table:table-cell>
          <table:table-cell office:value-type="float" office:value="-0.003211">
            <text:p>-0,003211</text:p>
          </table:table-cell>
          <table:table-cell office:value-type="float" office:value="0.048721">
            <text:p>0,048721</text:p>
          </table:table-cell>
          <table:table-cell office:value-type="float" office:value="-0.690294">
            <text:p>-0,690294</text:p>
          </table:table-cell>
          <table:table-cell table:number-columns-repeated="1019"/>
        </table:table-row>
        <table:table-row table:style-name="ro1">
          <table:table-cell office:value-type="float" office:value="35.563049">
            <text:p>35,563049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48721">
            <text:p>0,048721</text:p>
          </table:table-cell>
          <table:table-cell office:value-type="float" office:value="-0.690294">
            <text:p>-0,690294</text:p>
          </table:table-cell>
          <table:table-cell table:number-columns-repeated="1019"/>
        </table:table-row>
        <table:table-row table:style-name="ro1">
          <table:table-cell office:value-type="float" office:value="36.930859">
            <text:p>36,930859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50595">
            <text:p>0,050595</text:p>
          </table:table-cell>
          <table:table-cell office:value-type="float" office:value="-0.709706">
            <text:p>-0,709706</text:p>
          </table:table-cell>
          <table:table-cell table:number-columns-repeated="1019"/>
        </table:table-row>
        <table:table-row table:style-name="ro1">
          <table:table-cell office:value-type="float" office:value="36.930859">
            <text:p>36,930859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050595">
            <text:p>0,050595</text:p>
          </table:table-cell>
          <table:table-cell office:value-type="float" office:value="-0.709706">
            <text:p>-0,709706</text:p>
          </table:table-cell>
          <table:table-cell table:number-columns-repeated="1019"/>
        </table:table-row>
        <table:table-row table:style-name="ro1">
          <table:table-cell office:value-type="float" office:value="37.842731">
            <text:p>37,842731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51845">
            <text:p>0,051845</text:p>
          </table:table-cell>
          <table:table-cell office:value-type="float" office:value="-0.728824">
            <text:p>-0,728824</text:p>
          </table:table-cell>
          <table:table-cell table:number-columns-repeated="1019"/>
        </table:table-row>
        <table:table-row table:style-name="ro1">
          <table:table-cell office:value-type="float" office:value="37.842731">
            <text:p>37,842731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51845">
            <text:p>0,051845</text:p>
          </table:table-cell>
          <table:table-cell office:value-type="float" office:value="-0.728824">
            <text:p>-0,728824</text:p>
          </table:table-cell>
          <table:table-cell table:number-columns-repeated="1019"/>
        </table:table-row>
        <table:table-row table:style-name="ro1">
          <table:table-cell office:value-type="float" office:value="37.386795">
            <text:p>37,386795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5122">
            <text:p>0,05122</text:p>
          </table:table-cell>
          <table:table-cell office:value-type="float" office:value="-0.751176">
            <text:p>-0,751176</text:p>
          </table:table-cell>
          <table:table-cell table:number-columns-repeated="1019"/>
        </table:table-row>
        <table:table-row table:style-name="ro1">
          <table:table-cell office:value-type="float" office:value="37.386795">
            <text:p>37,38679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5122">
            <text:p>0,05122</text:p>
          </table:table-cell>
          <table:table-cell office:value-type="float" office:value="-0.751176">
            <text:p>-0,751176</text:p>
          </table:table-cell>
          <table:table-cell table:number-columns-repeated="1019"/>
        </table:table-row>
        <table:table-row table:style-name="ro1">
          <table:table-cell office:value-type="float" office:value="38.754604">
            <text:p>38,754604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53094">
            <text:p>0,053094</text:p>
          </table:table-cell>
          <table:table-cell office:value-type="float" office:value="-0.769706">
            <text:p>-0,769706</text:p>
          </table:table-cell>
          <table:table-cell table:number-columns-repeated="1019"/>
        </table:table-row>
        <table:table-row table:style-name="ro1">
          <table:table-cell office:value-type="float" office:value="38.754604">
            <text:p>38,754604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053094">
            <text:p>0,053094</text:p>
          </table:table-cell>
          <table:table-cell office:value-type="float" office:value="-0.769706">
            <text:p>-0,769706</text:p>
          </table:table-cell>
          <table:table-cell table:number-columns-repeated="1019"/>
        </table:table-row>
        <table:table-row table:style-name="ro1">
          <table:table-cell office:value-type="float" office:value="39.210541">
            <text:p>39,210541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053718">
            <text:p>0,053718</text:p>
          </table:table-cell>
          <table:table-cell office:value-type="float" office:value="-0.788824">
            <text:p>-0,788824</text:p>
          </table:table-cell>
          <table:table-cell table:number-columns-repeated="1019"/>
        </table:table-row>
        <table:table-row table:style-name="ro1">
          <table:table-cell office:value-type="float" office:value="39.210541">
            <text:p>39,210541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53718">
            <text:p>0,053718</text:p>
          </table:table-cell>
          <table:table-cell office:value-type="float" office:value="-0.788824">
            <text:p>-0,788824</text:p>
          </table:table-cell>
          <table:table-cell table:number-columns-repeated="1019"/>
        </table:table-row>
        <table:table-row table:style-name="ro1">
          <table:table-cell office:value-type="float" office:value="39.666477">
            <text:p>39,66647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54343">
            <text:p>0,054343</text:p>
          </table:table-cell>
          <table:table-cell office:value-type="float" office:value="-0.807941">
            <text:p>-0,807941</text:p>
          </table:table-cell>
          <table:table-cell table:number-columns-repeated="1019"/>
        </table:table-row>
        <table:table-row table:style-name="ro1">
          <table:table-cell office:value-type="float" office:value="39.666477">
            <text:p>39,666477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54343">
            <text:p>0,054343</text:p>
          </table:table-cell>
          <table:table-cell office:value-type="float" office:value="-0.807941">
            <text:p>-0,807941</text:p>
          </table:table-cell>
          <table:table-cell table:number-columns-repeated="1019"/>
        </table:table-row>
        <table:table-row table:style-name="ro1">
          <table:table-cell office:value-type="float" office:value="40.122414">
            <text:p>40,122414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54968">
            <text:p>0,054968</text:p>
          </table:table-cell>
          <table:table-cell office:value-type="float" office:value="-0.830882">
            <text:p>-0,830882</text:p>
          </table:table-cell>
          <table:table-cell table:number-columns-repeated="1019"/>
        </table:table-row>
        <table:table-row table:style-name="ro1">
          <table:table-cell office:value-type="float" office:value="40.122414">
            <text:p>40,122414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54968">
            <text:p>0,054968</text:p>
          </table:table-cell>
          <table:table-cell office:value-type="float" office:value="-0.830882">
            <text:p>-0,830882</text:p>
          </table:table-cell>
          <table:table-cell table:number-columns-repeated="1019"/>
        </table:table-row>
        <table:table-row table:style-name="ro1">
          <table:table-cell office:value-type="float" office:value="41.490223">
            <text:p>41,490223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56842">
            <text:p>0,056842</text:p>
          </table:table-cell>
          <table:table-cell office:value-type="float" office:value="-0.85">
            <text:p>-0,85</text:p>
          </table:table-cell>
          <table:table-cell table:number-columns-repeated="1019"/>
        </table:table-row>
        <table:table-row table:style-name="ro1">
          <table:table-cell office:value-type="float" office:value="41.490223">
            <text:p>41,490223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56842">
            <text:p>0,056842</text:p>
          </table:table-cell>
          <table:table-cell office:value-type="float" office:value="-0.85">
            <text:p>-0,85</text:p>
          </table:table-cell>
          <table:table-cell table:number-columns-repeated="1019"/>
        </table:table-row>
        <table:table-row table:style-name="ro1">
          <table:table-cell office:value-type="float" office:value="42.858032">
            <text:p>42,85803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058716">
            <text:p>0,058716</text:p>
          </table:table-cell>
          <table:table-cell office:value-type="float" office:value="-0.869118">
            <text:p>-0,869118</text:p>
          </table:table-cell>
          <table:table-cell table:number-columns-repeated="1019"/>
        </table:table-row>
        <table:table-row table:style-name="ro1">
          <table:table-cell office:value-type="float" office:value="42.858032">
            <text:p>42,858032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58716">
            <text:p>0,058716</text:p>
          </table:table-cell>
          <table:table-cell office:value-type="float" office:value="-0.869118">
            <text:p>-0,869118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45">
            <text:p>-0,003245</text:p>
          </table:table-cell>
          <table:table-cell office:value-type="float" office:value="-0.003211">
            <text:p>-0,003211</text:p>
          </table:table-cell>
          <table:table-cell office:value-type="float" office:value="0.059965">
            <text:p>0,059965</text:p>
          </table:table-cell>
          <table:table-cell office:value-type="float" office:value="-0.888529">
            <text:p>-0,888529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59965">
            <text:p>0,059965</text:p>
          </table:table-cell>
          <table:table-cell office:value-type="float" office:value="-0.888529">
            <text:p>-0,888529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059965">
            <text:p>0,059965</text:p>
          </table:table-cell>
          <table:table-cell office:value-type="float" office:value="-0.907941">
            <text:p>-0,907941</text:p>
          </table:table-cell>
          <table:table-cell table:number-columns-repeated="1019"/>
        </table:table-row>
        <table:table-row table:style-name="ro1">
          <table:table-cell office:value-type="float" office:value="43.769905">
            <text:p>43,76990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59965">
            <text:p>0,059965</text:p>
          </table:table-cell>
          <table:table-cell office:value-type="float" office:value="-0.907941">
            <text:p>-0,907941</text:p>
          </table:table-cell>
          <table:table-cell table:number-columns-repeated="1019"/>
        </table:table-row>
        <table:table-row table:style-name="ro1">
          <table:table-cell office:value-type="float" office:value="44.225842">
            <text:p>44,22584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60589">
            <text:p>0,060589</text:p>
          </table:table-cell>
          <table:table-cell office:value-type="float" office:value="-0.931176">
            <text:p>-0,931176</text:p>
          </table:table-cell>
          <table:table-cell table:number-columns-repeated="1019"/>
        </table:table-row>
        <table:table-row table:style-name="ro1">
          <table:table-cell office:value-type="float" office:value="44.225842">
            <text:p>44,225842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60589">
            <text:p>0,060589</text:p>
          </table:table-cell>
          <table:table-cell office:value-type="float" office:value="-0.931176">
            <text:p>-0,931176</text:p>
          </table:table-cell>
          <table:table-cell table:number-columns-repeated="1019"/>
        </table:table-row>
        <table:table-row table:style-name="ro1">
          <table:table-cell office:value-type="float" office:value="44.225842">
            <text:p>44,225842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060589">
            <text:p>0,060589</text:p>
          </table:table-cell>
          <table:table-cell office:value-type="float" office:value="-0.949412">
            <text:p>-0,949412</text:p>
          </table:table-cell>
          <table:table-cell table:number-columns-repeated="1019"/>
        </table:table-row>
        <table:table-row table:style-name="ro1">
          <table:table-cell office:value-type="float" office:value="44.225842">
            <text:p>44,22584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60589">
            <text:p>0,060589</text:p>
          </table:table-cell>
          <table:table-cell office:value-type="float" office:value="-0.949412">
            <text:p>-0,949412</text:p>
          </table:table-cell>
          <table:table-cell table:number-columns-repeated="1019"/>
        </table:table-row>
        <table:table-row table:style-name="ro1">
          <table:table-cell office:value-type="float" office:value="45.137714">
            <text:p>45,137714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061839">
            <text:p>0,061839</text:p>
          </table:table-cell>
          <table:table-cell office:value-type="float" office:value="-0.968529">
            <text:p>-0,968529</text:p>
          </table:table-cell>
          <table:table-cell table:number-columns-repeated="1019"/>
        </table:table-row>
        <table:table-row table:style-name="ro1">
          <table:table-cell office:value-type="float" office:value="45.137714">
            <text:p>45,137714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061839">
            <text:p>0,061839</text:p>
          </table:table-cell>
          <table:table-cell office:value-type="float" office:value="-0.968529">
            <text:p>-0,968529</text:p>
          </table:table-cell>
          <table:table-cell table:number-columns-repeated="1019"/>
        </table:table-row>
        <table:table-row table:style-name="ro1">
          <table:table-cell office:value-type="float" office:value="45.137714">
            <text:p>45,137714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061839">
            <text:p>0,061839</text:p>
          </table:table-cell>
          <table:table-cell office:value-type="float" office:value="-0.989412">
            <text:p>-0,989412</text:p>
          </table:table-cell>
          <table:table-cell table:number-columns-repeated="1019"/>
        </table:table-row>
        <table:table-row table:style-name="ro1">
          <table:table-cell office:value-type="float" office:value="45.137714">
            <text:p>45,13771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61839">
            <text:p>0,061839</text:p>
          </table:table-cell>
          <table:table-cell office:value-type="float" office:value="-0.989412">
            <text:p>-0,989412</text:p>
          </table:table-cell>
          <table:table-cell table:number-columns-repeated="1019"/>
        </table:table-row>
        <table:table-row table:style-name="ro1">
          <table:table-cell office:value-type="float" office:value="46.505524">
            <text:p>46,505524</text:p>
          </table:table-cell>
          <table:table-cell office:value-type="float" office:value="-0.003245">
            <text:p>-0,003245</text:p>
          </table:table-cell>
          <table:table-cell office:value-type="float" office:value="-0.003208">
            <text:p>-0,003208</text:p>
          </table:table-cell>
          <table:table-cell office:value-type="float" office:value="0.063713">
            <text:p>0,063713</text:p>
          </table:table-cell>
          <table:table-cell office:value-type="float" office:value="-1.007941">
            <text:p>-1,007941</text:p>
          </table:table-cell>
          <table:table-cell table:number-columns-repeated="1019"/>
        </table:table-row>
        <table:table-row table:style-name="ro1">
          <table:table-cell office:value-type="float" office:value="46.505524">
            <text:p>46,505524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63713">
            <text:p>0,063713</text:p>
          </table:table-cell>
          <table:table-cell office:value-type="float" office:value="-1.007941">
            <text:p>-1,007941</text:p>
          </table:table-cell>
          <table:table-cell table:number-columns-repeated="1019"/>
        </table:table-row>
        <table:table-row table:style-name="ro1">
          <table:table-cell office:value-type="float" office:value="47.417397">
            <text:p>47,417397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64962">
            <text:p>0,064962</text:p>
          </table:table-cell>
          <table:table-cell office:value-type="float" office:value="-1.030882">
            <text:p>-1,030882</text:p>
          </table:table-cell>
          <table:table-cell table:number-columns-repeated="1019"/>
        </table:table-row>
        <table:table-row table:style-name="ro1">
          <table:table-cell office:value-type="float" office:value="47.417397">
            <text:p>47,417397</text:p>
          </table:table-cell>
          <table:table-cell office:value-type="float" office:value="-0.003238">
            <text:p>-0,003238</text:p>
          </table:table-cell>
          <table:table-cell office:value-type="float" office:value="-0.00321">
            <text:p>-0,00321</text:p>
          </table:table-cell>
          <table:table-cell office:value-type="float" office:value="0.064962">
            <text:p>0,064962</text:p>
          </table:table-cell>
          <table:table-cell office:value-type="float" office:value="-1.030882">
            <text:p>-1,030882</text:p>
          </table:table-cell>
          <table:table-cell table:number-columns-repeated="1019"/>
        </table:table-row>
        <table:table-row table:style-name="ro1">
          <table:table-cell office:value-type="float" office:value="49.697079">
            <text:p>49,69707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68085">
            <text:p>0,068085</text:p>
          </table:table-cell>
          <table:table-cell office:value-type="float" office:value="-1.050294">
            <text:p>-1,050294</text:p>
          </table:table-cell>
          <table:table-cell table:number-columns-repeated="1019"/>
        </table:table-row>
        <table:table-row table:style-name="ro1">
          <table:table-cell office:value-type="float" office:value="49.697079">
            <text:p>49,697079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068085">
            <text:p>0,068085</text:p>
          </table:table-cell>
          <table:table-cell office:value-type="float" office:value="-1.050294">
            <text:p>-1,050294</text:p>
          </table:table-cell>
          <table:table-cell table:number-columns-repeated="1019"/>
        </table:table-row>
        <table:table-row table:style-name="ro1">
          <table:table-cell office:value-type="float" office:value="49.697079">
            <text:p>49,697079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068085">
            <text:p>0,068085</text:p>
          </table:table-cell>
          <table:table-cell office:value-type="float" office:value="-1.069706">
            <text:p>-1,069706</text:p>
          </table:table-cell>
          <table:table-cell table:number-columns-repeated="1019"/>
        </table:table-row>
        <table:table-row table:style-name="ro1">
          <table:table-cell office:value-type="float" office:value="49.697079">
            <text:p>49,69707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68085">
            <text:p>0,068085</text:p>
          </table:table-cell>
          <table:table-cell office:value-type="float" office:value="-1.069706">
            <text:p>-1,069706</text:p>
          </table:table-cell>
          <table:table-cell table:number-columns-repeated="1019"/>
        </table:table-row>
        <table:table-row table:style-name="ro1">
          <table:table-cell office:value-type="float" office:value="49.241142">
            <text:p>49,241142</text:p>
          </table:table-cell>
          <table:table-cell office:value-type="float" office:value="-0.003245">
            <text:p>-0,003245</text:p>
          </table:table-cell>
          <table:table-cell office:value-type="float" office:value="-0.003211">
            <text:p>-0,003211</text:p>
          </table:table-cell>
          <table:table-cell office:value-type="float" office:value="0.06746">
            <text:p>0,06746</text:p>
          </table:table-cell>
          <table:table-cell office:value-type="float" office:value="-1.088824">
            <text:p>-1,088824</text:p>
          </table:table-cell>
          <table:table-cell table:number-columns-repeated="1019"/>
        </table:table-row>
        <table:table-row table:style-name="ro1">
          <table:table-cell office:value-type="float" office:value="49.241142">
            <text:p>49,24114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6746">
            <text:p>0,06746</text:p>
          </table:table-cell>
          <table:table-cell office:value-type="float" office:value="-1.088824">
            <text:p>-1,088824</text:p>
          </table:table-cell>
          <table:table-cell table:number-columns-repeated="1019"/>
        </table:table-row>
        <table:table-row table:style-name="ro1">
          <table:table-cell office:value-type="float" office:value="51.064888">
            <text:p>51,064888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69959">
            <text:p>0,069959</text:p>
          </table:table-cell>
          <table:table-cell office:value-type="float" office:value="-1.107647">
            <text:p>-1,107647</text:p>
          </table:table-cell>
          <table:table-cell table:number-columns-repeated="1019"/>
        </table:table-row>
        <table:table-row table:style-name="ro1">
          <table:table-cell office:value-type="float" office:value="51.064888">
            <text:p>51,064888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069959">
            <text:p>0,069959</text:p>
          </table:table-cell>
          <table:table-cell office:value-type="float" office:value="-1.107647">
            <text:p>-1,107647</text:p>
          </table:table-cell>
          <table:table-cell table:number-columns-repeated="1019"/>
        </table:table-row>
        <table:table-row table:style-name="ro1">
          <table:table-cell office:value-type="float" office:value="52.432701">
            <text:p>52,432701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71833">
            <text:p>0,071833</text:p>
          </table:table-cell>
          <table:table-cell office:value-type="float" office:value="-1.129706">
            <text:p>-1,129706</text:p>
          </table:table-cell>
          <table:table-cell table:number-columns-repeated="1019"/>
        </table:table-row>
        <table:table-row table:style-name="ro1">
          <table:table-cell office:value-type="float" office:value="52.432701">
            <text:p>52,432701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71833">
            <text:p>0,071833</text:p>
          </table:table-cell>
          <table:table-cell office:value-type="float" office:value="-1.129706">
            <text:p>-1,129706</text:p>
          </table:table-cell>
          <table:table-cell table:number-columns-repeated="1019"/>
        </table:table-row>
        <table:table-row table:style-name="ro1">
          <table:table-cell office:value-type="float" office:value="53.344574">
            <text:p>53,344574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073082">
            <text:p>0,073082</text:p>
          </table:table-cell>
          <table:table-cell office:value-type="float" office:value="-1.148529">
            <text:p>-1,148529</text:p>
          </table:table-cell>
          <table:table-cell table:number-columns-repeated="1019"/>
        </table:table-row>
        <table:table-row table:style-name="ro1">
          <table:table-cell office:value-type="float" office:value="53.344574">
            <text:p>53,34457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73082">
            <text:p>0,073082</text:p>
          </table:table-cell>
          <table:table-cell office:value-type="float" office:value="-1.148529">
            <text:p>-1,148529</text:p>
          </table:table-cell>
          <table:table-cell table:number-columns-repeated="1019"/>
        </table:table-row>
        <table:table-row table:style-name="ro1">
          <table:table-cell office:value-type="float" office:value="54.712383">
            <text:p>54,712383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074956">
            <text:p>0,074956</text:p>
          </table:table-cell>
          <table:table-cell office:value-type="float" office:value="-1.167647">
            <text:p>-1,167647</text:p>
          </table:table-cell>
          <table:table-cell table:number-columns-repeated="1019"/>
        </table:table-row>
        <table:table-row table:style-name="ro1">
          <table:table-cell office:value-type="float" office:value="54.712383">
            <text:p>54,712383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074956">
            <text:p>0,074956</text:p>
          </table:table-cell>
          <table:table-cell office:value-type="float" office:value="-1.167647">
            <text:p>-1,167647</text:p>
          </table:table-cell>
          <table:table-cell table:number-columns-repeated="1019"/>
        </table:table-row>
        <table:table-row table:style-name="ro1">
          <table:table-cell office:value-type="float" office:value="55.16832">
            <text:p>55,1683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75581">
            <text:p>0,075581</text:p>
          </table:table-cell>
          <table:table-cell office:value-type="float" office:value="-1.187059">
            <text:p>-1,187059</text:p>
          </table:table-cell>
          <table:table-cell table:number-columns-repeated="1019"/>
        </table:table-row>
        <table:table-row table:style-name="ro1">
          <table:table-cell office:value-type="float" office:value="55.16832">
            <text:p>55,1683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75581">
            <text:p>0,075581</text:p>
          </table:table-cell>
          <table:table-cell office:value-type="float" office:value="-1.187059">
            <text:p>-1,187059</text:p>
          </table:table-cell>
          <table:table-cell table:number-columns-repeated="1019"/>
        </table:table-row>
        <table:table-row table:style-name="ro1">
          <table:table-cell office:value-type="float" office:value="56.536129">
            <text:p>56,536129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077454">
            <text:p>0,077454</text:p>
          </table:table-cell>
          <table:table-cell office:value-type="float" office:value="-1.205882">
            <text:p>-1,205882</text:p>
          </table:table-cell>
          <table:table-cell table:number-columns-repeated="1019"/>
        </table:table-row>
        <table:table-row table:style-name="ro1">
          <table:table-cell office:value-type="float" office:value="56.536129">
            <text:p>56,536129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077454">
            <text:p>0,077454</text:p>
          </table:table-cell>
          <table:table-cell office:value-type="float" office:value="-1.205882">
            <text:p>-1,205882</text:p>
          </table:table-cell>
          <table:table-cell table:number-columns-repeated="1019"/>
        </table:table-row>
        <table:table-row table:style-name="ro1">
          <table:table-cell office:value-type="float" office:value="56.536129">
            <text:p>56,536129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077454">
            <text:p>0,077454</text:p>
          </table:table-cell>
          <table:table-cell office:value-type="float" office:value="-1.225">
            <text:p>-1,225</text:p>
          </table:table-cell>
          <table:table-cell table:number-columns-repeated="1019"/>
        </table:table-row>
        <table:table-row table:style-name="ro1">
          <table:table-cell office:value-type="float" office:value="56.536129">
            <text:p>56,53612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77454">
            <text:p>0,077454</text:p>
          </table:table-cell>
          <table:table-cell office:value-type="float" office:value="-1.244706">
            <text:p>-1,244706</text:p>
          </table:table-cell>
          <table:table-cell table:number-columns-repeated="1019"/>
        </table:table-row>
        <table:table-row table:style-name="ro1">
          <table:table-cell office:value-type="float" office:value="58.359875">
            <text:p>58,359875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079953">
            <text:p>0,079953</text:p>
          </table:table-cell>
          <table:table-cell office:value-type="float" office:value="-1.244706">
            <text:p>-1,244706</text:p>
          </table:table-cell>
          <table:table-cell table:number-columns-repeated="1019"/>
        </table:table-row>
        <table:table-row table:style-name="ro1">
          <table:table-cell office:value-type="float" office:value="58.359875">
            <text:p>58,35987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079953">
            <text:p>0,079953</text:p>
          </table:table-cell>
          <table:table-cell office:value-type="float" office:value="-1.263824">
            <text:p>-1,263824</text:p>
          </table:table-cell>
          <table:table-cell table:number-columns-repeated="1019"/>
        </table:table-row>
        <table:table-row table:style-name="ro1">
          <table:table-cell office:value-type="float" office:value="59.727684">
            <text:p>59,727684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81827">
            <text:p>0,081827</text:p>
          </table:table-cell>
          <table:table-cell office:value-type="float" office:value="-1.263824">
            <text:p>-1,263824</text:p>
          </table:table-cell>
          <table:table-cell table:number-columns-repeated="1019"/>
        </table:table-row>
        <table:table-row table:style-name="ro1">
          <table:table-cell office:value-type="float" office:value="60.18362">
            <text:p>60,1836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082452">
            <text:p>0,082452</text:p>
          </table:table-cell>
          <table:table-cell office:value-type="float" office:value="-1.282353">
            <text:p>-1,282353</text:p>
          </table:table-cell>
          <table:table-cell table:number-columns-repeated="1019"/>
        </table:table-row>
        <table:table-row table:style-name="ro1">
          <table:table-cell office:value-type="float" office:value="60.18362">
            <text:p>60,18362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082452">
            <text:p>0,082452</text:p>
          </table:table-cell>
          <table:table-cell office:value-type="float" office:value="-1.282353">
            <text:p>-1,282353</text:p>
          </table:table-cell>
          <table:table-cell table:number-columns-repeated="1019"/>
        </table:table-row>
        <table:table-row table:style-name="ro1">
          <table:table-cell office:value-type="float" office:value="62.007366">
            <text:p>62,007366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08495">
            <text:p>0,08495</text:p>
          </table:table-cell>
          <table:table-cell office:value-type="float" office:value="-1.301765">
            <text:p>-1,301765</text:p>
          </table:table-cell>
          <table:table-cell table:number-columns-repeated="1019"/>
        </table:table-row>
        <table:table-row table:style-name="ro1">
          <table:table-cell office:value-type="float" office:value="62.007366">
            <text:p>62,007366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08495">
            <text:p>0,08495</text:p>
          </table:table-cell>
          <table:table-cell office:value-type="float" office:value="-1.301765">
            <text:p>-1,301765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085575">
            <text:p>0,085575</text:p>
          </table:table-cell>
          <table:table-cell office:value-type="float" office:value="-1.320882">
            <text:p>-1,320882</text:p>
          </table:table-cell>
          <table:table-cell table:number-columns-repeated="1019"/>
        </table:table-row>
        <table:table-row table:style-name="ro1">
          <table:table-cell office:value-type="float" office:value="62.463303">
            <text:p>62,46330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85575">
            <text:p>0,085575</text:p>
          </table:table-cell>
          <table:table-cell office:value-type="float" office:value="-1.320882">
            <text:p>-1,320882</text:p>
          </table:table-cell>
          <table:table-cell table:number-columns-repeated="1019"/>
        </table:table-row>
        <table:table-row table:style-name="ro1">
          <table:table-cell office:value-type="float" office:value="63.831112">
            <text:p>63,83111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87449">
            <text:p>0,087449</text:p>
          </table:table-cell>
          <table:table-cell office:value-type="float" office:value="-1.339706">
            <text:p>-1,339706</text:p>
          </table:table-cell>
          <table:table-cell table:number-columns-repeated="1019"/>
        </table:table-row>
        <table:table-row table:style-name="ro1">
          <table:table-cell office:value-type="float" office:value="63.831112">
            <text:p>63,83111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87449">
            <text:p>0,087449</text:p>
          </table:table-cell>
          <table:table-cell office:value-type="float" office:value="-1.339706">
            <text:p>-1,339706</text:p>
          </table:table-cell>
          <table:table-cell table:number-columns-repeated="1019"/>
        </table:table-row>
        <table:table-row table:style-name="ro1">
          <table:table-cell office:value-type="float" office:value="63.831112">
            <text:p>63,83111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87449">
            <text:p>0,087449</text:p>
          </table:table-cell>
          <table:table-cell office:value-type="float" office:value="-1.359118">
            <text:p>-1,359118</text:p>
          </table:table-cell>
          <table:table-cell table:number-columns-repeated="1019"/>
        </table:table-row>
        <table:table-row table:style-name="ro1">
          <table:table-cell office:value-type="float" office:value="63.831112">
            <text:p>63,83111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87449">
            <text:p>0,087449</text:p>
          </table:table-cell>
          <table:table-cell office:value-type="float" office:value="-1.359118">
            <text:p>-1,359118</text:p>
          </table:table-cell>
          <table:table-cell table:number-columns-repeated="1019"/>
        </table:table-row>
        <table:table-row table:style-name="ro1">
          <table:table-cell office:value-type="float" office:value="65.198921">
            <text:p>65,198921</text:p>
          </table:table-cell>
          <table:table-cell office:value-type="float" office:value="-0.003244">
            <text:p>-0,003244</text:p>
          </table:table-cell>
          <table:table-cell office:value-type="float" office:value="-0.003204">
            <text:p>-0,003204</text:p>
          </table:table-cell>
          <table:table-cell office:value-type="float" office:value="0.089323">
            <text:p>0,089323</text:p>
          </table:table-cell>
          <table:table-cell office:value-type="float" office:value="-1.378235">
            <text:p>-1,378235</text:p>
          </table:table-cell>
          <table:table-cell table:number-columns-repeated="1019"/>
        </table:table-row>
        <table:table-row table:style-name="ro1">
          <table:table-cell office:value-type="float" office:value="65.198921">
            <text:p>65,198921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89323">
            <text:p>0,089323</text:p>
          </table:table-cell>
          <table:table-cell office:value-type="float" office:value="-1.378235">
            <text:p>-1,378235</text:p>
          </table:table-cell>
          <table:table-cell table:number-columns-repeated="1019"/>
        </table:table-row>
        <table:table-row table:style-name="ro1">
          <table:table-cell office:value-type="float" office:value="67.022667">
            <text:p>67,022667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091821">
            <text:p>0,091821</text:p>
          </table:table-cell>
          <table:table-cell office:value-type="float" office:value="-1.398235">
            <text:p>-1,398235</text:p>
          </table:table-cell>
          <table:table-cell table:number-columns-repeated="1019"/>
        </table:table-row>
        <table:table-row table:style-name="ro1">
          <table:table-cell office:value-type="float" office:value="67.022667">
            <text:p>67,02266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91821">
            <text:p>0,091821</text:p>
          </table:table-cell>
          <table:table-cell office:value-type="float" office:value="-1.398235">
            <text:p>-1,398235</text:p>
          </table:table-cell>
          <table:table-cell table:number-columns-repeated="1019"/>
        </table:table-row>
        <table:table-row table:style-name="ro1">
          <table:table-cell office:value-type="float" office:value="68.39048">
            <text:p>68,3904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093695">
            <text:p>0,093695</text:p>
          </table:table-cell>
          <table:table-cell office:value-type="float" office:value="-1.417941">
            <text:p>-1,417941</text:p>
          </table:table-cell>
          <table:table-cell table:number-columns-repeated="1019"/>
        </table:table-row>
        <table:table-row table:style-name="ro1">
          <table:table-cell office:value-type="float" office:value="68.39048">
            <text:p>68,39048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093695">
            <text:p>0,093695</text:p>
          </table:table-cell>
          <table:table-cell office:value-type="float" office:value="-1.417941">
            <text:p>-1,417941</text:p>
          </table:table-cell>
          <table:table-cell table:number-columns-repeated="1019"/>
        </table:table-row>
        <table:table-row table:style-name="ro1">
          <table:table-cell office:value-type="float" office:value="69.758286">
            <text:p>69,758286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095569">
            <text:p>0,095569</text:p>
          </table:table-cell>
          <table:table-cell office:value-type="float" office:value="-1.440294">
            <text:p>-1,440294</text:p>
          </table:table-cell>
          <table:table-cell table:number-columns-repeated="1019"/>
        </table:table-row>
        <table:table-row table:style-name="ro1">
          <table:table-cell office:value-type="float" office:value="69.758286">
            <text:p>69,758286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95569">
            <text:p>0,095569</text:p>
          </table:table-cell>
          <table:table-cell office:value-type="float" office:value="-1.440294">
            <text:p>-1,440294</text:p>
          </table:table-cell>
          <table:table-cell table:number-columns-repeated="1019"/>
        </table:table-row>
        <table:table-row table:style-name="ro1">
          <table:table-cell office:value-type="float" office:value="68.846413">
            <text:p>68,84641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9432">
            <text:p>0,09432</text:p>
          </table:table-cell>
          <table:table-cell office:value-type="float" office:value="-1.457941">
            <text:p>-1,457941</text:p>
          </table:table-cell>
          <table:table-cell table:number-columns-repeated="1019"/>
        </table:table-row>
        <table:table-row table:style-name="ro1">
          <table:table-cell office:value-type="float" office:value="68.846413">
            <text:p>68,846413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09432">
            <text:p>0,09432</text:p>
          </table:table-cell>
          <table:table-cell office:value-type="float" office:value="-1.457941">
            <text:p>-1,457941</text:p>
          </table:table-cell>
          <table:table-cell table:number-columns-repeated="1019"/>
        </table:table-row>
        <table:table-row table:style-name="ro1">
          <table:table-cell office:value-type="float" office:value="69.758286">
            <text:p>69,758286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095569">
            <text:p>0,095569</text:p>
          </table:table-cell>
          <table:table-cell office:value-type="float" office:value="-1.477353">
            <text:p>-1,477353</text:p>
          </table:table-cell>
          <table:table-cell table:number-columns-repeated="1019"/>
        </table:table-row>
        <table:table-row table:style-name="ro1">
          <table:table-cell office:value-type="float" office:value="69.758286">
            <text:p>69,758286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095569">
            <text:p>0,095569</text:p>
          </table:table-cell>
          <table:table-cell office:value-type="float" office:value="-1.477353">
            <text:p>-1,477353</text:p>
          </table:table-cell>
          <table:table-cell table:number-columns-repeated="1019"/>
        </table:table-row>
        <table:table-row table:style-name="ro1">
          <table:table-cell office:value-type="float" office:value="71.582031">
            <text:p>71,582031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098067">
            <text:p>0,098067</text:p>
          </table:table-cell>
          <table:table-cell office:value-type="float" office:value="-1.498235">
            <text:p>-1,498235</text:p>
          </table:table-cell>
          <table:table-cell table:number-columns-repeated="1019"/>
        </table:table-row>
        <table:table-row table:style-name="ro1">
          <table:table-cell office:value-type="float" office:value="71.582031">
            <text:p>71,582031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98067">
            <text:p>0,098067</text:p>
          </table:table-cell>
          <table:table-cell office:value-type="float" office:value="-1.498235">
            <text:p>-1,498235</text:p>
          </table:table-cell>
          <table:table-cell table:number-columns-repeated="1019"/>
        </table:table-row>
        <table:table-row table:style-name="ro1">
          <table:table-cell office:value-type="float" office:value="72.493904">
            <text:p>72,493904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99317">
            <text:p>0,099317</text:p>
          </table:table-cell>
          <table:table-cell office:value-type="float" office:value="-1.518824">
            <text:p>-1,518824</text:p>
          </table:table-cell>
          <table:table-cell table:number-columns-repeated="1019"/>
        </table:table-row>
        <table:table-row table:style-name="ro1">
          <table:table-cell office:value-type="float" office:value="72.493904">
            <text:p>72,49390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99317">
            <text:p>0,099317</text:p>
          </table:table-cell>
          <table:table-cell office:value-type="float" office:value="-1.518824">
            <text:p>-1,518824</text:p>
          </table:table-cell>
          <table:table-cell table:number-columns-repeated="1019"/>
        </table:table-row>
        <table:table-row table:style-name="ro1">
          <table:table-cell office:value-type="float" office:value="73.405777">
            <text:p>73,405777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100566">
            <text:p>0,100566</text:p>
          </table:table-cell>
          <table:table-cell office:value-type="float" office:value="-1.538235">
            <text:p>-1,538235</text:p>
          </table:table-cell>
          <table:table-cell table:number-columns-repeated="1019"/>
        </table:table-row>
        <table:table-row table:style-name="ro1">
          <table:table-cell office:value-type="float" office:value="73.405777">
            <text:p>73,40577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100566">
            <text:p>0,100566</text:p>
          </table:table-cell>
          <table:table-cell office:value-type="float" office:value="-1.538235">
            <text:p>-1,538235</text:p>
          </table:table-cell>
          <table:table-cell table:number-columns-repeated="1019"/>
        </table:table-row>
        <table:table-row table:style-name="ro1">
          <table:table-cell office:value-type="float" office:value="74.77359">
            <text:p>74,7735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10244">
            <text:p>0,10244</text:p>
          </table:table-cell>
          <table:table-cell office:value-type="float" office:value="-1.557059">
            <text:p>-1,557059</text:p>
          </table:table-cell>
          <table:table-cell table:number-columns-repeated="1019"/>
        </table:table-row>
        <table:table-row table:style-name="ro1">
          <table:table-cell office:value-type="float" office:value="74.77359">
            <text:p>74,77359</text:p>
          </table:table-cell>
          <table:table-cell office:value-type="float" office:value="-0.003245">
            <text:p>-0,003245</text:p>
          </table:table-cell>
          <table:table-cell office:value-type="float" office:value="-0.003211">
            <text:p>-0,003211</text:p>
          </table:table-cell>
          <table:table-cell office:value-type="float" office:value="0.10244">
            <text:p>0,10244</text:p>
          </table:table-cell>
          <table:table-cell office:value-type="float" office:value="-1.557059">
            <text:p>-1,557059</text:p>
          </table:table-cell>
          <table:table-cell table:number-columns-repeated="1019"/>
        </table:table-row>
        <table:table-row table:style-name="ro1">
          <table:table-cell office:value-type="float" office:value="76.597336">
            <text:p>76,59733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04938">
            <text:p>0,104938</text:p>
          </table:table-cell>
          <table:table-cell office:value-type="float" office:value="-1.577647">
            <text:p>-1,577647</text:p>
          </table:table-cell>
          <table:table-cell table:number-columns-repeated="1019"/>
        </table:table-row>
        <table:table-row table:style-name="ro1">
          <table:table-cell office:value-type="float" office:value="76.597336">
            <text:p>76,597336</text:p>
          </table:table-cell>
          <table:table-cell office:value-type="float" office:value="-0.003239">
            <text:p>-0,003239</text:p>
          </table:table-cell>
          <table:table-cell office:value-type="float" office:value="-0.003212">
            <text:p>-0,003212</text:p>
          </table:table-cell>
          <table:table-cell office:value-type="float" office:value="0.104938">
            <text:p>0,104938</text:p>
          </table:table-cell>
          <table:table-cell office:value-type="float" office:value="-1.577647">
            <text:p>-1,577647</text:p>
          </table:table-cell>
          <table:table-cell table:number-columns-repeated="1019"/>
        </table:table-row>
        <table:table-row table:style-name="ro1">
          <table:table-cell office:value-type="float" office:value="77.965141">
            <text:p>77,965141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06812">
            <text:p>0,106812</text:p>
          </table:table-cell>
          <table:table-cell office:value-type="float" office:value="-1.597941">
            <text:p>-1,597941</text:p>
          </table:table-cell>
          <table:table-cell table:number-columns-repeated="1019"/>
        </table:table-row>
        <table:table-row table:style-name="ro1">
          <table:table-cell office:value-type="float" office:value="77.965141">
            <text:p>77,965141</text:p>
          </table:table-cell>
          <table:table-cell office:value-type="float" office:value="-0.003238">
            <text:p>-0,003238</text:p>
          </table:table-cell>
          <table:table-cell office:value-type="float" office:value="-0.003211">
            <text:p>-0,003211</text:p>
          </table:table-cell>
          <table:table-cell office:value-type="float" office:value="0.106812">
            <text:p>0,106812</text:p>
          </table:table-cell>
          <table:table-cell office:value-type="float" office:value="-1.597941">
            <text:p>-1,597941</text:p>
          </table:table-cell>
          <table:table-cell table:number-columns-repeated="1019"/>
        </table:table-row>
        <table:table-row table:style-name="ro1">
          <table:table-cell office:value-type="float" office:value="78.877014">
            <text:p>78,87701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08062">
            <text:p>0,108062</text:p>
          </table:table-cell>
          <table:table-cell office:value-type="float" office:value="-1.617353">
            <text:p>-1,617353</text:p>
          </table:table-cell>
          <table:table-cell table:number-columns-repeated="1019"/>
        </table:table-row>
        <table:table-row table:style-name="ro1">
          <table:table-cell office:value-type="float" office:value="78.877014">
            <text:p>78,877014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108062">
            <text:p>0,108062</text:p>
          </table:table-cell>
          <table:table-cell office:value-type="float" office:value="-1.617353">
            <text:p>-1,617353</text:p>
          </table:table-cell>
          <table:table-cell table:number-columns-repeated="1019"/>
        </table:table-row>
        <table:table-row table:style-name="ro1">
          <table:table-cell office:value-type="float" office:value="79.788887">
            <text:p>79,78888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09311">
            <text:p>0,109311</text:p>
          </table:table-cell>
          <table:table-cell office:value-type="float" office:value="-1.640294">
            <text:p>-1,640294</text:p>
          </table:table-cell>
          <table:table-cell table:number-columns-repeated="1019"/>
        </table:table-row>
        <table:table-row table:style-name="ro1">
          <table:table-cell office:value-type="float" office:value="79.788887">
            <text:p>79,78888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09311">
            <text:p>0,109311</text:p>
          </table:table-cell>
          <table:table-cell office:value-type="float" office:value="-1.640294">
            <text:p>-1,640294</text:p>
          </table:table-cell>
          <table:table-cell table:number-columns-repeated="1019"/>
        </table:table-row>
        <table:table-row table:style-name="ro1">
          <table:table-cell office:value-type="float" office:value="81.1567">
            <text:p>81,1567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111185">
            <text:p>0,111185</text:p>
          </table:table-cell>
          <table:table-cell office:value-type="float" office:value="-1.655">
            <text:p>-1,655</text:p>
          </table:table-cell>
          <table:table-cell table:number-columns-repeated="1019"/>
        </table:table-row>
        <table:table-row table:style-name="ro1">
          <table:table-cell office:value-type="float" office:value="81.1567">
            <text:p>81,156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111185">
            <text:p>0,111185</text:p>
          </table:table-cell>
          <table:table-cell office:value-type="float" office:value="-1.674412">
            <text:p>-1,674412</text:p>
          </table:table-cell>
          <table:table-cell table:number-columns-repeated="1019"/>
        </table:table-row>
        <table:table-row table:style-name="ro1">
          <table:table-cell office:value-type="float" office:value="80.70076">
            <text:p>80,70076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11056">
            <text:p>0,11056</text:p>
          </table:table-cell>
          <table:table-cell office:value-type="float" office:value="-1.674412">
            <text:p>-1,674412</text:p>
          </table:table-cell>
          <table:table-cell table:number-columns-repeated="1019"/>
        </table:table-row>
        <table:table-row table:style-name="ro1">
          <table:table-cell office:value-type="float" office:value="80.70076">
            <text:p>80,70076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11056">
            <text:p>0,11056</text:p>
          </table:table-cell>
          <table:table-cell office:value-type="float" office:value="-1.693824">
            <text:p>-1,693824</text:p>
          </table:table-cell>
          <table:table-cell table:number-columns-repeated="1019"/>
        </table:table-row>
        <table:table-row table:style-name="ro1">
          <table:table-cell office:value-type="float" office:value="82.068573">
            <text:p>82,068573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112434">
            <text:p>0,112434</text:p>
          </table:table-cell>
          <table:table-cell office:value-type="float" office:value="-1.693824">
            <text:p>-1,693824</text:p>
          </table:table-cell>
          <table:table-cell table:number-columns-repeated="1019"/>
        </table:table-row>
        <table:table-row table:style-name="ro1">
          <table:table-cell office:value-type="float" office:value="82.980446">
            <text:p>82,980446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113683">
            <text:p>0,113683</text:p>
          </table:table-cell>
          <table:table-cell office:value-type="float" office:value="-1.712647">
            <text:p>-1,712647</text:p>
          </table:table-cell>
          <table:table-cell table:number-columns-repeated="1019"/>
        </table:table-row>
        <table:table-row table:style-name="ro1">
          <table:table-cell office:value-type="float" office:value="82.980446">
            <text:p>82,98044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13683">
            <text:p>0,113683</text:p>
          </table:table-cell>
          <table:table-cell office:value-type="float" office:value="-1.712647">
            <text:p>-1,712647</text:p>
          </table:table-cell>
          <table:table-cell table:number-columns-repeated="1019"/>
        </table:table-row>
        <table:table-row table:style-name="ro1">
          <table:table-cell office:value-type="float" office:value="82.980446">
            <text:p>82,98044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13683">
            <text:p>0,113683</text:p>
          </table:table-cell>
          <table:table-cell office:value-type="float" office:value="-1.733529">
            <text:p>-1,733529</text:p>
          </table:table-cell>
          <table:table-cell table:number-columns-repeated="1019"/>
        </table:table-row>
        <table:table-row table:style-name="ro1">
          <table:table-cell office:value-type="float" office:value="83.436386">
            <text:p>83,43638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14308">
            <text:p>0,114308</text:p>
          </table:table-cell>
          <table:table-cell office:value-type="float" office:value="-1.733529">
            <text:p>-1,733529</text:p>
          </table:table-cell>
          <table:table-cell table:number-columns-repeated="1019"/>
        </table:table-row>
        <table:table-row table:style-name="ro1">
          <table:table-cell office:value-type="float" office:value="84.804192">
            <text:p>84,804192</text:p>
          </table:table-cell>
          <table:table-cell office:value-type="float" office:value="-0.003247">
            <text:p>-0,003247</text:p>
          </table:table-cell>
          <table:table-cell office:value-type="float" office:value="-0.003208">
            <text:p>-0,003208</text:p>
          </table:table-cell>
          <table:table-cell office:value-type="float" office:value="0.116182">
            <text:p>0,116182</text:p>
          </table:table-cell>
          <table:table-cell office:value-type="float" office:value="-1.752059">
            <text:p>-1,752059</text:p>
          </table:table-cell>
          <table:table-cell table:number-columns-repeated="1019"/>
        </table:table-row>
        <table:table-row table:style-name="ro1">
          <table:table-cell office:value-type="float" office:value="84.804192">
            <text:p>84,80419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116182">
            <text:p>0,116182</text:p>
          </table:table-cell>
          <table:table-cell office:value-type="float" office:value="-1.752059">
            <text:p>-1,752059</text:p>
          </table:table-cell>
          <table:table-cell table:number-columns-repeated="1019"/>
        </table:table-row>
        <table:table-row table:style-name="ro1">
          <table:table-cell office:value-type="float" office:value="87.083878">
            <text:p>87,083878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119305">
            <text:p>0,119305</text:p>
          </table:table-cell>
          <table:table-cell office:value-type="float" office:value="-1.770882">
            <text:p>-1,770882</text:p>
          </table:table-cell>
          <table:table-cell table:number-columns-repeated="1019"/>
        </table:table-row>
        <table:table-row table:style-name="ro1">
          <table:table-cell office:value-type="float" office:value="87.083878">
            <text:p>87,083878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119305">
            <text:p>0,119305</text:p>
          </table:table-cell>
          <table:table-cell office:value-type="float" office:value="-1.770882">
            <text:p>-1,770882</text:p>
          </table:table-cell>
          <table:table-cell table:number-columns-repeated="1019"/>
        </table:table-row>
        <table:table-row table:style-name="ro1">
          <table:table-cell office:value-type="float" office:value="88.451683">
            <text:p>88,451683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121179">
            <text:p>0,121179</text:p>
          </table:table-cell>
          <table:table-cell office:value-type="float" office:value="-1.790294">
            <text:p>-1,790294</text:p>
          </table:table-cell>
          <table:table-cell table:number-columns-repeated="1019"/>
        </table:table-row>
        <table:table-row table:style-name="ro1">
          <table:table-cell office:value-type="float" office:value="88.451683">
            <text:p>88,45168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21179">
            <text:p>0,121179</text:p>
          </table:table-cell>
          <table:table-cell office:value-type="float" office:value="-1.790294">
            <text:p>-1,790294</text:p>
          </table:table-cell>
          <table:table-cell table:number-columns-repeated="1019"/>
        </table:table-row>
        <table:table-row table:style-name="ro1">
          <table:table-cell office:value-type="float" office:value="88.451683">
            <text:p>88,45168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21179">
            <text:p>0,121179</text:p>
          </table:table-cell>
          <table:table-cell office:value-type="float" office:value="-1.809412">
            <text:p>-1,809412</text:p>
          </table:table-cell>
          <table:table-cell table:number-columns-repeated="1019"/>
        </table:table-row>
        <table:table-row table:style-name="ro1">
          <table:table-cell office:value-type="float" office:value="88.451683">
            <text:p>88,451683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21179">
            <text:p>0,121179</text:p>
          </table:table-cell>
          <table:table-cell office:value-type="float" office:value="-1.809412">
            <text:p>-1,809412</text:p>
          </table:table-cell>
          <table:table-cell table:number-columns-repeated="1019"/>
        </table:table-row>
        <table:table-row table:style-name="ro1">
          <table:table-cell office:value-type="float" office:value="89.819496">
            <text:p>89,819496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23053">
            <text:p>0,123053</text:p>
          </table:table-cell>
          <table:table-cell office:value-type="float" office:value="-1.831177">
            <text:p>-1,831177</text:p>
          </table:table-cell>
          <table:table-cell table:number-columns-repeated="1019"/>
        </table:table-row>
        <table:table-row table:style-name="ro1">
          <table:table-cell office:value-type="float" office:value="89.819496">
            <text:p>89,819496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23053">
            <text:p>0,123053</text:p>
          </table:table-cell>
          <table:table-cell office:value-type="float" office:value="-1.831177">
            <text:p>-1,831177</text:p>
          </table:table-cell>
          <table:table-cell table:number-columns-repeated="1019"/>
        </table:table-row>
        <table:table-row table:style-name="ro1">
          <table:table-cell office:value-type="float" office:value="89.819496">
            <text:p>89,819496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123053">
            <text:p>0,123053</text:p>
          </table:table-cell>
          <table:table-cell office:value-type="float" office:value="-1.850588">
            <text:p>-1,850588</text:p>
          </table:table-cell>
          <table:table-cell table:number-columns-repeated="1019"/>
        </table:table-row>
        <table:table-row table:style-name="ro1">
          <table:table-cell office:value-type="float" office:value="90.731369">
            <text:p>90,731369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124302">
            <text:p>0,124302</text:p>
          </table:table-cell>
          <table:table-cell office:value-type="float" office:value="-1.850588">
            <text:p>-1,850588</text:p>
          </table:table-cell>
          <table:table-cell table:number-columns-repeated="1019"/>
        </table:table-row>
        <table:table-row table:style-name="ro1">
          <table:table-cell office:value-type="float" office:value="91.187302">
            <text:p>91,18730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124927">
            <text:p>0,124927</text:p>
          </table:table-cell>
          <table:table-cell office:value-type="float" office:value="-1.869412">
            <text:p>-1,869412</text:p>
          </table:table-cell>
          <table:table-cell table:number-columns-repeated="1019"/>
        </table:table-row>
        <table:table-row table:style-name="ro1">
          <table:table-cell office:value-type="float" office:value="91.187302">
            <text:p>91,18730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124927">
            <text:p>0,124927</text:p>
          </table:table-cell>
          <table:table-cell office:value-type="float" office:value="-1.869412">
            <text:p>-1,869412</text:p>
          </table:table-cell>
          <table:table-cell table:number-columns-repeated="1019"/>
        </table:table-row>
        <table:table-row table:style-name="ro1">
          <table:table-cell office:value-type="float" office:value="92.555115">
            <text:p>92,55511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26801">
            <text:p>0,126801</text:p>
          </table:table-cell>
          <table:table-cell office:value-type="float" office:value="-1.889412">
            <text:p>-1,889412</text:p>
          </table:table-cell>
          <table:table-cell table:number-columns-repeated="1019"/>
        </table:table-row>
        <table:table-row table:style-name="ro1">
          <table:table-cell office:value-type="float" office:value="92.555115">
            <text:p>92,55511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26801">
            <text:p>0,126801</text:p>
          </table:table-cell>
          <table:table-cell office:value-type="float" office:value="-1.889412">
            <text:p>-1,889412</text:p>
          </table:table-cell>
          <table:table-cell table:number-columns-repeated="1019"/>
        </table:table-row>
        <table:table-row table:style-name="ro1">
          <table:table-cell office:value-type="float" office:value="92.555115">
            <text:p>92,55511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26801">
            <text:p>0,126801</text:p>
          </table:table-cell>
          <table:table-cell office:value-type="float" office:value="-1.908235">
            <text:p>-1,908235</text:p>
          </table:table-cell>
          <table:table-cell table:number-columns-repeated="1019"/>
        </table:table-row>
        <table:table-row table:style-name="ro1">
          <table:table-cell office:value-type="float" office:value="94.37886">
            <text:p>94,3788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29299">
            <text:p>0,129299</text:p>
          </table:table-cell>
          <table:table-cell office:value-type="float" office:value="-1.908235">
            <text:p>-1,908235</text:p>
          </table:table-cell>
          <table:table-cell table:number-columns-repeated="1019"/>
        </table:table-row>
        <table:table-row table:style-name="ro1">
          <table:table-cell office:value-type="float" office:value="94.37886">
            <text:p>94,3788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129299">
            <text:p>0,129299</text:p>
          </table:table-cell>
          <table:table-cell office:value-type="float" office:value="-1.927941">
            <text:p>-1,927941</text:p>
          </table:table-cell>
          <table:table-cell table:number-columns-repeated="1019"/>
        </table:table-row>
        <table:table-row table:style-name="ro1">
          <table:table-cell office:value-type="float" office:value="94.37886">
            <text:p>94,3788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129299">
            <text:p>0,129299</text:p>
          </table:table-cell>
          <table:table-cell office:value-type="float" office:value="-1.927941">
            <text:p>-1,927941</text:p>
          </table:table-cell>
          <table:table-cell table:number-columns-repeated="1019"/>
        </table:table-row>
        <table:table-row table:style-name="ro1">
          <table:table-cell office:value-type="float" office:value="94.37886">
            <text:p>94,3788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129299">
            <text:p>0,129299</text:p>
          </table:table-cell>
          <table:table-cell office:value-type="float" office:value="-1.952941">
            <text:p>-1,952941</text:p>
          </table:table-cell>
          <table:table-cell table:number-columns-repeated="1019"/>
        </table:table-row>
        <table:table-row table:style-name="ro1">
          <table:table-cell office:value-type="float" office:value="93.92292">
            <text:p>93,9229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28674">
            <text:p>0,128674</text:p>
          </table:table-cell>
          <table:table-cell office:value-type="float" office:value="-1.952941">
            <text:p>-1,952941</text:p>
          </table:table-cell>
          <table:table-cell table:number-columns-repeated="1019"/>
        </table:table-row>
        <table:table-row table:style-name="ro1">
          <table:table-cell office:value-type="float" office:value="93.92292">
            <text:p>93,9229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28674">
            <text:p>0,128674</text:p>
          </table:table-cell>
          <table:table-cell office:value-type="float" office:value="-1.972647">
            <text:p>-1,972647</text:p>
          </table:table-cell>
          <table:table-cell table:number-columns-repeated="1019"/>
        </table:table-row>
        <table:table-row table:style-name="ro1">
          <table:table-cell office:value-type="float" office:value="96.658539">
            <text:p>96,65853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32422">
            <text:p>0,132422</text:p>
          </table:table-cell>
          <table:table-cell office:value-type="float" office:value="-1.972647">
            <text:p>-1,972647</text:p>
          </table:table-cell>
          <table:table-cell table:number-columns-repeated="1019"/>
        </table:table-row>
        <table:table-row table:style-name="ro1">
          <table:table-cell office:value-type="float" office:value="96.658539">
            <text:p>96,65853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32422">
            <text:p>0,132422</text:p>
          </table:table-cell>
          <table:table-cell office:value-type="float" office:value="-1.990588">
            <text:p>-1,990588</text:p>
          </table:table-cell>
          <table:table-cell table:number-columns-repeated="1019"/>
        </table:table-row>
        <table:table-row table:style-name="ro1">
          <table:table-cell office:value-type="float" office:value="96.658539">
            <text:p>96,65853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32422">
            <text:p>0,132422</text:p>
          </table:table-cell>
          <table:table-cell office:value-type="float" office:value="-1.990588">
            <text:p>-1,990588</text:p>
          </table:table-cell>
          <table:table-cell table:number-columns-repeated="1019"/>
        </table:table-row>
        <table:table-row table:style-name="ro1">
          <table:table-cell office:value-type="float" office:value="97.114479">
            <text:p>97,11447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3047">
            <text:p>0,133047</text:p>
          </table:table-cell>
          <table:table-cell office:value-type="float" office:value="-2.011765">
            <text:p>-2,011765</text:p>
          </table:table-cell>
          <table:table-cell table:number-columns-repeated="1019"/>
        </table:table-row>
        <table:table-row table:style-name="ro1">
          <table:table-cell office:value-type="float" office:value="97.114479">
            <text:p>97,11447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133047">
            <text:p>0,133047</text:p>
          </table:table-cell>
          <table:table-cell office:value-type="float" office:value="-2.011765">
            <text:p>-2,011765</text:p>
          </table:table-cell>
          <table:table-cell table:number-columns-repeated="1019"/>
        </table:table-row>
        <table:table-row table:style-name="ro1">
          <table:table-cell office:value-type="float" office:value="97.114479">
            <text:p>97,11447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133047">
            <text:p>0,133047</text:p>
          </table:table-cell>
          <table:table-cell office:value-type="float" office:value="-2.035588">
            <text:p>-2,035588</text:p>
          </table:table-cell>
          <table:table-cell table:number-columns-repeated="1019"/>
        </table:table-row>
        <table:table-row table:style-name="ro1">
          <table:table-cell office:value-type="float" office:value="99.850098">
            <text:p>99,85009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136795">
            <text:p>0,136795</text:p>
          </table:table-cell>
          <table:table-cell office:value-type="float" office:value="-2.035588">
            <text:p>-2,035588</text:p>
          </table:table-cell>
          <table:table-cell table:number-columns-repeated="1019"/>
        </table:table-row>
        <table:table-row table:style-name="ro1">
          <table:table-cell office:value-type="float" office:value="99.850098">
            <text:p>99,850098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6795">
            <text:p>0,136795</text:p>
          </table:table-cell>
          <table:table-cell office:value-type="float" office:value="-2.035588">
            <text:p>-2,035588</text:p>
          </table:table-cell>
          <table:table-cell table:number-columns-repeated="1019"/>
        </table:table-row>
        <table:table-row table:style-name="ro1">
          <table:table-cell office:value-type="float" office:value="99.850098">
            <text:p>99,850098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6795">
            <text:p>0,136795</text:p>
          </table:table-cell>
          <table:table-cell office:value-type="float" office:value="-2.035588">
            <text:p>-2,035588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7419">
            <text:p>0,137419</text:p>
          </table:table-cell>
          <table:table-cell office:value-type="float" office:value="-2.066471">
            <text:p>-2,066471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7419">
            <text:p>0,137419</text:p>
          </table:table-cell>
          <table:table-cell office:value-type="float" office:value="-2.082647">
            <text:p>-2,08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7419">
            <text:p>0,137419</text:p>
          </table:table-cell>
          <table:table-cell office:value-type="float" office:value="-2.082647">
            <text:p>-2,08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7419">
            <text:p>0,137419</text:p>
          </table:table-cell>
          <table:table-cell office:value-type="float" office:value="-2.082647">
            <text:p>-2,08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37419">
            <text:p>0,137419</text:p>
          </table:table-cell>
          <table:table-cell office:value-type="float" office:value="-2.082647">
            <text:p>-2,08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7419">
            <text:p>0,137419</text:p>
          </table:table-cell>
          <table:table-cell office:value-type="float" office:value="-2.082647">
            <text:p>-2,08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7419">
            <text:p>0,137419</text:p>
          </table:table-cell>
          <table:table-cell office:value-type="float" office:value="-2.082647">
            <text:p>-2,08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7419">
            <text:p>0,137419</text:p>
          </table:table-cell>
          <table:table-cell office:value-type="float" office:value="-2.139412">
            <text:p>-2,139412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7419">
            <text:p>0,137419</text:p>
          </table:table-cell>
          <table:table-cell office:value-type="float" office:value="-2.139412">
            <text:p>-2,139412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9918">
            <text:p>0,139918</text:p>
          </table:table-cell>
          <table:table-cell office:value-type="float" office:value="-2.139412">
            <text:p>-2,139412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9918">
            <text:p>0,139918</text:p>
          </table:table-cell>
          <table:table-cell office:value-type="float" office:value="-2.172941">
            <text:p>-2,172941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9918">
            <text:p>0,139918</text:p>
          </table:table-cell>
          <table:table-cell office:value-type="float" office:value="-2.172941">
            <text:p>-2,172941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9918">
            <text:p>0,139918</text:p>
          </table:table-cell>
          <table:table-cell office:value-type="float" office:value="-2.172941">
            <text:p>-2,172941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39918">
            <text:p>0,139918</text:p>
          </table:table-cell>
          <table:table-cell office:value-type="float" office:value="-2.172941">
            <text:p>-2,172941</text:p>
          </table:table-cell>
          <table:table-cell table:number-columns-repeated="1019"/>
        </table:table-row>
        <table:table-row table:style-name="ro1">
          <table:table-cell office:value-type="float" office:value="102.129776">
            <text:p>102,129776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39918">
            <text:p>0,139918</text:p>
          </table:table-cell>
          <table:table-cell office:value-type="float" office:value="-2.172941">
            <text:p>-2,172941</text:p>
          </table:table-cell>
          <table:table-cell table:number-columns-repeated="1019"/>
        </table:table-row>
        <table:table-row table:style-name="ro1">
          <table:table-cell office:value-type="float" office:value="104.409462">
            <text:p>104,409462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43041">
            <text:p>0,143041</text:p>
          </table:table-cell>
          <table:table-cell office:value-type="float" office:value="-2.172941">
            <text:p>-2,172941</text:p>
          </table:table-cell>
          <table:table-cell table:number-columns-repeated="1019"/>
        </table:table-row>
        <table:table-row table:style-name="ro1">
          <table:table-cell office:value-type="float" office:value="104.409462">
            <text:p>104,409462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43041">
            <text:p>0,143041</text:p>
          </table:table-cell>
          <table:table-cell office:value-type="float" office:value="-2.23">
            <text:p>-2,23</text:p>
          </table:table-cell>
          <table:table-cell table:number-columns-repeated="1019"/>
        </table:table-row>
        <table:table-row table:style-name="ro1">
          <table:table-cell office:value-type="float" office:value="104.409462">
            <text:p>104,40946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43041">
            <text:p>0,143041</text:p>
          </table:table-cell>
          <table:table-cell office:value-type="float" office:value="-2.23">
            <text:p>-2,23</text:p>
          </table:table-cell>
          <table:table-cell table:number-columns-repeated="1019"/>
        </table:table-row>
        <table:table-row table:style-name="ro1">
          <table:table-cell office:value-type="float" office:value="104.409462">
            <text:p>104,409462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43041">
            <text:p>0,143041</text:p>
          </table:table-cell>
          <table:table-cell office:value-type="float" office:value="-2.250882">
            <text:p>-2,250882</text:p>
          </table:table-cell>
          <table:table-cell table:number-columns-repeated="1019"/>
        </table:table-row>
        <table:table-row table:style-name="ro1">
          <table:table-cell office:value-type="float" office:value="111.248512">
            <text:p>111,248512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5241">
            <text:p>0,15241</text:p>
          </table:table-cell>
          <table:table-cell office:value-type="float" office:value="-2.250882">
            <text:p>-2,250882</text:p>
          </table:table-cell>
          <table:table-cell table:number-columns-repeated="1019"/>
        </table:table-row>
        <table:table-row table:style-name="ro1">
          <table:table-cell office:value-type="float" office:value="111.248512">
            <text:p>111,248512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5241">
            <text:p>0,15241</text:p>
          </table:table-cell>
          <table:table-cell office:value-type="float" office:value="-2.268529">
            <text:p>-2,268529</text:p>
          </table:table-cell>
          <table:table-cell table:number-columns-repeated="1019"/>
        </table:table-row>
        <table:table-row table:style-name="ro1">
          <table:table-cell office:value-type="float" office:value="111.248512">
            <text:p>111,248512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15241">
            <text:p>0,15241</text:p>
          </table:table-cell>
          <table:table-cell office:value-type="float" office:value="-2.268529">
            <text:p>-2,268529</text:p>
          </table:table-cell>
          <table:table-cell table:number-columns-repeated="1019"/>
        </table:table-row>
        <table:table-row table:style-name="ro1">
          <table:table-cell office:value-type="float" office:value="112.160385">
            <text:p>112,160385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15366">
            <text:p>0,15366</text:p>
          </table:table-cell>
          <table:table-cell office:value-type="float" office:value="-2.287647">
            <text:p>-2,287647</text:p>
          </table:table-cell>
          <table:table-cell table:number-columns-repeated="1019"/>
        </table:table-row>
        <table:table-row table:style-name="ro1">
          <table:table-cell office:value-type="float" office:value="112.160385">
            <text:p>112,16038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5366">
            <text:p>0,15366</text:p>
          </table:table-cell>
          <table:table-cell office:value-type="float" office:value="-2.287647">
            <text:p>-2,287647</text:p>
          </table:table-cell>
          <table:table-cell table:number-columns-repeated="1019"/>
        </table:table-row>
        <table:table-row table:style-name="ro1">
          <table:table-cell office:value-type="float" office:value="114.896004">
            <text:p>114,896004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157408">
            <text:p>0,157408</text:p>
          </table:table-cell>
          <table:table-cell office:value-type="float" office:value="-2.306765">
            <text:p>-2,306765</text:p>
          </table:table-cell>
          <table:table-cell table:number-columns-repeated="1019"/>
        </table:table-row>
        <table:table-row table:style-name="ro1">
          <table:table-cell office:value-type="float" office:value="114.896004">
            <text:p>114,896004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57408">
            <text:p>0,157408</text:p>
          </table:table-cell>
          <table:table-cell office:value-type="float" office:value="-2.306765">
            <text:p>-2,306765</text:p>
          </table:table-cell>
          <table:table-cell table:number-columns-repeated="1019"/>
        </table:table-row>
        <table:table-row table:style-name="ro1">
          <table:table-cell office:value-type="float" office:value="116.263809">
            <text:p>116,263809</text:p>
          </table:table-cell>
          <table:table-cell office:value-type="float" office:value="-0.003242">
            <text:p>-0,003242</text:p>
          </table:table-cell>
          <table:table-cell office:value-type="float" office:value="-0.003212">
            <text:p>-0,003212</text:p>
          </table:table-cell>
          <table:table-cell office:value-type="float" office:value="0.159281">
            <text:p>0,159281</text:p>
          </table:table-cell>
          <table:table-cell office:value-type="float" office:value="-2.326765">
            <text:p>-2,326765</text:p>
          </table:table-cell>
          <table:table-cell table:number-columns-repeated="1019"/>
        </table:table-row>
        <table:table-row table:style-name="ro1">
          <table:table-cell office:value-type="float" office:value="116.263809">
            <text:p>116,26380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159281">
            <text:p>0,159281</text:p>
          </table:table-cell>
          <table:table-cell office:value-type="float" office:value="-2.326765">
            <text:p>-2,326765</text:p>
          </table:table-cell>
          <table:table-cell table:number-columns-repeated="1019"/>
        </table:table-row>
        <table:table-row table:style-name="ro1">
          <table:table-cell office:value-type="float" office:value="117.175682">
            <text:p>117,175682</text:p>
          </table:table-cell>
          <table:table-cell office:value-type="float" office:value="-0.003247">
            <text:p>-0,003247</text:p>
          </table:table-cell>
          <table:table-cell office:value-type="float" office:value="-0.00321">
            <text:p>-0,00321</text:p>
          </table:table-cell>
          <table:table-cell office:value-type="float" office:value="0.160531">
            <text:p>0,160531</text:p>
          </table:table-cell>
          <table:table-cell office:value-type="float" office:value="-2.345882">
            <text:p>-2,345882</text:p>
          </table:table-cell>
          <table:table-cell table:number-columns-repeated="1019"/>
        </table:table-row>
        <table:table-row table:style-name="ro1">
          <table:table-cell office:value-type="float" office:value="117.175682">
            <text:p>117,17568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60531">
            <text:p>0,160531</text:p>
          </table:table-cell>
          <table:table-cell office:value-type="float" office:value="-2.364412">
            <text:p>-2,364412</text:p>
          </table:table-cell>
          <table:table-cell table:number-columns-repeated="1019"/>
        </table:table-row>
        <table:table-row table:style-name="ro1">
          <table:table-cell office:value-type="float" office:value="118.999428">
            <text:p>118,99942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63029">
            <text:p>0,163029</text:p>
          </table:table-cell>
          <table:table-cell office:value-type="float" office:value="-2.364412">
            <text:p>-2,364412</text:p>
          </table:table-cell>
          <table:table-cell table:number-columns-repeated="1019"/>
        </table:table-row>
        <table:table-row table:style-name="ro1">
          <table:table-cell office:value-type="float" office:value="118.999428">
            <text:p>118,999428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63029">
            <text:p>0,163029</text:p>
          </table:table-cell>
          <table:table-cell office:value-type="float" office:value="-2.383529">
            <text:p>-2,383529</text:p>
          </table:table-cell>
          <table:table-cell table:number-columns-repeated="1019"/>
        </table:table-row>
        <table:table-row table:style-name="ro1">
          <table:table-cell office:value-type="float" office:value="118.543495">
            <text:p>118,543495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162405">
            <text:p>0,162405</text:p>
          </table:table-cell>
          <table:table-cell office:value-type="float" office:value="-2.383529">
            <text:p>-2,383529</text:p>
          </table:table-cell>
          <table:table-cell table:number-columns-repeated="1019"/>
        </table:table-row>
        <table:table-row table:style-name="ro1">
          <table:table-cell office:value-type="float" office:value="118.543495">
            <text:p>118,54349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62405">
            <text:p>0,162405</text:p>
          </table:table-cell>
          <table:table-cell office:value-type="float" office:value="-2.402647">
            <text:p>-2,402647</text:p>
          </table:table-cell>
          <table:table-cell table:number-columns-repeated="1019"/>
        </table:table-row>
        <table:table-row table:style-name="ro1">
          <table:table-cell office:value-type="float" office:value="118.543495">
            <text:p>118,54349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62405">
            <text:p>0,162405</text:p>
          </table:table-cell>
          <table:table-cell office:value-type="float" office:value="-2.402647">
            <text:p>-2,402647</text:p>
          </table:table-cell>
          <table:table-cell table:number-columns-repeated="1019"/>
        </table:table-row>
        <table:table-row table:style-name="ro1">
          <table:table-cell office:value-type="float" office:value="119.455368">
            <text:p>119,455368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63654">
            <text:p>0,163654</text:p>
          </table:table-cell>
          <table:table-cell office:value-type="float" office:value="-2.421765">
            <text:p>-2,421765</text:p>
          </table:table-cell>
          <table:table-cell table:number-columns-repeated="1019"/>
        </table:table-row>
        <table:table-row table:style-name="ro1">
          <table:table-cell office:value-type="float" office:value="119.455368">
            <text:p>119,455368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163654">
            <text:p>0,163654</text:p>
          </table:table-cell>
          <table:table-cell office:value-type="float" office:value="-2.421765">
            <text:p>-2,421765</text:p>
          </table:table-cell>
          <table:table-cell table:number-columns-repeated="1019"/>
        </table:table-row>
        <table:table-row table:style-name="ro1">
          <table:table-cell office:value-type="float" office:value="121.279114">
            <text:p>121,27911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66152">
            <text:p>0,166152</text:p>
          </table:table-cell>
          <table:table-cell office:value-type="float" office:value="-2.441176">
            <text:p>-2,441176</text:p>
          </table:table-cell>
          <table:table-cell table:number-columns-repeated="1019"/>
        </table:table-row>
        <table:table-row table:style-name="ro1">
          <table:table-cell office:value-type="float" office:value="121.279114">
            <text:p>121,279114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166152">
            <text:p>0,166152</text:p>
          </table:table-cell>
          <table:table-cell office:value-type="float" office:value="-2.441176">
            <text:p>-2,441176</text:p>
          </table:table-cell>
          <table:table-cell table:number-columns-repeated="1019"/>
        </table:table-row>
        <table:table-row table:style-name="ro1">
          <table:table-cell office:value-type="float" office:value="122.646919">
            <text:p>122,646919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168026">
            <text:p>0,168026</text:p>
          </table:table-cell>
          <table:table-cell office:value-type="float" office:value="-2.460294">
            <text:p>-2,460294</text:p>
          </table:table-cell>
          <table:table-cell table:number-columns-repeated="1019"/>
        </table:table-row>
        <table:table-row table:style-name="ro1">
          <table:table-cell office:value-type="float" office:value="122.646919">
            <text:p>122,646919</text:p>
          </table:table-cell>
          <table:table-cell office:value-type="float" office:value="-0.003245">
            <text:p>-0,003245</text:p>
          </table:table-cell>
          <table:table-cell office:value-type="float" office:value="-0.003208">
            <text:p>-0,003208</text:p>
          </table:table-cell>
          <table:table-cell office:value-type="float" office:value="0.168026">
            <text:p>0,168026</text:p>
          </table:table-cell>
          <table:table-cell office:value-type="float" office:value="-2.460294">
            <text:p>-2,460294</text:p>
          </table:table-cell>
          <table:table-cell table:number-columns-repeated="1019"/>
        </table:table-row>
        <table:table-row table:style-name="ro1">
          <table:table-cell office:value-type="float" office:value="124.014732">
            <text:p>124,01473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699">
            <text:p>0,1699</text:p>
          </table:table-cell>
          <table:table-cell office:value-type="float" office:value="-2.479412">
            <text:p>-2,479412</text:p>
          </table:table-cell>
          <table:table-cell table:number-columns-repeated="1019"/>
        </table:table-row>
        <table:table-row table:style-name="ro1">
          <table:table-cell office:value-type="float" office:value="124.014732">
            <text:p>124,01473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1699">
            <text:p>0,1699</text:p>
          </table:table-cell>
          <table:table-cell office:value-type="float" office:value="-2.479412">
            <text:p>-2,479412</text:p>
          </table:table-cell>
          <table:table-cell table:number-columns-repeated="1019"/>
        </table:table-row>
        <table:table-row table:style-name="ro1">
          <table:table-cell office:value-type="float" office:value="123.5588">
            <text:p>123,558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69276">
            <text:p>0,169276</text:p>
          </table:table-cell>
          <table:table-cell office:value-type="float" office:value="-2.498235">
            <text:p>-2,498235</text:p>
          </table:table-cell>
          <table:table-cell table:number-columns-repeated="1019"/>
        </table:table-row>
        <table:table-row table:style-name="ro1">
          <table:table-cell office:value-type="float" office:value="123.5588">
            <text:p>123,5588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169276">
            <text:p>0,169276</text:p>
          </table:table-cell>
          <table:table-cell office:value-type="float" office:value="-2.498235">
            <text:p>-2,498235</text:p>
          </table:table-cell>
          <table:table-cell table:number-columns-repeated="1019"/>
        </table:table-row>
        <table:table-row table:style-name="ro1">
          <table:table-cell office:value-type="float" office:value="125.382545">
            <text:p>125,38254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71774">
            <text:p>0,171774</text:p>
          </table:table-cell>
          <table:table-cell office:value-type="float" office:value="-2.517353">
            <text:p>-2,517353</text:p>
          </table:table-cell>
          <table:table-cell table:number-columns-repeated="1019"/>
        </table:table-row>
        <table:table-row table:style-name="ro1">
          <table:table-cell office:value-type="float" office:value="125.382545">
            <text:p>125,38254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171774">
            <text:p>0,171774</text:p>
          </table:table-cell>
          <table:table-cell office:value-type="float" office:value="-2.517353">
            <text:p>-2,517353</text:p>
          </table:table-cell>
          <table:table-cell table:number-columns-repeated="1019"/>
        </table:table-row>
        <table:table-row table:style-name="ro1">
          <table:table-cell office:value-type="float" office:value="125.838478">
            <text:p>125,838478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172399">
            <text:p>0,172399</text:p>
          </table:table-cell>
          <table:table-cell office:value-type="float" office:value="-2.536176">
            <text:p>-2,536176</text:p>
          </table:table-cell>
          <table:table-cell table:number-columns-repeated="1019"/>
        </table:table-row>
        <table:table-row table:style-name="ro1">
          <table:table-cell office:value-type="float" office:value="125.838478">
            <text:p>125,838478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172399">
            <text:p>0,172399</text:p>
          </table:table-cell>
          <table:table-cell office:value-type="float" office:value="-2.536176">
            <text:p>-2,536176</text:p>
          </table:table-cell>
          <table:table-cell table:number-columns-repeated="1019"/>
        </table:table-row>
        <table:table-row table:style-name="ro1">
          <table:table-cell office:value-type="float" office:value="127.206291">
            <text:p>127,206291</text:p>
          </table:table-cell>
          <table:table-cell office:value-type="float" office:value="-0.003246">
            <text:p>-0,003246</text:p>
          </table:table-cell>
          <table:table-cell office:value-type="float" office:value="-0.003208">
            <text:p>-0,003208</text:p>
          </table:table-cell>
          <table:table-cell office:value-type="float" office:value="0.174273">
            <text:p>0,174273</text:p>
          </table:table-cell>
          <table:table-cell office:value-type="float" office:value="-2.556176">
            <text:p>-2,556176</text:p>
          </table:table-cell>
          <table:table-cell table:number-columns-repeated="1019"/>
        </table:table-row>
        <table:table-row table:style-name="ro1">
          <table:table-cell office:value-type="float" office:value="127.206291">
            <text:p>127,206291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174273">
            <text:p>0,174273</text:p>
          </table:table-cell>
          <table:table-cell office:value-type="float" office:value="-2.556176">
            <text:p>-2,556176</text:p>
          </table:table-cell>
          <table:table-cell table:number-columns-repeated="1019"/>
        </table:table-row>
        <table:table-row table:style-name="ro1">
          <table:table-cell office:value-type="float" office:value="128.118164">
            <text:p>128,118164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175522">
            <text:p>0,175522</text:p>
          </table:table-cell>
          <table:table-cell office:value-type="float" office:value="-2.576471">
            <text:p>-2,576471</text:p>
          </table:table-cell>
          <table:table-cell table:number-columns-repeated="1019"/>
        </table:table-row>
        <table:table-row table:style-name="ro1">
          <table:table-cell office:value-type="float" office:value="128.118164">
            <text:p>128,118164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175522">
            <text:p>0,175522</text:p>
          </table:table-cell>
          <table:table-cell office:value-type="float" office:value="-2.576471">
            <text:p>-2,576471</text:p>
          </table:table-cell>
          <table:table-cell table:number-columns-repeated="1019"/>
        </table:table-row>
        <table:table-row table:style-name="ro1">
          <table:table-cell office:value-type="float" office:value="128.118164">
            <text:p>128,118164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175522">
            <text:p>0,175522</text:p>
          </table:table-cell>
          <table:table-cell office:value-type="float" office:value="-2.596471">
            <text:p>-2,596471</text:p>
          </table:table-cell>
          <table:table-cell table:number-columns-repeated="1019"/>
        </table:table-row>
        <table:table-row table:style-name="ro1">
          <table:table-cell office:value-type="float" office:value="128.118164">
            <text:p>128,118164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175522">
            <text:p>0,175522</text:p>
          </table:table-cell>
          <table:table-cell office:value-type="float" office:value="-2.596471">
            <text:p>-2,596471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177396">
            <text:p>0,177396</text:p>
          </table:table-cell>
          <table:table-cell office:value-type="float" office:value="-2.616471">
            <text:p>-2,616471</text:p>
          </table:table-cell>
          <table:table-cell table:number-columns-repeated="1019"/>
        </table:table-row>
        <table:table-row table:style-name="ro1">
          <table:table-cell office:value-type="float" office:value="129.485977">
            <text:p>129,48597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177396">
            <text:p>0,177396</text:p>
          </table:table-cell>
          <table:table-cell office:value-type="float" office:value="-2.616471">
            <text:p>-2,616471</text:p>
          </table:table-cell>
          <table:table-cell table:number-columns-repeated="1019"/>
        </table:table-row>
        <table:table-row table:style-name="ro1">
          <table:table-cell office:value-type="float" office:value="130.397842">
            <text:p>130,397842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178645">
            <text:p>0,178645</text:p>
          </table:table-cell>
          <table:table-cell office:value-type="float" office:value="-2.636765">
            <text:p>-2,636765</text:p>
          </table:table-cell>
          <table:table-cell table:number-columns-repeated="1019"/>
        </table:table-row>
        <table:table-row table:style-name="ro1">
          <table:table-cell office:value-type="float" office:value="130.397842">
            <text:p>130,39784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78645">
            <text:p>0,178645</text:p>
          </table:table-cell>
          <table:table-cell office:value-type="float" office:value="-2.636765">
            <text:p>-2,636765</text:p>
          </table:table-cell>
          <table:table-cell table:number-columns-repeated="1019"/>
        </table:table-row>
        <table:table-row table:style-name="ro1">
          <table:table-cell office:value-type="float" office:value="132.677521">
            <text:p>132,677521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181768">
            <text:p>0,181768</text:p>
          </table:table-cell>
          <table:table-cell office:value-type="float" office:value="-2.657059">
            <text:p>-2,657059</text:p>
          </table:table-cell>
          <table:table-cell table:number-columns-repeated="1019"/>
        </table:table-row>
        <table:table-row table:style-name="ro1">
          <table:table-cell office:value-type="float" office:value="132.677521">
            <text:p>132,677521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181768">
            <text:p>0,181768</text:p>
          </table:table-cell>
          <table:table-cell office:value-type="float" office:value="-2.657059">
            <text:p>-2,657059</text:p>
          </table:table-cell>
          <table:table-cell table:number-columns-repeated="1019"/>
        </table:table-row>
        <table:table-row table:style-name="ro1">
          <table:table-cell office:value-type="float" office:value="132.677521">
            <text:p>132,67752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81768">
            <text:p>0,181768</text:p>
          </table:table-cell>
          <table:table-cell office:value-type="float" office:value="-2.676471">
            <text:p>-2,676471</text:p>
          </table:table-cell>
          <table:table-cell table:number-columns-repeated="1019"/>
        </table:table-row>
        <table:table-row table:style-name="ro1">
          <table:table-cell office:value-type="float" office:value="132.677521">
            <text:p>132,67752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81768">
            <text:p>0,181768</text:p>
          </table:table-cell>
          <table:table-cell office:value-type="float" office:value="-2.676471">
            <text:p>-2,676471</text:p>
          </table:table-cell>
          <table:table-cell table:number-columns-repeated="1019"/>
        </table:table-row>
        <table:table-row table:style-name="ro1">
          <table:table-cell office:value-type="float" office:value="134.045334">
            <text:p>134,045334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183642">
            <text:p>0,183642</text:p>
          </table:table-cell>
          <table:table-cell office:value-type="float" office:value="-2.697059">
            <text:p>-2,697059</text:p>
          </table:table-cell>
          <table:table-cell table:number-columns-repeated="1019"/>
        </table:table-row>
        <table:table-row table:style-name="ro1">
          <table:table-cell office:value-type="float" office:value="134.045334">
            <text:p>134,045334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183642">
            <text:p>0,183642</text:p>
          </table:table-cell>
          <table:table-cell office:value-type="float" office:value="-2.697059">
            <text:p>-2,697059</text:p>
          </table:table-cell>
          <table:table-cell table:number-columns-repeated="1019"/>
        </table:table-row>
        <table:table-row table:style-name="ro1">
          <table:table-cell office:value-type="float" office:value="134.957214">
            <text:p>134,957214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84891">
            <text:p>0,184891</text:p>
          </table:table-cell>
          <table:table-cell office:value-type="float" office:value="-2.716765">
            <text:p>-2,716765</text:p>
          </table:table-cell>
          <table:table-cell table:number-columns-repeated="1019"/>
        </table:table-row>
        <table:table-row table:style-name="ro1">
          <table:table-cell office:value-type="float" office:value="134.957214">
            <text:p>134,95721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84891">
            <text:p>0,184891</text:p>
          </table:table-cell>
          <table:table-cell office:value-type="float" office:value="-2.716765">
            <text:p>-2,716765</text:p>
          </table:table-cell>
          <table:table-cell table:number-columns-repeated="1019"/>
        </table:table-row>
        <table:table-row table:style-name="ro1">
          <table:table-cell office:value-type="float" office:value="136.325012">
            <text:p>136,32501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186765">
            <text:p>0,186765</text:p>
          </table:table-cell>
          <table:table-cell office:value-type="float" office:value="-2.737059">
            <text:p>-2,737059</text:p>
          </table:table-cell>
          <table:table-cell table:number-columns-repeated="1019"/>
        </table:table-row>
        <table:table-row table:style-name="ro1">
          <table:table-cell office:value-type="float" office:value="136.325012">
            <text:p>136,325012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186765">
            <text:p>0,186765</text:p>
          </table:table-cell>
          <table:table-cell office:value-type="float" office:value="-2.737059">
            <text:p>-2,737059</text:p>
          </table:table-cell>
          <table:table-cell table:number-columns-repeated="1019"/>
        </table:table-row>
        <table:table-row table:style-name="ro1">
          <table:table-cell office:value-type="float" office:value="137.236893">
            <text:p>137,23689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88015">
            <text:p>0,188015</text:p>
          </table:table-cell>
          <table:table-cell office:value-type="float" office:value="-2.756765">
            <text:p>-2,756765</text:p>
          </table:table-cell>
          <table:table-cell table:number-columns-repeated="1019"/>
        </table:table-row>
        <table:table-row table:style-name="ro1">
          <table:table-cell office:value-type="float" office:value="137.236893">
            <text:p>137,23689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88015">
            <text:p>0,188015</text:p>
          </table:table-cell>
          <table:table-cell office:value-type="float" office:value="-2.756765">
            <text:p>-2,756765</text:p>
          </table:table-cell>
          <table:table-cell table:number-columns-repeated="1019"/>
        </table:table-row>
        <table:table-row table:style-name="ro1">
          <table:table-cell office:value-type="float" office:value="137.692825">
            <text:p>137,69282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88639">
            <text:p>0,188639</text:p>
          </table:table-cell>
          <table:table-cell office:value-type="float" office:value="-2.776765">
            <text:p>-2,776765</text:p>
          </table:table-cell>
          <table:table-cell table:number-columns-repeated="1019"/>
        </table:table-row>
        <table:table-row table:style-name="ro1">
          <table:table-cell office:value-type="float" office:value="137.692825">
            <text:p>137,69282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88639">
            <text:p>0,188639</text:p>
          </table:table-cell>
          <table:table-cell office:value-type="float" office:value="-2.776765">
            <text:p>-2,776765</text:p>
          </table:table-cell>
          <table:table-cell table:number-columns-repeated="1019"/>
        </table:table-row>
        <table:table-row table:style-name="ro1">
          <table:table-cell office:value-type="float" office:value="139.060638">
            <text:p>139,06063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90513">
            <text:p>0,190513</text:p>
          </table:table-cell>
          <table:table-cell office:value-type="float" office:value="-2.796471">
            <text:p>-2,796471</text:p>
          </table:table-cell>
          <table:table-cell table:number-columns-repeated="1019"/>
        </table:table-row>
        <table:table-row table:style-name="ro1">
          <table:table-cell office:value-type="float" office:value="139.060638">
            <text:p>139,060638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90513">
            <text:p>0,190513</text:p>
          </table:table-cell>
          <table:table-cell office:value-type="float" office:value="-2.796471">
            <text:p>-2,796471</text:p>
          </table:table-cell>
          <table:table-cell table:number-columns-repeated="1019"/>
        </table:table-row>
        <table:table-row table:style-name="ro1">
          <table:table-cell office:value-type="float" office:value="139.972504">
            <text:p>139,972504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91762">
            <text:p>0,191762</text:p>
          </table:table-cell>
          <table:table-cell office:value-type="float" office:value="-2.816471">
            <text:p>-2,816471</text:p>
          </table:table-cell>
          <table:table-cell table:number-columns-repeated="1019"/>
        </table:table-row>
        <table:table-row table:style-name="ro1">
          <table:table-cell office:value-type="float" office:value="139.972504">
            <text:p>139,97250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91762">
            <text:p>0,191762</text:p>
          </table:table-cell>
          <table:table-cell office:value-type="float" office:value="-2.816471">
            <text:p>-2,816471</text:p>
          </table:table-cell>
          <table:table-cell table:number-columns-repeated="1019"/>
        </table:table-row>
        <table:table-row table:style-name="ro1">
          <table:table-cell office:value-type="float" office:value="141.796249">
            <text:p>141,79624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194261">
            <text:p>0,194261</text:p>
          </table:table-cell>
          <table:table-cell office:value-type="float" office:value="-2.84">
            <text:p>-2,84</text:p>
          </table:table-cell>
          <table:table-cell table:number-columns-repeated="1019"/>
        </table:table-row>
        <table:table-row table:style-name="ro1">
          <table:table-cell office:value-type="float" office:value="141.796249">
            <text:p>141,79624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194261">
            <text:p>0,194261</text:p>
          </table:table-cell>
          <table:table-cell office:value-type="float" office:value="-2.84">
            <text:p>-2,84</text:p>
          </table:table-cell>
          <table:table-cell table:number-columns-repeated="1019"/>
        </table:table-row>
        <table:table-row table:style-name="ro1">
          <table:table-cell office:value-type="float" office:value="140.884384">
            <text:p>140,884384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193012">
            <text:p>0,193012</text:p>
          </table:table-cell>
          <table:table-cell office:value-type="float" office:value="-2.859118">
            <text:p>-2,859118</text:p>
          </table:table-cell>
          <table:table-cell table:number-columns-repeated="1019"/>
        </table:table-row>
        <table:table-row table:style-name="ro1">
          <table:table-cell office:value-type="float" office:value="140.884384">
            <text:p>140,88438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193012">
            <text:p>0,193012</text:p>
          </table:table-cell>
          <table:table-cell office:value-type="float" office:value="-2.859118">
            <text:p>-2,859118</text:p>
          </table:table-cell>
          <table:table-cell table:number-columns-repeated="1019"/>
        </table:table-row>
        <table:table-row table:style-name="ro1">
          <table:table-cell office:value-type="float" office:value="142.252197">
            <text:p>142,25219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194886">
            <text:p>0,194886</text:p>
          </table:table-cell>
          <table:table-cell office:value-type="float" office:value="-2.878235">
            <text:p>-2,878235</text:p>
          </table:table-cell>
          <table:table-cell table:number-columns-repeated="1019"/>
        </table:table-row>
        <table:table-row table:style-name="ro1">
          <table:table-cell office:value-type="float" office:value="142.252197">
            <text:p>142,252197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94886">
            <text:p>0,194886</text:p>
          </table:table-cell>
          <table:table-cell office:value-type="float" office:value="-2.878235">
            <text:p>-2,878235</text:p>
          </table:table-cell>
          <table:table-cell table:number-columns-repeated="1019"/>
        </table:table-row>
        <table:table-row table:style-name="ro1">
          <table:table-cell office:value-type="float" office:value="143.164062">
            <text:p>143,164062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196135">
            <text:p>0,196135</text:p>
          </table:table-cell>
          <table:table-cell office:value-type="float" office:value="-2.897647">
            <text:p>-2,897647</text:p>
          </table:table-cell>
          <table:table-cell table:number-columns-repeated="1019"/>
        </table:table-row>
        <table:table-row table:style-name="ro1">
          <table:table-cell office:value-type="float" office:value="143.164062">
            <text:p>143,16406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196135">
            <text:p>0,196135</text:p>
          </table:table-cell>
          <table:table-cell office:value-type="float" office:value="-2.897647">
            <text:p>-2,897647</text:p>
          </table:table-cell>
          <table:table-cell table:number-columns-repeated="1019"/>
        </table:table-row>
        <table:table-row table:style-name="ro1">
          <table:table-cell office:value-type="float" office:value="145.899689">
            <text:p>145,89968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199883">
            <text:p>0,199883</text:p>
          </table:table-cell>
          <table:table-cell office:value-type="float" office:value="-2.916765">
            <text:p>-2,916765</text:p>
          </table:table-cell>
          <table:table-cell table:number-columns-repeated="1019"/>
        </table:table-row>
        <table:table-row table:style-name="ro1">
          <table:table-cell office:value-type="float" office:value="145.899689">
            <text:p>145,899689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199883">
            <text:p>0,199883</text:p>
          </table:table-cell>
          <table:table-cell office:value-type="float" office:value="-2.916765">
            <text:p>-2,916765</text:p>
          </table:table-cell>
          <table:table-cell table:number-columns-repeated="1019"/>
        </table:table-row>
        <table:table-row table:style-name="ro1">
          <table:table-cell office:value-type="float" office:value="145.443756">
            <text:p>145,44375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199258">
            <text:p>0,199258</text:p>
          </table:table-cell>
          <table:table-cell office:value-type="float" office:value="-2.936471">
            <text:p>-2,936471</text:p>
          </table:table-cell>
          <table:table-cell table:number-columns-repeated="1019"/>
        </table:table-row>
        <table:table-row table:style-name="ro1">
          <table:table-cell office:value-type="float" office:value="145.443756">
            <text:p>145,443756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199258">
            <text:p>0,199258</text:p>
          </table:table-cell>
          <table:table-cell office:value-type="float" office:value="-2.936471">
            <text:p>-2,936471</text:p>
          </table:table-cell>
          <table:table-cell table:number-columns-repeated="1019"/>
        </table:table-row>
        <table:table-row table:style-name="ro1">
          <table:table-cell office:value-type="float" office:value="146.355621">
            <text:p>146,355621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200507">
            <text:p>0,200507</text:p>
          </table:table-cell>
          <table:table-cell office:value-type="float" office:value="-2.95647">
            <text:p>-2,95647</text:p>
          </table:table-cell>
          <table:table-cell table:number-columns-repeated="1019"/>
        </table:table-row>
        <table:table-row table:style-name="ro1">
          <table:table-cell office:value-type="float" office:value="146.355621">
            <text:p>146,355621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00507">
            <text:p>0,200507</text:p>
          </table:table-cell>
          <table:table-cell office:value-type="float" office:value="-2.95647">
            <text:p>-2,95647</text:p>
          </table:table-cell>
          <table:table-cell table:number-columns-repeated="1019"/>
        </table:table-row>
        <table:table-row table:style-name="ro1">
          <table:table-cell office:value-type="float" office:value="147.267502">
            <text:p>147,26750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01756">
            <text:p>0,201756</text:p>
          </table:table-cell>
          <table:table-cell office:value-type="float" office:value="-2.97647">
            <text:p>-2,97647</text:p>
          </table:table-cell>
          <table:table-cell table:number-columns-repeated="1019"/>
        </table:table-row>
        <table:table-row table:style-name="ro1">
          <table:table-cell office:value-type="float" office:value="147.267502">
            <text:p>147,267502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201756">
            <text:p>0,201756</text:p>
          </table:table-cell>
          <table:table-cell office:value-type="float" office:value="-2.97647">
            <text:p>-2,97647</text:p>
          </table:table-cell>
          <table:table-cell table:number-columns-repeated="1019"/>
        </table:table-row>
        <table:table-row table:style-name="ro1">
          <table:table-cell office:value-type="float" office:value="148.179367">
            <text:p>148,179367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203006">
            <text:p>0,203006</text:p>
          </table:table-cell>
          <table:table-cell office:value-type="float" office:value="-2.996176">
            <text:p>-2,996176</text:p>
          </table:table-cell>
          <table:table-cell table:number-columns-repeated="1019"/>
        </table:table-row>
        <table:table-row table:style-name="ro1">
          <table:table-cell office:value-type="float" office:value="148.179367">
            <text:p>148,17936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03006">
            <text:p>0,203006</text:p>
          </table:table-cell>
          <table:table-cell office:value-type="float" office:value="-2.996176">
            <text:p>-2,996176</text:p>
          </table:table-cell>
          <table:table-cell table:number-columns-repeated="1019"/>
        </table:table-row>
        <table:table-row table:style-name="ro1">
          <table:table-cell office:value-type="float" office:value="149.54718">
            <text:p>149,5471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0488">
            <text:p>0,20488</text:p>
          </table:table-cell>
          <table:table-cell office:value-type="float" office:value="-3.016176">
            <text:p>-3,016176</text:p>
          </table:table-cell>
          <table:table-cell table:number-columns-repeated="1019"/>
        </table:table-row>
        <table:table-row table:style-name="ro1">
          <table:table-cell office:value-type="float" office:value="149.54718">
            <text:p>149,54718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20488">
            <text:p>0,20488</text:p>
          </table:table-cell>
          <table:table-cell office:value-type="float" office:value="-3.016176">
            <text:p>-3,016176</text:p>
          </table:table-cell>
          <table:table-cell table:number-columns-repeated="1019"/>
        </table:table-row>
        <table:table-row table:style-name="ro1">
          <table:table-cell office:value-type="float" office:value="150.459045">
            <text:p>150,459045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206129">
            <text:p>0,206129</text:p>
          </table:table-cell>
          <table:table-cell office:value-type="float" office:value="-3.036176">
            <text:p>-3,036176</text:p>
          </table:table-cell>
          <table:table-cell table:number-columns-repeated="1019"/>
        </table:table-row>
        <table:table-row table:style-name="ro1">
          <table:table-cell office:value-type="float" office:value="150.459045">
            <text:p>150,459045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06129">
            <text:p>0,206129</text:p>
          </table:table-cell>
          <table:table-cell office:value-type="float" office:value="-3.036176">
            <text:p>-3,036176</text:p>
          </table:table-cell>
          <table:table-cell table:number-columns-repeated="1019"/>
        </table:table-row>
        <table:table-row table:style-name="ro1">
          <table:table-cell office:value-type="float" office:value="151.826859">
            <text:p>151,826859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08003">
            <text:p>0,208003</text:p>
          </table:table-cell>
          <table:table-cell office:value-type="float" office:value="-3.057059">
            <text:p>-3,057059</text:p>
          </table:table-cell>
          <table:table-cell table:number-columns-repeated="1019"/>
        </table:table-row>
        <table:table-row table:style-name="ro1">
          <table:table-cell office:value-type="float" office:value="151.826859">
            <text:p>151,826859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208003">
            <text:p>0,208003</text:p>
          </table:table-cell>
          <table:table-cell office:value-type="float" office:value="-3.057059">
            <text:p>-3,057059</text:p>
          </table:table-cell>
          <table:table-cell table:number-columns-repeated="1019"/>
        </table:table-row>
        <table:table-row table:style-name="ro1">
          <table:table-cell office:value-type="float" office:value="151.370926">
            <text:p>151,370926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207378">
            <text:p>0,207378</text:p>
          </table:table-cell>
          <table:table-cell office:value-type="float" office:value="-3.076176">
            <text:p>-3,076176</text:p>
          </table:table-cell>
          <table:table-cell table:number-columns-repeated="1019"/>
        </table:table-row>
        <table:table-row table:style-name="ro1">
          <table:table-cell office:value-type="float" office:value="151.370926">
            <text:p>151,370926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207378">
            <text:p>0,207378</text:p>
          </table:table-cell>
          <table:table-cell office:value-type="float" office:value="-3.076176">
            <text:p>-3,076176</text:p>
          </table:table-cell>
          <table:table-cell table:number-columns-repeated="1019"/>
        </table:table-row>
        <table:table-row table:style-name="ro1">
          <table:table-cell office:value-type="float" office:value="152.738739">
            <text:p>152,738739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209252">
            <text:p>0,209252</text:p>
          </table:table-cell>
          <table:table-cell office:value-type="float" office:value="-3.096176">
            <text:p>-3,096176</text:p>
          </table:table-cell>
          <table:table-cell table:number-columns-repeated="1019"/>
        </table:table-row>
        <table:table-row table:style-name="ro1">
          <table:table-cell office:value-type="float" office:value="152.738739">
            <text:p>152,73873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09252">
            <text:p>0,209252</text:p>
          </table:table-cell>
          <table:table-cell office:value-type="float" office:value="-3.096176">
            <text:p>-3,096176</text:p>
          </table:table-cell>
          <table:table-cell table:number-columns-repeated="1019"/>
        </table:table-row>
        <table:table-row table:style-name="ro1">
          <table:table-cell office:value-type="float" office:value="154.106537">
            <text:p>154,10653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11126">
            <text:p>0,211126</text:p>
          </table:table-cell>
          <table:table-cell office:value-type="float" office:value="-3.116176">
            <text:p>-3,116176</text:p>
          </table:table-cell>
          <table:table-cell table:number-columns-repeated="1019"/>
        </table:table-row>
        <table:table-row table:style-name="ro1">
          <table:table-cell office:value-type="float" office:value="154.106537">
            <text:p>154,10653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211126">
            <text:p>0,211126</text:p>
          </table:table-cell>
          <table:table-cell office:value-type="float" office:value="-3.116176">
            <text:p>-3,116176</text:p>
          </table:table-cell>
          <table:table-cell table:number-columns-repeated="1019"/>
        </table:table-row>
        <table:table-row table:style-name="ro1">
          <table:table-cell office:value-type="float" office:value="154.562485">
            <text:p>154,562485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211751">
            <text:p>0,211751</text:p>
          </table:table-cell>
          <table:table-cell office:value-type="float" office:value="-3.134706">
            <text:p>-3,134706</text:p>
          </table:table-cell>
          <table:table-cell table:number-columns-repeated="1019"/>
        </table:table-row>
        <table:table-row table:style-name="ro1">
          <table:table-cell office:value-type="float" office:value="154.562485">
            <text:p>154,562485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11751">
            <text:p>0,211751</text:p>
          </table:table-cell>
          <table:table-cell office:value-type="float" office:value="-3.134706">
            <text:p>-3,134706</text:p>
          </table:table-cell>
          <table:table-cell table:number-columns-repeated="1019"/>
        </table:table-row>
        <table:table-row table:style-name="ro1">
          <table:table-cell office:value-type="float" office:value="155.47435">
            <text:p>155,47435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13">
            <text:p>0,213</text:p>
          </table:table-cell>
          <table:table-cell office:value-type="float" office:value="-3.154412">
            <text:p>-3,154412</text:p>
          </table:table-cell>
          <table:table-cell table:number-columns-repeated="1019"/>
        </table:table-row>
        <table:table-row table:style-name="ro1">
          <table:table-cell office:value-type="float" office:value="155.47435">
            <text:p>155,4743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13">
            <text:p>0,213</text:p>
          </table:table-cell>
          <table:table-cell office:value-type="float" office:value="-3.173529">
            <text:p>-3,173529</text:p>
          </table:table-cell>
          <table:table-cell table:number-columns-repeated="1019"/>
        </table:table-row>
        <table:table-row table:style-name="ro1">
          <table:table-cell office:value-type="float" office:value="155.930283">
            <text:p>155,930283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13624">
            <text:p>0,213624</text:p>
          </table:table-cell>
          <table:table-cell office:value-type="float" office:value="-3.173529">
            <text:p>-3,173529</text:p>
          </table:table-cell>
          <table:table-cell table:number-columns-repeated="1019"/>
        </table:table-row>
        <table:table-row table:style-name="ro1">
          <table:table-cell office:value-type="float" office:value="155.930283">
            <text:p>155,93028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13624">
            <text:p>0,213624</text:p>
          </table:table-cell>
          <table:table-cell office:value-type="float" office:value="-3.192353">
            <text:p>-3,192353</text:p>
          </table:table-cell>
          <table:table-cell table:number-columns-repeated="1019"/>
        </table:table-row>
        <table:table-row table:style-name="ro1">
          <table:table-cell office:value-type="float" office:value="157.754028">
            <text:p>157,75402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16123">
            <text:p>0,216123</text:p>
          </table:table-cell>
          <table:table-cell office:value-type="float" office:value="-3.192353">
            <text:p>-3,192353</text:p>
          </table:table-cell>
          <table:table-cell table:number-columns-repeated="1019"/>
        </table:table-row>
        <table:table-row table:style-name="ro1">
          <table:table-cell office:value-type="float" office:value="157.298096">
            <text:p>157,298096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215498">
            <text:p>0,215498</text:p>
          </table:table-cell>
          <table:table-cell office:value-type="float" office:value="-3.211471">
            <text:p>-3,211471</text:p>
          </table:table-cell>
          <table:table-cell table:number-columns-repeated="1019"/>
        </table:table-row>
        <table:table-row table:style-name="ro1">
          <table:table-cell office:value-type="float" office:value="157.298096">
            <text:p>157,298096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15498">
            <text:p>0,215498</text:p>
          </table:table-cell>
          <table:table-cell office:value-type="float" office:value="-3.211471">
            <text:p>-3,211471</text:p>
          </table:table-cell>
          <table:table-cell table:number-columns-repeated="1019"/>
        </table:table-row>
        <table:table-row table:style-name="ro1">
          <table:table-cell office:value-type="float" office:value="159.577774">
            <text:p>159,577774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218622">
            <text:p>0,218622</text:p>
          </table:table-cell>
          <table:table-cell office:value-type="float" office:value="-3.230882">
            <text:p>-3,230882</text:p>
          </table:table-cell>
          <table:table-cell table:number-columns-repeated="1019"/>
        </table:table-row>
        <table:table-row table:style-name="ro1">
          <table:table-cell office:value-type="float" office:value="159.577774">
            <text:p>159,577774</text:p>
          </table:table-cell>
          <table:table-cell office:value-type="float" office:value="-0.003237">
            <text:p>-0,003237</text:p>
          </table:table-cell>
          <table:table-cell office:value-type="float" office:value="-0.003209">
            <text:p>-0,003209</text:p>
          </table:table-cell>
          <table:table-cell office:value-type="float" office:value="0.218622">
            <text:p>0,218622</text:p>
          </table:table-cell>
          <table:table-cell office:value-type="float" office:value="-3.230882">
            <text:p>-3,230882</text:p>
          </table:table-cell>
          <table:table-cell table:number-columns-repeated="1019"/>
        </table:table-row>
        <table:table-row table:style-name="ro1">
          <table:table-cell office:value-type="float" office:value="159.577774">
            <text:p>159,577774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218622">
            <text:p>0,218622</text:p>
          </table:table-cell>
          <table:table-cell office:value-type="float" office:value="-3.249706">
            <text:p>-3,249706</text:p>
          </table:table-cell>
          <table:table-cell table:number-columns-repeated="1019"/>
        </table:table-row>
        <table:table-row table:style-name="ro1">
          <table:table-cell office:value-type="float" office:value="159.577774">
            <text:p>159,577774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18622">
            <text:p>0,218622</text:p>
          </table:table-cell>
          <table:table-cell office:value-type="float" office:value="-3.249706">
            <text:p>-3,249706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22112">
            <text:p>0,22112</text:p>
          </table:table-cell>
          <table:table-cell office:value-type="float" office:value="-3.269118">
            <text:p>-3,269118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22112">
            <text:p>0,22112</text:p>
          </table:table-cell>
          <table:table-cell office:value-type="float" office:value="-3.269118">
            <text:p>-3,269118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2112">
            <text:p>0,22112</text:p>
          </table:table-cell>
          <table:table-cell office:value-type="float" office:value="-3.288235">
            <text:p>-3,288235</text:p>
          </table:table-cell>
          <table:table-cell table:number-columns-repeated="1019"/>
        </table:table-row>
        <table:table-row table:style-name="ro1">
          <table:table-cell office:value-type="float" office:value="161.40152">
            <text:p>161,4015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2112">
            <text:p>0,22112</text:p>
          </table:table-cell>
          <table:table-cell office:value-type="float" office:value="-3.288235">
            <text:p>-3,288235</text:p>
          </table:table-cell>
          <table:table-cell table:number-columns-repeated="1019"/>
        </table:table-row>
        <table:table-row table:style-name="ro1">
          <table:table-cell office:value-type="float" office:value="162.3134">
            <text:p>162,3134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22369">
            <text:p>0,222369</text:p>
          </table:table-cell>
          <table:table-cell office:value-type="float" office:value="-3.307353">
            <text:p>-3,307353</text:p>
          </table:table-cell>
          <table:table-cell table:number-columns-repeated="1019"/>
        </table:table-row>
        <table:table-row table:style-name="ro1">
          <table:table-cell office:value-type="float" office:value="162.3134">
            <text:p>162,3134</text:p>
          </table:table-cell>
          <table:table-cell office:value-type="float" office:value="-0.003238">
            <text:p>-0,003238</text:p>
          </table:table-cell>
          <table:table-cell office:value-type="float" office:value="-0.00321">
            <text:p>-0,00321</text:p>
          </table:table-cell>
          <table:table-cell office:value-type="float" office:value="0.222369">
            <text:p>0,222369</text:p>
          </table:table-cell>
          <table:table-cell office:value-type="float" office:value="-3.307353">
            <text:p>-3,307353</text:p>
          </table:table-cell>
          <table:table-cell table:number-columns-repeated="1019"/>
        </table:table-row>
        <table:table-row table:style-name="ro1">
          <table:table-cell office:value-type="float" office:value="163.681213">
            <text:p>163,681213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224243">
            <text:p>0,224243</text:p>
          </table:table-cell>
          <table:table-cell office:value-type="float" office:value="-3.326176">
            <text:p>-3,326176</text:p>
          </table:table-cell>
          <table:table-cell table:number-columns-repeated="1019"/>
        </table:table-row>
        <table:table-row table:style-name="ro1">
          <table:table-cell office:value-type="float" office:value="163.681213">
            <text:p>163,681213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224243">
            <text:p>0,224243</text:p>
          </table:table-cell>
          <table:table-cell office:value-type="float" office:value="-3.326176">
            <text:p>-3,326176</text:p>
          </table:table-cell>
          <table:table-cell table:number-columns-repeated="1019"/>
        </table:table-row>
        <table:table-row table:style-name="ro1">
          <table:table-cell office:value-type="float" office:value="164.593079">
            <text:p>164,59307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25493">
            <text:p>0,225493</text:p>
          </table:table-cell>
          <table:table-cell office:value-type="float" office:value="-3.345882">
            <text:p>-3,345882</text:p>
          </table:table-cell>
          <table:table-cell table:number-columns-repeated="1019"/>
        </table:table-row>
        <table:table-row table:style-name="ro1">
          <table:table-cell office:value-type="float" office:value="164.593079">
            <text:p>164,593079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225493">
            <text:p>0,225493</text:p>
          </table:table-cell>
          <table:table-cell office:value-type="float" office:value="-3.345882">
            <text:p>-3,345882</text:p>
          </table:table-cell>
          <table:table-cell table:number-columns-repeated="1019"/>
        </table:table-row>
        <table:table-row table:style-name="ro1">
          <table:table-cell office:value-type="float" office:value="165.504959">
            <text:p>165,50495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26742">
            <text:p>0,226742</text:p>
          </table:table-cell>
          <table:table-cell office:value-type="float" office:value="-3.365588">
            <text:p>-3,365588</text:p>
          </table:table-cell>
          <table:table-cell table:number-columns-repeated="1019"/>
        </table:table-row>
        <table:table-row table:style-name="ro1">
          <table:table-cell office:value-type="float" office:value="165.504959">
            <text:p>165,50495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26742">
            <text:p>0,226742</text:p>
          </table:table-cell>
          <table:table-cell office:value-type="float" office:value="-3.365588">
            <text:p>-3,365588</text:p>
          </table:table-cell>
          <table:table-cell table:number-columns-repeated="1019"/>
        </table:table-row>
        <table:table-row table:style-name="ro1">
          <table:table-cell office:value-type="float" office:value="166.416824">
            <text:p>166,416824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227991">
            <text:p>0,227991</text:p>
          </table:table-cell>
          <table:table-cell office:value-type="float" office:value="-3.384706">
            <text:p>-3,384706</text:p>
          </table:table-cell>
          <table:table-cell table:number-columns-repeated="1019"/>
        </table:table-row>
        <table:table-row table:style-name="ro1">
          <table:table-cell office:value-type="float" office:value="166.416824">
            <text:p>166,41682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27991">
            <text:p>0,227991</text:p>
          </table:table-cell>
          <table:table-cell office:value-type="float" office:value="-3.384706">
            <text:p>-3,384706</text:p>
          </table:table-cell>
          <table:table-cell table:number-columns-repeated="1019"/>
        </table:table-row>
        <table:table-row table:style-name="ro1">
          <table:table-cell office:value-type="float" office:value="166.872772">
            <text:p>166,87277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28616">
            <text:p>0,228616</text:p>
          </table:table-cell>
          <table:table-cell office:value-type="float" office:value="-3.404118">
            <text:p>-3,404118</text:p>
          </table:table-cell>
          <table:table-cell table:number-columns-repeated="1019"/>
        </table:table-row>
        <table:table-row table:style-name="ro1">
          <table:table-cell office:value-type="float" office:value="166.872772">
            <text:p>166,872772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228616">
            <text:p>0,228616</text:p>
          </table:table-cell>
          <table:table-cell office:value-type="float" office:value="-3.423235">
            <text:p>-3,423235</text:p>
          </table:table-cell>
          <table:table-cell table:number-columns-repeated="1019"/>
        </table:table-row>
        <table:table-row table:style-name="ro1">
          <table:table-cell office:value-type="float" office:value="166.872772">
            <text:p>166,87277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28616">
            <text:p>0,228616</text:p>
          </table:table-cell>
          <table:table-cell office:value-type="float" office:value="-3.423235">
            <text:p>-3,423235</text:p>
          </table:table-cell>
          <table:table-cell table:number-columns-repeated="1019"/>
        </table:table-row>
        <table:table-row table:style-name="ro1">
          <table:table-cell office:value-type="float" office:value="166.872772">
            <text:p>166,87277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28616">
            <text:p>0,228616</text:p>
          </table:table-cell>
          <table:table-cell office:value-type="float" office:value="-3.442353">
            <text:p>-3,442353</text:p>
          </table:table-cell>
          <table:table-cell table:number-columns-repeated="1019"/>
        </table:table-row>
        <table:table-row table:style-name="ro1">
          <table:table-cell office:value-type="float" office:value="168.24057">
            <text:p>168,24057</text:p>
          </table:table-cell>
          <table:table-cell office:value-type="float" office:value="-0.003246">
            <text:p>-0,003246</text:p>
          </table:table-cell>
          <table:table-cell office:value-type="float" office:value="-0.00321">
            <text:p>-0,00321</text:p>
          </table:table-cell>
          <table:table-cell office:value-type="float" office:value="0.23049">
            <text:p>0,23049</text:p>
          </table:table-cell>
          <table:table-cell office:value-type="float" office:value="-3.442353">
            <text:p>-3,442353</text:p>
          </table:table-cell>
          <table:table-cell table:number-columns-repeated="1019"/>
        </table:table-row>
        <table:table-row table:style-name="ro1">
          <table:table-cell office:value-type="float" office:value="169.152451">
            <text:p>169,152451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231739">
            <text:p>0,231739</text:p>
          </table:table-cell>
          <table:table-cell office:value-type="float" office:value="-3.461765">
            <text:p>-3,461765</text:p>
          </table:table-cell>
          <table:table-cell table:number-columns-repeated="1019"/>
        </table:table-row>
        <table:table-row table:style-name="ro1">
          <table:table-cell office:value-type="float" office:value="169.152451">
            <text:p>169,152451</text:p>
          </table:table-cell>
          <table:table-cell office:value-type="float" office:value="-0.003244">
            <text:p>-0,003244</text:p>
          </table:table-cell>
          <table:table-cell office:value-type="float" office:value="-0.003212">
            <text:p>-0,003212</text:p>
          </table:table-cell>
          <table:table-cell office:value-type="float" office:value="0.231739">
            <text:p>0,231739</text:p>
          </table:table-cell>
          <table:table-cell office:value-type="float" office:value="-3.461765">
            <text:p>-3,461765</text:p>
          </table:table-cell>
          <table:table-cell table:number-columns-repeated="1019"/>
        </table:table-row>
        <table:table-row table:style-name="ro1">
          <table:table-cell office:value-type="float" office:value="169.608383">
            <text:p>169,608383</text:p>
          </table:table-cell>
          <table:table-cell office:value-type="float" office:value="-0.003244">
            <text:p>-0,003244</text:p>
          </table:table-cell>
          <table:table-cell office:value-type="float" office:value="-0.003212">
            <text:p>-0,003212</text:p>
          </table:table-cell>
          <table:table-cell office:value-type="float" office:value="0.232363">
            <text:p>0,232363</text:p>
          </table:table-cell>
          <table:table-cell office:value-type="float" office:value="-3.480294">
            <text:p>-3,480294</text:p>
          </table:table-cell>
          <table:table-cell table:number-columns-repeated="1019"/>
        </table:table-row>
        <table:table-row table:style-name="ro1">
          <table:table-cell office:value-type="float" office:value="169.608383">
            <text:p>169,608383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32363">
            <text:p>0,232363</text:p>
          </table:table-cell>
          <table:table-cell office:value-type="float" office:value="-3.480294">
            <text:p>-3,480294</text:p>
          </table:table-cell>
          <table:table-cell table:number-columns-repeated="1019"/>
        </table:table-row>
        <table:table-row table:style-name="ro1">
          <table:table-cell office:value-type="float" office:value="171.432129">
            <text:p>171,43212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34862">
            <text:p>0,234862</text:p>
          </table:table-cell>
          <table:table-cell office:value-type="float" office:value="-3.499412">
            <text:p>-3,499412</text:p>
          </table:table-cell>
          <table:table-cell table:number-columns-repeated="1019"/>
        </table:table-row>
        <table:table-row table:style-name="ro1">
          <table:table-cell office:value-type="float" office:value="171.432129">
            <text:p>171,43212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34862">
            <text:p>0,234862</text:p>
          </table:table-cell>
          <table:table-cell office:value-type="float" office:value="-3.499412">
            <text:p>-3,499412</text:p>
          </table:table-cell>
          <table:table-cell table:number-columns-repeated="1019"/>
        </table:table-row>
        <table:table-row table:style-name="ro1">
          <table:table-cell office:value-type="float" office:value="171.888062">
            <text:p>171,888062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235487">
            <text:p>0,235487</text:p>
          </table:table-cell>
          <table:table-cell office:value-type="float" office:value="-3.518824">
            <text:p>-3,518824</text:p>
          </table:table-cell>
          <table:table-cell table:number-columns-repeated="1019"/>
        </table:table-row>
        <table:table-row table:style-name="ro1">
          <table:table-cell office:value-type="float" office:value="171.888062">
            <text:p>171,88806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35487">
            <text:p>0,235487</text:p>
          </table:table-cell>
          <table:table-cell office:value-type="float" office:value="-3.518824">
            <text:p>-3,518824</text:p>
          </table:table-cell>
          <table:table-cell table:number-columns-repeated="1019"/>
        </table:table-row>
        <table:table-row table:style-name="ro1">
          <table:table-cell office:value-type="float" office:value="172.344009">
            <text:p>172,344009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236111">
            <text:p>0,236111</text:p>
          </table:table-cell>
          <table:table-cell office:value-type="float" office:value="-3.537941">
            <text:p>-3,537941</text:p>
          </table:table-cell>
          <table:table-cell table:number-columns-repeated="1019"/>
        </table:table-row>
        <table:table-row table:style-name="ro1">
          <table:table-cell office:value-type="float" office:value="172.344009">
            <text:p>172,34400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236111">
            <text:p>0,236111</text:p>
          </table:table-cell>
          <table:table-cell office:value-type="float" office:value="-3.537941">
            <text:p>-3,537941</text:p>
          </table:table-cell>
          <table:table-cell table:number-columns-repeated="1019"/>
        </table:table-row>
        <table:table-row table:style-name="ro1">
          <table:table-cell office:value-type="float" office:value="172.344009">
            <text:p>172,34400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236111">
            <text:p>0,236111</text:p>
          </table:table-cell>
          <table:table-cell office:value-type="float" office:value="-3.556765">
            <text:p>-3,556765</text:p>
          </table:table-cell>
          <table:table-cell table:number-columns-repeated="1019"/>
        </table:table-row>
        <table:table-row table:style-name="ro1">
          <table:table-cell office:value-type="float" office:value="172.344009">
            <text:p>172,344009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36111">
            <text:p>0,236111</text:p>
          </table:table-cell>
          <table:table-cell office:value-type="float" office:value="-3.556765">
            <text:p>-3,556765</text:p>
          </table:table-cell>
          <table:table-cell table:number-columns-repeated="1019"/>
        </table:table-row>
        <table:table-row table:style-name="ro1">
          <table:table-cell office:value-type="float" office:value="174.623688">
            <text:p>174,623688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239234">
            <text:p>0,239234</text:p>
          </table:table-cell>
          <table:table-cell office:value-type="float" office:value="-3.576471">
            <text:p>-3,576471</text:p>
          </table:table-cell>
          <table:table-cell table:number-columns-repeated="1019"/>
        </table:table-row>
        <table:table-row table:style-name="ro1">
          <table:table-cell office:value-type="float" office:value="174.623688">
            <text:p>174,623688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39234">
            <text:p>0,239234</text:p>
          </table:table-cell>
          <table:table-cell office:value-type="float" office:value="-3.576471">
            <text:p>-3,576471</text:p>
          </table:table-cell>
          <table:table-cell table:number-columns-repeated="1019"/>
        </table:table-row>
        <table:table-row table:style-name="ro1">
          <table:table-cell office:value-type="float" office:value="175.535553">
            <text:p>175,53555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40484">
            <text:p>0,240484</text:p>
          </table:table-cell>
          <table:table-cell office:value-type="float" office:value="-3.595882">
            <text:p>-3,595882</text:p>
          </table:table-cell>
          <table:table-cell table:number-columns-repeated="1019"/>
        </table:table-row>
        <table:table-row table:style-name="ro1">
          <table:table-cell office:value-type="float" office:value="175.535553">
            <text:p>175,53555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40484">
            <text:p>0,240484</text:p>
          </table:table-cell>
          <table:table-cell office:value-type="float" office:value="-3.595882">
            <text:p>-3,595882</text:p>
          </table:table-cell>
          <table:table-cell table:number-columns-repeated="1019"/>
        </table:table-row>
        <table:table-row table:style-name="ro1">
          <table:table-cell office:value-type="float" office:value="175.535553">
            <text:p>175,53555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40484">
            <text:p>0,240484</text:p>
          </table:table-cell>
          <table:table-cell office:value-type="float" office:value="-3.616176">
            <text:p>-3,616176</text:p>
          </table:table-cell>
          <table:table-cell table:number-columns-repeated="1019"/>
        </table:table-row>
        <table:table-row table:style-name="ro1">
          <table:table-cell office:value-type="float" office:value="175.535553">
            <text:p>175,53555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40484">
            <text:p>0,240484</text:p>
          </table:table-cell>
          <table:table-cell office:value-type="float" office:value="-3.616176">
            <text:p>-3,616176</text:p>
          </table:table-cell>
          <table:table-cell table:number-columns-repeated="1019"/>
        </table:table-row>
        <table:table-row table:style-name="ro1">
          <table:table-cell office:value-type="float" office:value="176.447433">
            <text:p>176,44743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41733">
            <text:p>0,241733</text:p>
          </table:table-cell>
          <table:table-cell office:value-type="float" office:value="-3.639412">
            <text:p>-3,639412</text:p>
          </table:table-cell>
          <table:table-cell table:number-columns-repeated="1019"/>
        </table:table-row>
        <table:table-row table:style-name="ro1">
          <table:table-cell office:value-type="float" office:value="176.447433">
            <text:p>176,44743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41733">
            <text:p>0,241733</text:p>
          </table:table-cell>
          <table:table-cell office:value-type="float" office:value="-3.639412">
            <text:p>-3,639412</text:p>
          </table:table-cell>
          <table:table-cell table:number-columns-repeated="1019"/>
        </table:table-row>
        <table:table-row table:style-name="ro1">
          <table:table-cell office:value-type="float" office:value="177.359299">
            <text:p>177,359299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242982">
            <text:p>0,242982</text:p>
          </table:table-cell>
          <table:table-cell office:value-type="float" office:value="-3.659118">
            <text:p>-3,659118</text:p>
          </table:table-cell>
          <table:table-cell table:number-columns-repeated="1019"/>
        </table:table-row>
        <table:table-row table:style-name="ro1">
          <table:table-cell office:value-type="float" office:value="177.359299">
            <text:p>177,359299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242982">
            <text:p>0,242982</text:p>
          </table:table-cell>
          <table:table-cell office:value-type="float" office:value="-3.659118">
            <text:p>-3,659118</text:p>
          </table:table-cell>
          <table:table-cell table:number-columns-repeated="1019"/>
        </table:table-row>
        <table:table-row table:style-name="ro1">
          <table:table-cell office:value-type="float" office:value="177.815247">
            <text:p>177,81524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43607">
            <text:p>0,243607</text:p>
          </table:table-cell>
          <table:table-cell office:value-type="float" office:value="-3.677353">
            <text:p>-3,677353</text:p>
          </table:table-cell>
          <table:table-cell table:number-columns-repeated="1019"/>
        </table:table-row>
        <table:table-row table:style-name="ro1">
          <table:table-cell office:value-type="float" office:value="177.815247">
            <text:p>177,81524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43607">
            <text:p>0,243607</text:p>
          </table:table-cell>
          <table:table-cell office:value-type="float" office:value="-3.677353">
            <text:p>-3,677353</text:p>
          </table:table-cell>
          <table:table-cell table:number-columns-repeated="1019"/>
        </table:table-row>
        <table:table-row table:style-name="ro1">
          <table:table-cell office:value-type="float" office:value="178.727112">
            <text:p>178,72711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44856">
            <text:p>0,244856</text:p>
          </table:table-cell>
          <table:table-cell office:value-type="float" office:value="-3.697059">
            <text:p>-3,697059</text:p>
          </table:table-cell>
          <table:table-cell table:number-columns-repeated="1019"/>
        </table:table-row>
        <table:table-row table:style-name="ro1">
          <table:table-cell office:value-type="float" office:value="178.727112">
            <text:p>178,72711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44856">
            <text:p>0,244856</text:p>
          </table:table-cell>
          <table:table-cell office:value-type="float" office:value="-3.697059">
            <text:p>-3,697059</text:p>
          </table:table-cell>
          <table:table-cell table:number-columns-repeated="1019"/>
        </table:table-row>
        <table:table-row table:style-name="ro1">
          <table:table-cell office:value-type="float" office:value="179.183044">
            <text:p>179,183044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245481">
            <text:p>0,245481</text:p>
          </table:table-cell>
          <table:table-cell office:value-type="float" office:value="-3.715588">
            <text:p>-3,715588</text:p>
          </table:table-cell>
          <table:table-cell table:number-columns-repeated="1019"/>
        </table:table-row>
        <table:table-row table:style-name="ro1">
          <table:table-cell office:value-type="float" office:value="179.183044">
            <text:p>179,18304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45481">
            <text:p>0,245481</text:p>
          </table:table-cell>
          <table:table-cell office:value-type="float" office:value="-3.715588">
            <text:p>-3,715588</text:p>
          </table:table-cell>
          <table:table-cell table:number-columns-repeated="1019"/>
        </table:table-row>
        <table:table-row table:style-name="ro1">
          <table:table-cell office:value-type="float" office:value="173.711807">
            <text:p>173,711807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37985">
            <text:p>0,237985</text:p>
          </table:table-cell>
          <table:table-cell office:value-type="float" office:value="-3.735882">
            <text:p>-3,735882</text:p>
          </table:table-cell>
          <table:table-cell table:number-columns-repeated="1019"/>
        </table:table-row>
        <table:table-row table:style-name="ro1">
          <table:table-cell office:value-type="float" office:value="173.711807">
            <text:p>173,71180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37985">
            <text:p>0,237985</text:p>
          </table:table-cell>
          <table:table-cell office:value-type="float" office:value="-3.735882">
            <text:p>-3,735882</text:p>
          </table:table-cell>
          <table:table-cell table:number-columns-repeated="1019"/>
        </table:table-row>
        <table:table-row table:style-name="ro1">
          <table:table-cell office:value-type="float" office:value="173.255875">
            <text:p>173,25587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237361">
            <text:p>0,237361</text:p>
          </table:table-cell>
          <table:table-cell office:value-type="float" office:value="-3.756176">
            <text:p>-3,756176</text:p>
          </table:table-cell>
          <table:table-cell table:number-columns-repeated="1019"/>
        </table:table-row>
        <table:table-row table:style-name="ro1">
          <table:table-cell office:value-type="float" office:value="173.255875">
            <text:p>173,25587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37361">
            <text:p>0,237361</text:p>
          </table:table-cell>
          <table:table-cell office:value-type="float" office:value="-3.756176">
            <text:p>-3,756176</text:p>
          </table:table-cell>
          <table:table-cell table:number-columns-repeated="1019"/>
        </table:table-row>
        <table:table-row table:style-name="ro1">
          <table:table-cell office:value-type="float" office:value="173.255875">
            <text:p>173,255875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37361">
            <text:p>0,237361</text:p>
          </table:table-cell>
          <table:table-cell office:value-type="float" office:value="-3.775882">
            <text:p>-3,775882</text:p>
          </table:table-cell>
          <table:table-cell table:number-columns-repeated="1019"/>
        </table:table-row>
        <table:table-row table:style-name="ro1">
          <table:table-cell office:value-type="float" office:value="173.255875">
            <text:p>173,25587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237361">
            <text:p>0,237361</text:p>
          </table:table-cell>
          <table:table-cell office:value-type="float" office:value="-3.775882">
            <text:p>-3,775882</text:p>
          </table:table-cell>
          <table:table-cell table:number-columns-repeated="1019"/>
        </table:table-row>
        <table:table-row table:style-name="ro1">
          <table:table-cell office:value-type="float" office:value="175.535553">
            <text:p>175,535553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240484">
            <text:p>0,240484</text:p>
          </table:table-cell>
          <table:table-cell office:value-type="float" office:value="-3.795882">
            <text:p>-3,795882</text:p>
          </table:table-cell>
          <table:table-cell table:number-columns-repeated="1019"/>
        </table:table-row>
        <table:table-row table:style-name="ro1">
          <table:table-cell office:value-type="float" office:value="175.535553">
            <text:p>175,53555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40484">
            <text:p>0,240484</text:p>
          </table:table-cell>
          <table:table-cell office:value-type="float" office:value="-3.795882">
            <text:p>-3,795882</text:p>
          </table:table-cell>
          <table:table-cell table:number-columns-repeated="1019"/>
        </table:table-row>
        <table:table-row table:style-name="ro1">
          <table:table-cell office:value-type="float" office:value="176.903366">
            <text:p>176,903366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242358">
            <text:p>0,242358</text:p>
          </table:table-cell>
          <table:table-cell office:value-type="float" office:value="-3.815882">
            <text:p>-3,815882</text:p>
          </table:table-cell>
          <table:table-cell table:number-columns-repeated="1019"/>
        </table:table-row>
        <table:table-row table:style-name="ro1">
          <table:table-cell office:value-type="float" office:value="176.903366">
            <text:p>176,90336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42358">
            <text:p>0,242358</text:p>
          </table:table-cell>
          <table:table-cell office:value-type="float" office:value="-3.815882">
            <text:p>-3,815882</text:p>
          </table:table-cell>
          <table:table-cell table:number-columns-repeated="1019"/>
        </table:table-row>
        <table:table-row table:style-name="ro1">
          <table:table-cell office:value-type="float" office:value="177.359299">
            <text:p>177,359299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242982">
            <text:p>0,242982</text:p>
          </table:table-cell>
          <table:table-cell office:value-type="float" office:value="-3.834412">
            <text:p>-3,834412</text:p>
          </table:table-cell>
          <table:table-cell table:number-columns-repeated="1019"/>
        </table:table-row>
        <table:table-row table:style-name="ro1">
          <table:table-cell office:value-type="float" office:value="177.359299">
            <text:p>177,35929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42982">
            <text:p>0,242982</text:p>
          </table:table-cell>
          <table:table-cell office:value-type="float" office:value="-3.834412">
            <text:p>-3,834412</text:p>
          </table:table-cell>
          <table:table-cell table:number-columns-repeated="1019"/>
        </table:table-row>
        <table:table-row table:style-name="ro1">
          <table:table-cell office:value-type="float" office:value="179.638992">
            <text:p>179,638992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46105">
            <text:p>0,246105</text:p>
          </table:table-cell>
          <table:table-cell office:value-type="float" office:value="-3.853823">
            <text:p>-3,853823</text:p>
          </table:table-cell>
          <table:table-cell table:number-columns-repeated="1019"/>
        </table:table-row>
        <table:table-row table:style-name="ro1">
          <table:table-cell office:value-type="float" office:value="179.638992">
            <text:p>179,638992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246105">
            <text:p>0,246105</text:p>
          </table:table-cell>
          <table:table-cell office:value-type="float" office:value="-3.872647">
            <text:p>-3,872647</text:p>
          </table:table-cell>
          <table:table-cell table:number-columns-repeated="1019"/>
        </table:table-row>
        <table:table-row table:style-name="ro1">
          <table:table-cell office:value-type="float" office:value="179.638992">
            <text:p>179,63899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46105">
            <text:p>0,246105</text:p>
          </table:table-cell>
          <table:table-cell office:value-type="float" office:value="-3.872647">
            <text:p>-3,872647</text:p>
          </table:table-cell>
          <table:table-cell table:number-columns-repeated="1019"/>
        </table:table-row>
        <table:table-row table:style-name="ro1">
          <table:table-cell office:value-type="float" office:value="179.638992">
            <text:p>179,63899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46105">
            <text:p>0,246105</text:p>
          </table:table-cell>
          <table:table-cell office:value-type="float" office:value="-3.872647">
            <text:p>-3,872647</text:p>
          </table:table-cell>
          <table:table-cell table:number-columns-repeated="1019"/>
        </table:table-row>
        <table:table-row table:style-name="ro1">
          <table:table-cell office:value-type="float" office:value="181.462738">
            <text:p>181,462738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248604">
            <text:p>0,248604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181.462738">
            <text:p>181,462738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248604">
            <text:p>0,248604</text:p>
          </table:table-cell>
          <table:table-cell office:value-type="float" office:value="-3.911471">
            <text:p>-3,911471</text:p>
          </table:table-cell>
          <table:table-cell table:number-columns-repeated="1019"/>
        </table:table-row>
        <table:table-row table:style-name="ro1">
          <table:table-cell office:value-type="float" office:value="181.918671">
            <text:p>181,91867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49229">
            <text:p>0,249229</text:p>
          </table:table-cell>
          <table:table-cell office:value-type="float" office:value="-3.911471">
            <text:p>-3,911471</text:p>
          </table:table-cell>
          <table:table-cell table:number-columns-repeated="1019"/>
        </table:table-row>
        <table:table-row table:style-name="ro1">
          <table:table-cell office:value-type="float" office:value="183.286484">
            <text:p>183,286484</text:p>
          </table:table-cell>
          <table:table-cell office:value-type="float" office:value="-0.003242">
            <text:p>-0,003242</text:p>
          </table:table-cell>
          <table:table-cell office:value-type="float" office:value="-0.003203">
            <text:p>-0,003203</text:p>
          </table:table-cell>
          <table:table-cell office:value-type="float" office:value="0.251102">
            <text:p>0,251102</text:p>
          </table:table-cell>
          <table:table-cell office:value-type="float" office:value="-3.930294">
            <text:p>-3,930294</text:p>
          </table:table-cell>
          <table:table-cell table:number-columns-repeated="1019"/>
        </table:table-row>
        <table:table-row table:style-name="ro1">
          <table:table-cell office:value-type="float" office:value="183.286484">
            <text:p>183,28648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51102">
            <text:p>0,251102</text:p>
          </table:table-cell>
          <table:table-cell office:value-type="float" office:value="-3.930294">
            <text:p>-3,930294</text:p>
          </table:table-cell>
          <table:table-cell table:number-columns-repeated="1019"/>
        </table:table-row>
        <table:table-row table:style-name="ro1">
          <table:table-cell office:value-type="float" office:value="184.654297">
            <text:p>184,65429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52976">
            <text:p>0,252976</text:p>
          </table:table-cell>
          <table:table-cell office:value-type="float" office:value="-3.949706">
            <text:p>-3,949706</text:p>
          </table:table-cell>
          <table:table-cell table:number-columns-repeated="1019"/>
        </table:table-row>
        <table:table-row table:style-name="ro1">
          <table:table-cell office:value-type="float" office:value="184.654297">
            <text:p>184,654297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52976">
            <text:p>0,252976</text:p>
          </table:table-cell>
          <table:table-cell office:value-type="float" office:value="-3.949706">
            <text:p>-3,949706</text:p>
          </table:table-cell>
          <table:table-cell table:number-columns-repeated="1019"/>
        </table:table-row>
        <table:table-row table:style-name="ro1">
          <table:table-cell office:value-type="float" office:value="185.566162">
            <text:p>185,56616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54226">
            <text:p>0,254226</text:p>
          </table:table-cell>
          <table:table-cell office:value-type="float" office:value="-3.968823">
            <text:p>-3,968823</text:p>
          </table:table-cell>
          <table:table-cell table:number-columns-repeated="1019"/>
        </table:table-row>
        <table:table-row table:style-name="ro1">
          <table:table-cell office:value-type="float" office:value="185.566162">
            <text:p>185,566162</text:p>
          </table:table-cell>
          <table:table-cell office:value-type="float" office:value="-0.003244">
            <text:p>-0,003244</text:p>
          </table:table-cell>
          <table:table-cell office:value-type="float" office:value="-0.003203">
            <text:p>-0,003203</text:p>
          </table:table-cell>
          <table:table-cell office:value-type="float" office:value="0.254226">
            <text:p>0,254226</text:p>
          </table:table-cell>
          <table:table-cell office:value-type="float" office:value="-3.968823">
            <text:p>-3,968823</text:p>
          </table:table-cell>
          <table:table-cell table:number-columns-repeated="1019"/>
        </table:table-row>
        <table:table-row table:style-name="ro1">
          <table:table-cell office:value-type="float" office:value="186.022095">
            <text:p>186,02209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25485">
            <text:p>0,25485</text:p>
          </table:table-cell>
          <table:table-cell office:value-type="float" office:value="-3.987941">
            <text:p>-3,987941</text:p>
          </table:table-cell>
          <table:table-cell table:number-columns-repeated="1019"/>
        </table:table-row>
        <table:table-row table:style-name="ro1">
          <table:table-cell office:value-type="float" office:value="186.022095">
            <text:p>186,02209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5485">
            <text:p>0,25485</text:p>
          </table:table-cell>
          <table:table-cell office:value-type="float" office:value="-3.987941">
            <text:p>-3,987941</text:p>
          </table:table-cell>
          <table:table-cell table:number-columns-repeated="1019"/>
        </table:table-row>
        <table:table-row table:style-name="ro1">
          <table:table-cell office:value-type="float" office:value="186.933975">
            <text:p>186,93397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561">
            <text:p>0,2561</text:p>
          </table:table-cell>
          <table:table-cell office:value-type="float" office:value="-4.007059">
            <text:p>-4,007059</text:p>
          </table:table-cell>
          <table:table-cell table:number-columns-repeated="1019"/>
        </table:table-row>
        <table:table-row table:style-name="ro1">
          <table:table-cell office:value-type="float" office:value="186.933975">
            <text:p>186,93397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561">
            <text:p>0,2561</text:p>
          </table:table-cell>
          <table:table-cell office:value-type="float" office:value="-4.007059">
            <text:p>-4,007059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56724">
            <text:p>0,256724</text:p>
          </table:table-cell>
          <table:table-cell office:value-type="float" office:value="-4.029118">
            <text:p>-4,029118</text:p>
          </table:table-cell>
          <table:table-cell table:number-columns-repeated="1019"/>
        </table:table-row>
        <table:table-row table:style-name="ro1">
          <table:table-cell office:value-type="float" office:value="187.389908">
            <text:p>187,389908</text:p>
          </table:table-cell>
          <table:table-cell office:value-type="float" office:value="-0.003246">
            <text:p>-0,003246</text:p>
          </table:table-cell>
          <table:table-cell office:value-type="float" office:value="-0.003207">
            <text:p>-0,003207</text:p>
          </table:table-cell>
          <table:table-cell office:value-type="float" office:value="0.256724">
            <text:p>0,256724</text:p>
          </table:table-cell>
          <table:table-cell office:value-type="float" office:value="-4.029118">
            <text:p>-4,029118</text:p>
          </table:table-cell>
          <table:table-cell table:number-columns-repeated="1019"/>
        </table:table-row>
        <table:table-row table:style-name="ro1">
          <table:table-cell office:value-type="float" office:value="188.757721">
            <text:p>188,757721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258598">
            <text:p>0,258598</text:p>
          </table:table-cell>
          <table:table-cell office:value-type="float" office:value="-4.048235">
            <text:p>-4,048235</text:p>
          </table:table-cell>
          <table:table-cell table:number-columns-repeated="1019"/>
        </table:table-row>
        <table:table-row table:style-name="ro1">
          <table:table-cell office:value-type="float" office:value="188.757721">
            <text:p>188,757721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258598">
            <text:p>0,258598</text:p>
          </table:table-cell>
          <table:table-cell office:value-type="float" office:value="-4.048235">
            <text:p>-4,048235</text:p>
          </table:table-cell>
          <table:table-cell table:number-columns-repeated="1019"/>
        </table:table-row>
        <table:table-row table:style-name="ro1">
          <table:table-cell office:value-type="float" office:value="189.669586">
            <text:p>189,669586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59847">
            <text:p>0,259847</text:p>
          </table:table-cell>
          <table:table-cell office:value-type="float" office:value="-4.067941">
            <text:p>-4,067941</text:p>
          </table:table-cell>
          <table:table-cell table:number-columns-repeated="1019"/>
        </table:table-row>
        <table:table-row table:style-name="ro1">
          <table:table-cell office:value-type="float" office:value="189.669586">
            <text:p>189,66958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59847">
            <text:p>0,259847</text:p>
          </table:table-cell>
          <table:table-cell office:value-type="float" office:value="-4.067941">
            <text:p>-4,067941</text:p>
          </table:table-cell>
          <table:table-cell table:number-columns-repeated="1019"/>
        </table:table-row>
        <table:table-row table:style-name="ro1">
          <table:table-cell office:value-type="float" office:value="190.125534">
            <text:p>190,125534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260472">
            <text:p>0,260472</text:p>
          </table:table-cell>
          <table:table-cell office:value-type="float" office:value="-4.086471">
            <text:p>-4,086471</text:p>
          </table:table-cell>
          <table:table-cell table:number-columns-repeated="1019"/>
        </table:table-row>
        <table:table-row table:style-name="ro1">
          <table:table-cell office:value-type="float" office:value="190.125534">
            <text:p>190,12553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60472">
            <text:p>0,260472</text:p>
          </table:table-cell>
          <table:table-cell office:value-type="float" office:value="-4.086471">
            <text:p>-4,086471</text:p>
          </table:table-cell>
          <table:table-cell table:number-columns-repeated="1019"/>
        </table:table-row>
        <table:table-row table:style-name="ro1">
          <table:table-cell office:value-type="float" office:value="190.581467">
            <text:p>190,581467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261097">
            <text:p>0,261097</text:p>
          </table:table-cell>
          <table:table-cell office:value-type="float" office:value="-4.106176">
            <text:p>-4,106176</text:p>
          </table:table-cell>
          <table:table-cell table:number-columns-repeated="1019"/>
        </table:table-row>
        <table:table-row table:style-name="ro1">
          <table:table-cell office:value-type="float" office:value="190.581467">
            <text:p>190,581467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261097">
            <text:p>0,261097</text:p>
          </table:table-cell>
          <table:table-cell office:value-type="float" office:value="-4.106176">
            <text:p>-4,106176</text:p>
          </table:table-cell>
          <table:table-cell table:number-columns-repeated="1019"/>
        </table:table-row>
        <table:table-row table:style-name="ro1">
          <table:table-cell office:value-type="float" office:value="191.037399">
            <text:p>191,037399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261721">
            <text:p>0,261721</text:p>
          </table:table-cell>
          <table:table-cell office:value-type="float" office:value="-4.125882">
            <text:p>-4,125882</text:p>
          </table:table-cell>
          <table:table-cell table:number-columns-repeated="1019"/>
        </table:table-row>
        <table:table-row table:style-name="ro1">
          <table:table-cell office:value-type="float" office:value="191.037399">
            <text:p>191,037399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61721">
            <text:p>0,261721</text:p>
          </table:table-cell>
          <table:table-cell office:value-type="float" office:value="-4.125882">
            <text:p>-4,125882</text:p>
          </table:table-cell>
          <table:table-cell table:number-columns-repeated="1019"/>
        </table:table-row>
        <table:table-row table:style-name="ro1">
          <table:table-cell office:value-type="float" office:value="191.94928">
            <text:p>191,94928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262971">
            <text:p>0,262971</text:p>
          </table:table-cell>
          <table:table-cell office:value-type="float" office:value="-4.145588">
            <text:p>-4,145588</text:p>
          </table:table-cell>
          <table:table-cell table:number-columns-repeated="1019"/>
        </table:table-row>
        <table:table-row table:style-name="ro1">
          <table:table-cell office:value-type="float" office:value="191.94928">
            <text:p>191,9492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62971">
            <text:p>0,262971</text:p>
          </table:table-cell>
          <table:table-cell office:value-type="float" office:value="-4.145588">
            <text:p>-4,145588</text:p>
          </table:table-cell>
          <table:table-cell table:number-columns-repeated="1019"/>
        </table:table-row>
        <table:table-row table:style-name="ro1">
          <table:table-cell office:value-type="float" office:value="193.317078">
            <text:p>193,317078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264844">
            <text:p>0,264844</text:p>
          </table:table-cell>
          <table:table-cell office:value-type="float" office:value="-4.165294">
            <text:p>-4,165294</text:p>
          </table:table-cell>
          <table:table-cell table:number-columns-repeated="1019"/>
        </table:table-row>
        <table:table-row table:style-name="ro1">
          <table:table-cell office:value-type="float" office:value="193.317078">
            <text:p>193,317078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264844">
            <text:p>0,264844</text:p>
          </table:table-cell>
          <table:table-cell office:value-type="float" office:value="-4.165294">
            <text:p>-4,165294</text:p>
          </table:table-cell>
          <table:table-cell table:number-columns-repeated="1019"/>
        </table:table-row>
        <table:table-row table:style-name="ro1">
          <table:table-cell office:value-type="float" office:value="194.684891">
            <text:p>194,684891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266718">
            <text:p>0,266718</text:p>
          </table:table-cell>
          <table:table-cell office:value-type="float" office:value="-4.185588">
            <text:p>-4,185588</text:p>
          </table:table-cell>
          <table:table-cell table:number-columns-repeated="1019"/>
        </table:table-row>
        <table:table-row table:style-name="ro1">
          <table:table-cell office:value-type="float" office:value="194.684891">
            <text:p>194,684891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66718">
            <text:p>0,266718</text:p>
          </table:table-cell>
          <table:table-cell office:value-type="float" office:value="-4.185588">
            <text:p>-4,185588</text:p>
          </table:table-cell>
          <table:table-cell table:number-columns-repeated="1019"/>
        </table:table-row>
        <table:table-row table:style-name="ro1">
          <table:table-cell office:value-type="float" office:value="195.140823">
            <text:p>195,14082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67343">
            <text:p>0,267343</text:p>
          </table:table-cell>
          <table:table-cell office:value-type="float" office:value="-4.205588">
            <text:p>-4,205588</text:p>
          </table:table-cell>
          <table:table-cell table:number-columns-repeated="1019"/>
        </table:table-row>
        <table:table-row table:style-name="ro1">
          <table:table-cell office:value-type="float" office:value="195.140823">
            <text:p>195,140823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267343">
            <text:p>0,267343</text:p>
          </table:table-cell>
          <table:table-cell office:value-type="float" office:value="-4.205588">
            <text:p>-4,205588</text:p>
          </table:table-cell>
          <table:table-cell table:number-columns-repeated="1019"/>
        </table:table-row>
        <table:table-row table:style-name="ro1">
          <table:table-cell office:value-type="float" office:value="195.596771">
            <text:p>195,596771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67968">
            <text:p>0,267968</text:p>
          </table:table-cell>
          <table:table-cell office:value-type="float" office:value="-4.225883">
            <text:p>-4,225883</text:p>
          </table:table-cell>
          <table:table-cell table:number-columns-repeated="1019"/>
        </table:table-row>
        <table:table-row table:style-name="ro1">
          <table:table-cell office:value-type="float" office:value="195.596771">
            <text:p>195,596771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267968">
            <text:p>0,267968</text:p>
          </table:table-cell>
          <table:table-cell office:value-type="float" office:value="-4.225883">
            <text:p>-4,225883</text:p>
          </table:table-cell>
          <table:table-cell table:number-columns-repeated="1019"/>
        </table:table-row>
        <table:table-row table:style-name="ro1">
          <table:table-cell office:value-type="float" office:value="195.596771">
            <text:p>195,59677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67968">
            <text:p>0,267968</text:p>
          </table:table-cell>
          <table:table-cell office:value-type="float" office:value="-4.245294">
            <text:p>-4,245294</text:p>
          </table:table-cell>
          <table:table-cell table:number-columns-repeated="1019"/>
        </table:table-row>
        <table:table-row table:style-name="ro1">
          <table:table-cell office:value-type="float" office:value="195.596771">
            <text:p>195,596771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267968">
            <text:p>0,267968</text:p>
          </table:table-cell>
          <table:table-cell office:value-type="float" office:value="-4.245294">
            <text:p>-4,245294</text:p>
          </table:table-cell>
          <table:table-cell table:number-columns-repeated="1019"/>
        </table:table-row>
        <table:table-row table:style-name="ro1">
          <table:table-cell office:value-type="float" office:value="196.964569">
            <text:p>196,964569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269841">
            <text:p>0,269841</text:p>
          </table:table-cell>
          <table:table-cell office:value-type="float" office:value="-4.265294">
            <text:p>-4,265294</text:p>
          </table:table-cell>
          <table:table-cell table:number-columns-repeated="1019"/>
        </table:table-row>
        <table:table-row table:style-name="ro1">
          <table:table-cell office:value-type="float" office:value="196.964569">
            <text:p>196,96456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69841">
            <text:p>0,269841</text:p>
          </table:table-cell>
          <table:table-cell office:value-type="float" office:value="-4.265294">
            <text:p>-4,265294</text:p>
          </table:table-cell>
          <table:table-cell table:number-columns-repeated="1019"/>
        </table:table-row>
        <table:table-row table:style-name="ro1">
          <table:table-cell office:value-type="float" office:value="197.87645">
            <text:p>197,87645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71091">
            <text:p>0,271091</text:p>
          </table:table-cell>
          <table:table-cell office:value-type="float" office:value="-4.285588">
            <text:p>-4,285588</text:p>
          </table:table-cell>
          <table:table-cell table:number-columns-repeated="1019"/>
        </table:table-row>
        <table:table-row table:style-name="ro1">
          <table:table-cell office:value-type="float" office:value="197.87645">
            <text:p>197,8764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271091">
            <text:p>0,271091</text:p>
          </table:table-cell>
          <table:table-cell office:value-type="float" office:value="-4.285588">
            <text:p>-4,285588</text:p>
          </table:table-cell>
          <table:table-cell table:number-columns-repeated="1019"/>
        </table:table-row>
        <table:table-row table:style-name="ro1">
          <table:table-cell office:value-type="float" office:value="198.788315">
            <text:p>198,78831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7234">
            <text:p>0,27234</text:p>
          </table:table-cell>
          <table:table-cell office:value-type="float" office:value="-4.305588">
            <text:p>-4,305588</text:p>
          </table:table-cell>
          <table:table-cell table:number-columns-repeated="1019"/>
        </table:table-row>
        <table:table-row table:style-name="ro1">
          <table:table-cell office:value-type="float" office:value="198.788315">
            <text:p>198,78831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7234">
            <text:p>0,27234</text:p>
          </table:table-cell>
          <table:table-cell office:value-type="float" office:value="-4.305588">
            <text:p>-4,305588</text:p>
          </table:table-cell>
          <table:table-cell table:number-columns-repeated="1019"/>
        </table:table-row>
        <table:table-row table:style-name="ro1">
          <table:table-cell office:value-type="float" office:value="199.244263">
            <text:p>199,244263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272965">
            <text:p>0,272965</text:p>
          </table:table-cell>
          <table:table-cell office:value-type="float" office:value="-4.325882">
            <text:p>-4,325882</text:p>
          </table:table-cell>
          <table:table-cell table:number-columns-repeated="1019"/>
        </table:table-row>
        <table:table-row table:style-name="ro1">
          <table:table-cell office:value-type="float" office:value="199.244263">
            <text:p>199,244263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72965">
            <text:p>0,272965</text:p>
          </table:table-cell>
          <table:table-cell office:value-type="float" office:value="-4.325882">
            <text:p>-4,325882</text:p>
          </table:table-cell>
          <table:table-cell table:number-columns-repeated="1019"/>
        </table:table-row>
        <table:table-row table:style-name="ro1">
          <table:table-cell office:value-type="float" office:value="200.156128">
            <text:p>200,156128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274214">
            <text:p>0,274214</text:p>
          </table:table-cell>
          <table:table-cell office:value-type="float" office:value="-4.345">
            <text:p>-4,345</text:p>
          </table:table-cell>
          <table:table-cell table:number-columns-repeated="1019"/>
        </table:table-row>
        <table:table-row table:style-name="ro1">
          <table:table-cell office:value-type="float" office:value="200.156128">
            <text:p>200,156128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274214">
            <text:p>0,274214</text:p>
          </table:table-cell>
          <table:table-cell office:value-type="float" office:value="-4.345">
            <text:p>-4,345</text:p>
          </table:table-cell>
          <table:table-cell table:number-columns-repeated="1019"/>
        </table:table-row>
        <table:table-row table:style-name="ro1">
          <table:table-cell office:value-type="float" office:value="201.068008">
            <text:p>201,068008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275463">
            <text:p>0,275463</text:p>
          </table:table-cell>
          <table:table-cell office:value-type="float" office:value="-4.366765">
            <text:p>-4,366765</text:p>
          </table:table-cell>
          <table:table-cell table:number-columns-repeated="1019"/>
        </table:table-row>
        <table:table-row table:style-name="ro1">
          <table:table-cell office:value-type="float" office:value="201.068008">
            <text:p>201,068008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275463">
            <text:p>0,275463</text:p>
          </table:table-cell>
          <table:table-cell office:value-type="float" office:value="-4.366765">
            <text:p>-4,366765</text:p>
          </table:table-cell>
          <table:table-cell table:number-columns-repeated="1019"/>
        </table:table-row>
        <table:table-row table:style-name="ro1">
          <table:table-cell office:value-type="float" office:value="201.068008">
            <text:p>201,068008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275463">
            <text:p>0,275463</text:p>
          </table:table-cell>
          <table:table-cell office:value-type="float" office:value="-4.385882">
            <text:p>-4,385882</text:p>
          </table:table-cell>
          <table:table-cell table:number-columns-repeated="1019"/>
        </table:table-row>
        <table:table-row table:style-name="ro1">
          <table:table-cell office:value-type="float" office:value="201.068008">
            <text:p>201,068008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275463">
            <text:p>0,275463</text:p>
          </table:table-cell>
          <table:table-cell office:value-type="float" office:value="-4.385882">
            <text:p>-4,385882</text:p>
          </table:table-cell>
          <table:table-cell table:number-columns-repeated="1019"/>
        </table:table-row>
        <table:table-row table:style-name="ro1">
          <table:table-cell office:value-type="float" office:value="203.347687">
            <text:p>203,347687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278586">
            <text:p>0,278586</text:p>
          </table:table-cell>
          <table:table-cell office:value-type="float" office:value="-4.405882">
            <text:p>-4,405882</text:p>
          </table:table-cell>
          <table:table-cell table:number-columns-repeated="1019"/>
        </table:table-row>
        <table:table-row table:style-name="ro1">
          <table:table-cell office:value-type="float" office:value="203.347687">
            <text:p>203,34768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278586">
            <text:p>0,278586</text:p>
          </table:table-cell>
          <table:table-cell office:value-type="float" office:value="-4.405882">
            <text:p>-4,405882</text:p>
          </table:table-cell>
          <table:table-cell table:number-columns-repeated="1019"/>
        </table:table-row>
        <table:table-row table:style-name="ro1">
          <table:table-cell office:value-type="float" office:value="204.259552">
            <text:p>204,259552</text:p>
          </table:table-cell>
          <table:table-cell office:value-type="float" office:value="-0.003242">
            <text:p>-0,003242</text:p>
          </table:table-cell>
          <table:table-cell office:value-type="float" office:value="-0.003214">
            <text:p>-0,003214</text:p>
          </table:table-cell>
          <table:table-cell office:value-type="float" office:value="0.279836">
            <text:p>0,279836</text:p>
          </table:table-cell>
          <table:table-cell office:value-type="float" office:value="-4.425882">
            <text:p>-4,425882</text:p>
          </table:table-cell>
          <table:table-cell table:number-columns-repeated="1019"/>
        </table:table-row>
        <table:table-row table:style-name="ro1">
          <table:table-cell office:value-type="float" office:value="204.259552">
            <text:p>204,259552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279836">
            <text:p>0,279836</text:p>
          </table:table-cell>
          <table:table-cell office:value-type="float" office:value="-4.425882">
            <text:p>-4,425882</text:p>
          </table:table-cell>
          <table:table-cell table:number-columns-repeated="1019"/>
        </table:table-row>
        <table:table-row table:style-name="ro1">
          <table:table-cell office:value-type="float" office:value="205.171432">
            <text:p>205,171432</text:p>
          </table:table-cell>
          <table:table-cell office:value-type="float" office:value="-0.003242">
            <text:p>-0,003242</text:p>
          </table:table-cell>
          <table:table-cell office:value-type="float" office:value="-0.003212">
            <text:p>-0,003212</text:p>
          </table:table-cell>
          <table:table-cell office:value-type="float" office:value="0.281085">
            <text:p>0,281085</text:p>
          </table:table-cell>
          <table:table-cell office:value-type="float" office:value="-4.445588">
            <text:p>-4,445588</text:p>
          </table:table-cell>
          <table:table-cell table:number-columns-repeated="1019"/>
        </table:table-row>
        <table:table-row table:style-name="ro1">
          <table:table-cell office:value-type="float" office:value="205.171432">
            <text:p>205,17143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81085">
            <text:p>0,281085</text:p>
          </table:table-cell>
          <table:table-cell office:value-type="float" office:value="-4.445588">
            <text:p>-4,445588</text:p>
          </table:table-cell>
          <table:table-cell table:number-columns-repeated="1019"/>
        </table:table-row>
        <table:table-row table:style-name="ro1">
          <table:table-cell office:value-type="float" office:value="205.627365">
            <text:p>205,62736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281709">
            <text:p>0,281709</text:p>
          </table:table-cell>
          <table:table-cell office:value-type="float" office:value="-4.464118">
            <text:p>-4,464118</text:p>
          </table:table-cell>
          <table:table-cell table:number-columns-repeated="1019"/>
        </table:table-row>
        <table:table-row table:style-name="ro1">
          <table:table-cell office:value-type="float" office:value="205.627365">
            <text:p>205,627365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81709">
            <text:p>0,281709</text:p>
          </table:table-cell>
          <table:table-cell office:value-type="float" office:value="-4.482647">
            <text:p>-4,482647</text:p>
          </table:table-cell>
          <table:table-cell table:number-columns-repeated="1019"/>
        </table:table-row>
        <table:table-row table:style-name="ro1">
          <table:table-cell office:value-type="float" office:value="206.083313">
            <text:p>206,08331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282334">
            <text:p>0,282334</text:p>
          </table:table-cell>
          <table:table-cell office:value-type="float" office:value="-4.482647">
            <text:p>-4,482647</text:p>
          </table:table-cell>
          <table:table-cell table:number-columns-repeated="1019"/>
        </table:table-row>
        <table:table-row table:style-name="ro1">
          <table:table-cell office:value-type="float" office:value="206.083313">
            <text:p>206,083313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282334">
            <text:p>0,282334</text:p>
          </table:table-cell>
          <table:table-cell office:value-type="float" office:value="-4.501765">
            <text:p>-4,501765</text:p>
          </table:table-cell>
          <table:table-cell table:number-columns-repeated="1019"/>
        </table:table-row>
        <table:table-row table:style-name="ro1">
          <table:table-cell office:value-type="float" office:value="206.539246">
            <text:p>206,539246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82959">
            <text:p>0,282959</text:p>
          </table:table-cell>
          <table:table-cell office:value-type="float" office:value="-4.501765">
            <text:p>-4,501765</text:p>
          </table:table-cell>
          <table:table-cell table:number-columns-repeated="1019"/>
        </table:table-row>
        <table:table-row table:style-name="ro1">
          <table:table-cell office:value-type="float" office:value="206.539246">
            <text:p>206,539246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82959">
            <text:p>0,282959</text:p>
          </table:table-cell>
          <table:table-cell office:value-type="float" office:value="-4.520588">
            <text:p>-4,520588</text:p>
          </table:table-cell>
          <table:table-cell table:number-columns-repeated="1019"/>
        </table:table-row>
        <table:table-row table:style-name="ro1">
          <table:table-cell office:value-type="float" office:value="206.539246">
            <text:p>206,539246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282959">
            <text:p>0,282959</text:p>
          </table:table-cell>
          <table:table-cell office:value-type="float" office:value="-4.520588">
            <text:p>-4,520588</text:p>
          </table:table-cell>
          <table:table-cell table:number-columns-repeated="1019"/>
        </table:table-row>
        <table:table-row table:style-name="ro1">
          <table:table-cell office:value-type="float" office:value="207.451111">
            <text:p>207,451111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284208">
            <text:p>0,284208</text:p>
          </table:table-cell>
          <table:table-cell office:value-type="float" office:value="-4.540294">
            <text:p>-4,540294</text:p>
          </table:table-cell>
          <table:table-cell table:number-columns-repeated="1019"/>
        </table:table-row>
        <table:table-row table:style-name="ro1">
          <table:table-cell office:value-type="float" office:value="207.451111">
            <text:p>207,451111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84208">
            <text:p>0,284208</text:p>
          </table:table-cell>
          <table:table-cell office:value-type="float" office:value="-4.540294">
            <text:p>-4,540294</text:p>
          </table:table-cell>
          <table:table-cell table:number-columns-repeated="1019"/>
        </table:table-row>
        <table:table-row table:style-name="ro1">
          <table:table-cell office:value-type="float" office:value="208.818924">
            <text:p>208,818924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86082">
            <text:p>0,286082</text:p>
          </table:table-cell>
          <table:table-cell office:value-type="float" office:value="-4.559706">
            <text:p>-4,559706</text:p>
          </table:table-cell>
          <table:table-cell table:number-columns-repeated="1019"/>
        </table:table-row>
        <table:table-row table:style-name="ro1">
          <table:table-cell office:value-type="float" office:value="208.818924">
            <text:p>208,81892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86082">
            <text:p>0,286082</text:p>
          </table:table-cell>
          <table:table-cell office:value-type="float" office:value="-4.559706">
            <text:p>-4,559706</text:p>
          </table:table-cell>
          <table:table-cell table:number-columns-repeated="1019"/>
        </table:table-row>
        <table:table-row table:style-name="ro1">
          <table:table-cell office:value-type="float" office:value="209.274857">
            <text:p>209,27485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86707">
            <text:p>0,286707</text:p>
          </table:table-cell>
          <table:table-cell office:value-type="float" office:value="-4.579118">
            <text:p>-4,579118</text:p>
          </table:table-cell>
          <table:table-cell table:number-columns-repeated="1019"/>
        </table:table-row>
        <table:table-row table:style-name="ro1">
          <table:table-cell office:value-type="float" office:value="209.274857">
            <text:p>209,274857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286707">
            <text:p>0,286707</text:p>
          </table:table-cell>
          <table:table-cell office:value-type="float" office:value="-4.579118">
            <text:p>-4,579118</text:p>
          </table:table-cell>
          <table:table-cell table:number-columns-repeated="1019"/>
        </table:table-row>
        <table:table-row table:style-name="ro1">
          <table:table-cell office:value-type="float" office:value="210.64267">
            <text:p>210,64267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28858">
            <text:p>0,28858</text:p>
          </table:table-cell>
          <table:table-cell office:value-type="float" office:value="-4.597941">
            <text:p>-4,597941</text:p>
          </table:table-cell>
          <table:table-cell table:number-columns-repeated="1019"/>
        </table:table-row>
        <table:table-row table:style-name="ro1">
          <table:table-cell office:value-type="float" office:value="210.64267">
            <text:p>210,64267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28858">
            <text:p>0,28858</text:p>
          </table:table-cell>
          <table:table-cell office:value-type="float" office:value="-4.597941">
            <text:p>-4,597941</text:p>
          </table:table-cell>
          <table:table-cell table:number-columns-repeated="1019"/>
        </table:table-row>
        <table:table-row table:style-name="ro1">
          <table:table-cell office:value-type="float" office:value="211.098602">
            <text:p>211,098602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289205">
            <text:p>0,289205</text:p>
          </table:table-cell>
          <table:table-cell office:value-type="float" office:value="-4.616765">
            <text:p>-4,616765</text:p>
          </table:table-cell>
          <table:table-cell table:number-columns-repeated="1019"/>
        </table:table-row>
        <table:table-row table:style-name="ro1">
          <table:table-cell office:value-type="float" office:value="211.098602">
            <text:p>211,09860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289205">
            <text:p>0,289205</text:p>
          </table:table-cell>
          <table:table-cell office:value-type="float" office:value="-4.616765">
            <text:p>-4,616765</text:p>
          </table:table-cell>
          <table:table-cell table:number-columns-repeated="1019"/>
        </table:table-row>
        <table:table-row table:style-name="ro1">
          <table:table-cell office:value-type="float" office:value="211.55455">
            <text:p>211,55455</text:p>
          </table:table-cell>
          <table:table-cell office:value-type="float" office:value="-0.003247">
            <text:p>-0,003247</text:p>
          </table:table-cell>
          <table:table-cell office:value-type="float" office:value="-0.003208">
            <text:p>-0,003208</text:p>
          </table:table-cell>
          <table:table-cell office:value-type="float" office:value="0.28983">
            <text:p>0,28983</text:p>
          </table:table-cell>
          <table:table-cell office:value-type="float" office:value="-4.635882">
            <text:p>-4,635882</text:p>
          </table:table-cell>
          <table:table-cell table:number-columns-repeated="1019"/>
        </table:table-row>
        <table:table-row table:style-name="ro1">
          <table:table-cell office:value-type="float" office:value="211.55455">
            <text:p>211,5545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8983">
            <text:p>0,28983</text:p>
          </table:table-cell>
          <table:table-cell office:value-type="float" office:value="-4.635882">
            <text:p>-4,635882</text:p>
          </table:table-cell>
          <table:table-cell table:number-columns-repeated="1019"/>
        </table:table-row>
        <table:table-row table:style-name="ro1">
          <table:table-cell office:value-type="float" office:value="212.010483">
            <text:p>212,01048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290454">
            <text:p>0,290454</text:p>
          </table:table-cell>
          <table:table-cell office:value-type="float" office:value="-4.655294">
            <text:p>-4,655294</text:p>
          </table:table-cell>
          <table:table-cell table:number-columns-repeated="1019"/>
        </table:table-row>
        <table:table-row table:style-name="ro1">
          <table:table-cell office:value-type="float" office:value="212.010483">
            <text:p>212,01048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90454">
            <text:p>0,290454</text:p>
          </table:table-cell>
          <table:table-cell office:value-type="float" office:value="-4.655294">
            <text:p>-4,655294</text:p>
          </table:table-cell>
          <table:table-cell table:number-columns-repeated="1019"/>
        </table:table-row>
        <table:table-row table:style-name="ro1">
          <table:table-cell office:value-type="float" office:value="212.922348">
            <text:p>212,922348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91704">
            <text:p>0,291704</text:p>
          </table:table-cell>
          <table:table-cell office:value-type="float" office:value="-4.675294">
            <text:p>-4,675294</text:p>
          </table:table-cell>
          <table:table-cell table:number-columns-repeated="1019"/>
        </table:table-row>
        <table:table-row table:style-name="ro1">
          <table:table-cell office:value-type="float" office:value="212.922348">
            <text:p>212,922348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91704">
            <text:p>0,291704</text:p>
          </table:table-cell>
          <table:table-cell office:value-type="float" office:value="-4.675294">
            <text:p>-4,675294</text:p>
          </table:table-cell>
          <table:table-cell table:number-columns-repeated="1019"/>
        </table:table-row>
        <table:table-row table:style-name="ro1">
          <table:table-cell office:value-type="float" office:value="213.834229">
            <text:p>213,83422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92953">
            <text:p>0,292953</text:p>
          </table:table-cell>
          <table:table-cell office:value-type="float" office:value="-4.695">
            <text:p>-4,695</text:p>
          </table:table-cell>
          <table:table-cell table:number-columns-repeated="1019"/>
        </table:table-row>
        <table:table-row table:style-name="ro1">
          <table:table-cell office:value-type="float" office:value="213.834229">
            <text:p>213,83422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92953">
            <text:p>0,292953</text:p>
          </table:table-cell>
          <table:table-cell office:value-type="float" office:value="-4.695">
            <text:p>-4,695</text:p>
          </table:table-cell>
          <table:table-cell table:number-columns-repeated="1019"/>
        </table:table-row>
        <table:table-row table:style-name="ro1">
          <table:table-cell office:value-type="float" office:value="215.202042">
            <text:p>215,202042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294827">
            <text:p>0,294827</text:p>
          </table:table-cell>
          <table:table-cell office:value-type="float" office:value="-4.715294">
            <text:p>-4,715294</text:p>
          </table:table-cell>
          <table:table-cell table:number-columns-repeated="1019"/>
        </table:table-row>
        <table:table-row table:style-name="ro1">
          <table:table-cell office:value-type="float" office:value="215.202042">
            <text:p>215,20204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94827">
            <text:p>0,294827</text:p>
          </table:table-cell>
          <table:table-cell office:value-type="float" office:value="-4.715294">
            <text:p>-4,715294</text:p>
          </table:table-cell>
          <table:table-cell table:number-columns-repeated="1019"/>
        </table:table-row>
        <table:table-row table:style-name="ro1">
          <table:table-cell office:value-type="float" office:value="214.746094">
            <text:p>214,746094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294202">
            <text:p>0,294202</text:p>
          </table:table-cell>
          <table:table-cell office:value-type="float" office:value="-4.735294">
            <text:p>-4,735294</text:p>
          </table:table-cell>
          <table:table-cell table:number-columns-repeated="1019"/>
        </table:table-row>
        <table:table-row table:style-name="ro1">
          <table:table-cell office:value-type="float" office:value="214.746094">
            <text:p>214,74609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294202">
            <text:p>0,294202</text:p>
          </table:table-cell>
          <table:table-cell office:value-type="float" office:value="-4.735294">
            <text:p>-4,735294</text:p>
          </table:table-cell>
          <table:table-cell table:number-columns-repeated="1019"/>
        </table:table-row>
        <table:table-row table:style-name="ro1">
          <table:table-cell office:value-type="float" office:value="215.202042">
            <text:p>215,20204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294827">
            <text:p>0,294827</text:p>
          </table:table-cell>
          <table:table-cell office:value-type="float" office:value="-4.755882">
            <text:p>-4,755882</text:p>
          </table:table-cell>
          <table:table-cell table:number-columns-repeated="1019"/>
        </table:table-row>
        <table:table-row table:style-name="ro1">
          <table:table-cell office:value-type="float" office:value="215.202042">
            <text:p>215,202042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94827">
            <text:p>0,294827</text:p>
          </table:table-cell>
          <table:table-cell office:value-type="float" office:value="-4.755882">
            <text:p>-4,755882</text:p>
          </table:table-cell>
          <table:table-cell table:number-columns-repeated="1019"/>
        </table:table-row>
        <table:table-row table:style-name="ro1">
          <table:table-cell office:value-type="float" office:value="216.113907">
            <text:p>216,113907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296076">
            <text:p>0,296076</text:p>
          </table:table-cell>
          <table:table-cell office:value-type="float" office:value="-4.776176">
            <text:p>-4,776176</text:p>
          </table:table-cell>
          <table:table-cell table:number-columns-repeated="1019"/>
        </table:table-row>
        <table:table-row table:style-name="ro1">
          <table:table-cell office:value-type="float" office:value="216.113907">
            <text:p>216,11390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296076">
            <text:p>0,296076</text:p>
          </table:table-cell>
          <table:table-cell office:value-type="float" office:value="-4.776176">
            <text:p>-4,776176</text:p>
          </table:table-cell>
          <table:table-cell table:number-columns-repeated="1019"/>
        </table:table-row>
        <table:table-row table:style-name="ro1">
          <table:table-cell office:value-type="float" office:value="217.48172">
            <text:p>217,4817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29795">
            <text:p>0,29795</text:p>
          </table:table-cell>
          <table:table-cell office:value-type="float" office:value="-4.795882">
            <text:p>-4,795882</text:p>
          </table:table-cell>
          <table:table-cell table:number-columns-repeated="1019"/>
        </table:table-row>
        <table:table-row table:style-name="ro1">
          <table:table-cell office:value-type="float" office:value="217.48172">
            <text:p>217,4817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29795">
            <text:p>0,29795</text:p>
          </table:table-cell>
          <table:table-cell office:value-type="float" office:value="-4.795882">
            <text:p>-4,795882</text:p>
          </table:table-cell>
          <table:table-cell table:number-columns-repeated="1019"/>
        </table:table-row>
        <table:table-row table:style-name="ro1">
          <table:table-cell office:value-type="float" office:value="217.937653">
            <text:p>217,93765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298575">
            <text:p>0,298575</text:p>
          </table:table-cell>
          <table:table-cell office:value-type="float" office:value="-4.815">
            <text:p>-4,815</text:p>
          </table:table-cell>
          <table:table-cell table:number-columns-repeated="1019"/>
        </table:table-row>
        <table:table-row table:style-name="ro1">
          <table:table-cell office:value-type="float" office:value="217.937653">
            <text:p>217,937653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298575">
            <text:p>0,298575</text:p>
          </table:table-cell>
          <table:table-cell office:value-type="float" office:value="-4.815">
            <text:p>-4,815</text:p>
          </table:table-cell>
          <table:table-cell table:number-columns-repeated="1019"/>
        </table:table-row>
        <table:table-row table:style-name="ro1">
          <table:table-cell office:value-type="float" office:value="218.393585">
            <text:p>218,39358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299199">
            <text:p>0,299199</text:p>
          </table:table-cell>
          <table:table-cell office:value-type="float" office:value="-4.838823">
            <text:p>-4,838823</text:p>
          </table:table-cell>
          <table:table-cell table:number-columns-repeated="1019"/>
        </table:table-row>
        <table:table-row table:style-name="ro1">
          <table:table-cell office:value-type="float" office:value="218.393585">
            <text:p>218,393585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299199">
            <text:p>0,299199</text:p>
          </table:table-cell>
          <table:table-cell office:value-type="float" office:value="-4.838823">
            <text:p>-4,838823</text:p>
          </table:table-cell>
          <table:table-cell table:number-columns-repeated="1019"/>
        </table:table-row>
        <table:table-row table:style-name="ro1">
          <table:table-cell office:value-type="float" office:value="219.761398">
            <text:p>219,761398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301073">
            <text:p>0,301073</text:p>
          </table:table-cell>
          <table:table-cell office:value-type="float" office:value="-4.855882">
            <text:p>-4,855882</text:p>
          </table:table-cell>
          <table:table-cell table:number-columns-repeated="1019"/>
        </table:table-row>
        <table:table-row table:style-name="ro1">
          <table:table-cell office:value-type="float" office:value="219.761398">
            <text:p>219,76139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01073">
            <text:p>0,301073</text:p>
          </table:table-cell>
          <table:table-cell office:value-type="float" office:value="-4.855882">
            <text:p>-4,855882</text:p>
          </table:table-cell>
          <table:table-cell table:number-columns-repeated="1019"/>
        </table:table-row>
        <table:table-row table:style-name="ro1">
          <table:table-cell office:value-type="float" office:value="219.305466">
            <text:p>219,30546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00448">
            <text:p>0,300448</text:p>
          </table:table-cell>
          <table:table-cell office:value-type="float" office:value="-4.875294">
            <text:p>-4,875294</text:p>
          </table:table-cell>
          <table:table-cell table:number-columns-repeated="1019"/>
        </table:table-row>
        <table:table-row table:style-name="ro1">
          <table:table-cell office:value-type="float" office:value="219.305466">
            <text:p>219,30546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00448">
            <text:p>0,300448</text:p>
          </table:table-cell>
          <table:table-cell office:value-type="float" office:value="-4.875294">
            <text:p>-4,875294</text:p>
          </table:table-cell>
          <table:table-cell table:number-columns-repeated="1019"/>
        </table:table-row>
        <table:table-row table:style-name="ro1">
          <table:table-cell office:value-type="float" office:value="219.761398">
            <text:p>219,761398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01073">
            <text:p>0,301073</text:p>
          </table:table-cell>
          <table:table-cell office:value-type="float" office:value="-4.896471">
            <text:p>-4,896471</text:p>
          </table:table-cell>
          <table:table-cell table:number-columns-repeated="1019"/>
        </table:table-row>
        <table:table-row table:style-name="ro1">
          <table:table-cell office:value-type="float" office:value="219.761398">
            <text:p>219,76139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01073">
            <text:p>0,301073</text:p>
          </table:table-cell>
          <table:table-cell office:value-type="float" office:value="-4.896471">
            <text:p>-4,896471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02322">
            <text:p>0,302322</text:p>
          </table:table-cell>
          <table:table-cell office:value-type="float" office:value="-4.915883">
            <text:p>-4,915883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02322">
            <text:p>0,302322</text:p>
          </table:table-cell>
          <table:table-cell office:value-type="float" office:value="-4.915883">
            <text:p>-4,915883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02322">
            <text:p>0,302322</text:p>
          </table:table-cell>
          <table:table-cell office:value-type="float" office:value="-4.938235">
            <text:p>-4,938235</text:p>
          </table:table-cell>
          <table:table-cell table:number-columns-repeated="1019"/>
        </table:table-row>
        <table:table-row table:style-name="ro1">
          <table:table-cell office:value-type="float" office:value="220.673279">
            <text:p>220,673279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02322">
            <text:p>0,302322</text:p>
          </table:table-cell>
          <table:table-cell office:value-type="float" office:value="-4.938235">
            <text:p>-4,938235</text:p>
          </table:table-cell>
          <table:table-cell table:number-columns-repeated="1019"/>
        </table:table-row>
        <table:table-row table:style-name="ro1">
          <table:table-cell office:value-type="float" office:value="222.497025">
            <text:p>222,497025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04821">
            <text:p>0,304821</text:p>
          </table:table-cell>
          <table:table-cell office:value-type="float" office:value="-4.955883">
            <text:p>-4,955883</text:p>
          </table:table-cell>
          <table:table-cell table:number-columns-repeated="1019"/>
        </table:table-row>
        <table:table-row table:style-name="ro1">
          <table:table-cell office:value-type="float" office:value="222.497025">
            <text:p>222,497025</text:p>
          </table:table-cell>
          <table:table-cell office:value-type="float" office:value="-0.003245">
            <text:p>-0,003245</text:p>
          </table:table-cell>
          <table:table-cell office:value-type="float" office:value="-0.003208">
            <text:p>-0,003208</text:p>
          </table:table-cell>
          <table:table-cell office:value-type="float" office:value="0.304821">
            <text:p>0,304821</text:p>
          </table:table-cell>
          <table:table-cell office:value-type="float" office:value="-4.955883">
            <text:p>-4,955883</text:p>
          </table:table-cell>
          <table:table-cell table:number-columns-repeated="1019"/>
        </table:table-row>
        <table:table-row table:style-name="ro1">
          <table:table-cell office:value-type="float" office:value="222.497025">
            <text:p>222,49702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04821">
            <text:p>0,304821</text:p>
          </table:table-cell>
          <table:table-cell office:value-type="float" office:value="-4.975294">
            <text:p>-4,975294</text:p>
          </table:table-cell>
          <table:table-cell table:number-columns-repeated="1019"/>
        </table:table-row>
        <table:table-row table:style-name="ro1">
          <table:table-cell office:value-type="float" office:value="222.497025">
            <text:p>222,497025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04821">
            <text:p>0,304821</text:p>
          </table:table-cell>
          <table:table-cell office:value-type="float" office:value="-4.975294">
            <text:p>-4,975294</text:p>
          </table:table-cell>
          <table:table-cell table:number-columns-repeated="1019"/>
        </table:table-row>
        <table:table-row table:style-name="ro1">
          <table:table-cell office:value-type="float" office:value="223.864822">
            <text:p>223,864822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06695">
            <text:p>0,306695</text:p>
          </table:table-cell>
          <table:table-cell office:value-type="float" office:value="-4.995588">
            <text:p>-4,995588</text:p>
          </table:table-cell>
          <table:table-cell table:number-columns-repeated="1019"/>
        </table:table-row>
        <table:table-row table:style-name="ro1">
          <table:table-cell office:value-type="float" office:value="223.864822">
            <text:p>223,86482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06695">
            <text:p>0,306695</text:p>
          </table:table-cell>
          <table:table-cell office:value-type="float" office:value="-4.995588">
            <text:p>-4,995588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0607">
            <text:p>0,30607</text:p>
          </table:table-cell>
          <table:table-cell office:value-type="float" office:value="-5.014706">
            <text:p>-5,014706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30607">
            <text:p>0,30607</text:p>
          </table:table-cell>
          <table:table-cell office:value-type="float" office:value="-5.014706">
            <text:p>-5,014706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0607">
            <text:p>0,30607</text:p>
          </table:table-cell>
          <table:table-cell office:value-type="float" office:value="-5.035588">
            <text:p>-5,035588</text:p>
          </table:table-cell>
          <table:table-cell table:number-columns-repeated="1019"/>
        </table:table-row>
        <table:table-row table:style-name="ro1">
          <table:table-cell office:value-type="float" office:value="223.40889">
            <text:p>223,4088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0607">
            <text:p>0,30607</text:p>
          </table:table-cell>
          <table:table-cell office:value-type="float" office:value="-5.035588">
            <text:p>-5,035588</text:p>
          </table:table-cell>
          <table:table-cell table:number-columns-repeated="1019"/>
        </table:table-row>
        <table:table-row table:style-name="ro1">
          <table:table-cell office:value-type="float" office:value="224.32077">
            <text:p>224,3207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07319">
            <text:p>0,307319</text:p>
          </table:table-cell>
          <table:table-cell office:value-type="float" office:value="-5.055882">
            <text:p>-5,055882</text:p>
          </table:table-cell>
          <table:table-cell table:number-columns-repeated="1019"/>
        </table:table-row>
        <table:table-row table:style-name="ro1">
          <table:table-cell office:value-type="float" office:value="224.32077">
            <text:p>224,3207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07319">
            <text:p>0,307319</text:p>
          </table:table-cell>
          <table:table-cell office:value-type="float" office:value="-5.055882">
            <text:p>-5,055882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09818">
            <text:p>0,309818</text:p>
          </table:table-cell>
          <table:table-cell office:value-type="float" office:value="-5.075">
            <text:p>-5,075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09818">
            <text:p>0,309818</text:p>
          </table:table-cell>
          <table:table-cell office:value-type="float" office:value="-5.075">
            <text:p>-5,075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09818">
            <text:p>0,309818</text:p>
          </table:table-cell>
          <table:table-cell office:value-type="float" office:value="-5.095294">
            <text:p>-5,095294</text:p>
          </table:table-cell>
          <table:table-cell table:number-columns-repeated="1019"/>
        </table:table-row>
        <table:table-row table:style-name="ro1">
          <table:table-cell office:value-type="float" office:value="226.144516">
            <text:p>226,14451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09818">
            <text:p>0,309818</text:p>
          </table:table-cell>
          <table:table-cell office:value-type="float" office:value="-5.095294">
            <text:p>-5,095294</text:p>
          </table:table-cell>
          <table:table-cell table:number-columns-repeated="1019"/>
        </table:table-row>
        <table:table-row table:style-name="ro1">
          <table:table-cell office:value-type="float" office:value="227.056381">
            <text:p>227,056381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11067">
            <text:p>0,311067</text:p>
          </table:table-cell>
          <table:table-cell office:value-type="float" office:value="-5.113529">
            <text:p>-5,113529</text:p>
          </table:table-cell>
          <table:table-cell table:number-columns-repeated="1019"/>
        </table:table-row>
        <table:table-row table:style-name="ro1">
          <table:table-cell office:value-type="float" office:value="227.056381">
            <text:p>227,056381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311067">
            <text:p>0,311067</text:p>
          </table:table-cell>
          <table:table-cell office:value-type="float" office:value="-5.132353">
            <text:p>-5,132353</text:p>
          </table:table-cell>
          <table:table-cell table:number-columns-repeated="1019"/>
        </table:table-row>
        <table:table-row table:style-name="ro1">
          <table:table-cell office:value-type="float" office:value="227.056381">
            <text:p>227,056381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311067">
            <text:p>0,311067</text:p>
          </table:table-cell>
          <table:table-cell office:value-type="float" office:value="-5.132353">
            <text:p>-5,132353</text:p>
          </table:table-cell>
          <table:table-cell table:number-columns-repeated="1019"/>
        </table:table-row>
        <table:table-row table:style-name="ro1">
          <table:table-cell office:value-type="float" office:value="227.056381">
            <text:p>227,056381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11067">
            <text:p>0,311067</text:p>
          </table:table-cell>
          <table:table-cell office:value-type="float" office:value="-5.151765">
            <text:p>-5,151765</text:p>
          </table:table-cell>
          <table:table-cell table:number-columns-repeated="1019"/>
        </table:table-row>
        <table:table-row table:style-name="ro1">
          <table:table-cell office:value-type="float" office:value="228.880127">
            <text:p>228,88012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13566">
            <text:p>0,313566</text:p>
          </table:table-cell>
          <table:table-cell office:value-type="float" office:value="-5.151765">
            <text:p>-5,151765</text:p>
          </table:table-cell>
          <table:table-cell table:number-columns-repeated="1019"/>
        </table:table-row>
        <table:table-row table:style-name="ro1">
          <table:table-cell office:value-type="float" office:value="228.424194">
            <text:p>228,424194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312941">
            <text:p>0,312941</text:p>
          </table:table-cell>
          <table:table-cell office:value-type="float" office:value="-5.170294">
            <text:p>-5,170294</text:p>
          </table:table-cell>
          <table:table-cell table:number-columns-repeated="1019"/>
        </table:table-row>
        <table:table-row table:style-name="ro1">
          <table:table-cell office:value-type="float" office:value="228.424194">
            <text:p>228,424194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12941">
            <text:p>0,312941</text:p>
          </table:table-cell>
          <table:table-cell office:value-type="float" office:value="-5.170294">
            <text:p>-5,170294</text:p>
          </table:table-cell>
          <table:table-cell table:number-columns-repeated="1019"/>
        </table:table-row>
        <table:table-row table:style-name="ro1">
          <table:table-cell office:value-type="float" office:value="228.880127">
            <text:p>228,880127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13566">
            <text:p>0,313566</text:p>
          </table:table-cell>
          <table:table-cell office:value-type="float" office:value="-5.189412">
            <text:p>-5,189412</text:p>
          </table:table-cell>
          <table:table-cell table:number-columns-repeated="1019"/>
        </table:table-row>
        <table:table-row table:style-name="ro1">
          <table:table-cell office:value-type="float" office:value="228.880127">
            <text:p>228,88012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13566">
            <text:p>0,313566</text:p>
          </table:table-cell>
          <table:table-cell office:value-type="float" office:value="-5.189412">
            <text:p>-5,189412</text:p>
          </table:table-cell>
          <table:table-cell table:number-columns-repeated="1019"/>
        </table:table-row>
        <table:table-row table:style-name="ro1">
          <table:table-cell office:value-type="float" office:value="229.792007">
            <text:p>229,792007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14815">
            <text:p>0,314815</text:p>
          </table:table-cell>
          <table:table-cell office:value-type="float" office:value="-5.209117">
            <text:p>-5,209117</text:p>
          </table:table-cell>
          <table:table-cell table:number-columns-repeated="1019"/>
        </table:table-row>
        <table:table-row table:style-name="ro1">
          <table:table-cell office:value-type="float" office:value="229.792007">
            <text:p>229,792007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14815">
            <text:p>0,314815</text:p>
          </table:table-cell>
          <table:table-cell office:value-type="float" office:value="-5.209117">
            <text:p>-5,209117</text:p>
          </table:table-cell>
          <table:table-cell table:number-columns-repeated="1019"/>
        </table:table-row>
        <table:table-row table:style-name="ro1">
          <table:table-cell office:value-type="float" office:value="228.424194">
            <text:p>228,424194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12941">
            <text:p>0,312941</text:p>
          </table:table-cell>
          <table:table-cell office:value-type="float" office:value="-5.228235">
            <text:p>-5,228235</text:p>
          </table:table-cell>
          <table:table-cell table:number-columns-repeated="1019"/>
        </table:table-row>
        <table:table-row table:style-name="ro1">
          <table:table-cell office:value-type="float" office:value="228.424194">
            <text:p>228,424194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12941">
            <text:p>0,312941</text:p>
          </table:table-cell>
          <table:table-cell office:value-type="float" office:value="-5.228235">
            <text:p>-5,228235</text:p>
          </table:table-cell>
          <table:table-cell table:number-columns-repeated="1019"/>
        </table:table-row>
        <table:table-row table:style-name="ro1">
          <table:table-cell office:value-type="float" office:value="229.792007">
            <text:p>229,79200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14815">
            <text:p>0,314815</text:p>
          </table:table-cell>
          <table:table-cell office:value-type="float" office:value="-5.247353">
            <text:p>-5,247353</text:p>
          </table:table-cell>
          <table:table-cell table:number-columns-repeated="1019"/>
        </table:table-row>
        <table:table-row table:style-name="ro1">
          <table:table-cell office:value-type="float" office:value="229.792007">
            <text:p>229,792007</text:p>
          </table:table-cell>
          <table:table-cell office:value-type="float" office:value="-0.003245">
            <text:p>-0,003245</text:p>
          </table:table-cell>
          <table:table-cell office:value-type="float" office:value="-0.003205">
            <text:p>-0,003205</text:p>
          </table:table-cell>
          <table:table-cell office:value-type="float" office:value="0.314815">
            <text:p>0,314815</text:p>
          </table:table-cell>
          <table:table-cell office:value-type="float" office:value="-5.247353">
            <text:p>-5,247353</text:p>
          </table:table-cell>
          <table:table-cell table:number-columns-repeated="1019"/>
        </table:table-row>
        <table:table-row table:style-name="ro1">
          <table:table-cell office:value-type="float" office:value="231.615753">
            <text:p>231,61575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17314">
            <text:p>0,317314</text:p>
          </table:table-cell>
          <table:table-cell office:value-type="float" office:value="-5.266177">
            <text:p>-5,266177</text:p>
          </table:table-cell>
          <table:table-cell table:number-columns-repeated="1019"/>
        </table:table-row>
        <table:table-row table:style-name="ro1">
          <table:table-cell office:value-type="float" office:value="231.615753">
            <text:p>231,615753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17314">
            <text:p>0,317314</text:p>
          </table:table-cell>
          <table:table-cell office:value-type="float" office:value="-5.266177">
            <text:p>-5,266177</text:p>
          </table:table-cell>
          <table:table-cell table:number-columns-repeated="1019"/>
        </table:table-row>
        <table:table-row table:style-name="ro1">
          <table:table-cell office:value-type="float" office:value="230.703873">
            <text:p>230,703873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16064">
            <text:p>0,316064</text:p>
          </table:table-cell>
          <table:table-cell office:value-type="float" office:value="-5.28647">
            <text:p>-5,28647</text:p>
          </table:table-cell>
          <table:table-cell table:number-columns-repeated="1019"/>
        </table:table-row>
        <table:table-row table:style-name="ro1">
          <table:table-cell office:value-type="float" office:value="230.703873">
            <text:p>230,70387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16064">
            <text:p>0,316064</text:p>
          </table:table-cell>
          <table:table-cell office:value-type="float" office:value="-5.28647">
            <text:p>-5,28647</text:p>
          </table:table-cell>
          <table:table-cell table:number-columns-repeated="1019"/>
        </table:table-row>
        <table:table-row table:style-name="ro1">
          <table:table-cell office:value-type="float" office:value="231.615753">
            <text:p>231,615753</text:p>
          </table:table-cell>
          <table:table-cell office:value-type="float" office:value="-0.003237">
            <text:p>-0,003237</text:p>
          </table:table-cell>
          <table:table-cell office:value-type="float" office:value="-0.00321">
            <text:p>-0,00321</text:p>
          </table:table-cell>
          <table:table-cell office:value-type="float" office:value="0.317314">
            <text:p>0,317314</text:p>
          </table:table-cell>
          <table:table-cell office:value-type="float" office:value="-5.305294">
            <text:p>-5,305294</text:p>
          </table:table-cell>
          <table:table-cell table:number-columns-repeated="1019"/>
        </table:table-row>
        <table:table-row table:style-name="ro1">
          <table:table-cell office:value-type="float" office:value="231.615753">
            <text:p>231,615753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17314">
            <text:p>0,317314</text:p>
          </table:table-cell>
          <table:table-cell office:value-type="float" office:value="-5.305294">
            <text:p>-5,305294</text:p>
          </table:table-cell>
          <table:table-cell table:number-columns-repeated="1019"/>
        </table:table-row>
        <table:table-row table:style-name="ro1">
          <table:table-cell office:value-type="float" office:value="231.615753">
            <text:p>231,61575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17314">
            <text:p>0,317314</text:p>
          </table:table-cell>
          <table:table-cell office:value-type="float" office:value="-5.325588">
            <text:p>-5,325588</text:p>
          </table:table-cell>
          <table:table-cell table:number-columns-repeated="1019"/>
        </table:table-row>
        <table:table-row table:style-name="ro1">
          <table:table-cell office:value-type="float" office:value="231.615753">
            <text:p>231,61575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17314">
            <text:p>0,317314</text:p>
          </table:table-cell>
          <table:table-cell office:value-type="float" office:value="-5.325588">
            <text:p>-5,325588</text:p>
          </table:table-cell>
          <table:table-cell table:number-columns-repeated="1019"/>
        </table:table-row>
        <table:table-row table:style-name="ro1">
          <table:table-cell office:value-type="float" office:value="232.527618">
            <text:p>232,52761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18563">
            <text:p>0,318563</text:p>
          </table:table-cell>
          <table:table-cell office:value-type="float" office:value="-5.344706">
            <text:p>-5,344706</text:p>
          </table:table-cell>
          <table:table-cell table:number-columns-repeated="1019"/>
        </table:table-row>
        <table:table-row table:style-name="ro1">
          <table:table-cell office:value-type="float" office:value="232.527618">
            <text:p>232,527618</text:p>
          </table:table-cell>
          <table:table-cell office:value-type="float" office:value="-0.003237">
            <text:p>-0,003237</text:p>
          </table:table-cell>
          <table:table-cell office:value-type="float" office:value="-0.00321">
            <text:p>-0,00321</text:p>
          </table:table-cell>
          <table:table-cell office:value-type="float" office:value="0.318563">
            <text:p>0,318563</text:p>
          </table:table-cell>
          <table:table-cell office:value-type="float" office:value="-5.344706">
            <text:p>-5,344706</text:p>
          </table:table-cell>
          <table:table-cell table:number-columns-repeated="1019"/>
        </table:table-row>
        <table:table-row table:style-name="ro1">
          <table:table-cell office:value-type="float" office:value="232.983566">
            <text:p>232,983566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319187">
            <text:p>0,319187</text:p>
          </table:table-cell>
          <table:table-cell office:value-type="float" office:value="-5.365294">
            <text:p>-5,365294</text:p>
          </table:table-cell>
          <table:table-cell table:number-columns-repeated="1019"/>
        </table:table-row>
        <table:table-row table:style-name="ro1">
          <table:table-cell office:value-type="float" office:value="232.983566">
            <text:p>232,983566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19187">
            <text:p>0,319187</text:p>
          </table:table-cell>
          <table:table-cell office:value-type="float" office:value="-5.365294">
            <text:p>-5,365294</text:p>
          </table:table-cell>
          <table:table-cell table:number-columns-repeated="1019"/>
        </table:table-row>
        <table:table-row table:style-name="ro1">
          <table:table-cell office:value-type="float" office:value="234.351364">
            <text:p>234,351364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21061">
            <text:p>0,321061</text:p>
          </table:table-cell>
          <table:table-cell office:value-type="float" office:value="-5.385">
            <text:p>-5,385</text:p>
          </table:table-cell>
          <table:table-cell table:number-columns-repeated="1019"/>
        </table:table-row>
        <table:table-row table:style-name="ro1">
          <table:table-cell office:value-type="float" office:value="234.351364">
            <text:p>234,351364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21061">
            <text:p>0,321061</text:p>
          </table:table-cell>
          <table:table-cell office:value-type="float" office:value="-5.385">
            <text:p>-5,385</text:p>
          </table:table-cell>
          <table:table-cell table:number-columns-repeated="1019"/>
        </table:table-row>
        <table:table-row table:style-name="ro1">
          <table:table-cell office:value-type="float" office:value="233.439499">
            <text:p>233,43949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19812">
            <text:p>0,319812</text:p>
          </table:table-cell>
          <table:table-cell office:value-type="float" office:value="-5.405882">
            <text:p>-5,405882</text:p>
          </table:table-cell>
          <table:table-cell table:number-columns-repeated="1019"/>
        </table:table-row>
        <table:table-row table:style-name="ro1">
          <table:table-cell office:value-type="float" office:value="233.439499">
            <text:p>233,439499</text:p>
          </table:table-cell>
          <table:table-cell office:value-type="float" office:value="-0.003246">
            <text:p>-0,003246</text:p>
          </table:table-cell>
          <table:table-cell office:value-type="float" office:value="-0.00321">
            <text:p>-0,00321</text:p>
          </table:table-cell>
          <table:table-cell office:value-type="float" office:value="0.319812">
            <text:p>0,319812</text:p>
          </table:table-cell>
          <table:table-cell office:value-type="float" office:value="-5.405882">
            <text:p>-5,405882</text:p>
          </table:table-cell>
          <table:table-cell table:number-columns-repeated="1019"/>
        </table:table-row>
        <table:table-row table:style-name="ro1">
          <table:table-cell office:value-type="float" office:value="236.17511">
            <text:p>236,17511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2356">
            <text:p>0,32356</text:p>
          </table:table-cell>
          <table:table-cell office:value-type="float" office:value="-5.425588">
            <text:p>-5,425588</text:p>
          </table:table-cell>
          <table:table-cell table:number-columns-repeated="1019"/>
        </table:table-row>
        <table:table-row table:style-name="ro1">
          <table:table-cell office:value-type="float" office:value="236.17511">
            <text:p>236,17511</text:p>
          </table:table-cell>
          <table:table-cell office:value-type="float" office:value="-0.003246">
            <text:p>-0,003246</text:p>
          </table:table-cell>
          <table:table-cell office:value-type="float" office:value="-0.003208">
            <text:p>-0,003208</text:p>
          </table:table-cell>
          <table:table-cell office:value-type="float" office:value="0.32356">
            <text:p>0,32356</text:p>
          </table:table-cell>
          <table:table-cell office:value-type="float" office:value="-5.425588">
            <text:p>-5,425588</text:p>
          </table:table-cell>
          <table:table-cell table:number-columns-repeated="1019"/>
        </table:table-row>
        <table:table-row table:style-name="ro1">
          <table:table-cell office:value-type="float" office:value="235.719177">
            <text:p>235,71917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22935">
            <text:p>0,322935</text:p>
          </table:table-cell>
          <table:table-cell office:value-type="float" office:value="-5.445882">
            <text:p>-5,445882</text:p>
          </table:table-cell>
          <table:table-cell table:number-columns-repeated="1019"/>
        </table:table-row>
        <table:table-row table:style-name="ro1">
          <table:table-cell office:value-type="float" office:value="235.719177">
            <text:p>235,719177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22935">
            <text:p>0,322935</text:p>
          </table:table-cell>
          <table:table-cell office:value-type="float" office:value="-5.445882">
            <text:p>-5,445882</text:p>
          </table:table-cell>
          <table:table-cell table:number-columns-repeated="1019"/>
        </table:table-row>
        <table:table-row table:style-name="ro1">
          <table:table-cell office:value-type="float" office:value="236.17511">
            <text:p>236,17511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2356">
            <text:p>0,32356</text:p>
          </table:table-cell>
          <table:table-cell office:value-type="float" office:value="-5.465588">
            <text:p>-5,465588</text:p>
          </table:table-cell>
          <table:table-cell table:number-columns-repeated="1019"/>
        </table:table-row>
        <table:table-row table:style-name="ro1">
          <table:table-cell office:value-type="float" office:value="236.17511">
            <text:p>236,17511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32356">
            <text:p>0,32356</text:p>
          </table:table-cell>
          <table:table-cell office:value-type="float" office:value="-5.465588">
            <text:p>-5,465588</text:p>
          </table:table-cell>
          <table:table-cell table:number-columns-repeated="1019"/>
        </table:table-row>
        <table:table-row table:style-name="ro1">
          <table:table-cell office:value-type="float" office:value="234.807312">
            <text:p>234,807312</text:p>
          </table:table-cell>
          <table:table-cell office:value-type="float" office:value="-0.003246">
            <text:p>-0,003246</text:p>
          </table:table-cell>
          <table:table-cell office:value-type="float" office:value="-0.00321">
            <text:p>-0,00321</text:p>
          </table:table-cell>
          <table:table-cell office:value-type="float" office:value="0.321686">
            <text:p>0,321686</text:p>
          </table:table-cell>
          <table:table-cell office:value-type="float" office:value="-5.485294">
            <text:p>-5,485294</text:p>
          </table:table-cell>
          <table:table-cell table:number-columns-repeated="1019"/>
        </table:table-row>
        <table:table-row table:style-name="ro1">
          <table:table-cell office:value-type="float" office:value="234.807312">
            <text:p>234,80731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21686">
            <text:p>0,321686</text:p>
          </table:table-cell>
          <table:table-cell office:value-type="float" office:value="-5.485294">
            <text:p>-5,485294</text:p>
          </table:table-cell>
          <table:table-cell table:number-columns-repeated="1019"/>
        </table:table-row>
        <table:table-row table:style-name="ro1">
          <table:table-cell office:value-type="float" office:value="236.631058">
            <text:p>236,631058</text:p>
          </table:table-cell>
          <table:table-cell office:value-type="float" office:value="-0.003243">
            <text:p>-0,003243</text:p>
          </table:table-cell>
          <table:table-cell office:value-type="float" office:value="-0.003212">
            <text:p>-0,003212</text:p>
          </table:table-cell>
          <table:table-cell office:value-type="float" office:value="0.324185">
            <text:p>0,324185</text:p>
          </table:table-cell>
          <table:table-cell office:value-type="float" office:value="-5.505">
            <text:p>-5,505</text:p>
          </table:table-cell>
          <table:table-cell table:number-columns-repeated="1019"/>
        </table:table-row>
        <table:table-row table:style-name="ro1">
          <table:table-cell office:value-type="float" office:value="236.631058">
            <text:p>236,631058</text:p>
          </table:table-cell>
          <table:table-cell office:value-type="float" office:value="-0.003243">
            <text:p>-0,003243</text:p>
          </table:table-cell>
          <table:table-cell office:value-type="float" office:value="-0.003212">
            <text:p>-0,003212</text:p>
          </table:table-cell>
          <table:table-cell office:value-type="float" office:value="0.324185">
            <text:p>0,324185</text:p>
          </table:table-cell>
          <table:table-cell office:value-type="float" office:value="-5.505">
            <text:p>-5,505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25434">
            <text:p>0,325434</text:p>
          </table:table-cell>
          <table:table-cell office:value-type="float" office:value="-5.525882">
            <text:p>-5,525882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25434">
            <text:p>0,325434</text:p>
          </table:table-cell>
          <table:table-cell office:value-type="float" office:value="-5.525882">
            <text:p>-5,525882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25434">
            <text:p>0,325434</text:p>
          </table:table-cell>
          <table:table-cell office:value-type="float" office:value="-5.546471">
            <text:p>-5,546471</text:p>
          </table:table-cell>
          <table:table-cell table:number-columns-repeated="1019"/>
        </table:table-row>
        <table:table-row table:style-name="ro1">
          <table:table-cell office:value-type="float" office:value="237.542923">
            <text:p>237,542923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325434">
            <text:p>0,325434</text:p>
          </table:table-cell>
          <table:table-cell office:value-type="float" office:value="-5.546471">
            <text:p>-5,546471</text:p>
          </table:table-cell>
          <table:table-cell table:number-columns-repeated="1019"/>
        </table:table-row>
        <table:table-row table:style-name="ro1">
          <table:table-cell office:value-type="float" office:value="238.454803">
            <text:p>238,45480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26683">
            <text:p>0,326683</text:p>
          </table:table-cell>
          <table:table-cell office:value-type="float" office:value="-5.564706">
            <text:p>-5,564706</text:p>
          </table:table-cell>
          <table:table-cell table:number-columns-repeated="1019"/>
        </table:table-row>
        <table:table-row table:style-name="ro1">
          <table:table-cell office:value-type="float" office:value="238.454803">
            <text:p>238,45480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26683">
            <text:p>0,326683</text:p>
          </table:table-cell>
          <table:table-cell office:value-type="float" office:value="-5.564706">
            <text:p>-5,564706</text:p>
          </table:table-cell>
          <table:table-cell table:number-columns-repeated="1019"/>
        </table:table-row>
        <table:table-row table:style-name="ro1">
          <table:table-cell office:value-type="float" office:value="238.910736">
            <text:p>238,910736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27308">
            <text:p>0,327308</text:p>
          </table:table-cell>
          <table:table-cell office:value-type="float" office:value="-5.585882">
            <text:p>-5,585882</text:p>
          </table:table-cell>
          <table:table-cell table:number-columns-repeated="1019"/>
        </table:table-row>
        <table:table-row table:style-name="ro1">
          <table:table-cell office:value-type="float" office:value="238.910736">
            <text:p>238,91073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27308">
            <text:p>0,327308</text:p>
          </table:table-cell>
          <table:table-cell office:value-type="float" office:value="-5.585882">
            <text:p>-5,585882</text:p>
          </table:table-cell>
          <table:table-cell table:number-columns-repeated="1019"/>
        </table:table-row>
        <table:table-row table:style-name="ro1">
          <table:table-cell office:value-type="float" office:value="237.998856">
            <text:p>237,99885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26058">
            <text:p>0,326058</text:p>
          </table:table-cell>
          <table:table-cell office:value-type="float" office:value="-5.602941">
            <text:p>-5,602941</text:p>
          </table:table-cell>
          <table:table-cell table:number-columns-repeated="1019"/>
        </table:table-row>
        <table:table-row table:style-name="ro1">
          <table:table-cell office:value-type="float" office:value="237.998856">
            <text:p>237,998856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26058">
            <text:p>0,326058</text:p>
          </table:table-cell>
          <table:table-cell office:value-type="float" office:value="-5.622059">
            <text:p>-5,622059</text:p>
          </table:table-cell>
          <table:table-cell table:number-columns-repeated="1019"/>
        </table:table-row>
        <table:table-row table:style-name="ro1">
          <table:table-cell office:value-type="float" office:value="239.822601">
            <text:p>239,822601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28557">
            <text:p>0,328557</text:p>
          </table:table-cell>
          <table:table-cell office:value-type="float" office:value="-5.622059">
            <text:p>-5,622059</text:p>
          </table:table-cell>
          <table:table-cell table:number-columns-repeated="1019"/>
        </table:table-row>
        <table:table-row table:style-name="ro1">
          <table:table-cell office:value-type="float" office:value="239.822601">
            <text:p>239,822601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28557">
            <text:p>0,328557</text:p>
          </table:table-cell>
          <table:table-cell office:value-type="float" office:value="-5.641177">
            <text:p>-5,641177</text:p>
          </table:table-cell>
          <table:table-cell table:number-columns-repeated="1019"/>
        </table:table-row>
        <table:table-row table:style-name="ro1">
          <table:table-cell office:value-type="float" office:value="239.822601">
            <text:p>239,82260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28557">
            <text:p>0,328557</text:p>
          </table:table-cell>
          <table:table-cell office:value-type="float" office:value="-5.641177">
            <text:p>-5,641177</text:p>
          </table:table-cell>
          <table:table-cell table:number-columns-repeated="1019"/>
        </table:table-row>
        <table:table-row table:style-name="ro1">
          <table:table-cell office:value-type="float" office:value="239.822601">
            <text:p>239,822601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328557">
            <text:p>0,328557</text:p>
          </table:table-cell>
          <table:table-cell office:value-type="float" office:value="-5.660588">
            <text:p>-5,660588</text:p>
          </table:table-cell>
          <table:table-cell table:number-columns-repeated="1019"/>
        </table:table-row>
        <table:table-row table:style-name="ro1">
          <table:table-cell office:value-type="float" office:value="239.822601">
            <text:p>239,822601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28557">
            <text:p>0,328557</text:p>
          </table:table-cell>
          <table:table-cell office:value-type="float" office:value="-5.660588">
            <text:p>-5,660588</text:p>
          </table:table-cell>
          <table:table-cell table:number-columns-repeated="1019"/>
        </table:table-row>
        <table:table-row table:style-name="ro1">
          <table:table-cell office:value-type="float" office:value="240.734482">
            <text:p>240,73448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29806">
            <text:p>0,329806</text:p>
          </table:table-cell>
          <table:table-cell office:value-type="float" office:value="-5.679412">
            <text:p>-5,679412</text:p>
          </table:table-cell>
          <table:table-cell table:number-columns-repeated="1019"/>
        </table:table-row>
        <table:table-row table:style-name="ro1">
          <table:table-cell office:value-type="float" office:value="240.734482">
            <text:p>240,734482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329806">
            <text:p>0,329806</text:p>
          </table:table-cell>
          <table:table-cell office:value-type="float" office:value="-5.679412">
            <text:p>-5,679412</text:p>
          </table:table-cell>
          <table:table-cell table:number-columns-repeated="1019"/>
        </table:table-row>
        <table:table-row table:style-name="ro1">
          <table:table-cell office:value-type="float" office:value="240.278549">
            <text:p>240,278549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29182">
            <text:p>0,329182</text:p>
          </table:table-cell>
          <table:table-cell office:value-type="float" office:value="-5.698823">
            <text:p>-5,698823</text:p>
          </table:table-cell>
          <table:table-cell table:number-columns-repeated="1019"/>
        </table:table-row>
        <table:table-row table:style-name="ro1">
          <table:table-cell office:value-type="float" office:value="240.278549">
            <text:p>240,27854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29182">
            <text:p>0,329182</text:p>
          </table:table-cell>
          <table:table-cell office:value-type="float" office:value="-5.698823">
            <text:p>-5,698823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30431">
            <text:p>0,330431</text:p>
          </table:table-cell>
          <table:table-cell office:value-type="float" office:value="-5.717941">
            <text:p>-5,717941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30431">
            <text:p>0,330431</text:p>
          </table:table-cell>
          <table:table-cell office:value-type="float" office:value="-5.717941">
            <text:p>-5,717941</text:p>
          </table:table-cell>
          <table:table-cell table:number-columns-repeated="1019"/>
        </table:table-row>
        <table:table-row table:style-name="ro1">
          <table:table-cell office:value-type="float" office:value="242.102295">
            <text:p>242,102295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3168">
            <text:p>0,33168</text:p>
          </table:table-cell>
          <table:table-cell office:value-type="float" office:value="-5.737059">
            <text:p>-5,737059</text:p>
          </table:table-cell>
          <table:table-cell table:number-columns-repeated="1019"/>
        </table:table-row>
        <table:table-row table:style-name="ro1">
          <table:table-cell office:value-type="float" office:value="242.102295">
            <text:p>242,102295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3168">
            <text:p>0,33168</text:p>
          </table:table-cell>
          <table:table-cell office:value-type="float" office:value="-5.737059">
            <text:p>-5,737059</text:p>
          </table:table-cell>
          <table:table-cell table:number-columns-repeated="1019"/>
        </table:table-row>
        <table:table-row table:style-name="ro1">
          <table:table-cell office:value-type="float" office:value="241.646347">
            <text:p>241,64634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31055">
            <text:p>0,331055</text:p>
          </table:table-cell>
          <table:table-cell office:value-type="float" office:value="-5.756176">
            <text:p>-5,756176</text:p>
          </table:table-cell>
          <table:table-cell table:number-columns-repeated="1019"/>
        </table:table-row>
        <table:table-row table:style-name="ro1">
          <table:table-cell office:value-type="float" office:value="241.646347">
            <text:p>241,646347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31055">
            <text:p>0,331055</text:p>
          </table:table-cell>
          <table:table-cell office:value-type="float" office:value="-5.756176">
            <text:p>-5,756176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30431">
            <text:p>0,330431</text:p>
          </table:table-cell>
          <table:table-cell office:value-type="float" office:value="-5.775294">
            <text:p>-5,775294</text:p>
          </table:table-cell>
          <table:table-cell table:number-columns-repeated="1019"/>
        </table:table-row>
        <table:table-row table:style-name="ro1">
          <table:table-cell office:value-type="float" office:value="241.190414">
            <text:p>241,19041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30431">
            <text:p>0,330431</text:p>
          </table:table-cell>
          <table:table-cell office:value-type="float" office:value="-5.775294">
            <text:p>-5,775294</text:p>
          </table:table-cell>
          <table:table-cell table:number-columns-repeated="1019"/>
        </table:table-row>
        <table:table-row table:style-name="ro1">
          <table:table-cell office:value-type="float" office:value="242.558228">
            <text:p>242,558228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32305">
            <text:p>0,332305</text:p>
          </table:table-cell>
          <table:table-cell office:value-type="float" office:value="-5.795">
            <text:p>-5,795</text:p>
          </table:table-cell>
          <table:table-cell table:number-columns-repeated="1019"/>
        </table:table-row>
        <table:table-row table:style-name="ro1">
          <table:table-cell office:value-type="float" office:value="242.558228">
            <text:p>242,55822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32305">
            <text:p>0,332305</text:p>
          </table:table-cell>
          <table:table-cell office:value-type="float" office:value="-5.795">
            <text:p>-5,795</text:p>
          </table:table-cell>
          <table:table-cell table:number-columns-repeated="1019"/>
        </table:table-row>
        <table:table-row table:style-name="ro1">
          <table:table-cell office:value-type="float" office:value="243.470093">
            <text:p>243,470093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33554">
            <text:p>0,333554</text:p>
          </table:table-cell>
          <table:table-cell office:value-type="float" office:value="-5.814706">
            <text:p>-5,814706</text:p>
          </table:table-cell>
          <table:table-cell table:number-columns-repeated="1019"/>
        </table:table-row>
        <table:table-row table:style-name="ro1">
          <table:table-cell office:value-type="float" office:value="243.470093">
            <text:p>243,47009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33554">
            <text:p>0,333554</text:p>
          </table:table-cell>
          <table:table-cell office:value-type="float" office:value="-5.814706">
            <text:p>-5,814706</text:p>
          </table:table-cell>
          <table:table-cell table:number-columns-repeated="1019"/>
        </table:table-row>
        <table:table-row table:style-name="ro1">
          <table:table-cell office:value-type="float" office:value="242.558228">
            <text:p>242,558228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32305">
            <text:p>0,332305</text:p>
          </table:table-cell>
          <table:table-cell office:value-type="float" office:value="-5.834706">
            <text:p>-5,834706</text:p>
          </table:table-cell>
          <table:table-cell table:number-columns-repeated="1019"/>
        </table:table-row>
        <table:table-row table:style-name="ro1">
          <table:table-cell office:value-type="float" office:value="242.558228">
            <text:p>242,558228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332305">
            <text:p>0,332305</text:p>
          </table:table-cell>
          <table:table-cell office:value-type="float" office:value="-5.834706">
            <text:p>-5,834706</text:p>
          </table:table-cell>
          <table:table-cell table:number-columns-repeated="1019"/>
        </table:table-row>
        <table:table-row table:style-name="ro1">
          <table:table-cell office:value-type="float" office:value="243.01416">
            <text:p>243,01416</text:p>
          </table:table-cell>
          <table:table-cell office:value-type="float" office:value="-0.003238">
            <text:p>-0,003238</text:p>
          </table:table-cell>
          <table:table-cell office:value-type="float" office:value="-0.003211">
            <text:p>-0,003211</text:p>
          </table:table-cell>
          <table:table-cell office:value-type="float" office:value="0.332929">
            <text:p>0,332929</text:p>
          </table:table-cell>
          <table:table-cell office:value-type="float" office:value="-5.852941">
            <text:p>-5,852941</text:p>
          </table:table-cell>
          <table:table-cell table:number-columns-repeated="1019"/>
        </table:table-row>
        <table:table-row table:style-name="ro1">
          <table:table-cell office:value-type="float" office:value="243.01416">
            <text:p>243,01416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32929">
            <text:p>0,332929</text:p>
          </table:table-cell>
          <table:table-cell office:value-type="float" office:value="-5.852941">
            <text:p>-5,852941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4">
            <text:p>-0,00324</text:p>
          </table:table-cell>
          <table:table-cell office:value-type="float" office:value="-0.003214">
            <text:p>-0,003214</text:p>
          </table:table-cell>
          <table:table-cell office:value-type="float" office:value="0.335428">
            <text:p>0,335428</text:p>
          </table:table-cell>
          <table:table-cell office:value-type="float" office:value="-5.872353">
            <text:p>-5,872353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35428">
            <text:p>0,335428</text:p>
          </table:table-cell>
          <table:table-cell office:value-type="float" office:value="-5.891765">
            <text:p>-5,891765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35428">
            <text:p>0,335428</text:p>
          </table:table-cell>
          <table:table-cell office:value-type="float" office:value="-5.891765">
            <text:p>-5,891765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35428">
            <text:p>0,335428</text:p>
          </table:table-cell>
          <table:table-cell office:value-type="float" office:value="-5.911177">
            <text:p>-5,911177</text:p>
          </table:table-cell>
          <table:table-cell table:number-columns-repeated="1019"/>
        </table:table-row>
        <table:table-row table:style-name="ro1">
          <table:table-cell office:value-type="float" office:value="244.837906">
            <text:p>244,83790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35428">
            <text:p>0,335428</text:p>
          </table:table-cell>
          <table:table-cell office:value-type="float" office:value="-5.911177">
            <text:p>-5,911177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37302">
            <text:p>0,337302</text:p>
          </table:table-cell>
          <table:table-cell office:value-type="float" office:value="-5.93">
            <text:p>-5,93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45">
            <text:p>-0,003245</text:p>
          </table:table-cell>
          <table:table-cell office:value-type="float" office:value="-0.003208">
            <text:p>-0,003208</text:p>
          </table:table-cell>
          <table:table-cell office:value-type="float" office:value="0.337302">
            <text:p>0,337302</text:p>
          </table:table-cell>
          <table:table-cell office:value-type="float" office:value="-5.93">
            <text:p>-5,93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37302">
            <text:p>0,337302</text:p>
          </table:table-cell>
          <table:table-cell office:value-type="float" office:value="-5.949412">
            <text:p>-5,949412</text:p>
          </table:table-cell>
          <table:table-cell table:number-columns-repeated="1019"/>
        </table:table-row>
        <table:table-row table:style-name="ro1">
          <table:table-cell office:value-type="float" office:value="246.205719">
            <text:p>246,20571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37302">
            <text:p>0,337302</text:p>
          </table:table-cell>
          <table:table-cell office:value-type="float" office:value="-5.949412">
            <text:p>-5,949412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38551">
            <text:p>0,338551</text:p>
          </table:table-cell>
          <table:table-cell office:value-type="float" office:value="-5.968529">
            <text:p>-5,968529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38551">
            <text:p>0,338551</text:p>
          </table:table-cell>
          <table:table-cell office:value-type="float" office:value="-5.968529">
            <text:p>-5,968529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38551">
            <text:p>0,338551</text:p>
          </table:table-cell>
          <table:table-cell office:value-type="float" office:value="-5.987647">
            <text:p>-5,987647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38551">
            <text:p>0,338551</text:p>
          </table:table-cell>
          <table:table-cell office:value-type="float" office:value="-5.987647">
            <text:p>-5,987647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38551">
            <text:p>0,338551</text:p>
          </table:table-cell>
          <table:table-cell office:value-type="float" office:value="-6.006765">
            <text:p>-6,006765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38551">
            <text:p>0,338551</text:p>
          </table:table-cell>
          <table:table-cell office:value-type="float" office:value="-6.006765">
            <text:p>-6,006765</text:p>
          </table:table-cell>
          <table:table-cell table:number-columns-repeated="1019"/>
        </table:table-row>
        <table:table-row table:style-name="ro1">
          <table:table-cell office:value-type="float" office:value="246.661652">
            <text:p>246,66165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37926">
            <text:p>0,337926</text:p>
          </table:table-cell>
          <table:table-cell office:value-type="float" office:value="-6.025588">
            <text:p>-6,025588</text:p>
          </table:table-cell>
          <table:table-cell table:number-columns-repeated="1019"/>
        </table:table-row>
        <table:table-row table:style-name="ro1">
          <table:table-cell office:value-type="float" office:value="246.661652">
            <text:p>246,66165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37926">
            <text:p>0,337926</text:p>
          </table:table-cell>
          <table:table-cell office:value-type="float" office:value="-6.025588">
            <text:p>-6,025588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38551">
            <text:p>0,338551</text:p>
          </table:table-cell>
          <table:table-cell office:value-type="float" office:value="-6.045294">
            <text:p>-6,045294</text:p>
          </table:table-cell>
          <table:table-cell table:number-columns-repeated="1019"/>
        </table:table-row>
        <table:table-row table:style-name="ro1">
          <table:table-cell office:value-type="float" office:value="247.117599">
            <text:p>247,117599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38551">
            <text:p>0,338551</text:p>
          </table:table-cell>
          <table:table-cell office:value-type="float" office:value="-6.045294">
            <text:p>-6,045294</text:p>
          </table:table-cell>
          <table:table-cell table:number-columns-repeated="1019"/>
        </table:table-row>
        <table:table-row table:style-name="ro1">
          <table:table-cell office:value-type="float" office:value="247.573532">
            <text:p>247,57353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39176">
            <text:p>0,339176</text:p>
          </table:table-cell>
          <table:table-cell office:value-type="float" office:value="-6.064412">
            <text:p>-6,064412</text:p>
          </table:table-cell>
          <table:table-cell table:number-columns-repeated="1019"/>
        </table:table-row>
        <table:table-row table:style-name="ro1">
          <table:table-cell office:value-type="float" office:value="247.573532">
            <text:p>247,57353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39176">
            <text:p>0,339176</text:p>
          </table:table-cell>
          <table:table-cell office:value-type="float" office:value="-6.064412">
            <text:p>-6,064412</text:p>
          </table:table-cell>
          <table:table-cell table:number-columns-repeated="1019"/>
        </table:table-row>
        <table:table-row table:style-name="ro1">
          <table:table-cell office:value-type="float" office:value="248.485397">
            <text:p>248,485397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40425">
            <text:p>0,340425</text:p>
          </table:table-cell>
          <table:table-cell office:value-type="float" office:value="-6.084412">
            <text:p>-6,084412</text:p>
          </table:table-cell>
          <table:table-cell table:number-columns-repeated="1019"/>
        </table:table-row>
        <table:table-row table:style-name="ro1">
          <table:table-cell office:value-type="float" office:value="248.485397">
            <text:p>248,48539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40425">
            <text:p>0,340425</text:p>
          </table:table-cell>
          <table:table-cell office:value-type="float" office:value="-6.084412">
            <text:p>-6,084412</text:p>
          </table:table-cell>
          <table:table-cell table:number-columns-repeated="1019"/>
        </table:table-row>
        <table:table-row table:style-name="ro1">
          <table:table-cell office:value-type="float" office:value="248.941345">
            <text:p>248,94134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4105">
            <text:p>0,34105</text:p>
          </table:table-cell>
          <table:table-cell office:value-type="float" office:value="-6.104412">
            <text:p>-6,104412</text:p>
          </table:table-cell>
          <table:table-cell table:number-columns-repeated="1019"/>
        </table:table-row>
        <table:table-row table:style-name="ro1">
          <table:table-cell office:value-type="float" office:value="248.941345">
            <text:p>248,941345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4105">
            <text:p>0,34105</text:p>
          </table:table-cell>
          <table:table-cell office:value-type="float" office:value="-6.104412">
            <text:p>-6,104412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41674">
            <text:p>0,341674</text:p>
          </table:table-cell>
          <table:table-cell office:value-type="float" office:value="-6.124412">
            <text:p>-6,124412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41674">
            <text:p>0,341674</text:p>
          </table:table-cell>
          <table:table-cell office:value-type="float" office:value="-6.124412">
            <text:p>-6,124412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41674">
            <text:p>0,341674</text:p>
          </table:table-cell>
          <table:table-cell office:value-type="float" office:value="-6.144412">
            <text:p>-6,144412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41674">
            <text:p>0,341674</text:p>
          </table:table-cell>
          <table:table-cell office:value-type="float" office:value="-6.144412">
            <text:p>-6,144412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45">
            <text:p>-0,003245</text:p>
          </table:table-cell>
          <table:table-cell office:value-type="float" office:value="-0.003205">
            <text:p>-0,003205</text:p>
          </table:table-cell>
          <table:table-cell office:value-type="float" office:value="0.341674">
            <text:p>0,341674</text:p>
          </table:table-cell>
          <table:table-cell office:value-type="float" office:value="-6.164118">
            <text:p>-6,164118</text:p>
          </table:table-cell>
          <table:table-cell table:number-columns-repeated="1019"/>
        </table:table-row>
        <table:table-row table:style-name="ro1">
          <table:table-cell office:value-type="float" office:value="249.397278">
            <text:p>249,397278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41674">
            <text:p>0,341674</text:p>
          </table:table-cell>
          <table:table-cell office:value-type="float" office:value="-6.164118">
            <text:p>-6,164118</text:p>
          </table:table-cell>
          <table:table-cell table:number-columns-repeated="1019"/>
        </table:table-row>
        <table:table-row table:style-name="ro1">
          <table:table-cell office:value-type="float" office:value="252.132889">
            <text:p>252,132889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45422">
            <text:p>0,345422</text:p>
          </table:table-cell>
          <table:table-cell office:value-type="float" office:value="-6.182353">
            <text:p>-6,182353</text:p>
          </table:table-cell>
          <table:table-cell table:number-columns-repeated="1019"/>
        </table:table-row>
        <table:table-row table:style-name="ro1">
          <table:table-cell office:value-type="float" office:value="252.132889">
            <text:p>252,132889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45422">
            <text:p>0,345422</text:p>
          </table:table-cell>
          <table:table-cell office:value-type="float" office:value="-6.20147">
            <text:p>-6,20147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44173">
            <text:p>0,344173</text:p>
          </table:table-cell>
          <table:table-cell office:value-type="float" office:value="-6.20147">
            <text:p>-6,20147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44173">
            <text:p>0,344173</text:p>
          </table:table-cell>
          <table:table-cell office:value-type="float" office:value="-6.220882">
            <text:p>-6,220882</text:p>
          </table:table-cell>
          <table:table-cell table:number-columns-repeated="1019"/>
        </table:table-row>
        <table:table-row table:style-name="ro1">
          <table:table-cell office:value-type="float" office:value="250.765091">
            <text:p>250,765091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43548">
            <text:p>0,343548</text:p>
          </table:table-cell>
          <table:table-cell office:value-type="float" office:value="-6.220882">
            <text:p>-6,220882</text:p>
          </table:table-cell>
          <table:table-cell table:number-columns-repeated="1019"/>
        </table:table-row>
        <table:table-row table:style-name="ro1">
          <table:table-cell office:value-type="float" office:value="250.309143">
            <text:p>250,30914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42924">
            <text:p>0,342924</text:p>
          </table:table-cell>
          <table:table-cell office:value-type="float" office:value="-6.240294">
            <text:p>-6,240294</text:p>
          </table:table-cell>
          <table:table-cell table:number-columns-repeated="1019"/>
        </table:table-row>
        <table:table-row table:style-name="ro1">
          <table:table-cell office:value-type="float" office:value="250.309143">
            <text:p>250,309143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42924">
            <text:p>0,342924</text:p>
          </table:table-cell>
          <table:table-cell office:value-type="float" office:value="-6.240294">
            <text:p>-6,240294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44173">
            <text:p>0,344173</text:p>
          </table:table-cell>
          <table:table-cell office:value-type="float" office:value="-6.258823">
            <text:p>-6,258823</text:p>
          </table:table-cell>
          <table:table-cell table:number-columns-repeated="1019"/>
        </table:table-row>
        <table:table-row table:style-name="ro1">
          <table:table-cell office:value-type="float" office:value="251.221024">
            <text:p>251,221024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44173">
            <text:p>0,344173</text:p>
          </table:table-cell>
          <table:table-cell office:value-type="float" office:value="-6.258823">
            <text:p>-6,258823</text:p>
          </table:table-cell>
          <table:table-cell table:number-columns-repeated="1019"/>
        </table:table-row>
        <table:table-row table:style-name="ro1">
          <table:table-cell office:value-type="float" office:value="251.676956">
            <text:p>251,676956</text:p>
          </table:table-cell>
          <table:table-cell office:value-type="float" office:value="-0.003242">
            <text:p>-0,003242</text:p>
          </table:table-cell>
          <table:table-cell office:value-type="float" office:value="-0.003212">
            <text:p>-0,003212</text:p>
          </table:table-cell>
          <table:table-cell office:value-type="float" office:value="0.344797">
            <text:p>0,344797</text:p>
          </table:table-cell>
          <table:table-cell office:value-type="float" office:value="-6.277941">
            <text:p>-6,277941</text:p>
          </table:table-cell>
          <table:table-cell table:number-columns-repeated="1019"/>
        </table:table-row>
        <table:table-row table:style-name="ro1">
          <table:table-cell office:value-type="float" office:value="251.676956">
            <text:p>251,676956</text:p>
          </table:table-cell>
          <table:table-cell office:value-type="float" office:value="-0.003247">
            <text:p>-0,003247</text:p>
          </table:table-cell>
          <table:table-cell office:value-type="float" office:value="-0.00321">
            <text:p>-0,00321</text:p>
          </table:table-cell>
          <table:table-cell office:value-type="float" office:value="0.344797">
            <text:p>0,344797</text:p>
          </table:table-cell>
          <table:table-cell office:value-type="float" office:value="-6.277941">
            <text:p>-6,277941</text:p>
          </table:table-cell>
          <table:table-cell table:number-columns-repeated="1019"/>
        </table:table-row>
        <table:table-row table:style-name="ro1">
          <table:table-cell office:value-type="float" office:value="252.132889">
            <text:p>252,132889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45422">
            <text:p>0,345422</text:p>
          </table:table-cell>
          <table:table-cell office:value-type="float" office:value="-6.297353">
            <text:p>-6,297353</text:p>
          </table:table-cell>
          <table:table-cell table:number-columns-repeated="1019"/>
        </table:table-row>
        <table:table-row table:style-name="ro1">
          <table:table-cell office:value-type="float" office:value="252.132889">
            <text:p>252,13288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45422">
            <text:p>0,345422</text:p>
          </table:table-cell>
          <table:table-cell office:value-type="float" office:value="-6.297353">
            <text:p>-6,297353</text:p>
          </table:table-cell>
          <table:table-cell table:number-columns-repeated="1019"/>
        </table:table-row>
        <table:table-row table:style-name="ro1">
          <table:table-cell office:value-type="float" office:value="252.132889">
            <text:p>252,132889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45422">
            <text:p>0,345422</text:p>
          </table:table-cell>
          <table:table-cell office:value-type="float" office:value="-6.316176">
            <text:p>-6,316176</text:p>
          </table:table-cell>
          <table:table-cell table:number-columns-repeated="1019"/>
        </table:table-row>
        <table:table-row table:style-name="ro1">
          <table:table-cell office:value-type="float" office:value="252.132889">
            <text:p>252,13288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45422">
            <text:p>0,345422</text:p>
          </table:table-cell>
          <table:table-cell office:value-type="float" office:value="-6.316176">
            <text:p>-6,316176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46047">
            <text:p>0,346047</text:p>
          </table:table-cell>
          <table:table-cell office:value-type="float" office:value="-6.335">
            <text:p>-6,335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46047">
            <text:p>0,346047</text:p>
          </table:table-cell>
          <table:table-cell office:value-type="float" office:value="-6.335">
            <text:p>-6,335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346047">
            <text:p>0,346047</text:p>
          </table:table-cell>
          <table:table-cell office:value-type="float" office:value="-6.354412">
            <text:p>-6,354412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46047">
            <text:p>0,346047</text:p>
          </table:table-cell>
          <table:table-cell office:value-type="float" office:value="-6.354412">
            <text:p>-6,354412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46047">
            <text:p>0,346047</text:p>
          </table:table-cell>
          <table:table-cell office:value-type="float" office:value="-6.373824">
            <text:p>-6,373824</text:p>
          </table:table-cell>
          <table:table-cell table:number-columns-repeated="1019"/>
        </table:table-row>
        <table:table-row table:style-name="ro1">
          <table:table-cell office:value-type="float" office:value="252.588837">
            <text:p>252,58883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46047">
            <text:p>0,346047</text:p>
          </table:table-cell>
          <table:table-cell office:value-type="float" office:value="-6.373824">
            <text:p>-6,373824</text:p>
          </table:table-cell>
          <table:table-cell table:number-columns-repeated="1019"/>
        </table:table-row>
        <table:table-row table:style-name="ro1">
          <table:table-cell office:value-type="float" office:value="253.044769">
            <text:p>253,044769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46671">
            <text:p>0,346671</text:p>
          </table:table-cell>
          <table:table-cell office:value-type="float" office:value="-6.393824">
            <text:p>-6,393824</text:p>
          </table:table-cell>
          <table:table-cell table:number-columns-repeated="1019"/>
        </table:table-row>
        <table:table-row table:style-name="ro1">
          <table:table-cell office:value-type="float" office:value="253.044769">
            <text:p>253,044769</text:p>
          </table:table-cell>
          <table:table-cell office:value-type="float" office:value="-0.003245">
            <text:p>-0,003245</text:p>
          </table:table-cell>
          <table:table-cell office:value-type="float" office:value="-0.003205">
            <text:p>-0,003205</text:p>
          </table:table-cell>
          <table:table-cell office:value-type="float" office:value="0.346671">
            <text:p>0,346671</text:p>
          </table:table-cell>
          <table:table-cell office:value-type="float" office:value="-6.393824">
            <text:p>-6,393824</text:p>
          </table:table-cell>
          <table:table-cell table:number-columns-repeated="1019"/>
        </table:table-row>
        <table:table-row table:style-name="ro1">
          <table:table-cell office:value-type="float" office:value="253.500702">
            <text:p>253,50070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47296">
            <text:p>0,347296</text:p>
          </table:table-cell>
          <table:table-cell office:value-type="float" office:value="-6.413824">
            <text:p>-6,413824</text:p>
          </table:table-cell>
          <table:table-cell table:number-columns-repeated="1019"/>
        </table:table-row>
        <table:table-row table:style-name="ro1">
          <table:table-cell office:value-type="float" office:value="253.500702">
            <text:p>253,500702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47296">
            <text:p>0,347296</text:p>
          </table:table-cell>
          <table:table-cell office:value-type="float" office:value="-6.413824">
            <text:p>-6,413824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48545">
            <text:p>0,348545</text:p>
          </table:table-cell>
          <table:table-cell office:value-type="float" office:value="-6.432353">
            <text:p>-6,432353</text:p>
          </table:table-cell>
          <table:table-cell table:number-columns-repeated="1019"/>
        </table:table-row>
        <table:table-row table:style-name="ro1">
          <table:table-cell office:value-type="float" office:value="254.412582">
            <text:p>254,41258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48545">
            <text:p>0,348545</text:p>
          </table:table-cell>
          <table:table-cell office:value-type="float" office:value="-6.451765">
            <text:p>-6,451765</text:p>
          </table:table-cell>
          <table:table-cell table:number-columns-repeated="1019"/>
        </table:table-row>
        <table:table-row table:style-name="ro1">
          <table:table-cell office:value-type="float" office:value="253.500702">
            <text:p>253,50070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47296">
            <text:p>0,347296</text:p>
          </table:table-cell>
          <table:table-cell office:value-type="float" office:value="-6.451765">
            <text:p>-6,451765</text:p>
          </table:table-cell>
          <table:table-cell table:number-columns-repeated="1019"/>
        </table:table-row>
        <table:table-row table:style-name="ro1">
          <table:table-cell office:value-type="float" office:value="253.500702">
            <text:p>253,50070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47296">
            <text:p>0,347296</text:p>
          </table:table-cell>
          <table:table-cell office:value-type="float" office:value="-6.470882">
            <text:p>-6,470882</text:p>
          </table:table-cell>
          <table:table-cell table:number-columns-repeated="1019"/>
        </table:table-row>
        <table:table-row table:style-name="ro1">
          <table:table-cell office:value-type="float" office:value="254.868515">
            <text:p>254,86851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4917">
            <text:p>0,34917</text:p>
          </table:table-cell>
          <table:table-cell office:value-type="float" office:value="-6.470882">
            <text:p>-6,470882</text:p>
          </table:table-cell>
          <table:table-cell table:number-columns-repeated="1019"/>
        </table:table-row>
        <table:table-row table:style-name="ro1">
          <table:table-cell office:value-type="float" office:value="254.868515">
            <text:p>254,86851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4917">
            <text:p>0,34917</text:p>
          </table:table-cell>
          <table:table-cell office:value-type="float" office:value="-6.489706">
            <text:p>-6,489706</text:p>
          </table:table-cell>
          <table:table-cell table:number-columns-repeated="1019"/>
        </table:table-row>
        <table:table-row table:style-name="ro1">
          <table:table-cell office:value-type="float" office:value="254.868515">
            <text:p>254,868515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4917">
            <text:p>0,34917</text:p>
          </table:table-cell>
          <table:table-cell office:value-type="float" office:value="-6.489706">
            <text:p>-6,489706</text:p>
          </table:table-cell>
          <table:table-cell table:number-columns-repeated="1019"/>
        </table:table-row>
        <table:table-row table:style-name="ro1">
          <table:table-cell office:value-type="float" office:value="255.324448">
            <text:p>255,32444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49795">
            <text:p>0,349795</text:p>
          </table:table-cell>
          <table:table-cell office:value-type="float" office:value="-6.509118">
            <text:p>-6,509118</text:p>
          </table:table-cell>
          <table:table-cell table:number-columns-repeated="1019"/>
        </table:table-row>
        <table:table-row table:style-name="ro1">
          <table:table-cell office:value-type="float" office:value="255.324448">
            <text:p>255,324448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49795">
            <text:p>0,349795</text:p>
          </table:table-cell>
          <table:table-cell office:value-type="float" office:value="-6.509118">
            <text:p>-6,509118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50419">
            <text:p>0,350419</text:p>
          </table:table-cell>
          <table:table-cell office:value-type="float" office:value="-6.528235">
            <text:p>-6,528235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6">
            <text:p>-0,003246</text:p>
          </table:table-cell>
          <table:table-cell office:value-type="float" office:value="-0.003209">
            <text:p>-0,003209</text:p>
          </table:table-cell>
          <table:table-cell office:value-type="float" office:value="0.350419">
            <text:p>0,350419</text:p>
          </table:table-cell>
          <table:table-cell office:value-type="float" office:value="-6.528235">
            <text:p>-6,528235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51668">
            <text:p>0,351668</text:p>
          </table:table-cell>
          <table:table-cell office:value-type="float" office:value="-6.547647">
            <text:p>-6,547647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51668">
            <text:p>0,351668</text:p>
          </table:table-cell>
          <table:table-cell office:value-type="float" office:value="-6.547647">
            <text:p>-6,547647</text:p>
          </table:table-cell>
          <table:table-cell table:number-columns-repeated="1019"/>
        </table:table-row>
        <table:table-row table:style-name="ro1">
          <table:table-cell office:value-type="float" office:value="254.868515">
            <text:p>254,868515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4917">
            <text:p>0,34917</text:p>
          </table:table-cell>
          <table:table-cell office:value-type="float" office:value="-6.566471">
            <text:p>-6,566471</text:p>
          </table:table-cell>
          <table:table-cell table:number-columns-repeated="1019"/>
        </table:table-row>
        <table:table-row table:style-name="ro1">
          <table:table-cell office:value-type="float" office:value="254.868515">
            <text:p>254,86851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4917">
            <text:p>0,34917</text:p>
          </table:table-cell>
          <table:table-cell office:value-type="float" office:value="-6.566471">
            <text:p>-6,566471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50419">
            <text:p>0,350419</text:p>
          </table:table-cell>
          <table:table-cell office:value-type="float" office:value="-6.585882">
            <text:p>-6,585882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50419">
            <text:p>0,350419</text:p>
          </table:table-cell>
          <table:table-cell office:value-type="float" office:value="-6.585882">
            <text:p>-6,585882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50419">
            <text:p>0,350419</text:p>
          </table:table-cell>
          <table:table-cell office:value-type="float" office:value="-6.604706">
            <text:p>-6,604706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50419">
            <text:p>0,350419</text:p>
          </table:table-cell>
          <table:table-cell office:value-type="float" office:value="-6.604706">
            <text:p>-6,604706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50419">
            <text:p>0,350419</text:p>
          </table:table-cell>
          <table:table-cell office:value-type="float" office:value="-6.624412">
            <text:p>-6,624412</text:p>
          </table:table-cell>
          <table:table-cell table:number-columns-repeated="1019"/>
        </table:table-row>
        <table:table-row table:style-name="ro1">
          <table:table-cell office:value-type="float" office:value="255.78038">
            <text:p>255,78038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50419">
            <text:p>0,350419</text:p>
          </table:table-cell>
          <table:table-cell office:value-type="float" office:value="-6.624412">
            <text:p>-6,624412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351668">
            <text:p>0,351668</text:p>
          </table:table-cell>
          <table:table-cell office:value-type="float" office:value="-6.644706">
            <text:p>-6,644706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51668">
            <text:p>0,351668</text:p>
          </table:table-cell>
          <table:table-cell office:value-type="float" office:value="-6.644706">
            <text:p>-6,644706</text:p>
          </table:table-cell>
          <table:table-cell table:number-columns-repeated="1019"/>
        </table:table-row>
        <table:table-row table:style-name="ro1">
          <table:table-cell office:value-type="float" office:value="257.148193">
            <text:p>257,14819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52293">
            <text:p>0,352293</text:p>
          </table:table-cell>
          <table:table-cell office:value-type="float" office:value="-6.664412">
            <text:p>-6,664412</text:p>
          </table:table-cell>
          <table:table-cell table:number-columns-repeated="1019"/>
        </table:table-row>
        <table:table-row table:style-name="ro1">
          <table:table-cell office:value-type="float" office:value="257.148193">
            <text:p>257,148193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52293">
            <text:p>0,352293</text:p>
          </table:table-cell>
          <table:table-cell office:value-type="float" office:value="-6.664412">
            <text:p>-6,664412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51668">
            <text:p>0,351668</text:p>
          </table:table-cell>
          <table:table-cell office:value-type="float" office:value="-6.684118">
            <text:p>-6,684118</text:p>
          </table:table-cell>
          <table:table-cell table:number-columns-repeated="1019"/>
        </table:table-row>
        <table:table-row table:style-name="ro1">
          <table:table-cell office:value-type="float" office:value="256.692261">
            <text:p>256,692261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51668">
            <text:p>0,351668</text:p>
          </table:table-cell>
          <table:table-cell office:value-type="float" office:value="-6.684118">
            <text:p>-6,684118</text:p>
          </table:table-cell>
          <table:table-cell table:number-columns-repeated="1019"/>
        </table:table-row>
        <table:table-row table:style-name="ro1">
          <table:table-cell office:value-type="float" office:value="257.148193">
            <text:p>257,148193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52293">
            <text:p>0,352293</text:p>
          </table:table-cell>
          <table:table-cell office:value-type="float" office:value="-6.704118">
            <text:p>-6,704118</text:p>
          </table:table-cell>
          <table:table-cell table:number-columns-repeated="1019"/>
        </table:table-row>
        <table:table-row table:style-name="ro1">
          <table:table-cell office:value-type="float" office:value="257.148193">
            <text:p>257,14819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52293">
            <text:p>0,352293</text:p>
          </table:table-cell>
          <table:table-cell office:value-type="float" office:value="-6.704118">
            <text:p>-6,704118</text:p>
          </table:table-cell>
          <table:table-cell table:number-columns-repeated="1019"/>
        </table:table-row>
        <table:table-row table:style-name="ro1">
          <table:table-cell office:value-type="float" office:value="258.060059">
            <text:p>258,060059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53542">
            <text:p>0,353542</text:p>
          </table:table-cell>
          <table:table-cell office:value-type="float" office:value="-6.724118">
            <text:p>-6,724118</text:p>
          </table:table-cell>
          <table:table-cell table:number-columns-repeated="1019"/>
        </table:table-row>
        <table:table-row table:style-name="ro1">
          <table:table-cell office:value-type="float" office:value="258.060059">
            <text:p>258,06005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53542">
            <text:p>0,353542</text:p>
          </table:table-cell>
          <table:table-cell office:value-type="float" office:value="-6.724118">
            <text:p>-6,724118</text:p>
          </table:table-cell>
          <table:table-cell table:number-columns-repeated="1019"/>
        </table:table-row>
        <table:table-row table:style-name="ro1">
          <table:table-cell office:value-type="float" office:value="257.604126">
            <text:p>257,604126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.352918">
            <text:p>0,352918</text:p>
          </table:table-cell>
          <table:table-cell office:value-type="float" office:value="-6.744118">
            <text:p>-6,744118</text:p>
          </table:table-cell>
          <table:table-cell table:number-columns-repeated="1019"/>
        </table:table-row>
        <table:table-row table:style-name="ro1">
          <table:table-cell office:value-type="float" office:value="257.604126">
            <text:p>257,604126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2918">
            <text:p>0,352918</text:p>
          </table:table-cell>
          <table:table-cell office:value-type="float" office:value="-6.744118">
            <text:p>-6,744118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54167">
            <text:p>0,354167</text:p>
          </table:table-cell>
          <table:table-cell office:value-type="float" office:value="-6.764118">
            <text:p>-6,764118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54167">
            <text:p>0,354167</text:p>
          </table:table-cell>
          <table:table-cell office:value-type="float" office:value="-6.764118">
            <text:p>-6,764118</text:p>
          </table:table-cell>
          <table:table-cell table:number-columns-repeated="1019"/>
        </table:table-row>
        <table:table-row table:style-name="ro1">
          <table:table-cell office:value-type="float" office:value="258.971954">
            <text:p>258,971954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54792">
            <text:p>0,354792</text:p>
          </table:table-cell>
          <table:table-cell office:value-type="float" office:value="-6.782353">
            <text:p>-6,782353</text:p>
          </table:table-cell>
          <table:table-cell table:number-columns-repeated="1019"/>
        </table:table-row>
        <table:table-row table:style-name="ro1">
          <table:table-cell office:value-type="float" office:value="258.971954">
            <text:p>258,971954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54792">
            <text:p>0,354792</text:p>
          </table:table-cell>
          <table:table-cell office:value-type="float" office:value="-6.782353">
            <text:p>-6,782353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5">
            <text:p>-0,003245</text:p>
          </table:table-cell>
          <table:table-cell office:value-type="float" office:value="-0.003205">
            <text:p>-0,003205</text:p>
          </table:table-cell>
          <table:table-cell office:value-type="float" office:value="0.354167">
            <text:p>0,354167</text:p>
          </table:table-cell>
          <table:table-cell office:value-type="float" office:value="-6.802059">
            <text:p>-6,802059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4167">
            <text:p>0,354167</text:p>
          </table:table-cell>
          <table:table-cell office:value-type="float" office:value="-6.820882">
            <text:p>-6,820882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4167">
            <text:p>0,354167</text:p>
          </table:table-cell>
          <table:table-cell office:value-type="float" office:value="-6.820882">
            <text:p>-6,820882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54167">
            <text:p>0,354167</text:p>
          </table:table-cell>
          <table:table-cell office:value-type="float" office:value="-6.84">
            <text:p>-6,84</text:p>
          </table:table-cell>
          <table:table-cell table:number-columns-repeated="1019"/>
        </table:table-row>
        <table:table-row table:style-name="ro1">
          <table:table-cell office:value-type="float" office:value="258.515991">
            <text:p>258,51599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54167">
            <text:p>0,354167</text:p>
          </table:table-cell>
          <table:table-cell office:value-type="float" office:value="-6.84">
            <text:p>-6,84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5729">
            <text:p>0,35729</text:p>
          </table:table-cell>
          <table:table-cell office:value-type="float" office:value="-6.859118">
            <text:p>-6,859118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729">
            <text:p>0,35729</text:p>
          </table:table-cell>
          <table:table-cell office:value-type="float" office:value="-6.859118">
            <text:p>-6,859118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5729">
            <text:p>0,35729</text:p>
          </table:table-cell>
          <table:table-cell office:value-type="float" office:value="-6.877647">
            <text:p>-6,877647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5729">
            <text:p>0,35729</text:p>
          </table:table-cell>
          <table:table-cell office:value-type="float" office:value="-6.877647">
            <text:p>-6,877647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5729">
            <text:p>0,35729</text:p>
          </table:table-cell>
          <table:table-cell office:value-type="float" office:value="-6.897353">
            <text:p>-6,897353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5729">
            <text:p>0,35729</text:p>
          </table:table-cell>
          <table:table-cell office:value-type="float" office:value="-6.897353">
            <text:p>-6,897353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5729">
            <text:p>0,35729</text:p>
          </table:table-cell>
          <table:table-cell office:value-type="float" office:value="-6.916471">
            <text:p>-6,916471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5729">
            <text:p>0,35729</text:p>
          </table:table-cell>
          <table:table-cell office:value-type="float" office:value="-6.916471">
            <text:p>-6,916471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5729">
            <text:p>0,35729</text:p>
          </table:table-cell>
          <table:table-cell office:value-type="float" office:value="-6.935883">
            <text:p>-6,935883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729">
            <text:p>0,35729</text:p>
          </table:table-cell>
          <table:table-cell office:value-type="float" office:value="-6.935883">
            <text:p>-6,935883</text:p>
          </table:table-cell>
          <table:table-cell table:number-columns-repeated="1019"/>
        </table:table-row>
        <table:table-row table:style-name="ro1">
          <table:table-cell office:value-type="float" office:value="261.70755">
            <text:p>261,7075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58539">
            <text:p>0,358539</text:p>
          </table:table-cell>
          <table:table-cell office:value-type="float" office:value="-6.954706">
            <text:p>-6,954706</text:p>
          </table:table-cell>
          <table:table-cell table:number-columns-repeated="1019"/>
        </table:table-row>
        <table:table-row table:style-name="ro1">
          <table:table-cell office:value-type="float" office:value="261.70755">
            <text:p>261,7075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58539">
            <text:p>0,358539</text:p>
          </table:table-cell>
          <table:table-cell office:value-type="float" office:value="-6.954706">
            <text:p>-6,954706</text:p>
          </table:table-cell>
          <table:table-cell table:number-columns-repeated="1019"/>
        </table:table-row>
        <table:table-row table:style-name="ro1">
          <table:table-cell office:value-type="float" office:value="261.251617">
            <text:p>261,251617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57915">
            <text:p>0,357915</text:p>
          </table:table-cell>
          <table:table-cell office:value-type="float" office:value="-6.973824">
            <text:p>-6,973824</text:p>
          </table:table-cell>
          <table:table-cell table:number-columns-repeated="1019"/>
        </table:table-row>
        <table:table-row table:style-name="ro1">
          <table:table-cell office:value-type="float" office:value="261.251617">
            <text:p>261,251617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57915">
            <text:p>0,357915</text:p>
          </table:table-cell>
          <table:table-cell office:value-type="float" office:value="-6.973824">
            <text:p>-6,973824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5729">
            <text:p>0,35729</text:p>
          </table:table-cell>
          <table:table-cell office:value-type="float" office:value="-6.993824">
            <text:p>-6,993824</text:p>
          </table:table-cell>
          <table:table-cell table:number-columns-repeated="1019"/>
        </table:table-row>
        <table:table-row table:style-name="ro1">
          <table:table-cell office:value-type="float" office:value="260.795685">
            <text:p>260,79568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5729">
            <text:p>0,35729</text:p>
          </table:table-cell>
          <table:table-cell office:value-type="float" office:value="-6.993824">
            <text:p>-6,993824</text:p>
          </table:table-cell>
          <table:table-cell table:number-columns-repeated="1019"/>
        </table:table-row>
        <table:table-row table:style-name="ro1">
          <table:table-cell office:value-type="float" office:value="261.70755">
            <text:p>261,70755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58539">
            <text:p>0,358539</text:p>
          </table:table-cell>
          <table:table-cell office:value-type="float" office:value="-7.013529">
            <text:p>-7,013529</text:p>
          </table:table-cell>
          <table:table-cell table:number-columns-repeated="1019"/>
        </table:table-row>
        <table:table-row table:style-name="ro1">
          <table:table-cell office:value-type="float" office:value="261.70755">
            <text:p>261,70755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58539">
            <text:p>0,358539</text:p>
          </table:table-cell>
          <table:table-cell office:value-type="float" office:value="-7.013529">
            <text:p>-7,013529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59164">
            <text:p>0,359164</text:p>
          </table:table-cell>
          <table:table-cell office:value-type="float" office:value="-7.032059">
            <text:p>-7,032059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59164">
            <text:p>0,359164</text:p>
          </table:table-cell>
          <table:table-cell office:value-type="float" office:value="-7.032059">
            <text:p>-7,032059</text:p>
          </table:table-cell>
          <table:table-cell table:number-columns-repeated="1019"/>
        </table:table-row>
        <table:table-row table:style-name="ro1">
          <table:table-cell office:value-type="float" office:value="261.251617">
            <text:p>261,251617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7915">
            <text:p>0,357915</text:p>
          </table:table-cell>
          <table:table-cell office:value-type="float" office:value="-7.051764">
            <text:p>-7,051764</text:p>
          </table:table-cell>
          <table:table-cell table:number-columns-repeated="1019"/>
        </table:table-row>
        <table:table-row table:style-name="ro1">
          <table:table-cell office:value-type="float" office:value="261.251617">
            <text:p>261,25161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57915">
            <text:p>0,357915</text:p>
          </table:table-cell>
          <table:table-cell office:value-type="float" office:value="-7.070882">
            <text:p>-7,070882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59164">
            <text:p>0,359164</text:p>
          </table:table-cell>
          <table:table-cell office:value-type="float" office:value="-7.070882">
            <text:p>-7,070882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59164">
            <text:p>0,359164</text:p>
          </table:table-cell>
          <table:table-cell office:value-type="float" office:value="-7.09">
            <text:p>-7,09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59789">
            <text:p>0,359789</text:p>
          </table:table-cell>
          <table:table-cell office:value-type="float" office:value="-7.09">
            <text:p>-7,09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60413">
            <text:p>0,360413</text:p>
          </table:table-cell>
          <table:table-cell office:value-type="float" office:value="-7.109118">
            <text:p>-7,109118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60413">
            <text:p>0,360413</text:p>
          </table:table-cell>
          <table:table-cell office:value-type="float" office:value="-7.109118">
            <text:p>-7,109118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59164">
            <text:p>0,359164</text:p>
          </table:table-cell>
          <table:table-cell office:value-type="float" office:value="-7.12853">
            <text:p>-7,12853</text:p>
          </table:table-cell>
          <table:table-cell table:number-columns-repeated="1019"/>
        </table:table-row>
        <table:table-row table:style-name="ro1">
          <table:table-cell office:value-type="float" office:value="262.163483">
            <text:p>262,16348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59164">
            <text:p>0,359164</text:p>
          </table:table-cell>
          <table:table-cell office:value-type="float" office:value="-7.12853">
            <text:p>-7,12853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59789">
            <text:p>0,359789</text:p>
          </table:table-cell>
          <table:table-cell office:value-type="float" office:value="-7.147353">
            <text:p>-7,147353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59789">
            <text:p>0,359789</text:p>
          </table:table-cell>
          <table:table-cell office:value-type="float" office:value="-7.147353">
            <text:p>-7,147353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59789">
            <text:p>0,359789</text:p>
          </table:table-cell>
          <table:table-cell office:value-type="float" office:value="-7.166471">
            <text:p>-7,166471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59789">
            <text:p>0,359789</text:p>
          </table:table-cell>
          <table:table-cell office:value-type="float" office:value="-7.166471">
            <text:p>-7,166471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59789">
            <text:p>0,359789</text:p>
          </table:table-cell>
          <table:table-cell office:value-type="float" office:value="-7.185294">
            <text:p>-7,185294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59789">
            <text:p>0,359789</text:p>
          </table:table-cell>
          <table:table-cell office:value-type="float" office:value="-7.185294">
            <text:p>-7,185294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0413">
            <text:p>0,360413</text:p>
          </table:table-cell>
          <table:table-cell office:value-type="float" office:value="-7.204706">
            <text:p>-7,204706</text:p>
          </table:table-cell>
          <table:table-cell table:number-columns-repeated="1019"/>
        </table:table-row>
        <table:table-row table:style-name="ro1">
          <table:table-cell office:value-type="float" office:value="263.075378">
            <text:p>263,075378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60413">
            <text:p>0,360413</text:p>
          </table:table-cell>
          <table:table-cell office:value-type="float" office:value="-7.204706">
            <text:p>-7,204706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59789">
            <text:p>0,359789</text:p>
          </table:table-cell>
          <table:table-cell office:value-type="float" office:value="-7.227353">
            <text:p>-7,227353</text:p>
          </table:table-cell>
          <table:table-cell table:number-columns-repeated="1019"/>
        </table:table-row>
        <table:table-row table:style-name="ro1">
          <table:table-cell office:value-type="float" office:value="262.619446">
            <text:p>262,61944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59789">
            <text:p>0,359789</text:p>
          </table:table-cell>
          <table:table-cell office:value-type="float" office:value="-7.227353">
            <text:p>-7,227353</text:p>
          </table:table-cell>
          <table:table-cell table:number-columns-repeated="1019"/>
        </table:table-row>
        <table:table-row table:style-name="ro1">
          <table:table-cell office:value-type="float" office:value="263.987244">
            <text:p>263,98724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61663">
            <text:p>0,361663</text:p>
          </table:table-cell>
          <table:table-cell office:value-type="float" office:value="-7.244118">
            <text:p>-7,244118</text:p>
          </table:table-cell>
          <table:table-cell table:number-columns-repeated="1019"/>
        </table:table-row>
        <table:table-row table:style-name="ro1">
          <table:table-cell office:value-type="float" office:value="263.987244">
            <text:p>263,98724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61663">
            <text:p>0,361663</text:p>
          </table:table-cell>
          <table:table-cell office:value-type="float" office:value="-7.244118">
            <text:p>-7,244118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62912">
            <text:p>0,362912</text:p>
          </table:table-cell>
          <table:table-cell office:value-type="float" office:value="-7.263529">
            <text:p>-7,263529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62912">
            <text:p>0,362912</text:p>
          </table:table-cell>
          <table:table-cell office:value-type="float" office:value="-7.263529">
            <text:p>-7,263529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61038">
            <text:p>0,361038</text:p>
          </table:table-cell>
          <table:table-cell office:value-type="float" office:value="-7.283529">
            <text:p>-7,283529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1038">
            <text:p>0,361038</text:p>
          </table:table-cell>
          <table:table-cell office:value-type="float" office:value="-7.283529">
            <text:p>-7,283529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1038">
            <text:p>0,361038</text:p>
          </table:table-cell>
          <table:table-cell office:value-type="float" office:value="-7.303823">
            <text:p>-7,303823</text:p>
          </table:table-cell>
          <table:table-cell table:number-columns-repeated="1019"/>
        </table:table-row>
        <table:table-row table:style-name="ro1">
          <table:table-cell office:value-type="float" office:value="263.531311">
            <text:p>263,531311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61038">
            <text:p>0,361038</text:p>
          </table:table-cell>
          <table:table-cell office:value-type="float" office:value="-7.303823">
            <text:p>-7,303823</text:p>
          </table:table-cell>
          <table:table-cell table:number-columns-repeated="1019"/>
        </table:table-row>
        <table:table-row table:style-name="ro1">
          <table:table-cell office:value-type="float" office:value="264.443176">
            <text:p>264,443176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62287">
            <text:p>0,362287</text:p>
          </table:table-cell>
          <table:table-cell office:value-type="float" office:value="-7.324118">
            <text:p>-7,324118</text:p>
          </table:table-cell>
          <table:table-cell table:number-columns-repeated="1019"/>
        </table:table-row>
        <table:table-row table:style-name="ro1">
          <table:table-cell office:value-type="float" office:value="264.443176">
            <text:p>264,443176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62287">
            <text:p>0,362287</text:p>
          </table:table-cell>
          <table:table-cell office:value-type="float" office:value="-7.324118">
            <text:p>-7,324118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2912">
            <text:p>0,362912</text:p>
          </table:table-cell>
          <table:table-cell office:value-type="float" office:value="-7.344412">
            <text:p>-7,344412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62912">
            <text:p>0,362912</text:p>
          </table:table-cell>
          <table:table-cell office:value-type="float" office:value="-7.344412">
            <text:p>-7,344412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63536">
            <text:p>0,363536</text:p>
          </table:table-cell>
          <table:table-cell office:value-type="float" office:value="-7.363529">
            <text:p>-7,363529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63536">
            <text:p>0,363536</text:p>
          </table:table-cell>
          <table:table-cell office:value-type="float" office:value="-7.363529">
            <text:p>-7,363529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62912">
            <text:p>0,362912</text:p>
          </table:table-cell>
          <table:table-cell office:value-type="float" office:value="-7.383235">
            <text:p>-7,383235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62912">
            <text:p>0,362912</text:p>
          </table:table-cell>
          <table:table-cell office:value-type="float" office:value="-7.383235">
            <text:p>-7,383235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36">
            <text:p>-0,003236</text:p>
          </table:table-cell>
          <table:table-cell office:value-type="float" office:value="-0.003211">
            <text:p>-0,003211</text:p>
          </table:table-cell>
          <table:table-cell office:value-type="float" office:value="0.362912">
            <text:p>0,362912</text:p>
          </table:table-cell>
          <table:table-cell office:value-type="float" office:value="-7.40353">
            <text:p>-7,40353</text:p>
          </table:table-cell>
          <table:table-cell table:number-columns-repeated="1019"/>
        </table:table-row>
        <table:table-row table:style-name="ro1">
          <table:table-cell office:value-type="float" office:value="264.899109">
            <text:p>264,89910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62912">
            <text:p>0,362912</text:p>
          </table:table-cell>
          <table:table-cell office:value-type="float" office:value="-7.40353">
            <text:p>-7,40353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63536">
            <text:p>0,363536</text:p>
          </table:table-cell>
          <table:table-cell office:value-type="float" office:value="-7.42353">
            <text:p>-7,42353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3536">
            <text:p>0,363536</text:p>
          </table:table-cell>
          <table:table-cell office:value-type="float" office:value="-7.42353">
            <text:p>-7,42353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63536">
            <text:p>0,363536</text:p>
          </table:table-cell>
          <table:table-cell office:value-type="float" office:value="-7.442353">
            <text:p>-7,442353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363536">
            <text:p>0,363536</text:p>
          </table:table-cell>
          <table:table-cell office:value-type="float" office:value="-7.442353">
            <text:p>-7,442353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63536">
            <text:p>0,363536</text:p>
          </table:table-cell>
          <table:table-cell office:value-type="float" office:value="-7.461765">
            <text:p>-7,461765</text:p>
          </table:table-cell>
          <table:table-cell table:number-columns-repeated="1019"/>
        </table:table-row>
        <table:table-row table:style-name="ro1">
          <table:table-cell office:value-type="float" office:value="265.355042">
            <text:p>265,35504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3536">
            <text:p>0,363536</text:p>
          </table:table-cell>
          <table:table-cell office:value-type="float" office:value="-7.48">
            <text:p>-7,48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541">
            <text:p>0,36541</text:p>
          </table:table-cell>
          <table:table-cell office:value-type="float" office:value="-7.48">
            <text:p>-7,48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6541">
            <text:p>0,36541</text:p>
          </table:table-cell>
          <table:table-cell office:value-type="float" office:value="-7.499118">
            <text:p>-7,499118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45">
            <text:p>-0,003245</text:p>
          </table:table-cell>
          <table:table-cell office:value-type="float" office:value="-0.003205">
            <text:p>-0,003205</text:p>
          </table:table-cell>
          <table:table-cell office:value-type="float" office:value="0.364161">
            <text:p>0,364161</text:p>
          </table:table-cell>
          <table:table-cell office:value-type="float" office:value="-7.499118">
            <text:p>-7,499118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541">
            <text:p>0,36541</text:p>
          </table:table-cell>
          <table:table-cell office:value-type="float" office:value="-7.518235">
            <text:p>-7,518235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541">
            <text:p>0,36541</text:p>
          </table:table-cell>
          <table:table-cell office:value-type="float" office:value="-7.518235">
            <text:p>-7,518235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4161">
            <text:p>0,364161</text:p>
          </table:table-cell>
          <table:table-cell office:value-type="float" office:value="-7.537059">
            <text:p>-7,537059</text:p>
          </table:table-cell>
          <table:table-cell table:number-columns-repeated="1019"/>
        </table:table-row>
        <table:table-row table:style-name="ro1">
          <table:table-cell office:value-type="float" office:value="265.810974">
            <text:p>265,810974</text:p>
          </table:table-cell>
          <table:table-cell office:value-type="float" office:value="-0.003245">
            <text:p>-0,003245</text:p>
          </table:table-cell>
          <table:table-cell office:value-type="float" office:value="-0.003204">
            <text:p>-0,003204</text:p>
          </table:table-cell>
          <table:table-cell office:value-type="float" office:value="0.364161">
            <text:p>0,364161</text:p>
          </table:table-cell>
          <table:table-cell office:value-type="float" office:value="-7.537059">
            <text:p>-7,537059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6541">
            <text:p>0,36541</text:p>
          </table:table-cell>
          <table:table-cell office:value-type="float" office:value="-7.556765">
            <text:p>-7,556765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6541">
            <text:p>0,36541</text:p>
          </table:table-cell>
          <table:table-cell office:value-type="float" office:value="-7.556765">
            <text:p>-7,556765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6541">
            <text:p>0,36541</text:p>
          </table:table-cell>
          <table:table-cell office:value-type="float" office:value="-7.576177">
            <text:p>-7,576177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6541">
            <text:p>0,36541</text:p>
          </table:table-cell>
          <table:table-cell office:value-type="float" office:value="-7.576177">
            <text:p>-7,576177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6541">
            <text:p>0,36541</text:p>
          </table:table-cell>
          <table:table-cell office:value-type="float" office:value="-7.595">
            <text:p>-7,595</text:p>
          </table:table-cell>
          <table:table-cell table:number-columns-repeated="1019"/>
        </table:table-row>
        <table:table-row table:style-name="ro1">
          <table:table-cell office:value-type="float" office:value="266.72287">
            <text:p>266,72287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6541">
            <text:p>0,36541</text:p>
          </table:table-cell>
          <table:table-cell office:value-type="float" office:value="-7.595">
            <text:p>-7,595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6666">
            <text:p>0,36666</text:p>
          </table:table-cell>
          <table:table-cell office:value-type="float" office:value="-7.614412">
            <text:p>-7,614412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666">
            <text:p>0,36666</text:p>
          </table:table-cell>
          <table:table-cell office:value-type="float" office:value="-7.614412">
            <text:p>-7,614412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46">
            <text:p>-0,003246</text:p>
          </table:table-cell>
          <table:table-cell office:value-type="float" office:value="-0.003207">
            <text:p>-0,003207</text:p>
          </table:table-cell>
          <table:table-cell office:value-type="float" office:value="0.366035">
            <text:p>0,366035</text:p>
          </table:table-cell>
          <table:table-cell office:value-type="float" office:value="-7.633529">
            <text:p>-7,633529</text:p>
          </table:table-cell>
          <table:table-cell table:number-columns-repeated="1019"/>
        </table:table-row>
        <table:table-row table:style-name="ro1">
          <table:table-cell office:value-type="float" office:value="267.178802">
            <text:p>267,17880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66035">
            <text:p>0,366035</text:p>
          </table:table-cell>
          <table:table-cell office:value-type="float" office:value="-7.633529">
            <text:p>-7,633529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6666">
            <text:p>0,36666</text:p>
          </table:table-cell>
          <table:table-cell office:value-type="float" office:value="-7.65353">
            <text:p>-7,65353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44">
            <text:p>-0,003244</text:p>
          </table:table-cell>
          <table:table-cell office:value-type="float" office:value="-0.003204">
            <text:p>-0,003204</text:p>
          </table:table-cell>
          <table:table-cell office:value-type="float" office:value="0.36666">
            <text:p>0,36666</text:p>
          </table:table-cell>
          <table:table-cell office:value-type="float" office:value="-7.65353">
            <text:p>-7,65353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67909">
            <text:p>0,367909</text:p>
          </table:table-cell>
          <table:table-cell office:value-type="float" office:value="-7.671176">
            <text:p>-7,671176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67909">
            <text:p>0,367909</text:p>
          </table:table-cell>
          <table:table-cell office:value-type="float" office:value="-7.671176">
            <text:p>-7,671176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68533">
            <text:p>0,368533</text:p>
          </table:table-cell>
          <table:table-cell office:value-type="float" office:value="-7.690588">
            <text:p>-7,690588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8533">
            <text:p>0,368533</text:p>
          </table:table-cell>
          <table:table-cell office:value-type="float" office:value="-7.690588">
            <text:p>-7,690588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367909">
            <text:p>0,367909</text:p>
          </table:table-cell>
          <table:table-cell office:value-type="float" office:value="-7.710882">
            <text:p>-7,710882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67909">
            <text:p>0,367909</text:p>
          </table:table-cell>
          <table:table-cell office:value-type="float" office:value="-7.729412">
            <text:p>-7,729412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6666">
            <text:p>0,36666</text:p>
          </table:table-cell>
          <table:table-cell office:value-type="float" office:value="-7.729412">
            <text:p>-7,729412</text:p>
          </table:table-cell>
          <table:table-cell table:number-columns-repeated="1019"/>
        </table:table-row>
        <table:table-row table:style-name="ro1">
          <table:table-cell office:value-type="float" office:value="267.634735">
            <text:p>267,634735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6666">
            <text:p>0,36666</text:p>
          </table:table-cell>
          <table:table-cell office:value-type="float" office:value="-7.748824">
            <text:p>-7,748824</text:p>
          </table:table-cell>
          <table:table-cell table:number-columns-repeated="1019"/>
        </table:table-row>
        <table:table-row table:style-name="ro1">
          <table:table-cell office:value-type="float" office:value="268.090668">
            <text:p>268,090668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367284">
            <text:p>0,367284</text:p>
          </table:table-cell>
          <table:table-cell office:value-type="float" office:value="-7.748824">
            <text:p>-7,748824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68533">
            <text:p>0,368533</text:p>
          </table:table-cell>
          <table:table-cell office:value-type="float" office:value="-7.768235">
            <text:p>-7,768235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68533">
            <text:p>0,368533</text:p>
          </table:table-cell>
          <table:table-cell office:value-type="float" office:value="-7.768235">
            <text:p>-7,768235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68533">
            <text:p>0,368533</text:p>
          </table:table-cell>
          <table:table-cell office:value-type="float" office:value="-7.787059">
            <text:p>-7,787059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68533">
            <text:p>0,368533</text:p>
          </table:table-cell>
          <table:table-cell office:value-type="float" office:value="-7.787059">
            <text:p>-7,787059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67909">
            <text:p>0,367909</text:p>
          </table:table-cell>
          <table:table-cell office:value-type="float" office:value="-7.806765">
            <text:p>-7,806765</text:p>
          </table:table-cell>
          <table:table-cell table:number-columns-repeated="1019"/>
        </table:table-row>
        <table:table-row table:style-name="ro1">
          <table:table-cell office:value-type="float" office:value="268.5466">
            <text:p>268,5466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67909">
            <text:p>0,367909</text:p>
          </table:table-cell>
          <table:table-cell office:value-type="float" office:value="-7.806765">
            <text:p>-7,806765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68533">
            <text:p>0,368533</text:p>
          </table:table-cell>
          <table:table-cell office:value-type="float" office:value="-7.825588">
            <text:p>-7,825588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68533">
            <text:p>0,368533</text:p>
          </table:table-cell>
          <table:table-cell office:value-type="float" office:value="-7.825588">
            <text:p>-7,825588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69783">
            <text:p>0,369783</text:p>
          </table:table-cell>
          <table:table-cell office:value-type="float" office:value="-7.844706">
            <text:p>-7,844706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69783">
            <text:p>0,369783</text:p>
          </table:table-cell>
          <table:table-cell office:value-type="float" office:value="-7.844706">
            <text:p>-7,844706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8533">
            <text:p>0,368533</text:p>
          </table:table-cell>
          <table:table-cell office:value-type="float" office:value="-7.863529">
            <text:p>-7,863529</text:p>
          </table:table-cell>
          <table:table-cell table:number-columns-repeated="1019"/>
        </table:table-row>
        <table:table-row table:style-name="ro1">
          <table:table-cell office:value-type="float" office:value="269.002533">
            <text:p>269,002533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68533">
            <text:p>0,368533</text:p>
          </table:table-cell>
          <table:table-cell office:value-type="float" office:value="-7.863529">
            <text:p>-7,863529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7.882941">
            <text:p>-7,882941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7.882941">
            <text:p>-7,882941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7.904706">
            <text:p>-7,904706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7.904706">
            <text:p>-7,904706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7.904706">
            <text:p>-7,904706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7.904706">
            <text:p>-7,904706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70407">
            <text:p>0,370407</text:p>
          </table:table-cell>
          <table:table-cell office:value-type="float" office:value="-7.941176">
            <text:p>-7,941176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70407">
            <text:p>0,370407</text:p>
          </table:table-cell>
          <table:table-cell office:value-type="float" office:value="-7.96">
            <text:p>-7,96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69783">
            <text:p>0,369783</text:p>
          </table:table-cell>
          <table:table-cell office:value-type="float" office:value="-7.96">
            <text:p>-7,96</text:p>
          </table:table-cell>
          <table:table-cell table:number-columns-repeated="1019"/>
        </table:table-row>
        <table:table-row table:style-name="ro1">
          <table:table-cell office:value-type="float" office:value="269.914429">
            <text:p>269,914429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69783">
            <text:p>0,369783</text:p>
          </table:table-cell>
          <table:table-cell office:value-type="float" office:value="-7.979412">
            <text:p>-7,979412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0407">
            <text:p>0,370407</text:p>
          </table:table-cell>
          <table:table-cell office:value-type="float" office:value="-7.979412">
            <text:p>-7,979412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70407">
            <text:p>0,370407</text:p>
          </table:table-cell>
          <table:table-cell office:value-type="float" office:value="-7.998529">
            <text:p>-7,998529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70407">
            <text:p>0,370407</text:p>
          </table:table-cell>
          <table:table-cell office:value-type="float" office:value="-7.998529">
            <text:p>-7,998529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69158">
            <text:p>0,369158</text:p>
          </table:table-cell>
          <table:table-cell office:value-type="float" office:value="-8.017647">
            <text:p>-8,017647</text:p>
          </table:table-cell>
          <table:table-cell table:number-columns-repeated="1019"/>
        </table:table-row>
        <table:table-row table:style-name="ro1">
          <table:table-cell office:value-type="float" office:value="269.458496">
            <text:p>269,458496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69158">
            <text:p>0,369158</text:p>
          </table:table-cell>
          <table:table-cell office:value-type="float" office:value="-8.017647">
            <text:p>-8,017647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1657">
            <text:p>0,371657</text:p>
          </table:table-cell>
          <table:table-cell office:value-type="float" office:value="-8.036177">
            <text:p>-8,036177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71657">
            <text:p>0,371657</text:p>
          </table:table-cell>
          <table:table-cell office:value-type="float" office:value="-8.036177">
            <text:p>-8,036177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0407">
            <text:p>0,370407</text:p>
          </table:table-cell>
          <table:table-cell office:value-type="float" office:value="-8.055882">
            <text:p>-8,055882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8.055882">
            <text:p>-8,055882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45">
            <text:p>-0,003245</text:p>
          </table:table-cell>
          <table:table-cell office:value-type="float" office:value="-0.003209">
            <text:p>-0,003209</text:p>
          </table:table-cell>
          <table:table-cell office:value-type="float" office:value="0.371032">
            <text:p>0,371032</text:p>
          </table:table-cell>
          <table:table-cell office:value-type="float" office:value="-8.075294">
            <text:p>-8,075294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71032">
            <text:p>0,371032</text:p>
          </table:table-cell>
          <table:table-cell office:value-type="float" office:value="-8.075294">
            <text:p>-8,075294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70407">
            <text:p>0,370407</text:p>
          </table:table-cell>
          <table:table-cell office:value-type="float" office:value="-8.096765">
            <text:p>-8,096765</text:p>
          </table:table-cell>
          <table:table-cell table:number-columns-repeated="1019"/>
        </table:table-row>
        <table:table-row table:style-name="ro1">
          <table:table-cell office:value-type="float" office:value="270.370361">
            <text:p>270,370361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70407">
            <text:p>0,370407</text:p>
          </table:table-cell>
          <table:table-cell office:value-type="float" office:value="-8.096765">
            <text:p>-8,096765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71657">
            <text:p>0,371657</text:p>
          </table:table-cell>
          <table:table-cell office:value-type="float" office:value="-8.115882">
            <text:p>-8,115882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1657">
            <text:p>0,371657</text:p>
          </table:table-cell>
          <table:table-cell office:value-type="float" office:value="-8.115882">
            <text:p>-8,115882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1032">
            <text:p>0,371032</text:p>
          </table:table-cell>
          <table:table-cell office:value-type="float" office:value="-8.135">
            <text:p>-8,135</text:p>
          </table:table-cell>
          <table:table-cell table:number-columns-repeated="1019"/>
        </table:table-row>
        <table:table-row table:style-name="ro1">
          <table:table-cell office:value-type="float" office:value="270.826294">
            <text:p>270,826294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71032">
            <text:p>0,371032</text:p>
          </table:table-cell>
          <table:table-cell office:value-type="float" office:value="-8.135">
            <text:p>-8,135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71657">
            <text:p>0,371657</text:p>
          </table:table-cell>
          <table:table-cell office:value-type="float" office:value="-8.154411">
            <text:p>-8,154411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71657">
            <text:p>0,371657</text:p>
          </table:table-cell>
          <table:table-cell office:value-type="float" office:value="-8.154411">
            <text:p>-8,154411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2906">
            <text:p>0,372906</text:p>
          </table:table-cell>
          <table:table-cell office:value-type="float" office:value="-8.173235">
            <text:p>-8,173235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72906">
            <text:p>0,372906</text:p>
          </table:table-cell>
          <table:table-cell office:value-type="float" office:value="-8.173235">
            <text:p>-8,173235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71657">
            <text:p>0,371657</text:p>
          </table:table-cell>
          <table:table-cell office:value-type="float" office:value="-8.192941">
            <text:p>-8,192941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1657">
            <text:p>0,371657</text:p>
          </table:table-cell>
          <table:table-cell office:value-type="float" office:value="-8.192941">
            <text:p>-8,192941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71657">
            <text:p>0,371657</text:p>
          </table:table-cell>
          <table:table-cell office:value-type="float" office:value="-8.212941">
            <text:p>-8,212941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71657">
            <text:p>0,371657</text:p>
          </table:table-cell>
          <table:table-cell office:value-type="float" office:value="-8.212941">
            <text:p>-8,212941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71657">
            <text:p>0,371657</text:p>
          </table:table-cell>
          <table:table-cell office:value-type="float" office:value="-8.231471">
            <text:p>-8,231471</text:p>
          </table:table-cell>
          <table:table-cell table:number-columns-repeated="1019"/>
        </table:table-row>
        <table:table-row table:style-name="ro1">
          <table:table-cell office:value-type="float" office:value="271.282227">
            <text:p>271,28222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71657">
            <text:p>0,371657</text:p>
          </table:table-cell>
          <table:table-cell office:value-type="float" office:value="-8.231471">
            <text:p>-8,231471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2281">
            <text:p>0,372281</text:p>
          </table:table-cell>
          <table:table-cell office:value-type="float" office:value="-8.251177">
            <text:p>-8,251177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72281">
            <text:p>0,372281</text:p>
          </table:table-cell>
          <table:table-cell office:value-type="float" office:value="-8.27">
            <text:p>-8,27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373531">
            <text:p>0,373531</text:p>
          </table:table-cell>
          <table:table-cell office:value-type="float" office:value="-8.27">
            <text:p>-8,27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3531">
            <text:p>0,373531</text:p>
          </table:table-cell>
          <table:table-cell office:value-type="float" office:value="-8.289412">
            <text:p>-8,289412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4155">
            <text:p>0,374155</text:p>
          </table:table-cell>
          <table:table-cell office:value-type="float" office:value="-8.289412">
            <text:p>-8,289412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73531">
            <text:p>0,373531</text:p>
          </table:table-cell>
          <table:table-cell office:value-type="float" office:value="-8.307941">
            <text:p>-8,307941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73531">
            <text:p>0,373531</text:p>
          </table:table-cell>
          <table:table-cell office:value-type="float" office:value="-8.307941">
            <text:p>-8,307941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2906">
            <text:p>0,372906</text:p>
          </table:table-cell>
          <table:table-cell office:value-type="float" office:value="-8.327059">
            <text:p>-8,327059</text:p>
          </table:table-cell>
          <table:table-cell table:number-columns-repeated="1019"/>
        </table:table-row>
        <table:table-row table:style-name="ro1">
          <table:table-cell office:value-type="float" office:value="272.194092">
            <text:p>272,194092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2906">
            <text:p>0,372906</text:p>
          </table:table-cell>
          <table:table-cell office:value-type="float" office:value="-8.327059">
            <text:p>-8,327059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3531">
            <text:p>0,373531</text:p>
          </table:table-cell>
          <table:table-cell office:value-type="float" office:value="-8.346471">
            <text:p>-8,346471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3531">
            <text:p>0,373531</text:p>
          </table:table-cell>
          <table:table-cell office:value-type="float" office:value="-8.346471">
            <text:p>-8,346471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45">
            <text:p>-0,003245</text:p>
          </table:table-cell>
          <table:table-cell office:value-type="float" office:value="-0.00321">
            <text:p>-0,00321</text:p>
          </table:table-cell>
          <table:table-cell office:value-type="float" office:value="0.372281">
            <text:p>0,372281</text:p>
          </table:table-cell>
          <table:table-cell office:value-type="float" office:value="-8.365294">
            <text:p>-8,365294</text:p>
          </table:table-cell>
          <table:table-cell table:number-columns-repeated="1019"/>
        </table:table-row>
        <table:table-row table:style-name="ro1">
          <table:table-cell office:value-type="float" office:value="271.738159">
            <text:p>271,738159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372281">
            <text:p>0,372281</text:p>
          </table:table-cell>
          <table:table-cell office:value-type="float" office:value="-8.365294">
            <text:p>-8,365294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73531">
            <text:p>0,373531</text:p>
          </table:table-cell>
          <table:table-cell office:value-type="float" office:value="-8.384706">
            <text:p>-8,384706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73531">
            <text:p>0,373531</text:p>
          </table:table-cell>
          <table:table-cell office:value-type="float" office:value="-8.384706">
            <text:p>-8,38470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74155">
            <text:p>0,374155</text:p>
          </table:table-cell>
          <table:table-cell office:value-type="float" office:value="-8.403824">
            <text:p>-8,403824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74155">
            <text:p>0,374155</text:p>
          </table:table-cell>
          <table:table-cell office:value-type="float" office:value="-8.403824">
            <text:p>-8,403824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3531">
            <text:p>0,373531</text:p>
          </table:table-cell>
          <table:table-cell office:value-type="float" office:value="-8.422941">
            <text:p>-8,422941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73531">
            <text:p>0,373531</text:p>
          </table:table-cell>
          <table:table-cell office:value-type="float" office:value="-8.422941">
            <text:p>-8,422941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374155">
            <text:p>0,374155</text:p>
          </table:table-cell>
          <table:table-cell office:value-type="float" office:value="-8.443235">
            <text:p>-8,443235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4155">
            <text:p>0,374155</text:p>
          </table:table-cell>
          <table:table-cell office:value-type="float" office:value="-8.443235">
            <text:p>-8,443235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3531">
            <text:p>0,373531</text:p>
          </table:table-cell>
          <table:table-cell office:value-type="float" office:value="-8.462647">
            <text:p>-8,462647</text:p>
          </table:table-cell>
          <table:table-cell table:number-columns-repeated="1019"/>
        </table:table-row>
        <table:table-row table:style-name="ro1">
          <table:table-cell office:value-type="float" office:value="272.650024">
            <text:p>272,650024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3531">
            <text:p>0,373531</text:p>
          </table:table-cell>
          <table:table-cell office:value-type="float" office:value="-8.462647">
            <text:p>-8,462647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74155">
            <text:p>0,374155</text:p>
          </table:table-cell>
          <table:table-cell office:value-type="float" office:value="-8.481471">
            <text:p>-8,481471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74155">
            <text:p>0,374155</text:p>
          </table:table-cell>
          <table:table-cell office:value-type="float" office:value="-8.481471">
            <text:p>-8,481471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75404">
            <text:p>0,375404</text:p>
          </table:table-cell>
          <table:table-cell office:value-type="float" office:value="-8.500882">
            <text:p>-8,500882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5404">
            <text:p>0,375404</text:p>
          </table:table-cell>
          <table:table-cell office:value-type="float" office:value="-8.519706">
            <text:p>-8,51970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74155">
            <text:p>0,374155</text:p>
          </table:table-cell>
          <table:table-cell office:value-type="float" office:value="-8.519706">
            <text:p>-8,519706</text:p>
          </table:table-cell>
          <table:table-cell table:number-columns-repeated="1019"/>
        </table:table-row>
        <table:table-row table:style-name="ro1">
          <table:table-cell office:value-type="float" office:value="273.105988">
            <text:p>273,10598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4155">
            <text:p>0,374155</text:p>
          </table:table-cell>
          <table:table-cell office:value-type="float" office:value="-8.538823">
            <text:p>-8,538823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75404">
            <text:p>0,375404</text:p>
          </table:table-cell>
          <table:table-cell office:value-type="float" office:value="-8.538823">
            <text:p>-8,538823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478">
            <text:p>0,37478</text:p>
          </table:table-cell>
          <table:table-cell office:value-type="float" office:value="-8.557941">
            <text:p>-8,557941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7478">
            <text:p>0,37478</text:p>
          </table:table-cell>
          <table:table-cell office:value-type="float" office:value="-8.557941">
            <text:p>-8,557941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6029">
            <text:p>0,376029</text:p>
          </table:table-cell>
          <table:table-cell office:value-type="float" office:value="-8.577353">
            <text:p>-8,577353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6029">
            <text:p>0,376029</text:p>
          </table:table-cell>
          <table:table-cell office:value-type="float" office:value="-8.577353">
            <text:p>-8,577353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75404">
            <text:p>0,375404</text:p>
          </table:table-cell>
          <table:table-cell office:value-type="float" office:value="-8.596176">
            <text:p>-8,596176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75404">
            <text:p>0,375404</text:p>
          </table:table-cell>
          <table:table-cell office:value-type="float" office:value="-8.596176">
            <text:p>-8,596176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6654">
            <text:p>0,376654</text:p>
          </table:table-cell>
          <table:table-cell office:value-type="float" office:value="-8.615588">
            <text:p>-8,615588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76654">
            <text:p>0,376654</text:p>
          </table:table-cell>
          <table:table-cell office:value-type="float" office:value="-8.615588">
            <text:p>-8,615588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634706">
            <text:p>-8,634706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634706">
            <text:p>-8,634706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75404">
            <text:p>0,375404</text:p>
          </table:table-cell>
          <table:table-cell office:value-type="float" office:value="-8.653824">
            <text:p>-8,653824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3">
            <text:p>-0,003243</text:p>
          </table:table-cell>
          <table:table-cell office:value-type="float" office:value="-0.003204">
            <text:p>-0,003204</text:p>
          </table:table-cell>
          <table:table-cell office:value-type="float" office:value="0.375404">
            <text:p>0,375404</text:p>
          </table:table-cell>
          <table:table-cell office:value-type="float" office:value="-8.653824">
            <text:p>-8,653824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478">
            <text:p>0,37478</text:p>
          </table:table-cell>
          <table:table-cell office:value-type="float" office:value="-8.672941">
            <text:p>-8,672941</text:p>
          </table:table-cell>
          <table:table-cell table:number-columns-repeated="1019"/>
        </table:table-row>
        <table:table-row table:style-name="ro1">
          <table:table-cell office:value-type="float" office:value="273.56192">
            <text:p>273,56192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478">
            <text:p>0,37478</text:p>
          </table:table-cell>
          <table:table-cell office:value-type="float" office:value="-8.672941">
            <text:p>-8,672941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76654">
            <text:p>0,376654</text:p>
          </table:table-cell>
          <table:table-cell office:value-type="float" office:value="-8.692353">
            <text:p>-8,692353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76654">
            <text:p>0,376654</text:p>
          </table:table-cell>
          <table:table-cell office:value-type="float" office:value="-8.692353">
            <text:p>-8,692353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712353">
            <text:p>-8,712353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712353">
            <text:p>-8,712353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5404">
            <text:p>0,375404</text:p>
          </table:table-cell>
          <table:table-cell office:value-type="float" office:value="-8.732942">
            <text:p>-8,732942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75404">
            <text:p>0,375404</text:p>
          </table:table-cell>
          <table:table-cell office:value-type="float" office:value="-8.732942">
            <text:p>-8,732942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5404">
            <text:p>0,375404</text:p>
          </table:table-cell>
          <table:table-cell office:value-type="float" office:value="-8.752941">
            <text:p>-8,752941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5404">
            <text:p>0,375404</text:p>
          </table:table-cell>
          <table:table-cell office:value-type="float" office:value="-8.752941">
            <text:p>-8,752941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76029">
            <text:p>0,376029</text:p>
          </table:table-cell>
          <table:table-cell office:value-type="float" office:value="-8.772647">
            <text:p>-8,772647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772647">
            <text:p>-8,772647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76654">
            <text:p>0,376654</text:p>
          </table:table-cell>
          <table:table-cell office:value-type="float" office:value="-8.792941">
            <text:p>-8,792941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76654">
            <text:p>0,376654</text:p>
          </table:table-cell>
          <table:table-cell office:value-type="float" office:value="-8.792941">
            <text:p>-8,792941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75404">
            <text:p>0,375404</text:p>
          </table:table-cell>
          <table:table-cell office:value-type="float" office:value="-8.813235">
            <text:p>-8,813235</text:p>
          </table:table-cell>
          <table:table-cell table:number-columns-repeated="1019"/>
        </table:table-row>
        <table:table-row table:style-name="ro1">
          <table:table-cell office:value-type="float" office:value="274.017853">
            <text:p>274,017853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5404">
            <text:p>0,375404</text:p>
          </table:table-cell>
          <table:table-cell office:value-type="float" office:value="-8.813235">
            <text:p>-8,813235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76654">
            <text:p>0,376654</text:p>
          </table:table-cell>
          <table:table-cell office:value-type="float" office:value="-8.832647">
            <text:p>-8,832647</text:p>
          </table:table-cell>
          <table:table-cell table:number-columns-repeated="1019"/>
        </table:table-row>
        <table:table-row table:style-name="ro1">
          <table:table-cell office:value-type="float" office:value="274.929718">
            <text:p>274,929718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76654">
            <text:p>0,376654</text:p>
          </table:table-cell>
          <table:table-cell office:value-type="float" office:value="-8.832647">
            <text:p>-8,832647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852353">
            <text:p>-8,852353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3">
            <text:p>-0,003243</text:p>
          </table:table-cell>
          <table:table-cell office:value-type="float" office:value="-0.00321">
            <text:p>-0,00321</text:p>
          </table:table-cell>
          <table:table-cell office:value-type="float" office:value="0.376029">
            <text:p>0,376029</text:p>
          </table:table-cell>
          <table:table-cell office:value-type="float" office:value="-8.852353">
            <text:p>-8,852353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871177">
            <text:p>-8,871177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76029">
            <text:p>0,376029</text:p>
          </table:table-cell>
          <table:table-cell office:value-type="float" office:value="-8.871177">
            <text:p>-8,871177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76029">
            <text:p>0,376029</text:p>
          </table:table-cell>
          <table:table-cell office:value-type="float" office:value="-8.890588">
            <text:p>-8,890588</text:p>
          </table:table-cell>
          <table:table-cell table:number-columns-repeated="1019"/>
        </table:table-row>
        <table:table-row table:style-name="ro1">
          <table:table-cell office:value-type="float" office:value="274.473785">
            <text:p>274,47378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6029">
            <text:p>0,376029</text:p>
          </table:table-cell>
          <table:table-cell office:value-type="float" office:value="-8.909706">
            <text:p>-8,909706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79152">
            <text:p>0,379152</text:p>
          </table:table-cell>
          <table:table-cell office:value-type="float" office:value="-8.909706">
            <text:p>-8,909706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9152">
            <text:p>0,379152</text:p>
          </table:table-cell>
          <table:table-cell office:value-type="float" office:value="-8.929117">
            <text:p>-8,929117</text:p>
          </table:table-cell>
          <table:table-cell table:number-columns-repeated="1019"/>
        </table:table-row>
        <table:table-row table:style-name="ro1">
          <table:table-cell office:value-type="float" office:value="275.385651">
            <text:p>275,385651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7278">
            <text:p>0,377278</text:p>
          </table:table-cell>
          <table:table-cell office:value-type="float" office:value="-8.929117">
            <text:p>-8,929117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77903">
            <text:p>0,377903</text:p>
          </table:table-cell>
          <table:table-cell office:value-type="float" office:value="-8.947941">
            <text:p>-8,947941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77903">
            <text:p>0,377903</text:p>
          </table:table-cell>
          <table:table-cell office:value-type="float" office:value="-8.947941">
            <text:p>-8,947941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8528">
            <text:p>0,378528</text:p>
          </table:table-cell>
          <table:table-cell office:value-type="float" office:value="-8.967059">
            <text:p>-8,967059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78528">
            <text:p>0,378528</text:p>
          </table:table-cell>
          <table:table-cell office:value-type="float" office:value="-8.967059">
            <text:p>-8,967059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79152">
            <text:p>0,379152</text:p>
          </table:table-cell>
          <table:table-cell office:value-type="float" office:value="-8.985883">
            <text:p>-8,985883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79152">
            <text:p>0,379152</text:p>
          </table:table-cell>
          <table:table-cell office:value-type="float" office:value="-8.985883">
            <text:p>-8,985883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79777">
            <text:p>0,379777</text:p>
          </table:table-cell>
          <table:table-cell office:value-type="float" office:value="-9.005">
            <text:p>-9,005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9777">
            <text:p>0,379777</text:p>
          </table:table-cell>
          <table:table-cell office:value-type="float" office:value="-9.005">
            <text:p>-9,005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7903">
            <text:p>0,377903</text:p>
          </table:table-cell>
          <table:table-cell office:value-type="float" office:value="-9.026176">
            <text:p>-9,026176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7903">
            <text:p>0,377903</text:p>
          </table:table-cell>
          <table:table-cell office:value-type="float" office:value="-9.026176">
            <text:p>-9,026176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7903">
            <text:p>0,377903</text:p>
          </table:table-cell>
          <table:table-cell office:value-type="float" office:value="-9.045294">
            <text:p>-9,045294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7903">
            <text:p>0,377903</text:p>
          </table:table-cell>
          <table:table-cell office:value-type="float" office:value="-9.045294">
            <text:p>-9,045294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78528">
            <text:p>0,378528</text:p>
          </table:table-cell>
          <table:table-cell office:value-type="float" office:value="-9.064706">
            <text:p>-9,064706</text:p>
          </table:table-cell>
          <table:table-cell table:number-columns-repeated="1019"/>
        </table:table-row>
        <table:table-row table:style-name="ro1">
          <table:table-cell office:value-type="float" office:value="276.297516">
            <text:p>276,29751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78528">
            <text:p>0,378528</text:p>
          </table:table-cell>
          <table:table-cell office:value-type="float" office:value="-9.064706">
            <text:p>-9,064706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77903">
            <text:p>0,377903</text:p>
          </table:table-cell>
          <table:table-cell office:value-type="float" office:value="-9.083823">
            <text:p>-9,083823</text:p>
          </table:table-cell>
          <table:table-cell table:number-columns-repeated="1019"/>
        </table:table-row>
        <table:table-row table:style-name="ro1">
          <table:table-cell office:value-type="float" office:value="275.841583">
            <text:p>275,841583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7903">
            <text:p>0,377903</text:p>
          </table:table-cell>
          <table:table-cell office:value-type="float" office:value="-9.083823">
            <text:p>-9,083823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9152">
            <text:p>0,379152</text:p>
          </table:table-cell>
          <table:table-cell office:value-type="float" office:value="-9.102942">
            <text:p>-9,102942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79152">
            <text:p>0,379152</text:p>
          </table:table-cell>
          <table:table-cell office:value-type="float" office:value="-9.102942">
            <text:p>-9,102942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79777">
            <text:p>0,379777</text:p>
          </table:table-cell>
          <table:table-cell office:value-type="float" office:value="-9.122647">
            <text:p>-9,122647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79777">
            <text:p>0,379777</text:p>
          </table:table-cell>
          <table:table-cell office:value-type="float" office:value="-9.122647">
            <text:p>-9,12264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80402">
            <text:p>0,380402</text:p>
          </table:table-cell>
          <table:table-cell office:value-type="float" office:value="-9.142647">
            <text:p>-9,14264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0402">
            <text:p>0,380402</text:p>
          </table:table-cell>
          <table:table-cell office:value-type="float" office:value="-9.142647">
            <text:p>-9,142647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9777">
            <text:p>0,379777</text:p>
          </table:table-cell>
          <table:table-cell office:value-type="float" office:value="-9.160295">
            <text:p>-9,160295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79777">
            <text:p>0,379777</text:p>
          </table:table-cell>
          <table:table-cell office:value-type="float" office:value="-9.179412">
            <text:p>-9,179412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0402">
            <text:p>0,380402</text:p>
          </table:table-cell>
          <table:table-cell office:value-type="float" office:value="-9.179412">
            <text:p>-9,179412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0402">
            <text:p>0,380402</text:p>
          </table:table-cell>
          <table:table-cell office:value-type="float" office:value="-9.198529">
            <text:p>-9,198529</text:p>
          </table:table-cell>
          <table:table-cell table:number-columns-repeated="1019"/>
        </table:table-row>
        <table:table-row table:style-name="ro1">
          <table:table-cell office:value-type="float" office:value="277.209412">
            <text:p>277,20941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79777">
            <text:p>0,379777</text:p>
          </table:table-cell>
          <table:table-cell office:value-type="float" office:value="-9.198529">
            <text:p>-9,198529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79152">
            <text:p>0,379152</text:p>
          </table:table-cell>
          <table:table-cell office:value-type="float" office:value="-9.217059">
            <text:p>-9,217059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79152">
            <text:p>0,379152</text:p>
          </table:table-cell>
          <table:table-cell office:value-type="float" office:value="-9.217059">
            <text:p>-9,217059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1026">
            <text:p>0,381026</text:p>
          </table:table-cell>
          <table:table-cell office:value-type="float" office:value="-9.23647">
            <text:p>-9,23647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1026">
            <text:p>0,381026</text:p>
          </table:table-cell>
          <table:table-cell office:value-type="float" office:value="-9.23647">
            <text:p>-9,23647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79152">
            <text:p>0,379152</text:p>
          </table:table-cell>
          <table:table-cell office:value-type="float" office:value="-9.256176">
            <text:p>-9,256176</text:p>
          </table:table-cell>
          <table:table-cell table:number-columns-repeated="1019"/>
        </table:table-row>
        <table:table-row table:style-name="ro1">
          <table:table-cell office:value-type="float" office:value="276.753479">
            <text:p>276,75347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79152">
            <text:p>0,379152</text:p>
          </table:table-cell>
          <table:table-cell office:value-type="float" office:value="-9.256176">
            <text:p>-9,256176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0402">
            <text:p>0,380402</text:p>
          </table:table-cell>
          <table:table-cell office:value-type="float" office:value="-9.275294">
            <text:p>-9,275294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80402">
            <text:p>0,380402</text:p>
          </table:table-cell>
          <table:table-cell office:value-type="float" office:value="-9.275294">
            <text:p>-9,275294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43">
            <text:p>-0,003243</text:p>
          </table:table-cell>
          <table:table-cell office:value-type="float" office:value="-0.003204">
            <text:p>-0,003204</text:p>
          </table:table-cell>
          <table:table-cell office:value-type="float" office:value="0.381026">
            <text:p>0,381026</text:p>
          </table:table-cell>
          <table:table-cell office:value-type="float" office:value="-9.294412">
            <text:p>-9,294412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1026">
            <text:p>0,381026</text:p>
          </table:table-cell>
          <table:table-cell office:value-type="float" office:value="-9.294412">
            <text:p>-9,294412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6">
            <text:p>-0,003246</text:p>
          </table:table-cell>
          <table:table-cell office:value-type="float" office:value="-0.003208">
            <text:p>-0,003208</text:p>
          </table:table-cell>
          <table:table-cell office:value-type="float" office:value="0.380402">
            <text:p>0,380402</text:p>
          </table:table-cell>
          <table:table-cell office:value-type="float" office:value="-9.313529">
            <text:p>-9,313529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0402">
            <text:p>0,380402</text:p>
          </table:table-cell>
          <table:table-cell office:value-type="float" office:value="-9.313529">
            <text:p>-9,313529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1026">
            <text:p>0,381026</text:p>
          </table:table-cell>
          <table:table-cell office:value-type="float" office:value="-9.332647">
            <text:p>-9,332647</text:p>
          </table:table-cell>
          <table:table-cell table:number-columns-repeated="1019"/>
        </table:table-row>
        <table:table-row table:style-name="ro1">
          <table:table-cell office:value-type="float" office:value="278.121277">
            <text:p>278,12127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1026">
            <text:p>0,381026</text:p>
          </table:table-cell>
          <table:table-cell office:value-type="float" office:value="-9.332647">
            <text:p>-9,332647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352058">
            <text:p>-9,352058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2275">
            <text:p>0,382275</text:p>
          </table:table-cell>
          <table:table-cell office:value-type="float" office:value="-9.352058">
            <text:p>-9,352058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1651">
            <text:p>0,381651</text:p>
          </table:table-cell>
          <table:table-cell office:value-type="float" office:value="-9.372059">
            <text:p>-9,372059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1651">
            <text:p>0,381651</text:p>
          </table:table-cell>
          <table:table-cell office:value-type="float" office:value="-9.372059">
            <text:p>-9,37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392058">
            <text:p>-9,392058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2275">
            <text:p>0,382275</text:p>
          </table:table-cell>
          <table:table-cell office:value-type="float" office:value="-9.392058">
            <text:p>-9,392058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0402">
            <text:p>0,380402</text:p>
          </table:table-cell>
          <table:table-cell office:value-type="float" office:value="-9.412353">
            <text:p>-9,412353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80402">
            <text:p>0,380402</text:p>
          </table:table-cell>
          <table:table-cell office:value-type="float" office:value="-9.412353">
            <text:p>-9,412353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82275">
            <text:p>0,382275</text:p>
          </table:table-cell>
          <table:table-cell office:value-type="float" office:value="-9.432647">
            <text:p>-9,432647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432647">
            <text:p>-9,432647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0402">
            <text:p>0,380402</text:p>
          </table:table-cell>
          <table:table-cell office:value-type="float" office:value="-9.452353">
            <text:p>-9,452353</text:p>
          </table:table-cell>
          <table:table-cell table:number-columns-repeated="1019"/>
        </table:table-row>
        <table:table-row table:style-name="ro1">
          <table:table-cell office:value-type="float" office:value="277.665344">
            <text:p>277,665344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0402">
            <text:p>0,380402</text:p>
          </table:table-cell>
          <table:table-cell office:value-type="float" office:value="-9.452353">
            <text:p>-9,45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472647">
            <text:p>-9,472647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29">
            <text:p>0,3829</text:p>
          </table:table-cell>
          <table:table-cell office:value-type="float" office:value="-9.472647">
            <text:p>-9,472647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492059">
            <text:p>-9,49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2275">
            <text:p>0,382275</text:p>
          </table:table-cell>
          <table:table-cell office:value-type="float" office:value="-9.492059">
            <text:p>-9,49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512059">
            <text:p>-9,51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82275">
            <text:p>0,382275</text:p>
          </table:table-cell>
          <table:table-cell office:value-type="float" office:value="-9.512059">
            <text:p>-9,51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82275">
            <text:p>0,382275</text:p>
          </table:table-cell>
          <table:table-cell office:value-type="float" office:value="-9.532059">
            <text:p>-9,53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532059">
            <text:p>-9,53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552059">
            <text:p>-9,55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2275">
            <text:p>0,382275</text:p>
          </table:table-cell>
          <table:table-cell office:value-type="float" office:value="-9.552059">
            <text:p>-9,552059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1651">
            <text:p>0,381651</text:p>
          </table:table-cell>
          <table:table-cell office:value-type="float" office:value="-9.571765">
            <text:p>-9,571765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1651">
            <text:p>0,381651</text:p>
          </table:table-cell>
          <table:table-cell office:value-type="float" office:value="-9.571765">
            <text:p>-9,571765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3525">
            <text:p>0,383525</text:p>
          </table:table-cell>
          <table:table-cell office:value-type="float" office:value="-9.592353">
            <text:p>-9,592353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3525">
            <text:p>0,383525</text:p>
          </table:table-cell>
          <table:table-cell office:value-type="float" office:value="-9.592353">
            <text:p>-9,592353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1651">
            <text:p>0,381651</text:p>
          </table:table-cell>
          <table:table-cell office:value-type="float" office:value="-9.612059">
            <text:p>-9,612059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1651">
            <text:p>0,381651</text:p>
          </table:table-cell>
          <table:table-cell office:value-type="float" office:value="-9.612059">
            <text:p>-9,61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2275">
            <text:p>0,382275</text:p>
          </table:table-cell>
          <table:table-cell office:value-type="float" office:value="-9.630589">
            <text:p>-9,63058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2275">
            <text:p>0,382275</text:p>
          </table:table-cell>
          <table:table-cell office:value-type="float" office:value="-9.630589">
            <text:p>-9,630589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1651">
            <text:p>0,381651</text:p>
          </table:table-cell>
          <table:table-cell office:value-type="float" office:value="-9.65">
            <text:p>-9,65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81651">
            <text:p>0,381651</text:p>
          </table:table-cell>
          <table:table-cell office:value-type="float" office:value="-9.669118">
            <text:p>-9,66911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9.669118">
            <text:p>-9,66911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687942">
            <text:p>-9,687942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81651">
            <text:p>0,381651</text:p>
          </table:table-cell>
          <table:table-cell office:value-type="float" office:value="-9.687942">
            <text:p>-9,687942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1651">
            <text:p>0,381651</text:p>
          </table:table-cell>
          <table:table-cell office:value-type="float" office:value="-9.70647">
            <text:p>-9,70647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81651">
            <text:p>0,381651</text:p>
          </table:table-cell>
          <table:table-cell office:value-type="float" office:value="-9.70647">
            <text:p>-9,70647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29">
            <text:p>0,3829</text:p>
          </table:table-cell>
          <table:table-cell office:value-type="float" office:value="-9.725883">
            <text:p>-9,72588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9.725883">
            <text:p>-9,725883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81651">
            <text:p>0,381651</text:p>
          </table:table-cell>
          <table:table-cell office:value-type="float" office:value="-9.745588">
            <text:p>-9,745588</text:p>
          </table:table-cell>
          <table:table-cell table:number-columns-repeated="1019"/>
        </table:table-row>
        <table:table-row table:style-name="ro1">
          <table:table-cell office:value-type="float" office:value="278.577209">
            <text:p>278,577209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1651">
            <text:p>0,381651</text:p>
          </table:table-cell>
          <table:table-cell office:value-type="float" office:value="-9.745588">
            <text:p>-9,74558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9.764117">
            <text:p>-9,764117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7">
            <text:p>-0,003237</text:p>
          </table:table-cell>
          <table:table-cell office:value-type="float" office:value="-0.003209">
            <text:p>-0,003209</text:p>
          </table:table-cell>
          <table:table-cell office:value-type="float" office:value="0.3829">
            <text:p>0,3829</text:p>
          </table:table-cell>
          <table:table-cell office:value-type="float" office:value="-9.764117">
            <text:p>-9,764117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29">
            <text:p>0,3829</text:p>
          </table:table-cell>
          <table:table-cell office:value-type="float" office:value="-9.785295">
            <text:p>-9,785295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785295">
            <text:p>-9,785295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2275">
            <text:p>0,382275</text:p>
          </table:table-cell>
          <table:table-cell office:value-type="float" office:value="-9.802647">
            <text:p>-9,802647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2275">
            <text:p>0,382275</text:p>
          </table:table-cell>
          <table:table-cell office:value-type="float" office:value="-9.802647">
            <text:p>-9,802647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2275">
            <text:p>0,382275</text:p>
          </table:table-cell>
          <table:table-cell office:value-type="float" office:value="-9.822059">
            <text:p>-9,82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3">
            <text:p>-0,003203</text:p>
          </table:table-cell>
          <table:table-cell office:value-type="float" office:value="0.382275">
            <text:p>0,382275</text:p>
          </table:table-cell>
          <table:table-cell office:value-type="float" office:value="-9.822059">
            <text:p>-9,822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3525">
            <text:p>0,383525</text:p>
          </table:table-cell>
          <table:table-cell office:value-type="float" office:value="-9.841764">
            <text:p>-9,841764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5">
            <text:p>-0,003245</text:p>
          </table:table-cell>
          <table:table-cell office:value-type="float" office:value="-0.003205">
            <text:p>-0,003205</text:p>
          </table:table-cell>
          <table:table-cell office:value-type="float" office:value="0.383525">
            <text:p>0,383525</text:p>
          </table:table-cell>
          <table:table-cell office:value-type="float" office:value="-9.841764">
            <text:p>-9,841764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82275">
            <text:p>0,382275</text:p>
          </table:table-cell>
          <table:table-cell office:value-type="float" office:value="-9.862059">
            <text:p>-9,862059</text:p>
          </table:table-cell>
          <table:table-cell table:number-columns-repeated="1019"/>
        </table:table-row>
        <table:table-row table:style-name="ro1">
          <table:table-cell office:value-type="float" office:value="279.033142">
            <text:p>279,03314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2275">
            <text:p>0,382275</text:p>
          </table:table-cell>
          <table:table-cell office:value-type="float" office:value="-9.862059">
            <text:p>-9,862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2">
            <text:p>-0,003242</text:p>
          </table:table-cell>
          <table:table-cell office:value-type="float" office:value="-0.003202">
            <text:p>-0,003202</text:p>
          </table:table-cell>
          <table:table-cell office:value-type="float" office:value="0.383525">
            <text:p>0,383525</text:p>
          </table:table-cell>
          <table:table-cell office:value-type="float" office:value="-9.882059">
            <text:p>-9,882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3525">
            <text:p>0,383525</text:p>
          </table:table-cell>
          <table:table-cell office:value-type="float" office:value="-9.882059">
            <text:p>-9,88205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29">
            <text:p>0,3829</text:p>
          </table:table-cell>
          <table:table-cell office:value-type="float" office:value="-9.902059">
            <text:p>-9,90205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902059">
            <text:p>-9,90205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29">
            <text:p>0,3829</text:p>
          </table:table-cell>
          <table:table-cell office:value-type="float" office:value="-9.922353">
            <text:p>-9,92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922353">
            <text:p>-9,92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9.94147">
            <text:p>-9,94147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94147">
            <text:p>-9,94147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4774">
            <text:p>0,384774</text:p>
          </table:table-cell>
          <table:table-cell office:value-type="float" office:value="-9.962059">
            <text:p>-9,962059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4774">
            <text:p>0,384774</text:p>
          </table:table-cell>
          <table:table-cell office:value-type="float" office:value="-9.962059">
            <text:p>-9,96205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9.982353">
            <text:p>-9,98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29">
            <text:p>0,3829</text:p>
          </table:table-cell>
          <table:table-cell office:value-type="float" office:value="-9.982353">
            <text:p>-9,98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29">
            <text:p>0,3829</text:p>
          </table:table-cell>
          <table:table-cell office:value-type="float" office:value="-10.002353">
            <text:p>-10,00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10.002353">
            <text:p>-10,002353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83525">
            <text:p>0,383525</text:p>
          </table:table-cell>
          <table:table-cell office:value-type="float" office:value="-10.025588">
            <text:p>-10,025588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83525">
            <text:p>0,383525</text:p>
          </table:table-cell>
          <table:table-cell office:value-type="float" office:value="-10.025588">
            <text:p>-10,025588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4149">
            <text:p>0,384149</text:p>
          </table:table-cell>
          <table:table-cell office:value-type="float" office:value="-10.044706">
            <text:p>-10,044706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4149">
            <text:p>0,384149</text:p>
          </table:table-cell>
          <table:table-cell office:value-type="float" office:value="-10.044706">
            <text:p>-10,044706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3525">
            <text:p>0,383525</text:p>
          </table:table-cell>
          <table:table-cell office:value-type="float" office:value="-10.064117">
            <text:p>-10,064117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3525">
            <text:p>0,383525</text:p>
          </table:table-cell>
          <table:table-cell office:value-type="float" office:value="-10.064117">
            <text:p>-10,064117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4149">
            <text:p>0,384149</text:p>
          </table:table-cell>
          <table:table-cell office:value-type="float" office:value="-10.083236">
            <text:p>-10,083236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84149">
            <text:p>0,384149</text:p>
          </table:table-cell>
          <table:table-cell office:value-type="float" office:value="-10.083236">
            <text:p>-10,083236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4149">
            <text:p>0,384149</text:p>
          </table:table-cell>
          <table:table-cell office:value-type="float" office:value="-10.102353">
            <text:p>-10,102353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84149">
            <text:p>0,384149</text:p>
          </table:table-cell>
          <table:table-cell office:value-type="float" office:value="-10.102353">
            <text:p>-10,102353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10.122059">
            <text:p>-10,12205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10.122059">
            <text:p>-10,122059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29">
            <text:p>0,3829</text:p>
          </table:table-cell>
          <table:table-cell office:value-type="float" office:value="-10.142058">
            <text:p>-10,142058</text:p>
          </table:table-cell>
          <table:table-cell table:number-columns-repeated="1019"/>
        </table:table-row>
        <table:table-row table:style-name="ro1">
          <table:table-cell office:value-type="float" office:value="279.489075">
            <text:p>279,48907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29">
            <text:p>0,3829</text:p>
          </table:table-cell>
          <table:table-cell office:value-type="float" office:value="-10.142058">
            <text:p>-10,142058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3525">
            <text:p>0,383525</text:p>
          </table:table-cell>
          <table:table-cell office:value-type="float" office:value="-10.162059">
            <text:p>-10,162059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7">
            <text:p>-0,003237</text:p>
          </table:table-cell>
          <table:table-cell office:value-type="float" office:value="-0.003208">
            <text:p>-0,003208</text:p>
          </table:table-cell>
          <table:table-cell office:value-type="float" office:value="0.383525">
            <text:p>0,383525</text:p>
          </table:table-cell>
          <table:table-cell office:value-type="float" office:value="-10.162059">
            <text:p>-10,162059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7">
            <text:p>-0,003237</text:p>
          </table:table-cell>
          <table:table-cell office:value-type="float" office:value="-0.003208">
            <text:p>-0,003208</text:p>
          </table:table-cell>
          <table:table-cell office:value-type="float" office:value="0.384149">
            <text:p>0,384149</text:p>
          </table:table-cell>
          <table:table-cell office:value-type="float" office:value="-10.182059">
            <text:p>-10,182059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4149">
            <text:p>0,384149</text:p>
          </table:table-cell>
          <table:table-cell office:value-type="float" office:value="-10.182059">
            <text:p>-10,182059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5399">
            <text:p>0,385399</text:p>
          </table:table-cell>
          <table:table-cell office:value-type="float" office:value="-10.202353">
            <text:p>-10,202353</text:p>
          </table:table-cell>
          <table:table-cell table:number-columns-repeated="1019"/>
        </table:table-row>
        <table:table-row table:style-name="ro1">
          <table:table-cell office:value-type="float" office:value="281.312836">
            <text:p>281,31283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5399">
            <text:p>0,385399</text:p>
          </table:table-cell>
          <table:table-cell office:value-type="float" office:value="-10.202353">
            <text:p>-10,202353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3525">
            <text:p>0,383525</text:p>
          </table:table-cell>
          <table:table-cell office:value-type="float" office:value="-10.221176">
            <text:p>-10,221176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3525">
            <text:p>0,383525</text:p>
          </table:table-cell>
          <table:table-cell office:value-type="float" office:value="-10.221176">
            <text:p>-10,221176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4774">
            <text:p>0,384774</text:p>
          </table:table-cell>
          <table:table-cell office:value-type="float" office:value="-10.24147">
            <text:p>-10,24147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4774">
            <text:p>0,384774</text:p>
          </table:table-cell>
          <table:table-cell office:value-type="float" office:value="-10.24147">
            <text:p>-10,24147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3525">
            <text:p>0,383525</text:p>
          </table:table-cell>
          <table:table-cell office:value-type="float" office:value="-10.26">
            <text:p>-10,26</text:p>
          </table:table-cell>
          <table:table-cell table:number-columns-repeated="1019"/>
        </table:table-row>
        <table:table-row table:style-name="ro1">
          <table:table-cell office:value-type="float" office:value="279.945007">
            <text:p>279,945007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3525">
            <text:p>0,383525</text:p>
          </table:table-cell>
          <table:table-cell office:value-type="float" office:value="-10.279118">
            <text:p>-10,279118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6023">
            <text:p>0,386023</text:p>
          </table:table-cell>
          <table:table-cell office:value-type="float" office:value="-10.279118">
            <text:p>-10,279118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6023">
            <text:p>0,386023</text:p>
          </table:table-cell>
          <table:table-cell office:value-type="float" office:value="-10.297647">
            <text:p>-10,297647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384774">
            <text:p>0,384774</text:p>
          </table:table-cell>
          <table:table-cell office:value-type="float" office:value="-10.297647">
            <text:p>-10,297647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5">
            <text:p>-0,003245</text:p>
          </table:table-cell>
          <table:table-cell office:value-type="float" office:value="-0.003207">
            <text:p>-0,003207</text:p>
          </table:table-cell>
          <table:table-cell office:value-type="float" office:value="0.386023">
            <text:p>0,386023</text:p>
          </table:table-cell>
          <table:table-cell office:value-type="float" office:value="-10.316765">
            <text:p>-10,31676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6023">
            <text:p>0,386023</text:p>
          </table:table-cell>
          <table:table-cell office:value-type="float" office:value="-10.316765">
            <text:p>-10,316765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4774">
            <text:p>0,384774</text:p>
          </table:table-cell>
          <table:table-cell office:value-type="float" office:value="-10.336177">
            <text:p>-10,336177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4774">
            <text:p>0,384774</text:p>
          </table:table-cell>
          <table:table-cell office:value-type="float" office:value="-10.336177">
            <text:p>-10,336177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4149">
            <text:p>0,384149</text:p>
          </table:table-cell>
          <table:table-cell office:value-type="float" office:value="-10.355294">
            <text:p>-10,355294</text:p>
          </table:table-cell>
          <table:table-cell table:number-columns-repeated="1019"/>
        </table:table-row>
        <table:table-row table:style-name="ro1">
          <table:table-cell office:value-type="float" office:value="280.40097">
            <text:p>280,40097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84149">
            <text:p>0,384149</text:p>
          </table:table-cell>
          <table:table-cell office:value-type="float" office:value="-10.355294">
            <text:p>-10,355294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84774">
            <text:p>0,384774</text:p>
          </table:table-cell>
          <table:table-cell office:value-type="float" office:value="-10.374118">
            <text:p>-10,374118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7">
            <text:p>-0,003237</text:p>
          </table:table-cell>
          <table:table-cell office:value-type="float" office:value="-0.003207">
            <text:p>-0,003207</text:p>
          </table:table-cell>
          <table:table-cell office:value-type="float" office:value="0.384774">
            <text:p>0,384774</text:p>
          </table:table-cell>
          <table:table-cell office:value-type="float" office:value="-10.374118">
            <text:p>-10,374118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4774">
            <text:p>0,384774</text:p>
          </table:table-cell>
          <table:table-cell office:value-type="float" office:value="-10.393235">
            <text:p>-10,393235</text:p>
          </table:table-cell>
          <table:table-cell table:number-columns-repeated="1019"/>
        </table:table-row>
        <table:table-row table:style-name="ro1">
          <table:table-cell office:value-type="float" office:value="280.856903">
            <text:p>280,856903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4774">
            <text:p>0,384774</text:p>
          </table:table-cell>
          <table:table-cell office:value-type="float" office:value="-10.393235">
            <text:p>-10,39323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386023">
            <text:p>0,386023</text:p>
          </table:table-cell>
          <table:table-cell office:value-type="float" office:value="-10.412647">
            <text:p>-10,412647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6023">
            <text:p>0,386023</text:p>
          </table:table-cell>
          <table:table-cell office:value-type="float" office:value="-10.412647">
            <text:p>-10,412647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6023">
            <text:p>0,386023</text:p>
          </table:table-cell>
          <table:table-cell office:value-type="float" office:value="-10.431765">
            <text:p>-10,43176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86023">
            <text:p>0,386023</text:p>
          </table:table-cell>
          <table:table-cell office:value-type="float" office:value="-10.431765">
            <text:p>-10,43176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6023">
            <text:p>0,386023</text:p>
          </table:table-cell>
          <table:table-cell office:value-type="float" office:value="-10.451765">
            <text:p>-10,451765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6023">
            <text:p>0,386023</text:p>
          </table:table-cell>
          <table:table-cell office:value-type="float" office:value="-10.451765">
            <text:p>-10,45176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0.47">
            <text:p>-10,4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0.47">
            <text:p>-10,47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6023">
            <text:p>0,386023</text:p>
          </table:table-cell>
          <table:table-cell office:value-type="float" office:value="-10.489118">
            <text:p>-10,489118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6023">
            <text:p>0,386023</text:p>
          </table:table-cell>
          <table:table-cell office:value-type="float" office:value="-10.489118">
            <text:p>-10,489118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86023">
            <text:p>0,386023</text:p>
          </table:table-cell>
          <table:table-cell office:value-type="float" office:value="-10.508823">
            <text:p>-10,508823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86023">
            <text:p>0,386023</text:p>
          </table:table-cell>
          <table:table-cell office:value-type="float" office:value="-10.527941">
            <text:p>-10,527941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7272">
            <text:p>0,387272</text:p>
          </table:table-cell>
          <table:table-cell office:value-type="float" office:value="-10.527941">
            <text:p>-10,52794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6023">
            <text:p>0,386023</text:p>
          </table:table-cell>
          <table:table-cell office:value-type="float" office:value="-10.546764">
            <text:p>-10,546764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6023">
            <text:p>0,386023</text:p>
          </table:table-cell>
          <table:table-cell office:value-type="float" office:value="-10.546764">
            <text:p>-10,546764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7272">
            <text:p>0,387272</text:p>
          </table:table-cell>
          <table:table-cell office:value-type="float" office:value="-10.565883">
            <text:p>-10,565883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7272">
            <text:p>0,387272</text:p>
          </table:table-cell>
          <table:table-cell office:value-type="float" office:value="-10.565883">
            <text:p>-10,565883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6648">
            <text:p>0,386648</text:p>
          </table:table-cell>
          <table:table-cell office:value-type="float" office:value="-10.585294">
            <text:p>-10,585294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6648">
            <text:p>0,386648</text:p>
          </table:table-cell>
          <table:table-cell office:value-type="float" office:value="-10.585294">
            <text:p>-10,585294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0.604117">
            <text:p>-10,60411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87897">
            <text:p>0,387897</text:p>
          </table:table-cell>
          <table:table-cell office:value-type="float" office:value="-10.604117">
            <text:p>-10,604117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87272">
            <text:p>0,387272</text:p>
          </table:table-cell>
          <table:table-cell office:value-type="float" office:value="-10.623529">
            <text:p>-10,623529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7272">
            <text:p>0,387272</text:p>
          </table:table-cell>
          <table:table-cell office:value-type="float" office:value="-10.623529">
            <text:p>-10,623529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0.642647">
            <text:p>-10,64264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4">
            <text:p>-0,003244</text:p>
          </table:table-cell>
          <table:table-cell office:value-type="float" office:value="-0.003204">
            <text:p>-0,003204</text:p>
          </table:table-cell>
          <table:table-cell office:value-type="float" office:value="0.387897">
            <text:p>0,387897</text:p>
          </table:table-cell>
          <table:table-cell office:value-type="float" office:value="-10.642647">
            <text:p>-10,64264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86648">
            <text:p>0,386648</text:p>
          </table:table-cell>
          <table:table-cell office:value-type="float" office:value="-10.662059">
            <text:p>-10,662059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86648">
            <text:p>0,386648</text:p>
          </table:table-cell>
          <table:table-cell office:value-type="float" office:value="-10.662059">
            <text:p>-10,662059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8">
            <text:p>-0,003208</text:p>
          </table:table-cell>
          <table:table-cell office:value-type="float" office:value="0.386648">
            <text:p>0,386648</text:p>
          </table:table-cell>
          <table:table-cell office:value-type="float" office:value="-10.681765">
            <text:p>-10,681765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6648">
            <text:p>0,386648</text:p>
          </table:table-cell>
          <table:table-cell office:value-type="float" office:value="-10.681765">
            <text:p>-10,681765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7">
            <text:p>-0,003237</text:p>
          </table:table-cell>
          <table:table-cell office:value-type="float" office:value="-0.003209">
            <text:p>-0,003209</text:p>
          </table:table-cell>
          <table:table-cell office:value-type="float" office:value="0.386648">
            <text:p>0,386648</text:p>
          </table:table-cell>
          <table:table-cell office:value-type="float" office:value="-10.70147">
            <text:p>-10,7014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6648">
            <text:p>0,386648</text:p>
          </table:table-cell>
          <table:table-cell office:value-type="float" office:value="-10.70147">
            <text:p>-10,7014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6648">
            <text:p>0,386648</text:p>
          </table:table-cell>
          <table:table-cell office:value-type="float" office:value="-10.721176">
            <text:p>-10,721176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86648">
            <text:p>0,386648</text:p>
          </table:table-cell>
          <table:table-cell office:value-type="float" office:value="-10.721176">
            <text:p>-10,721176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7272">
            <text:p>0,387272</text:p>
          </table:table-cell>
          <table:table-cell office:value-type="float" office:value="-10.741177">
            <text:p>-10,741177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7272">
            <text:p>0,387272</text:p>
          </table:table-cell>
          <table:table-cell office:value-type="float" office:value="-10.741177">
            <text:p>-10,741177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7272">
            <text:p>0,387272</text:p>
          </table:table-cell>
          <table:table-cell office:value-type="float" office:value="-10.761471">
            <text:p>-10,761471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7272">
            <text:p>0,387272</text:p>
          </table:table-cell>
          <table:table-cell office:value-type="float" office:value="-10.761471">
            <text:p>-10,761471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6648">
            <text:p>0,386648</text:p>
          </table:table-cell>
          <table:table-cell office:value-type="float" office:value="-10.78147">
            <text:p>-10,7814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6648">
            <text:p>0,386648</text:p>
          </table:table-cell>
          <table:table-cell office:value-type="float" office:value="-10.78147">
            <text:p>-10,78147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387272">
            <text:p>0,387272</text:p>
          </table:table-cell>
          <table:table-cell office:value-type="float" office:value="-10.801471">
            <text:p>-10,801471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7272">
            <text:p>0,387272</text:p>
          </table:table-cell>
          <table:table-cell office:value-type="float" office:value="-10.801471">
            <text:p>-10,80147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0.82147">
            <text:p>-10,8214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0.82147">
            <text:p>-10,82147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6648">
            <text:p>0,386648</text:p>
          </table:table-cell>
          <table:table-cell office:value-type="float" office:value="-10.841471">
            <text:p>-10,841471</text:p>
          </table:table-cell>
          <table:table-cell table:number-columns-repeated="1019"/>
        </table:table-row>
        <table:table-row table:style-name="ro1">
          <table:table-cell office:value-type="float" office:value="282.224701">
            <text:p>282,224701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6648">
            <text:p>0,386648</text:p>
          </table:table-cell>
          <table:table-cell office:value-type="float" office:value="-10.841471">
            <text:p>-10,841471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6023">
            <text:p>0,386023</text:p>
          </table:table-cell>
          <table:table-cell office:value-type="float" office:value="-10.861176">
            <text:p>-10,861176</text:p>
          </table:table-cell>
          <table:table-cell table:number-columns-repeated="1019"/>
        </table:table-row>
        <table:table-row table:style-name="ro1">
          <table:table-cell office:value-type="float" office:value="281.768768">
            <text:p>281,768768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6023">
            <text:p>0,386023</text:p>
          </table:table-cell>
          <table:table-cell office:value-type="float" office:value="-10.861176">
            <text:p>-10,861176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7897">
            <text:p>0,387897</text:p>
          </table:table-cell>
          <table:table-cell office:value-type="float" office:value="-10.880882">
            <text:p>-10,88088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0.880882">
            <text:p>-10,88088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0.899412">
            <text:p>-10,89941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7897">
            <text:p>0,387897</text:p>
          </table:table-cell>
          <table:table-cell office:value-type="float" office:value="-10.918235">
            <text:p>-10,91823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0.918235">
            <text:p>-10,91823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87897">
            <text:p>0,387897</text:p>
          </table:table-cell>
          <table:table-cell office:value-type="float" office:value="-10.937353">
            <text:p>-10,937353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7272">
            <text:p>0,387272</text:p>
          </table:table-cell>
          <table:table-cell office:value-type="float" office:value="-10.937353">
            <text:p>-10,937353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8">
            <text:p>-0,003238</text:p>
          </table:table-cell>
          <table:table-cell office:value-type="float" office:value="-0.00321">
            <text:p>-0,00321</text:p>
          </table:table-cell>
          <table:table-cell office:value-type="float" office:value="0.387272">
            <text:p>0,387272</text:p>
          </table:table-cell>
          <table:table-cell office:value-type="float" office:value="-10.956765">
            <text:p>-10,956765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7272">
            <text:p>0,387272</text:p>
          </table:table-cell>
          <table:table-cell office:value-type="float" office:value="-10.956765">
            <text:p>-10,95676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7897">
            <text:p>0,387897</text:p>
          </table:table-cell>
          <table:table-cell office:value-type="float" office:value="-10.975883">
            <text:p>-10,975883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7897">
            <text:p>0,387897</text:p>
          </table:table-cell>
          <table:table-cell office:value-type="float" office:value="-10.975883">
            <text:p>-10,975883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7272">
            <text:p>0,387272</text:p>
          </table:table-cell>
          <table:table-cell office:value-type="float" office:value="-10.995">
            <text:p>-10,995</text:p>
          </table:table-cell>
          <table:table-cell table:number-columns-repeated="1019"/>
        </table:table-row>
        <table:table-row table:style-name="ro1">
          <table:table-cell office:value-type="float" office:value="282.680634">
            <text:p>282,680634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87272">
            <text:p>0,387272</text:p>
          </table:table-cell>
          <table:table-cell office:value-type="float" office:value="-10.995">
            <text:p>-10,995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013824">
            <text:p>-11,013824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013824">
            <text:p>-11,013824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4">
            <text:p>-0,003244</text:p>
          </table:table-cell>
          <table:table-cell office:value-type="float" office:value="-0.003211">
            <text:p>-0,003211</text:p>
          </table:table-cell>
          <table:table-cell office:value-type="float" office:value="0.389146">
            <text:p>0,389146</text:p>
          </table:table-cell>
          <table:table-cell office:value-type="float" office:value="-11.033236">
            <text:p>-11,03323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033236">
            <text:p>-11,03323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051764">
            <text:p>-11,051764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051764">
            <text:p>-11,051764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071177">
            <text:p>-11,07117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071177">
            <text:p>-11,07117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1.091471">
            <text:p>-11,091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091471">
            <text:p>-11,091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111176">
            <text:p>-11,11117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111176">
            <text:p>-11,111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131471">
            <text:p>-11,13147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1.131471">
            <text:p>-11,13147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1.15147">
            <text:p>-11,15147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1.15147">
            <text:p>-11,1514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1.171177">
            <text:p>-11,17117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1.171177">
            <text:p>-11,17117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4">
            <text:p>-0,003244</text:p>
          </table:table-cell>
          <table:table-cell office:value-type="float" office:value="-0.00321">
            <text:p>-0,00321</text:p>
          </table:table-cell>
          <table:table-cell office:value-type="float" office:value="0.388522">
            <text:p>0,388522</text:p>
          </table:table-cell>
          <table:table-cell office:value-type="float" office:value="-11.191176">
            <text:p>-11,191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191176">
            <text:p>-11,191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211177">
            <text:p>-11,21117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8522">
            <text:p>0,388522</text:p>
          </table:table-cell>
          <table:table-cell office:value-type="float" office:value="-11.211177">
            <text:p>-11,21117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1.229412">
            <text:p>-11,229412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7897">
            <text:p>0,387897</text:p>
          </table:table-cell>
          <table:table-cell office:value-type="float" office:value="-11.229412">
            <text:p>-11,22941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1.248823">
            <text:p>-11,248823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267941">
            <text:p>-11,267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1.267941">
            <text:p>-11,267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1.286765">
            <text:p>-11,286765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1.286765">
            <text:p>-11,28676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306471">
            <text:p>-11,306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11">
            <text:p>-0,003211</text:p>
          </table:table-cell>
          <table:table-cell office:value-type="float" office:value="0.389146">
            <text:p>0,389146</text:p>
          </table:table-cell>
          <table:table-cell office:value-type="float" office:value="-11.306471">
            <text:p>-11,306471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7">
            <text:p>-0,003237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1.325588">
            <text:p>-11,325588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87897">
            <text:p>0,387897</text:p>
          </table:table-cell>
          <table:table-cell office:value-type="float" office:value="-11.325588">
            <text:p>-11,325588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87897">
            <text:p>0,387897</text:p>
          </table:table-cell>
          <table:table-cell office:value-type="float" office:value="-11.344118">
            <text:p>-11,344118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1.344118">
            <text:p>-11,344118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88522">
            <text:p>0,388522</text:p>
          </table:table-cell>
          <table:table-cell office:value-type="float" office:value="-11.363235">
            <text:p>-11,363235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88522">
            <text:p>0,388522</text:p>
          </table:table-cell>
          <table:table-cell office:value-type="float" office:value="-11.363235">
            <text:p>-11,363235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88522">
            <text:p>0,388522</text:p>
          </table:table-cell>
          <table:table-cell office:value-type="float" office:value="-11.382941">
            <text:p>-11,38294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382941">
            <text:p>-11,38294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401765">
            <text:p>-11,40176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401765">
            <text:p>-11,401765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1.421177">
            <text:p>-11,421177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421177">
            <text:p>-11,42117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7897">
            <text:p>0,387897</text:p>
          </table:table-cell>
          <table:table-cell office:value-type="float" office:value="-11.441176">
            <text:p>-11,441176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1.441176">
            <text:p>-11,441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460882">
            <text:p>-11,460882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1.460882">
            <text:p>-11,46088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481176">
            <text:p>-11,48117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481176">
            <text:p>-11,48117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500882">
            <text:p>-11,50088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500882">
            <text:p>-11,50088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521471">
            <text:p>-11,521471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521471">
            <text:p>-11,52147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1.540882">
            <text:p>-11,540882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540882">
            <text:p>-11,54088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559706">
            <text:p>-11,55970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1.559706">
            <text:p>-11,55970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1.578529">
            <text:p>-11,57852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597647">
            <text:p>-11,59764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7897">
            <text:p>0,387897</text:p>
          </table:table-cell>
          <table:table-cell office:value-type="float" office:value="-11.597647">
            <text:p>-11,597647</text:p>
          </table:table-cell>
          <table:table-cell table:number-columns-repeated="1019"/>
        </table:table-row>
        <table:table-row table:style-name="ro1">
          <table:table-cell office:value-type="float" office:value="283.136566">
            <text:p>283,13656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87897">
            <text:p>0,387897</text:p>
          </table:table-cell>
          <table:table-cell office:value-type="float" office:value="-11.617059">
            <text:p>-11,61705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3">
            <text:p>-0,003243</text:p>
          </table:table-cell>
          <table:table-cell office:value-type="float" office:value="-0.003211">
            <text:p>-0,003211</text:p>
          </table:table-cell>
          <table:table-cell office:value-type="float" office:value="0.388522">
            <text:p>0,388522</text:p>
          </table:table-cell>
          <table:table-cell office:value-type="float" office:value="-11.617059">
            <text:p>-11,61705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88522">
            <text:p>0,388522</text:p>
          </table:table-cell>
          <table:table-cell office:value-type="float" office:value="-11.636176">
            <text:p>-11,636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636176">
            <text:p>-11,636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654706">
            <text:p>-11,65470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1.654706">
            <text:p>-11,654706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1.673823">
            <text:p>-11,67382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90396">
            <text:p>0,390396</text:p>
          </table:table-cell>
          <table:table-cell office:value-type="float" office:value="-11.673823">
            <text:p>-11,673823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1.692941">
            <text:p>-11,692941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89771">
            <text:p>0,389771</text:p>
          </table:table-cell>
          <table:table-cell office:value-type="float" office:value="-11.692941">
            <text:p>-11,692941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8522">
            <text:p>0,388522</text:p>
          </table:table-cell>
          <table:table-cell office:value-type="float" office:value="-11.712059">
            <text:p>-11,71205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8522">
            <text:p>0,388522</text:p>
          </table:table-cell>
          <table:table-cell office:value-type="float" office:value="-11.712059">
            <text:p>-11,712059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88522">
            <text:p>0,388522</text:p>
          </table:table-cell>
          <table:table-cell office:value-type="float" office:value="-11.731176">
            <text:p>-11,731176</text:p>
          </table:table-cell>
          <table:table-cell table:number-columns-repeated="1019"/>
        </table:table-row>
        <table:table-row table:style-name="ro1">
          <table:table-cell office:value-type="float" office:value="283.592499">
            <text:p>283,59249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8522">
            <text:p>0,388522</text:p>
          </table:table-cell>
          <table:table-cell office:value-type="float" office:value="-11.731176">
            <text:p>-11,731176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1.751177">
            <text:p>-11,75117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751177">
            <text:p>-11,75117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389146">
            <text:p>0,389146</text:p>
          </table:table-cell>
          <table:table-cell office:value-type="float" office:value="-11.770883">
            <text:p>-11,770883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1.770883">
            <text:p>-11,770883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389771">
            <text:p>0,389771</text:p>
          </table:table-cell>
          <table:table-cell office:value-type="float" office:value="-11.791177">
            <text:p>-11,791177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3">
            <text:p>-0,003203</text:p>
          </table:table-cell>
          <table:table-cell office:value-type="float" office:value="0.389771">
            <text:p>0,389771</text:p>
          </table:table-cell>
          <table:table-cell office:value-type="float" office:value="-11.791177">
            <text:p>-11,791177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1.810883">
            <text:p>-11,81088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1.810883">
            <text:p>-11,810883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89771">
            <text:p>0,389771</text:p>
          </table:table-cell>
          <table:table-cell office:value-type="float" office:value="-11.830882">
            <text:p>-11,83088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1.830882">
            <text:p>-11,83088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3">
            <text:p>-0,003203</text:p>
          </table:table-cell>
          <table:table-cell office:value-type="float" office:value="0.390396">
            <text:p>0,390396</text:p>
          </table:table-cell>
          <table:table-cell office:value-type="float" office:value="-11.851176">
            <text:p>-11,851176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90396">
            <text:p>0,390396</text:p>
          </table:table-cell>
          <table:table-cell office:value-type="float" office:value="-11.851176">
            <text:p>-11,851176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1.870882">
            <text:p>-11,87088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90396">
            <text:p>0,390396</text:p>
          </table:table-cell>
          <table:table-cell office:value-type="float" office:value="-11.870882">
            <text:p>-11,87088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1.890588">
            <text:p>-11,890588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90396">
            <text:p>0,390396</text:p>
          </table:table-cell>
          <table:table-cell office:value-type="float" office:value="-11.890588">
            <text:p>-11,890588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390396">
            <text:p>0,390396</text:p>
          </table:table-cell>
          <table:table-cell office:value-type="float" office:value="-11.911177">
            <text:p>-11,911177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1.911177">
            <text:p>-11,91117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929117">
            <text:p>-11,929117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9146">
            <text:p>0,389146</text:p>
          </table:table-cell>
          <table:table-cell office:value-type="float" office:value="-11.929117">
            <text:p>-11,929117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1.948529">
            <text:p>-11,948529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1.967647">
            <text:p>-11,967647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390396">
            <text:p>0,390396</text:p>
          </table:table-cell>
          <table:table-cell office:value-type="float" office:value="-11.967647">
            <text:p>-11,967647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90396">
            <text:p>0,390396</text:p>
          </table:table-cell>
          <table:table-cell office:value-type="float" office:value="-11.987059">
            <text:p>-11,987059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1.987059">
            <text:p>-11,987059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2.005882">
            <text:p>-12,005882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90396">
            <text:p>0,390396</text:p>
          </table:table-cell>
          <table:table-cell office:value-type="float" office:value="-12.005882">
            <text:p>-12,005882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024706">
            <text:p>-12,024706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9102">
            <text:p>0,39102</text:p>
          </table:table-cell>
          <table:table-cell office:value-type="float" office:value="-12.024706">
            <text:p>-12,024706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2.044118">
            <text:p>-12,044118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2.044118">
            <text:p>-12,04411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9102">
            <text:p>0,39102</text:p>
          </table:table-cell>
          <table:table-cell office:value-type="float" office:value="-12.062942">
            <text:p>-12,062942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9102">
            <text:p>0,39102</text:p>
          </table:table-cell>
          <table:table-cell office:value-type="float" office:value="-12.062942">
            <text:p>-12,062942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2.082353">
            <text:p>-12,082353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2.082353">
            <text:p>-12,08235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2.101765">
            <text:p>-12,101765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90396">
            <text:p>0,390396</text:p>
          </table:table-cell>
          <table:table-cell office:value-type="float" office:value="-12.101765">
            <text:p>-12,101765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89146">
            <text:p>0,389146</text:p>
          </table:table-cell>
          <table:table-cell office:value-type="float" office:value="-12.120588">
            <text:p>-12,120588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389146">
            <text:p>0,389146</text:p>
          </table:table-cell>
          <table:table-cell office:value-type="float" office:value="-12.120588">
            <text:p>-12,120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9102">
            <text:p>0,39102</text:p>
          </table:table-cell>
          <table:table-cell office:value-type="float" office:value="-12.140588">
            <text:p>-12,140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140588">
            <text:p>-12,140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39102">
            <text:p>0,39102</text:p>
          </table:table-cell>
          <table:table-cell office:value-type="float" office:value="-12.160588">
            <text:p>-12,160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9102">
            <text:p>0,39102</text:p>
          </table:table-cell>
          <table:table-cell office:value-type="float" office:value="-12.160588">
            <text:p>-12,160588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2.180882">
            <text:p>-12,18088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2.180882">
            <text:p>-12,180882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91645">
            <text:p>0,391645</text:p>
          </table:table-cell>
          <table:table-cell office:value-type="float" office:value="-12.200588">
            <text:p>-12,200588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91645">
            <text:p>0,391645</text:p>
          </table:table-cell>
          <table:table-cell office:value-type="float" office:value="-12.200588">
            <text:p>-12,200588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2.220589">
            <text:p>-12,220589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4">
            <text:p>-0,003244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2.220589">
            <text:p>-12,220589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2.240294">
            <text:p>-12,240294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2.240294">
            <text:p>-12,240294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390396">
            <text:p>0,390396</text:p>
          </table:table-cell>
          <table:table-cell office:value-type="float" office:value="-12.260294">
            <text:p>-12,260294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390396">
            <text:p>0,390396</text:p>
          </table:table-cell>
          <table:table-cell office:value-type="float" office:value="-12.260294">
            <text:p>-12,260294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2.280588">
            <text:p>-12,280588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2.280588">
            <text:p>-12,280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9102">
            <text:p>0,39102</text:p>
          </table:table-cell>
          <table:table-cell office:value-type="float" office:value="-12.300589">
            <text:p>-12,300589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300589">
            <text:p>-12,300589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90396">
            <text:p>0,390396</text:p>
          </table:table-cell>
          <table:table-cell office:value-type="float" office:value="-12.320883">
            <text:p>-12,32088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90396">
            <text:p>0,390396</text:p>
          </table:table-cell>
          <table:table-cell office:value-type="float" office:value="-12.320883">
            <text:p>-12,320883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89771">
            <text:p>0,389771</text:p>
          </table:table-cell>
          <table:table-cell office:value-type="float" office:value="-12.340882">
            <text:p>-12,340882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2.340882">
            <text:p>-12,340882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91645">
            <text:p>0,391645</text:p>
          </table:table-cell>
          <table:table-cell office:value-type="float" office:value="-12.36">
            <text:p>-12,3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391645">
            <text:p>0,391645</text:p>
          </table:table-cell>
          <table:table-cell office:value-type="float" office:value="-12.36">
            <text:p>-12,36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9102">
            <text:p>0,39102</text:p>
          </table:table-cell>
          <table:table-cell office:value-type="float" office:value="-12.37853">
            <text:p>-12,37853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39102">
            <text:p>0,39102</text:p>
          </table:table-cell>
          <table:table-cell office:value-type="float" office:value="-12.397353">
            <text:p>-12,397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2">
            <text:p>-0,003242</text:p>
          </table:table-cell>
          <table:table-cell office:value-type="float" office:value="-0.003211">
            <text:p>-0,003211</text:p>
          </table:table-cell>
          <table:table-cell office:value-type="float" office:value="0.391645">
            <text:p>0,391645</text:p>
          </table:table-cell>
          <table:table-cell office:value-type="float" office:value="-12.397353">
            <text:p>-12,397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391645">
            <text:p>0,391645</text:p>
          </table:table-cell>
          <table:table-cell office:value-type="float" office:value="-12.416177">
            <text:p>-12,416177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3">
            <text:p>-0,003203</text:p>
          </table:table-cell>
          <table:table-cell office:value-type="float" office:value="0.391645">
            <text:p>0,391645</text:p>
          </table:table-cell>
          <table:table-cell office:value-type="float" office:value="-12.416177">
            <text:p>-12,416177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435588">
            <text:p>-12,435588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391645">
            <text:p>0,391645</text:p>
          </table:table-cell>
          <table:table-cell office:value-type="float" office:value="-12.435588">
            <text:p>-12,43558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39102">
            <text:p>0,39102</text:p>
          </table:table-cell>
          <table:table-cell office:value-type="float" office:value="-12.454706">
            <text:p>-12,454706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454706">
            <text:p>-12,45470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8">
            <text:p>-0,003238</text:p>
          </table:table-cell>
          <table:table-cell office:value-type="float" office:value="-0.00321">
            <text:p>-0,00321</text:p>
          </table:table-cell>
          <table:table-cell office:value-type="float" office:value="0.391645">
            <text:p>0,391645</text:p>
          </table:table-cell>
          <table:table-cell office:value-type="float" office:value="-12.47353">
            <text:p>-12,47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47353">
            <text:p>-12,47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493236">
            <text:p>-12,493236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493236">
            <text:p>-12,493236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43">
            <text:p>-0,003243</text:p>
          </table:table-cell>
          <table:table-cell office:value-type="float" office:value="-0.003204">
            <text:p>-0,003204</text:p>
          </table:table-cell>
          <table:table-cell office:value-type="float" office:value="0.390396">
            <text:p>0,390396</text:p>
          </table:table-cell>
          <table:table-cell office:value-type="float" office:value="-12.512353">
            <text:p>-12,512353</text:p>
          </table:table-cell>
          <table:table-cell table:number-columns-repeated="1019"/>
        </table:table-row>
        <table:table-row table:style-name="ro1">
          <table:table-cell office:value-type="float" office:value="284.960327">
            <text:p>284,960327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90396">
            <text:p>0,390396</text:p>
          </table:table-cell>
          <table:table-cell office:value-type="float" office:value="-12.512353">
            <text:p>-12,512353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39227">
            <text:p>0,39227</text:p>
          </table:table-cell>
          <table:table-cell office:value-type="float" office:value="-12.53147">
            <text:p>-12,53147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9227">
            <text:p>0,39227</text:p>
          </table:table-cell>
          <table:table-cell office:value-type="float" office:value="-12.53147">
            <text:p>-12,53147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4">
            <text:p>-0,003244</text:p>
          </table:table-cell>
          <table:table-cell office:value-type="float" office:value="-0.003209">
            <text:p>-0,003209</text:p>
          </table:table-cell>
          <table:table-cell office:value-type="float" office:value="0.39102">
            <text:p>0,39102</text:p>
          </table:table-cell>
          <table:table-cell office:value-type="float" office:value="-12.550294">
            <text:p>-12,550294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38">
            <text:p>-0,003238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550294">
            <text:p>-12,550294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2.570294">
            <text:p>-12,570294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389771">
            <text:p>0,389771</text:p>
          </table:table-cell>
          <table:table-cell office:value-type="float" office:value="-12.570294">
            <text:p>-12,570294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389771">
            <text:p>0,389771</text:p>
          </table:table-cell>
          <table:table-cell office:value-type="float" office:value="-12.590294">
            <text:p>-12,590294</text:p>
          </table:table-cell>
          <table:table-cell table:number-columns-repeated="1019"/>
        </table:table-row>
        <table:table-row table:style-name="ro1">
          <table:table-cell office:value-type="float" office:value="284.504395">
            <text:p>284,504395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389771">
            <text:p>0,389771</text:p>
          </table:table-cell>
          <table:table-cell office:value-type="float" office:value="-12.590294">
            <text:p>-12,590294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9">
            <text:p>-0,003239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2.61">
            <text:p>-12,61</text:p>
          </table:table-cell>
          <table:table-cell table:number-columns-repeated="1019"/>
        </table:table-row>
        <table:table-row table:style-name="ro1">
          <table:table-cell office:value-type="float" office:value="286.328125">
            <text:p>286,328125</text:p>
          </table:table-cell>
          <table:table-cell office:value-type="float" office:value="-0.003238">
            <text:p>-0,003238</text:p>
          </table:table-cell>
          <table:table-cell office:value-type="float" office:value="-0.003204">
            <text:p>-0,003204</text:p>
          </table:table-cell>
          <table:table-cell office:value-type="float" office:value="0.39227">
            <text:p>0,39227</text:p>
          </table:table-cell>
          <table:table-cell office:value-type="float" office:value="-12.61">
            <text:p>-12,61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3">
            <text:p>-0,003243</text:p>
          </table:table-cell>
          <table:table-cell office:value-type="float" office:value="-0.003204">
            <text:p>-0,003204</text:p>
          </table:table-cell>
          <table:table-cell office:value-type="float" office:value="0.391645">
            <text:p>0,391645</text:p>
          </table:table-cell>
          <table:table-cell office:value-type="float" office:value="-12.628235">
            <text:p>-12,628235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91645">
            <text:p>0,391645</text:p>
          </table:table-cell>
          <table:table-cell office:value-type="float" office:value="-12.647353">
            <text:p>-12,647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391645">
            <text:p>0,391645</text:p>
          </table:table-cell>
          <table:table-cell office:value-type="float" office:value="-12.647353">
            <text:p>-12,647353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666177">
            <text:p>-12,666177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666177">
            <text:p>-12,666177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685294">
            <text:p>-12,685294</text:p>
          </table:table-cell>
          <table:table-cell table:number-columns-repeated="1019"/>
        </table:table-row>
        <table:table-row table:style-name="ro1">
          <table:table-cell office:value-type="float" office:value="285.872192">
            <text:p>285,872192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391645">
            <text:p>0,391645</text:p>
          </table:table-cell>
          <table:table-cell office:value-type="float" office:value="-12.685294">
            <text:p>-12,685294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">
            <text:p>-0,00324</text:p>
          </table:table-cell>
          <table:table-cell office:value-type="float" office:value="-0.003204">
            <text:p>-0,003204</text:p>
          </table:table-cell>
          <table:table-cell office:value-type="float" office:value="0.39102">
            <text:p>0,39102</text:p>
          </table:table-cell>
          <table:table-cell office:value-type="float" office:value="-12.704118">
            <text:p>-12,704118</text:p>
          </table:table-cell>
          <table:table-cell table:number-columns-repeated="1019"/>
        </table:table-row>
        <table:table-row table:style-name="ro1">
          <table:table-cell office:value-type="float" office:value="285.41626">
            <text:p>285,4162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39102">
            <text:p>0,39102</text:p>
          </table:table-cell>
          <table:table-cell office:value-type="float" office:value="-12.704118">
            <text:p>-12,704118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389146">
            <text:p>0,389146</text:p>
          </table:table-cell>
          <table:table-cell office:value-type="float" office:value="-12.723824">
            <text:p>-12,723824</text:p>
          </table:table-cell>
          <table:table-cell table:number-columns-repeated="1019"/>
        </table:table-row>
        <table:table-row table:style-name="ro1">
          <table:table-cell office:value-type="float" office:value="284.048462">
            <text:p>284,048462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389146">
            <text:p>0,389146</text:p>
          </table:table-cell>
          <table:table-cell office:value-type="float" office:value="-12.723824">
            <text:p>-12,723824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137419">
            <text:p>0,137419</text:p>
          </table:table-cell>
          <table:table-cell office:value-type="float" office:value="-12.742647">
            <text:p>-12,742647</text:p>
          </table:table-cell>
          <table:table-cell table:number-columns-repeated="1019"/>
        </table:table-row>
        <table:table-row table:style-name="ro1">
          <table:table-cell office:value-type="float" office:value="100.30603">
            <text:p>100,30603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137419">
            <text:p>0,137419</text:p>
          </table:table-cell>
          <table:table-cell office:value-type="float" office:value="-12.742647">
            <text:p>-12,742647</text:p>
          </table:table-cell>
          <table:table-cell table:number-columns-repeated="1019"/>
        </table:table-row>
        <table:table-row table:style-name="ro1">
          <table:table-cell office:value-type="float" office:value="11.398413">
            <text:p>11,398413</text:p>
          </table:table-cell>
          <table:table-cell office:value-type="float" office:value="-0.003237">
            <text:p>-0,003237</text:p>
          </table:table-cell>
          <table:table-cell office:value-type="float" office:value="-0.003208">
            <text:p>-0,003208</text:p>
          </table:table-cell>
          <table:table-cell office:value-type="float" office:value="0.015616">
            <text:p>0,015616</text:p>
          </table:table-cell>
          <table:table-cell office:value-type="float" office:value="-12.762059">
            <text:p>-12,762059</text:p>
          </table:table-cell>
          <table:table-cell table:number-columns-repeated="1019"/>
        </table:table-row>
        <table:table-row table:style-name="ro1">
          <table:table-cell office:value-type="float" office:value="11.398413">
            <text:p>11,398413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015616">
            <text:p>0,015616</text:p>
          </table:table-cell>
          <table:table-cell office:value-type="float" office:value="-12.762059">
            <text:p>-12,762059</text:p>
          </table:table-cell>
          <table:table-cell table:number-columns-repeated="1019"/>
        </table:table-row>
        <table:table-row table:style-name="ro1">
          <table:table-cell office:value-type="float" office:value="1.823746">
            <text:p>1,823746</text:p>
          </table:table-cell>
          <table:table-cell office:value-type="float" office:value="-0.003239">
            <text:p>-0,003239</text:p>
          </table:table-cell>
          <table:table-cell office:value-type="float" office:value="-0.00321">
            <text:p>-0,00321</text:p>
          </table:table-cell>
          <table:table-cell office:value-type="float" office:value="0.002499">
            <text:p>0,002499</text:p>
          </table:table-cell>
          <table:table-cell office:value-type="float" office:value="-12.781177">
            <text:p>-12,781177</text:p>
          </table:table-cell>
          <table:table-cell table:number-columns-repeated="1019"/>
        </table:table-row>
        <table:table-row table:style-name="ro1">
          <table:table-cell office:value-type="float" office:value="1.823746">
            <text:p>1,823746</text:p>
          </table:table-cell>
          <table:table-cell office:value-type="float" office:value="-0.003239">
            <text:p>-0,003239</text:p>
          </table:table-cell>
          <table:table-cell office:value-type="float" office:value="-0.003207">
            <text:p>-0,003207</text:p>
          </table:table-cell>
          <table:table-cell office:value-type="float" office:value="0.002499">
            <text:p>0,002499</text:p>
          </table:table-cell>
          <table:table-cell office:value-type="float" office:value="-12.781177">
            <text:p>-12,781177</text:p>
          </table:table-cell>
          <table:table-cell table:number-columns-repeated="1019"/>
        </table:table-row>
        <table:table-row table:style-name="ro1">
          <table:table-cell office:value-type="float" office:value="-0.455937">
            <text:p>-0,455937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-0.000625">
            <text:p>-0,000625</text:p>
          </table:table-cell>
          <table:table-cell office:value-type="float" office:value="-12.800589">
            <text:p>-12,800589</text:p>
          </table:table-cell>
          <table:table-cell table:number-columns-repeated="1019"/>
        </table:table-row>
        <table:table-row table:style-name="ro1">
          <table:table-cell office:value-type="float" office:value="-0.455937">
            <text:p>-0,455937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-0.000625">
            <text:p>-0,000625</text:p>
          </table:table-cell>
          <table:table-cell office:value-type="float" office:value="-12.800589">
            <text:p>-12,80058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">
            <text:p>0</text:p>
          </table:table-cell>
          <table:table-cell office:value-type="float" office:value="-12.823529">
            <text:p>-12,823529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4">
            <text:p>-0,00324</text:p>
          </table:table-cell>
          <table:table-cell office:value-type="float" office:value="-0.003211">
            <text:p>-0,003211</text:p>
          </table:table-cell>
          <table:table-cell office:value-type="float" office:value="0">
            <text:p>0</text:p>
          </table:table-cell>
          <table:table-cell office:value-type="float" office:value="-12.823529">
            <text:p>-12,823529</text:p>
          </table:table-cell>
          <table:table-cell table:number-columns-repeated="1019"/>
        </table:table-row>
        <table:table-row table:style-name="ro1">
          <table:table-cell office:value-type="float" office:value="0.455937">
            <text:p>0,455937</text:p>
          </table:table-cell>
          <table:table-cell office:value-type="float" office:value="-0.003244">
            <text:p>-0,003244</text:p>
          </table:table-cell>
          <table:table-cell office:value-type="float" office:value="-0.003205">
            <text:p>-0,003205</text:p>
          </table:table-cell>
          <table:table-cell office:value-type="float" office:value="0.000625">
            <text:p>0,000625</text:p>
          </table:table-cell>
          <table:table-cell office:value-type="float" office:value="-12.842647">
            <text:p>-12,842647</text:p>
          </table:table-cell>
          <table:table-cell table:number-columns-repeated="1019"/>
        </table:table-row>
        <table:table-row table:style-name="ro1">
          <table:table-cell office:value-type="float" office:value="0.455937">
            <text:p>0,455937</text:p>
          </table:table-cell>
          <table:table-cell office:value-type="float" office:value="-0.003237">
            <text:p>-0,003237</text:p>
          </table:table-cell>
          <table:table-cell office:value-type="float" office:value="-0.003207">
            <text:p>-0,003207</text:p>
          </table:table-cell>
          <table:table-cell office:value-type="float" office:value="0.000625">
            <text:p>0,000625</text:p>
          </table:table-cell>
          <table:table-cell office:value-type="float" office:value="-12.842647">
            <text:p>-12,842647</text:p>
          </table:table-cell>
          <table:table-cell table:number-columns-repeated="1019"/>
        </table:table-row>
        <table:table-row table:style-name="ro1">
          <table:table-cell office:value-type="float" office:value="0.455937">
            <text:p>0,455937</text:p>
          </table:table-cell>
          <table:table-cell office:value-type="float" office:value="-0.003238">
            <text:p>-0,003238</text:p>
          </table:table-cell>
          <table:table-cell office:value-type="float" office:value="-0.003205">
            <text:p>-0,003205</text:p>
          </table:table-cell>
          <table:table-cell office:value-type="float" office:value="0.000625">
            <text:p>0,000625</text:p>
          </table:table-cell>
          <table:table-cell office:value-type="float" office:value="-12.862059">
            <text:p>-12,862059</text:p>
          </table:table-cell>
          <table:table-cell table:number-columns-repeated="1019"/>
        </table:table-row>
        <table:table-row table:style-name="ro1">
          <table:table-cell office:value-type="float" office:value="0.455937">
            <text:p>0,455937</text:p>
          </table:table-cell>
          <table:table-cell office:value-type="float" office:value="-0.00324">
            <text:p>-0,00324</text:p>
          </table:table-cell>
          <table:table-cell office:value-type="float" office:value="-0.003207">
            <text:p>-0,003207</text:p>
          </table:table-cell>
          <table:table-cell office:value-type="float" office:value="0.000625">
            <text:p>0,000625</text:p>
          </table:table-cell>
          <table:table-cell office:value-type="float" office:value="-12.862059">
            <text:p>-12,862059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">
            <text:p>-0,00324</text:p>
          </table:table-cell>
          <table:table-cell office:value-type="float" office:value="-0.003209">
            <text:p>-0,003209</text:p>
          </table:table-cell>
          <table:table-cell office:value-type="float" office:value="0.001874">
            <text:p>0,001874</text:p>
          </table:table-cell>
          <table:table-cell office:value-type="float" office:value="-12.880589">
            <text:p>-12,880589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2">
            <text:p>-0,003242</text:p>
          </table:table-cell>
          <table:table-cell office:value-type="float" office:value="-0.003204">
            <text:p>-0,003204</text:p>
          </table:table-cell>
          <table:table-cell office:value-type="float" office:value="0.001874">
            <text:p>0,001874</text:p>
          </table:table-cell>
          <table:table-cell office:value-type="float" office:value="-12.880589">
            <text:p>-12,880589</text:p>
          </table:table-cell>
          <table:table-cell table:number-columns-repeated="1019"/>
        </table:table-row>
        <table:table-row table:style-name="ro1">
          <table:table-cell office:value-type="float" office:value="1.823746">
            <text:p>1,823746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02499">
            <text:p>0,002499</text:p>
          </table:table-cell>
          <table:table-cell office:value-type="float" office:value="-12.900294">
            <text:p>-12,900294</text:p>
          </table:table-cell>
          <table:table-cell table:number-columns-repeated="1019"/>
        </table:table-row>
        <table:table-row table:style-name="ro1">
          <table:table-cell office:value-type="float" office:value="1.823746">
            <text:p>1,823746</text:p>
          </table:table-cell>
          <table:table-cell office:value-type="float" office:value="-0.003243">
            <text:p>-0,003243</text:p>
          </table:table-cell>
          <table:table-cell office:value-type="float" office:value="-0.003202">
            <text:p>-0,003202</text:p>
          </table:table-cell>
          <table:table-cell office:value-type="float" office:value="0.002499">
            <text:p>0,002499</text:p>
          </table:table-cell>
          <table:table-cell office:value-type="float" office:value="-12.900294">
            <text:p>-12,900294</text:p>
          </table:table-cell>
          <table:table-cell table:number-columns-repeated="1019"/>
        </table:table-row>
        <table:table-row table:style-name="ro1">
          <table:table-cell office:value-type="float" office:value="0.455937">
            <text:p>0,45593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00625">
            <text:p>0,000625</text:p>
          </table:table-cell>
          <table:table-cell office:value-type="float" office:value="-12.92">
            <text:p>-12,92</text:p>
          </table:table-cell>
          <table:table-cell table:number-columns-repeated="1019"/>
        </table:table-row>
        <table:table-row table:style-name="ro1">
          <table:table-cell office:value-type="float" office:value="0.455937">
            <text:p>0,455937</text:p>
          </table:table-cell>
          <table:table-cell office:value-type="float" office:value="-0.003243">
            <text:p>-0,003243</text:p>
          </table:table-cell>
          <table:table-cell office:value-type="float" office:value="-0.003209">
            <text:p>-0,003209</text:p>
          </table:table-cell>
          <table:table-cell office:value-type="float" office:value="0.000625">
            <text:p>0,000625</text:p>
          </table:table-cell>
          <table:table-cell office:value-type="float" office:value="-12.92">
            <text:p>-12,92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38">
            <text:p>-0,003238</text:p>
          </table:table-cell>
          <table:table-cell office:value-type="float" office:value="-0.003209">
            <text:p>-0,003209</text:p>
          </table:table-cell>
          <table:table-cell office:value-type="float" office:value="0.003123">
            <text:p>0,003123</text:p>
          </table:table-cell>
          <table:table-cell office:value-type="float" office:value="-12.940883">
            <text:p>-12,940883</text:p>
          </table:table-cell>
          <table:table-cell table:number-columns-repeated="1019"/>
        </table:table-row>
        <table:table-row table:style-name="ro1">
          <table:table-cell office:value-type="float" office:value="2.279683">
            <text:p>2,279683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03123">
            <text:p>0,003123</text:p>
          </table:table-cell>
          <table:table-cell office:value-type="float" office:value="-12.940883">
            <text:p>-12,940883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001874">
            <text:p>0,001874</text:p>
          </table:table-cell>
          <table:table-cell office:value-type="float" office:value="-12.961177">
            <text:p>-12,961177</text:p>
          </table:table-cell>
          <table:table-cell table:number-columns-repeated="1019"/>
        </table:table-row>
        <table:table-row table:style-name="ro1">
          <table:table-cell office:value-type="float" office:value="1.36781">
            <text:p>1,36781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001874">
            <text:p>0,001874</text:p>
          </table:table-cell>
          <table:table-cell office:value-type="float" office:value="-12.961177">
            <text:p>-12,961177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03748">
            <text:p>0,003748</text:p>
          </table:table-cell>
          <table:table-cell office:value-type="float" office:value="-12.981176">
            <text:p>-12,981176</text:p>
          </table:table-cell>
          <table:table-cell table:number-columns-repeated="1019"/>
        </table:table-row>
        <table:table-row table:style-name="ro1">
          <table:table-cell office:value-type="float" office:value="2.735619">
            <text:p>2,735619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3748">
            <text:p>0,003748</text:p>
          </table:table-cell>
          <table:table-cell office:value-type="float" office:value="-12.981176">
            <text:p>-12,981176</text:p>
          </table:table-cell>
          <table:table-cell table:number-columns-repeated="1019"/>
        </table:table-row>
        <table:table-row table:style-name="ro1">
          <table:table-cell office:value-type="float" office:value="3.191556">
            <text:p>3,191556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4372">
            <text:p>0,004372</text:p>
          </table:table-cell>
          <table:table-cell office:value-type="float" office:value="-13.000294">
            <text:p>-13,000294</text:p>
          </table:table-cell>
          <table:table-cell table:number-columns-repeated="1019"/>
        </table:table-row>
        <table:table-row table:style-name="ro1">
          <table:table-cell office:value-type="float" office:value="3.191556">
            <text:p>3,191556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004372">
            <text:p>0,004372</text:p>
          </table:table-cell>
          <table:table-cell office:value-type="float" office:value="-13.000294">
            <text:p>-13,000294</text:p>
          </table:table-cell>
          <table:table-cell table:number-columns-repeated="1019"/>
        </table:table-row>
        <table:table-row table:style-name="ro1">
          <table:table-cell office:value-type="float" office:value="3.647492">
            <text:p>3,647492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004997">
            <text:p>0,004997</text:p>
          </table:table-cell>
          <table:table-cell office:value-type="float" office:value="-13.02">
            <text:p>-13,02</text:p>
          </table:table-cell>
          <table:table-cell table:number-columns-repeated="1019"/>
        </table:table-row>
        <table:table-row table:style-name="ro1">
          <table:table-cell office:value-type="float" office:value="3.647492">
            <text:p>3,64749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4997">
            <text:p>0,004997</text:p>
          </table:table-cell>
          <table:table-cell office:value-type="float" office:value="-13.02">
            <text:p>-13,02</text:p>
          </table:table-cell>
          <table:table-cell table:number-columns-repeated="1019"/>
        </table:table-row>
        <table:table-row table:style-name="ro1">
          <table:table-cell office:value-type="float" office:value="3.647492">
            <text:p>3,647492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4997">
            <text:p>0,004997</text:p>
          </table:table-cell>
          <table:table-cell office:value-type="float" office:value="-13.039706">
            <text:p>-13,039706</text:p>
          </table:table-cell>
          <table:table-cell table:number-columns-repeated="1019"/>
        </table:table-row>
        <table:table-row table:style-name="ro1">
          <table:table-cell office:value-type="float" office:value="3.647492">
            <text:p>3,647492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004997">
            <text:p>0,004997</text:p>
          </table:table-cell>
          <table:table-cell office:value-type="float" office:value="-13.039706">
            <text:p>-13,039706</text:p>
          </table:table-cell>
          <table:table-cell table:number-columns-repeated="1019"/>
        </table:table-row>
        <table:table-row table:style-name="ro1">
          <table:table-cell office:value-type="float" office:value="3.191556">
            <text:p>3,191556</text:p>
          </table:table-cell>
          <table:table-cell office:value-type="float" office:value="-0.003244">
            <text:p>-0,003244</text:p>
          </table:table-cell>
          <table:table-cell office:value-type="float" office:value="-0.003208">
            <text:p>-0,003208</text:p>
          </table:table-cell>
          <table:table-cell office:value-type="float" office:value="0.004372">
            <text:p>0,004372</text:p>
          </table:table-cell>
          <table:table-cell office:value-type="float" office:value="-13.06">
            <text:p>-13,06</text:p>
          </table:table-cell>
          <table:table-cell table:number-columns-repeated="1019"/>
        </table:table-row>
        <table:table-row table:style-name="ro1">
          <table:table-cell office:value-type="float" office:value="3.191556">
            <text:p>3,191556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04372">
            <text:p>0,004372</text:p>
          </table:table-cell>
          <table:table-cell office:value-type="float" office:value="-13.06">
            <text:p>-13,06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05622">
            <text:p>0,005622</text:p>
          </table:table-cell>
          <table:table-cell office:value-type="float" office:value="-13.078236">
            <text:p>-13,078236</text:p>
          </table:table-cell>
          <table:table-cell table:number-columns-repeated="1019"/>
        </table:table-row>
        <table:table-row table:style-name="ro1">
          <table:table-cell office:value-type="float" office:value="4.103429">
            <text:p>4,103429</text:p>
          </table:table-cell>
          <table:table-cell office:value-type="float" office:value="-0.003243">
            <text:p>-0,003243</text:p>
          </table:table-cell>
          <table:table-cell office:value-type="float" office:value="-0.003208">
            <text:p>-0,003208</text:p>
          </table:table-cell>
          <table:table-cell office:value-type="float" office:value="0.005622">
            <text:p>0,005622</text:p>
          </table:table-cell>
          <table:table-cell office:value-type="float" office:value="-13.078236">
            <text:p>-13,078236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42">
            <text:p>-0,003242</text:p>
          </table:table-cell>
          <table:table-cell office:value-type="float" office:value="-0.003209">
            <text:p>-0,003209</text:p>
          </table:table-cell>
          <table:table-cell office:value-type="float" office:value="0.006246">
            <text:p>0,006246</text:p>
          </table:table-cell>
          <table:table-cell office:value-type="float" office:value="-13.097941">
            <text:p>-13,097941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6246">
            <text:p>0,006246</text:p>
          </table:table-cell>
          <table:table-cell office:value-type="float" office:value="-13.097941">
            <text:p>-13,097941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37">
            <text:p>-0,003237</text:p>
          </table:table-cell>
          <table:table-cell office:value-type="float" office:value="-0.003209">
            <text:p>-0,003209</text:p>
          </table:table-cell>
          <table:table-cell office:value-type="float" office:value="0.006871">
            <text:p>0,006871</text:p>
          </table:table-cell>
          <table:table-cell office:value-type="float" office:value="-13.122941">
            <text:p>-13,122941</text:p>
          </table:table-cell>
          <table:table-cell table:number-columns-repeated="1019"/>
        </table:table-row>
        <table:table-row table:style-name="ro1">
          <table:table-cell office:value-type="float" office:value="5.015302">
            <text:p>5,015302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006871">
            <text:p>0,006871</text:p>
          </table:table-cell>
          <table:table-cell office:value-type="float" office:value="-13.122941">
            <text:p>-13,122941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42">
            <text:p>-0,003242</text:p>
          </table:table-cell>
          <table:table-cell office:value-type="float" office:value="-0.003205">
            <text:p>-0,003205</text:p>
          </table:table-cell>
          <table:table-cell office:value-type="float" office:value="0.006246">
            <text:p>0,006246</text:p>
          </table:table-cell>
          <table:table-cell office:value-type="float" office:value="-13.141471">
            <text:p>-13,141471</text:p>
          </table:table-cell>
          <table:table-cell table:number-columns-repeated="1019"/>
        </table:table-row>
        <table:table-row table:style-name="ro1">
          <table:table-cell office:value-type="float" office:value="4.559365">
            <text:p>4,559365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06246">
            <text:p>0,006246</text:p>
          </table:table-cell>
          <table:table-cell office:value-type="float" office:value="-13.141471">
            <text:p>-13,141471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4">
            <text:p>-0,00324</text:p>
          </table:table-cell>
          <table:table-cell office:value-type="float" office:value="-0.00321">
            <text:p>-0,00321</text:p>
          </table:table-cell>
          <table:table-cell office:value-type="float" office:value="0.007496">
            <text:p>0,007496</text:p>
          </table:table-cell>
          <table:table-cell office:value-type="float" office:value="-13.160882">
            <text:p>-13,160882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07496">
            <text:p>0,007496</text:p>
          </table:table-cell>
          <table:table-cell office:value-type="float" office:value="-13.160882">
            <text:p>-13,160882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07496">
            <text:p>0,007496</text:p>
          </table:table-cell>
          <table:table-cell office:value-type="float" office:value="-13.18">
            <text:p>-13,18</text:p>
          </table:table-cell>
          <table:table-cell table:number-columns-repeated="1019"/>
        </table:table-row>
        <table:table-row table:style-name="ro1">
          <table:table-cell office:value-type="float" office:value="5.471238">
            <text:p>5,471238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7496">
            <text:p>0,007496</text:p>
          </table:table-cell>
          <table:table-cell office:value-type="float" office:value="-13.18">
            <text:p>-13,18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812">
            <text:p>0,00812</text:p>
          </table:table-cell>
          <table:table-cell office:value-type="float" office:value="-13.2">
            <text:p>-13,2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42">
            <text:p>-0,003242</text:p>
          </table:table-cell>
          <table:table-cell office:value-type="float" office:value="-0.003208">
            <text:p>-0,003208</text:p>
          </table:table-cell>
          <table:table-cell office:value-type="float" office:value="0.00812">
            <text:p>0,00812</text:p>
          </table:table-cell>
          <table:table-cell office:value-type="float" office:value="-13.2">
            <text:p>-13,2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38">
            <text:p>-0,003238</text:p>
          </table:table-cell>
          <table:table-cell office:value-type="float" office:value="-0.003207">
            <text:p>-0,003207</text:p>
          </table:table-cell>
          <table:table-cell office:value-type="float" office:value="0.00812">
            <text:p>0,00812</text:p>
          </table:table-cell>
          <table:table-cell office:value-type="float" office:value="-13.22">
            <text:p>-13,22</text:p>
          </table:table-cell>
          <table:table-cell table:number-columns-repeated="1019"/>
        </table:table-row>
        <table:table-row table:style-name="ro1">
          <table:table-cell office:value-type="float" office:value="5.927175">
            <text:p>5,927175</text:p>
          </table:table-cell>
          <table:table-cell office:value-type="float" office:value="-0.00324">
            <text:p>-0,00324</text:p>
          </table:table-cell>
          <table:table-cell office:value-type="float" office:value="-0.003208">
            <text:p>-0,003208</text:p>
          </table:table-cell>
          <table:table-cell office:value-type="float" office:value="0.00812">
            <text:p>0,00812</text:p>
          </table:table-cell>
          <table:table-cell office:value-type="float" office:value="-13.22">
            <text:p>-13,22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9369">
            <text:p>0,009369</text:p>
          </table:table-cell>
          <table:table-cell office:value-type="float" office:value="-13.234412">
            <text:p>-13,234412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09369">
            <text:p>0,009369</text:p>
          </table:table-cell>
          <table:table-cell office:value-type="float" office:value="-13.234412">
            <text:p>-13,234412</text:p>
          </table:table-cell>
          <table:table-cell table:number-columns-repeated="1019"/>
        </table:table-row>
        <table:table-row table:style-name="ro1">
          <table:table-cell office:value-type="float" office:value="7.294984">
            <text:p>7,294984</text:p>
          </table:table-cell>
          <table:table-cell office:value-type="float" office:value="-0.003239">
            <text:p>-0,003239</text:p>
          </table:table-cell>
          <table:table-cell office:value-type="float" office:value="-0.003208">
            <text:p>-0,003208</text:p>
          </table:table-cell>
          <table:table-cell office:value-type="float" office:value="0.009994">
            <text:p>0,009994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7.294984">
            <text:p>7,29498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009994">
            <text:p>0,009994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7.294984">
            <text:p>7,29498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009994">
            <text:p>0,009994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7.294984">
            <text:p>7,294984</text:p>
          </table:table-cell>
          <table:table-cell office:value-type="float" office:value="-0.003239">
            <text:p>-0,003239</text:p>
          </table:table-cell>
          <table:table-cell office:value-type="float" office:value="-0.003205">
            <text:p>-0,003205</text:p>
          </table:table-cell>
          <table:table-cell office:value-type="float" office:value="0.009994">
            <text:p>0,009994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42">
            <text:p>-0,003242</text:p>
          </table:table-cell>
          <table:table-cell office:value-type="float" office:value="-0.00321">
            <text:p>-0,00321</text:p>
          </table:table-cell>
          <table:table-cell office:value-type="float" office:value="0.009369">
            <text:p>0,009369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43">
            <text:p>-0,003243</text:p>
          </table:table-cell>
          <table:table-cell office:value-type="float" office:value="-0.003207">
            <text:p>-0,003207</text:p>
          </table:table-cell>
          <table:table-cell office:value-type="float" office:value="0.009369">
            <text:p>0,009369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7.294984">
            <text:p>7,294984</text:p>
          </table:table-cell>
          <table:table-cell office:value-type="float" office:value="-0.003239">
            <text:p>-0,003239</text:p>
          </table:table-cell>
          <table:table-cell office:value-type="float" office:value="-0.003209">
            <text:p>-0,003209</text:p>
          </table:table-cell>
          <table:table-cell office:value-type="float" office:value="0.009994">
            <text:p>0,009994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7.294984">
            <text:p>7,294984</text:p>
          </table:table-cell>
          <table:table-cell office:value-type="float" office:value="-0.00324">
            <text:p>-0,00324</text:p>
          </table:table-cell>
          <table:table-cell office:value-type="float" office:value="-0.003205">
            <text:p>-0,003205</text:p>
          </table:table-cell>
          <table:table-cell office:value-type="float" office:value="0.009994">
            <text:p>0,009994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42">
            <text:p>-0,003242</text:p>
          </table:table-cell>
          <table:table-cell office:value-type="float" office:value="-0.003207">
            <text:p>-0,003207</text:p>
          </table:table-cell>
          <table:table-cell office:value-type="float" office:value="0.009369">
            <text:p>0,009369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>
          <table:table-cell office:value-type="float" office:value="6.839048">
            <text:p>6,839048</text:p>
          </table:table-cell>
          <table:table-cell office:value-type="float" office:value="-0.003243">
            <text:p>-0,003243</text:p>
          </table:table-cell>
          <table:table-cell office:value-type="float" office:value="-0.003205">
            <text:p>-0,003205</text:p>
          </table:table-cell>
          <table:table-cell office:value-type="float" office:value="0.009369">
            <text:p>0,009369</text:p>
          </table:table-cell>
          <table:table-cell office:value-type="float" office:value="-13.233824">
            <text:p>-13,233824</text:p>
          </table:table-cell>
          <table:table-cell table:number-columns-repeated="1019"/>
        </table:table-row>
        <table:table-row table:style-name="ro1" table:number-rows-repeated="1047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40:31.05</dc:date>
    <meta:document-statistic meta:table-count="1" meta:cell-count="6846" meta:object-count="0"/>
    <meta:generator>LibreOffice/4.0.4.2$Windows_x86 LibreOffice_project/9e9821abd0ffdbc09cd8c52eaa574fa09eb08f2</meta:generator>
  </office:meta>
</office:document-meta>
</file>